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04cm"/>
    </style:style>
    <style:style style:family="table-column" style:name="co2">
      <style:table-column-properties fo:break-before="auto" style:column-width="8.306cm"/>
    </style:style>
    <style:style style:family="table-column" style:name="co3">
      <style:table-column-properties fo:break-before="auto" style:column-width="0.727cm"/>
    </style:style>
    <style:style style:family="table-column" style:name="co4">
      <style:table-column-properties fo:break-before="auto" style:column-width="1.453cm"/>
    </style:style>
    <style:style style:family="table-column" style:name="co5">
      <style:table-column-properties fo:break-before="auto" style:column-width="1.427cm"/>
    </style:style>
    <style:style style:family="table-column" style:name="co6">
      <style:table-column-properties fo:break-before="auto" style:column-width="1.538cm"/>
    </style:style>
    <style:style style:family="table-column" style:name="co7">
      <style:table-column-properties fo:break-before="auto" style:column-width="0.951cm"/>
    </style:style>
    <style:style style:family="table-column" style:name="co8">
      <style:table-column-properties fo:break-before="auto" style:column-width="0.811cm"/>
    </style:style>
    <style:style style:family="table-column" style:name="co9">
      <style:table-column-properties fo:break-before="auto" style:column-width="1.566cm"/>
    </style:style>
    <style:style style:family="table-column" style:name="co10">
      <style:table-column-properties fo:break-before="auto" style:column-width="1.623cm"/>
    </style:style>
    <style:style style:family="table-column" style:name="co11">
      <style:table-column-properties fo:break-before="auto" style:column-width="2.378cm"/>
    </style:style>
    <style:style style:family="table-column" style:name="co12">
      <style:table-column-properties fo:break-before="auto" style:column-width="1.901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column" style:name="co15">
      <style:table-column-properties fo:break-before="auto" style:column-width="2.237cm"/>
    </style:style>
    <style:style style:family="table-column" style:name="co16">
      <style:table-column-properties fo:break-before="auto" style:column-width="1.79cm"/>
    </style:style>
    <style:style style:family="table-column" style:name="co17">
      <style:table-column-properties fo:break-before="auto" style:column-width="3.357cm"/>
    </style:style>
    <style:style style:family="table-column" style:name="co18">
      <style:table-column-properties fo:break-before="auto" style:column-width="8.867cm"/>
    </style:style>
    <style:style style:family="table-row" style:name="ro1">
      <style:table-row-properties fo:break-before="auto" style:use-optimal-row-height="false" style:row-height="0.635cm"/>
    </style:style>
    <style:style style:family="table-row" style:name="ro2">
      <style:table-row-properties fo:break-before="auto" style:use-optimal-row-height="false" style:row-height="0.609cm"/>
    </style:style>
    <style:style style:family="table-row" style:name="ro3">
      <style:table-row-properties fo:break-before="auto" style:use-optimal-row-height="false" style:row-height="0.873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76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_20_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_20_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_20_Metadata" style:name="ce10">
      <style:table-cell-properties fo:padding="0.071cm"/>
    </style:style>
    <style:style style:family="table-cell" style:parent-style-name="TL_20_Metadata" style:name="ce11">
      <style:table-cell-properties fo:padding="0.071cm" fo:border-left="1.76pt solid #000000" fo:border-top="1.76pt solid #000000" fo:border-right="none" style:diagonal-tl-br="none" fo:border-bottom="none" style:diagonal-bl-tr="none" style:rotation-align="none"/>
    </style:style>
    <style:style style:family="table-cell" style:parent-style-name="TL_20_Metadata" style:name="ce12">
      <style:table-cell-properties fo:padding="0.071cm" fo:border-left="1.76pt solid #000000" fo:border-top="none" fo:border-right="none" style:diagonal-tl-br="none" fo:border-bottom="none" style:diagonal-bl-tr="none" style:rotation-align="none"/>
    </style:style>
    <style:style style:family="table-cell" style:parent-style-name="Default" style:name="ce13">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4">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1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6">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7">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Header" style:name="ce18">
      <style:table-cell-properties fo:padding="0.071cm" fo:border-left="none" fo:border-top="1.76pt solid #000000" fo:border-right="1.76pt solid #000000" style:diagonal-tl-br="none" fo:border-bottom="none" style:diagonal-bl-tr="none" style:rotation-align="none"/>
    </style:style>
    <style:style style:family="table-cell" style:parent-style-name="TL_20_RowHeader" style:name="ce19">
      <style:table-cell-properties fo:padding="0.071cm" fo:border-left="none" fo:border-top="none" fo:border-right="1.76pt solid #000000" style:diagonal-tl-br="none" fo:border-bottom="none" style:diagonal-bl-tr="none" style:rotation-align="none"/>
    </style:style>
    <style:style style:data-style-name="N0" style:family="table-cell" style:parent-style-name="TL_20_RowHeader" style:name="ce20">
      <style:table-cell-properties style:glyph-orientation-vertical="0" fo:padding="0.071cm" fo:border-left="none" style:diagonal-bl-tr="none" style:text-align-source="value-type" fo:wrap-option="no-wrap" style:direction="ltr" fo:border-top="none" style:repeat-content="false" fo:border-right="1.76pt solid #000000" fo:border-bottom="none" style:diagonal-tl-br="none" style:print-content="true" style:cell-protect="protected" style:vertical-align="automatic" style:shrink-to-fit="false" style:vertical-justify="auto" style:rotation-align="none" style:rotation-angle="0"/>
      <style:paragraph-properties fo:margin-left="0cm" style:writing-mode="page" css3t:text-justify="auto"/>
    </style:style>
    <style:style style:family="table-cell" style:parent-style-name="TL_20_RowHeader" style:name="ce2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2">
      <style:table-cell-properties fo:padding="0.071cm" fo:border-left="none" fo:border-top="1.76pt solid #000000" fo:border-right="none" style:diagonal-tl-br="none" fo:border-bottom="none" style:diagonal-bl-tr="none" style:rotation-align="none"/>
    </style:style>
    <style:style style:family="table-cell" style:parent-style-name="Default" style:name="ce23">
      <style:table-cell-properties fo:padding="0.071cm" style:diagonal-bl-tr="none" style:rotation-align="none" fo:border="none" style:diagonal-tl-br="none"/>
    </style:style>
    <style:style style:family="table-cell" style:parent-style-name="Default" style:name="ce24">
      <style:table-cell-properties fo:padding="0.071cm" fo:border-left="none" fo:border-top="none" fo:border-right="none" style:diagonal-tl-br="none" fo:border-bottom="1.76pt solid #000000" style:diagonal-bl-tr="none" style:rotation-align="none"/>
    </style:style>
    <style:style style:family="table-cell" style:parent-style-name="Default" style:name="ce2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0">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34">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35">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6">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0"/>
      </style:table-cell-properties>
      <style:paragraph-properties fo:margin-left="0cm" style:writing-mode="page" css3t:text-justify="auto"/>
    </style:style>
    <style:style style:data-style-name="N0" style:family="table-cell" style:parent-style-name="TL_20_Data" style:name="ce37">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1"/>
      </style:table-cell-properties>
      <style:paragraph-properties fo:margin-left="0cm" style:writing-mode="page" css3t:text-justify="auto"/>
    </style:style>
    <style:style style:data-style-name="N3" style:family="table-cell" style:parent-style-name="TL_20_Data" style:name="ce38">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9">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2"/>
      </style:table-cell-properties>
      <style:paragraph-properties fo:margin-left="0cm" style:writing-mode="page" css3t:text-justify="auto"/>
    </style:style>
    <style:style style:data-style-name="N0" style:family="table-cell" style:parent-style-name="TL_20_Data" style:name="ce40">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3"/>
      </style:table-cell-properties>
      <style:paragraph-properties fo:margin-left="0cm" style:writing-mode="page" css3t:text-justify="auto"/>
    </style:style>
    <style:style style:data-style-name="N1" style:family="table-cell" style:parent-style-name="TL_20_Data" style:name="ce41">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4"/>
      </style:table-cell-properties>
      <style:paragraph-properties fo:margin-left="0cm" style:writing-mode="page" css3t:text-justify="auto"/>
    </style:style>
    <style:style style:data-style-name="N0" style:family="table-cell" style:parent-style-name="TL_20_Data" style:name="ce42">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72"/>
      </style:table-cell-properties>
      <style:paragraph-properties fo:margin-left="0cm" style:writing-mode="page" css3t:text-justify="auto"/>
    </style:style>
    <style:style style:family="table-cell" style:parent-style-name="TL_20_Data" style:name="ce43">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48">
      <style:table-cell-properties fo:padding="0.071cm" fo:border-left="none" fo:border-top="1.76pt solid #000000" fo:border-right="none" style:diagonal-tl-br="none" fo:border-bottom="none" style:diagonal-bl-tr="none" style:rotation-align="none"/>
    </style:style>
    <style:style style:family="table-cell" style:parent-style-name="TL_20_Data" style:name="ce49">
      <style:table-cell-properties fo:padding="0.071cm" style:diagonal-bl-tr="none" style:rotation-align="none" fo:border="none" style:diagonal-tl-br="none"/>
    </style:style>
    <style:style style:family="table-cell" style:parent-style-name="TL_20_Data" style:name="ce50">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3" style:family="table-cell" style:parent-style-name="TL_20_Data" style:name="ce52">
      <style:table-cell-properties fo:padding="0.071cm" style:diagonal-bl-tr="none" style:rotation-align="none" fo:border="none" style:diagonal-tl-br="none"/>
    </style:style>
    <style:style style:data-style-name="N3" style:family="table-cell" style:parent-style-name="TL_20_Data" style:name="ce53">
      <style:table-cell-properties fo:padding="0.071cm" fo:border-left="none" fo:border-top="1.76pt solid #000000" fo:border-right="none" style:diagonal-tl-br="none" fo:border-bottom="none" style:diagonal-bl-tr="none" style:rotation-align="none"/>
    </style:style>
    <style:style style:data-style-name="N0" style:family="table-cell" style:parent-style-name="TL_20_Data" style:name="ce54">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59"/>
      </style:table-cell-properties>
      <style:paragraph-properties fo:margin-left="0cm" style:writing-mode="page" css3t:text-justify="auto"/>
    </style:style>
    <style:style style:data-style-name="N0" style:family="table-cell" style:parent-style-name="TL_20_Data" style:name="ce5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5"/>
      </style:table-cell-properties>
      <style:paragraph-properties fo:margin-left="0cm" style:writing-mode="page" css3t:text-justify="auto"/>
    </style:style>
    <style:style style:data-style-name="N0" style:family="table-cell" style:parent-style-name="TL_20_Data" style:name="ce5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7"/>
      </style:table-cell-properties>
      <style:paragraph-properties fo:margin-left="0cm" style:writing-mode="page" css3t:text-justify="auto"/>
    </style:style>
    <style:style style:data-style-name="N0" style:family="table-cell" style:parent-style-name="TL_20_Data" style:name="ce5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9"/>
      </style:table-cell-properties>
      <style:paragraph-properties fo:margin-left="0cm" style:writing-mode="page" css3t:text-justify="auto"/>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TL_20_Data" style:name="ce59">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6"/>
      </style:table-cell-properties>
      <style:paragraph-properties fo:margin-left="0cm" style:writing-mode="page" css3t:text-justify="auto"/>
    </style:style>
    <style:style style:data-style-name="N0" style:family="table-cell" style:parent-style-name="TL_20_Data" style:name="ce60">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8"/>
      </style:table-cell-properties>
      <style:paragraph-properties fo:margin-left="0cm" style:writing-mode="page" css3t:text-justify="auto"/>
    </style:style>
    <style:style style:data-style-name="N0" style:family="table-cell" style:parent-style-name="TL_20_Data" style:name="ce6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70"/>
      </style:table-cell-properties>
      <style:paragraph-properties fo:margin-left="0cm" style:writing-mode="page" css3t:text-justify="auto"/>
    </style:style>
    <style:style style:family="table-cell" style:parent-style-name="TL_20_ColHeader" style:name="ce62">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6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71">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2">
      <style:table-cell-properties fo:padding="0.071cm">
        <style:hyperlink xlink:type="simple" xlink:href="#Derde Gedeelte B.A1219"/>
      </style:table-cell-properties>
    </style:style>
    <style:style style:family="table-cell" style:parent-style-name="Default" style:name="ce73">
      <style:table-cell-properties fo:padding="0.071cm">
        <style:hyperlink xlink:type="simple" xlink:href="#Derde Gedeelte B.A1220"/>
      </style:table-cell-properties>
    </style:style>
    <style:style style:data-style-name="N100" style:family="table-cell" style:parent-style-name="Default" style:name="ce74">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75">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7">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8">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79">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80">
      <style:table-cell-properties fo:padding="0.071cm" fo:border-left="none" fo:border-top="none" fo:border-right="1.76pt solid #000000" style:diagonal-tl-br="none" fo:border-bottom="none" style:diagonal-bl-tr="none" style:rotation-align="none"/>
    </style:style>
    <style:style style:family="table-cell" style:parent-style-name="TL_20_Data" style:name="ce8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2">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83">
      <style:table-cell-properties fo:padding="0.071cm" fo:border-left="none" fo:border-top="none" fo:border-right="1.76pt solid #000000" style:diagonal-tl-br="none" fo:border-bottom="none" style:diagonal-bl-tr="none" style:rotation-align="none"/>
    </style:style>
    <style:style style:family="table-cell" style:parent-style-name="Default" style:name="ce8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6">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0">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5">
      <style:table-cell-properties fo:padding="0.071cm"/>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10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1">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102">
      <style:table-cell-properties style:glyph-orientation-vertical="0" fo:padding="0.071cm" style:text-align-source="value-type" style:direction="ltr" style:repeat-content="false" style:shrink-to-fit="false" fo:wrap-option="wrap" style:vertical-align="automatic" style:vertical-justify="auto" style:rotation-align="none" style:rotation-angle="27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04">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10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10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_20_Metadata" style:name="ce107">
      <style:table-cell-properties fo:padding="0.071cm"/>
    </style:style>
    <style:style style:family="table-cell" style:parent-style-name="TL_20_Metadata" style:name="ce10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ext" style:name="T1">
      <style:text-properties style:text-line-through-type="none" fo:font-style="normal" style:font-size-asian="10pt" style:country-asian="none" style:text-underline-style="none" fo:font-weight="normal" fo:text-shadow="none" style:font-size-complex="10pt" style:font-style-complex="normal" style:text-overline-style="none" style:country-complex="none" fo:font-size="10pt" fo:color="#0000ff" style:font-name-asian="Droid Sans Fallback" style:text-outline="false" fo:country="none" style:text-underline-color="font-color" style:text-line-through-mode="continuous" style:font-relief="none" style:font-name="Arial" style:text-overline-color="font-color" style:font-style-asian="normal" style:font-weight-complex="normal" style:font-name-complex="" style:font-weight-asian="normal" style:text-emphasize="non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ce10" table:number-columns-repeated="4"/>
        <table:table-column table:style-name="co5" table:default-cell-style-name="ce10" table:number-columns-repeated="9"/>
        <table:table-column table:style-name="co6" table:default-cell-style-name="ce10"/>
        <table:table-column table:style-name="co5" table:default-cell-style-name="ce10" table:number-columns-repeated="4"/>
        <table:table-column table:style-name="co7" table:default-cell-style-name="ce10"/>
        <table:table-column table:style-name="co8" table:default-cell-style-name="ce10"/>
        <table:table-column table:style-name="co9" table:default-cell-style-name="ce10"/>
        <table:table-column table:style-name="co5" table:default-cell-style-name="ce10" table:number-columns-repeated="29"/>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number-columns-repeated="18"/>
        <table:table-column table:style-name="co15" table:default-cell-style-name="ce10" table:number-columns-repeated="2"/>
        <table:table-column table:style-name="co16" table:default-cell-style-name="ce90" table:number-columns-repeated="6"/>
        <table:table-column table:style-name="co14" table:default-cell-style-name="Default" table:number-columns-repeated="941"/>
        <table:table-row table:style-name="ro1">
          <table:table-cell ns41:value-type="string" table:style-name="ce1" office:value-type="string">
            <text:p>PROVINCIE DRENTHE - EERSTE GEDEELTE <text:s/>- INDEELING DER BEVOLKING NAAR DE KUNNE, HET VERBLIJF, DEN BURGERLIJKEN STAAT, DE GEBOORTEPLAATS EN DE GODSDIENST</text:p>
          </table:table-cell>
          <table:table-cell table:style-name="ce14" table:number-columns-repeated="2"/>
          <table:table-cell table:style-name="ce29" table:number-columns-repeated="50"/>
          <table:table-cell table:style-name="ce76" table:number-columns-repeated="24"/>
          <table:table-cell table:style-name="ce85" table:number-columns-repeated="5"/>
          <table:table-cell table:style-name="ce96"/>
          <table:table-cell table:style-name="ce100" table:number-columns-repeated="941"/>
        </table:table-row>
        <table:table-row table:style-name="ro2">
          <table:table-cell table:style-name="ce2" table:number-columns-repeated="2"/>
          <table:table-cell table:style-name="ce25" table:number-columns-repeated="6"/>
          <table:table-cell table:style-name="ce58" table:number-columns-repeated="45"/>
          <table:table-cell table:style-name="ce77" table:number-columns-repeated="24"/>
          <table:table-cell table:style-name="ce86" table:number-columns-repeated="4"/>
          <table:table-cell table:style-name="ce95" table:number-columns-repeated="2"/>
          <table:table-cell table:style-name="ce100" table:number-columns-repeated="941"/>
        </table:table-row>
        <table:table-row table:style-name="ro3">
          <table:table-cell ns41:value-type="string" table:number-rows-spanned="5" table:style-name="ce3" table:number-columns-spanned="1" office:value-type="string">
            <text:p>Gemeenten</text:p>
          </table:table-cell>
          <table:table-cell ns41:value-type="string" table:number-rows-spanned="5" table:style-name="ce15" table:number-columns-spanned="1" office:value-type="string">
            <text:p>PLAATSELIJKE INDEELING <text:s text:c="24"/>(wijken, dorpen etc.)</text:p>
          </table:table-cell>
          <table:table-cell table:style-name="ce26"/>
          <table:table-cell ns41:value-type="string" table:number-rows-spanned="2" table:style-name="ce30" table:number-columns-spanned="2" office:value-type="string">
            <text:p>HUIZEN</text:p>
            <office:annotation>
              <text:p>http://purl.org/linked-data/sdmx/2009/dimension#refArea=http://www.gemeentegeschiedenis.nl/amco/11170</text:p>
            </office:annotation>
          </table:table-cell>
          <table:covered-table-cell table:style-name="ce44"/>
          <table:table-cell ns41:value-type="string" table:number-rows-spanned="5" table:style-name="ce51" table:number-columns-spanned="1" office:value-type="string">
            <text:p>Bewonde schepen.</text:p>
          </table:table-cell>
          <table:table-cell ns41:value-type="string" table:number-rows-spanned="5" table:style-name="ce51" table:number-columns-spanned="1" office:value-type="string">
            <text:p>Huisgezinnen.</text:p>
          </table:table-cell>
          <table:table-cell ns41:value-type="string" table:number-rows-spanned="2" table:style-name="ce44" table:number-columns-spanned="2" office:value-type="string">
            <text:p>BEWONERS</text:p>
          </table:table-cell>
          <table:covered-table-cell table:style-name="ce44"/>
          <table:table-cell ns41:value-type="string" table:number-rows-spanned="1" table:style-name="ce62" table:number-columns-spanned="68" office:value-type="string">
            <text:p>INDEELING DER BEWONERS NAAR</text:p>
          </table:table-cell>
          <table:covered-table-cell table:style-name="ce64" table:number-columns-repeated="67"/>
          <table:table-cell ns41:value-type="string" table:number-rows-spanned="5" table:style-name="ce87" table:number-columns-spanned="1" office:value-type="string">
            <text:p>Telling</text:p>
          </table:table-cell>
          <table:table-cell ns41:value-type="string" table:number-rows-spanned="5" table:style-name="ce92" table:number-columns-spanned="1" office:value-type="string">
            <text:p>Tabel</text:p>
          </table:table-cell>
          <table:table-cell ns41:value-type="string" table:number-rows-spanned="5" table:style-name="ce92" table:number-columns-spanned="1" office:value-type="string">
            <text:p>Pagina links</text:p>
          </table:table-cell>
          <table:table-cell ns41:value-type="string" table:number-rows-spanned="5" table:style-name="ce92" table:number-columns-spanned="1" office:value-type="string">
            <text:p>Pagina rechts</text:p>
          </table:table-cell>
          <table:table-cell ns41:value-type="string" table:number-rows-spanned="5" table:style-name="ce92" table:number-columns-spanned="1" office:value-type="string">
            <text:p>Provincie</text:p>
          </table:table-cell>
          <table:table-cell ns41:value-type="string" table:number-rows-spanned="5" table:style-name="ce97" table:number-columns-spanned="1" office:value-type="string">
            <text:p>Image nr</text:p>
          </table:table-cell>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1"/>
          <table:covered-table-cell table:style-name="ce45"/>
          <table:covered-table-cell table:style-name="ce47" table:number-columns-repeated="2"/>
          <table:covered-table-cell table:style-name="ce45" table:number-columns-repeated="2"/>
          <table:table-cell ns41:value-type="string" table:number-rows-spanned="1" table:style-name="ce45" table:number-columns-spanned="8" office:value-type="string">
            <text:p>VERBLIJF</text:p>
          </table:table-cell>
          <table:covered-table-cell table:style-name="ce65" table:number-columns-repeated="6"/>
          <table:covered-table-cell table:style-name="ce67"/>
          <table:table-cell ns41:value-type="string" table:number-rows-spanned="1" table:style-name="ce45" table:number-columns-spanned="6" office:value-type="string">
            <text:p>BURGELIJKE STAAT</text:p>
          </table:table-cell>
          <table:covered-table-cell table:style-name="ce65" table:number-columns-repeated="4"/>
          <table:covered-table-cell table:style-name="ce67"/>
          <table:table-cell ns41:value-type="string" table:number-rows-spanned="1" table:style-name="ce66" table:number-columns-spanned="16" office:value-type="string">
            <text:p>GEBOORTE PLAATS</text:p>
          </table:table-cell>
          <table:covered-table-cell table:style-name="ce71" table:number-columns-repeated="14"/>
          <table:covered-table-cell table:style-name="ce74"/>
          <table:table-cell ns41:value-type="string" table:number-rows-spanned="1" table:style-name="ce75" table:number-columns-spanned="38" office:value-type="string">
            <text:p>GODSDIENST</text:p>
          </table:table-cell>
          <table:covered-table-cell table:style-name="ce71" table:number-columns-repeated="37"/>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table-cell ns41:value-type="string" table:number-rows-spanned="3" table:style-name="ce32" table:number-columns-spanned="1" office:value-type="string">
            <text:p>Bewonde.</text:p>
          </table:table-cell>
          <table:table-cell ns41:value-type="string" table:number-rows-spanned="3" table:style-name="ce46" table:number-columns-spanned="1" office:value-type="string">
            <text:p>Onbewonde.</text:p>
          </table:table-cell>
          <table:covered-table-cell table:style-name="ce47" table:number-columns-repeated="2"/>
          <table:table-cell ns41:value-type="string" table:number-rows-spanned="3" table:style-name="ce46"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1:value-type="string" table:number-rows-spanned="3" table:style-name="ce46"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1:value-type="string" table:number-rows-spanned="2" table:style-name="ce45" table:number-columns-spanned="2" office:value-type="string">
            <text:p>Gewoon</text:p>
          </table:table-cell>
          <table:covered-table-cell table:style-name="ce45"/>
          <table:table-cell ns41:value-type="string" table:number-rows-spanned="2" table:style-name="ce45" table:number-columns-spanned="2" office:value-type="string">
            <text:p>Tijdelijk</text:p>
          </table:table-cell>
          <table:covered-table-cell table:style-name="ce45"/>
          <table:table-cell ns41:value-type="string" table:number-rows-spanned="2" table:style-name="ce45" table:number-columns-spanned="2" office:value-type="string">
            <text:p>Doortrekkend</text:p>
          </table:table-cell>
          <table:covered-table-cell table:style-name="ce45"/>
          <table:table-cell ns41:value-type="string" table:number-rows-spanned="2" table:style-name="ce66" table:number-columns-spanned="2" office:value-type="string">
            <text:p>Personen tijdelijk afwezig, niet begrepen onder de vorige rubrieken</text:p>
          </table:table-cell>
          <table:covered-table-cell table:style-name="ce66"/>
          <table:table-cell ns41:value-type="string" table:number-rows-spanned="2" table:style-name="ce66" table:number-columns-spanned="2" office:value-type="string">
            <text:p>Ongehuwd</text:p>
          </table:table-cell>
          <table:covered-table-cell table:style-name="ce66"/>
          <table:table-cell ns41:value-type="string" table:number-rows-spanned="2" table:style-name="ce66" table:number-columns-spanned="2" office:value-type="string">
            <text:p>Gehuwd</text:p>
          </table:table-cell>
          <table:covered-table-cell table:style-name="ce66"/>
          <table:table-cell ns41:value-type="string" table:number-rows-spanned="3" table:style-name="ce68" table:number-columns-spanned="1" office:value-type="string">
            <text:p>Weduwnaars</text:p>
          </table:table-cell>
          <table:table-cell ns41:value-type="string" table:number-rows-spanned="3" table:style-name="ce68" table:number-columns-spanned="1" office:value-type="string">
            <text:p>Weduwen</text:p>
          </table:table-cell>
          <table:table-cell ns41:value-type="string" table:number-rows-spanned="2" table:style-name="ce66" table:number-columns-spanned="2" office:value-type="string">
            <text:p>In de gemeente</text:p>
          </table:table-cell>
          <table:covered-table-cell table:style-name="ce66"/>
          <table:table-cell ns41:value-type="string" table:number-rows-spanned="2" table:style-name="ce66" table:number-columns-spanned="2" office:value-type="string">
            <text:p>In de provincie buiten de gemeente</text:p>
          </table:table-cell>
          <table:covered-table-cell table:style-name="ce66"/>
          <table:table-cell ns41:value-type="string" table:number-rows-spanned="2" table:style-name="ce66" table:number-columns-spanned="2" office:value-type="string">
            <text:p>In eene andere provincie binnen het Rijk</text:p>
          </table:table-cell>
          <table:covered-table-cell table:style-name="ce66"/>
          <table:table-cell ns41:value-type="string" table:number-rows-spanned="2" table:style-name="ce66" table:number-columns-spanned="2" office:value-type="string">
            <text:p>In de bezittingen buiten Europa</text:p>
          </table:table-cell>
          <table:covered-table-cell table:style-name="ce66"/>
          <table:table-cell ns41:value-type="string" table:number-rows-spanned="2" table:style-name="ce66" table:number-columns-spanned="2" office:value-type="string">
            <text:p>In Duitschland</text:p>
          </table:table-cell>
          <table:covered-table-cell table:style-name="ce66"/>
          <table:table-cell ns41:value-type="string" table:number-rows-spanned="2" table:style-name="ce66" table:number-columns-spanned="2" office:value-type="string">
            <text:p>In België</text:p>
          </table:table-cell>
          <table:covered-table-cell table:style-name="ce66"/>
          <table:table-cell ns41:value-type="string" table:number-rows-spanned="2" table:style-name="ce66" table:number-columns-spanned="2" office:value-type="string">
            <text:p>In Engeland</text:p>
          </table:table-cell>
          <table:covered-table-cell table:style-name="ce66"/>
          <table:table-cell ns41:value-type="string" table:number-rows-spanned="2" table:style-name="ce66" table:number-columns-spanned="2" office:value-type="string">
            <text:p>In andere vreemde landen</text:p>
          </table:table-cell>
          <table:covered-table-cell table:style-name="ce66"/>
          <table:table-cell ns41:value-type="string" table:number-rows-spanned="2" table:style-name="ce66" table:number-columns-spanned="2" office:value-type="string">
            <text:p>Nederduitsch Hervormden</text:p>
          </table:table-cell>
          <table:covered-table-cell table:style-name="ce66"/>
          <table:table-cell ns41:value-type="string" table:number-rows-spanned="2" table:style-name="ce66" table:number-columns-spanned="2" office:value-type="string">
            <text:p>Fransche of Waalsche Hervormdene </text:p>
          </table:table-cell>
          <table:covered-table-cell table:style-name="ce66"/>
          <table:table-cell ns41:value-type="string" table:number-rows-spanned="2" table:style-name="ce66" table:number-columns-spanned="2" office:value-type="string">
            <text:p>Engelsche of Presbijteriaansche Hervormden</text:p>
          </table:table-cell>
          <table:covered-table-cell table:style-name="ce66"/>
          <table:table-cell ns41:value-type="string" table:number-rows-spanned="2" table:style-name="ce66" table:number-columns-spanned="2" office:value-type="string">
            <text:p>Leden der Schotse gemeente.</text:p>
          </table:table-cell>
          <table:covered-table-cell table:style-name="ce66"/>
          <table:table-cell ns41:value-type="string" table:number-rows-spanned="2" table:style-name="ce66" table:number-columns-spanned="2" office:value-type="string">
            <text:p>Anglicaansche Episcopalen</text:p>
          </table:table-cell>
          <table:covered-table-cell table:style-name="ce66"/>
          <table:table-cell ns41:value-type="string" table:number-rows-spanned="2" table:style-name="ce66" table:number-columns-spanned="2" office:value-type="string">
            <text:p>Evangelisch Luterschen</text:p>
          </table:table-cell>
          <table:covered-table-cell table:style-name="ce66"/>
          <table:table-cell ns41:value-type="string" table:number-rows-spanned="2" table:style-name="ce66" table:number-columns-spanned="2" office:value-type="string">
            <text:p>Herstelde Luterschen</text:p>
          </table:table-cell>
          <table:covered-table-cell table:style-name="ce66"/>
          <table:table-cell ns41:value-type="string" table:number-rows-spanned="2" table:style-name="ce66" table:number-columns-spanned="2" office:value-type="string">
            <text:p>Doopsgezinden of Mennonieten</text:p>
          </table:table-cell>
          <table:covered-table-cell table:style-name="ce66"/>
          <table:table-cell ns41:value-type="string" table:number-rows-spanned="2" table:style-name="ce66" table:number-columns-spanned="2" office:value-type="string">
            <text:p>Remonstranten</text:p>
          </table:table-cell>
          <table:covered-table-cell table:style-name="ce66"/>
          <table:table-cell ns41:value-type="string" table:number-rows-spanned="2" table:style-name="ce66" table:number-columns-spanned="2" office:value-type="string">
            <text:p>Hernhutters of Moravische Broeders</text:p>
          </table:table-cell>
          <table:covered-table-cell table:style-name="ce66"/>
          <table:table-cell ns41:value-type="string" table:number-rows-spanned="2" table:style-name="ce66" table:number-columns-spanned="2" office:value-type="string">
            <text:p>Kwakers</text:p>
          </table:table-cell>
          <table:covered-table-cell table:style-name="ce66"/>
          <table:table-cell ns41:value-type="string" table:number-rows-spanned="2" table:style-name="ce66" table:number-columns-spanned="2" office:value-type="string">
            <text:p>Christelijk Afgescheidenen</text:p>
          </table:table-cell>
          <table:covered-table-cell table:style-name="ce66"/>
          <table:table-cell ns41:value-type="string" table:number-rows-spanned="2" table:style-name="ce66" table:number-columns-spanned="2" office:value-type="string">
            <text:p>Roomsch Catholijken</text:p>
          </table:table-cell>
          <table:covered-table-cell table:style-name="ce66"/>
          <table:table-cell ns41:value-type="string" table:number-rows-spanned="2" table:style-name="ce66" table:number-columns-spanned="2" office:value-type="string">
            <text:p>Oud-Roomschen of van de Bisschoppelijke Klerezie</text:p>
          </table:table-cell>
          <table:covered-table-cell table:style-name="ce66"/>
          <table:table-cell ns41:value-type="string" table:number-rows-spanned="2" table:style-name="ce66" table:number-columns-spanned="2" office:value-type="string">
            <text:p>Grieken</text:p>
          </table:table-cell>
          <table:covered-table-cell table:style-name="ce66"/>
          <table:table-cell ns41:value-type="string" table:number-rows-spanned="2" table:style-name="ce66" table:number-columns-spanned="2" office:value-type="string">
            <text:p>Armenianen</text:p>
          </table:table-cell>
          <table:covered-table-cell table:style-name="ce66"/>
          <table:table-cell ns41:value-type="string" table:number-rows-spanned="2" table:style-name="ce66" table:number-columns-spanned="2" office:value-type="string">
            <text:p>Nederduitsche Israëliten</text:p>
          </table:table-cell>
          <table:covered-table-cell table:style-name="ce66"/>
          <table:table-cell ns41:value-type="string" table:number-rows-spanned="2" table:style-name="ce66" table:number-columns-spanned="2" office:value-type="string">
            <text:p>Portugesche Israëliten</text:p>
          </table:table-cell>
          <table:covered-table-cell table:style-name="ce66"/>
          <table:table-cell ns41:value-type="string" table:number-rows-spanned="2" table:style-name="ce75" table:number-columns-spanned="2" office:value-type="string">
            <text:p>Onbekend en tot geene der genoemde gezindheden behoorende</text:p>
          </table:table-cell>
          <table:covered-table-cell table:style-name="ce75"/>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3"/>
          <table:covered-table-cell table:style-name="ce47" table:number-columns-repeated="5"/>
          <table:covered-table-cell table:style-name="ce45" table:number-columns-repeated="6"/>
          <table:covered-table-cell table:style-name="ce66" table:number-columns-repeated="6"/>
          <table:covered-table-cell table:style-name="ce69" table:number-columns-repeated="2"/>
          <table:covered-table-cell table:style-name="ce66" table:number-columns-repeated="53"/>
          <table:covered-table-cell table:style-name="ce75"/>
          <table:covered-table-cell table:style-name="ce88"/>
          <table:covered-table-cell table:style-name="ce93" table:number-columns-repeated="4"/>
          <table:covered-table-cell table:style-name="ce98"/>
          <table:table-cell table:style-name="ce102" table:number-columns-repeated="6"/>
          <table:table-cell table:style-name="ce101" table:number-columns-repeated="20"/>
          <table:table-cell table:style-name="ce100" table:number-columns-repeated="915"/>
        </table:table-row>
        <table:table-row table:style-name="ro3">
          <table:covered-table-cell table:style-name="ce5"/>
          <table:covered-table-cell table:style-name="ce17"/>
          <table:table-cell table:style-name="ce27"/>
          <table:covered-table-cell table:style-name="ce32"/>
          <table:covered-table-cell table:style-name="ce46" table:number-columns-repeated="5"/>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covered-table-cell table:style-name="ce68" table:number-columns-repeated="2"/>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8" office:value-type="string">
            <text:p>V</text:p>
            <office:annotation>
              <text:p>http://purl.org/linked-data/sdmx/2009/dimension#sex=http://purl.org/linked-data/sdmx/2009/code#sex-F</text:p>
            </office:annotation>
          </table:table-cell>
          <table:covered-table-cell table:style-name="ce89"/>
          <table:covered-table-cell table:style-name="ce94" table:number-columns-repeated="4"/>
          <table:covered-table-cell table:style-name="ce99"/>
          <table:table-cell table:style-name="ce101" table:number-columns-repeated="26"/>
          <table:table-cell table:style-name="ce100" table:number-columns-repeated="915"/>
        </table:table-row>
        <table:table-row table:style-name="ro4">
          <table:table-cell table:style-name="ce6" table:number-columns-repeated="2"/>
          <table:table-cell table:style-name="ce28"/>
          <table:table-cell table:number-columns-repeated="1021"/>
        </table:table-row>
        <table:table-row table:style-name="ro4">
          <table:table-cell ns41:value-type="string" table:style-name="ce7" office:value-type="string">
            <text:p>ASSEN.</text:p>
            <office:annotation>
              <text:p>http://purl.org/linked-data/sdmx/2009/dimension#refArea=http://www.gemeentegeschiedenis.nl/amco/10522</text:p>
            </office:annotation>
          </table:table-cell>
          <table:table-cell ns41:value-type="string" table:style-name="ce18" office:value-type="string">
            <text:p>De stad</text:p>
          </table:table-cell>
          <table:table-cell table:style-name="Default"/>
          <table:table-cell ns41:value-type="float" table:style-name="ce34" office:value="378" office:value-type="float">
            <text:p>378</text:p>
          </table:table-cell>
          <table:table-cell ns41:value-type="float" table:style-name="ce48" office:value="17" office:value-type="float">
            <text:p>17</text:p>
          </table:table-cell>
          <table:table-cell table:style-name="ce48"/>
          <table:table-cell ns41:value-type="float" table:style-name="ce48" office:value="647" office:value-type="float">
            <text:p>647</text:p>
          </table:table-cell>
          <table:table-cell ns41:value-type="float" table:style-name="ce53" office:value="1480" office:value-type="float">
            <text:p>1,480</text:p>
          </table:table-cell>
          <table:table-cell ns41:value-type="float" table:style-name="ce53" office:value="1568" office:value-type="float">
            <text:p>1,568</text:p>
          </table:table-cell>
          <table:table-cell ns41:value-type="float" table:style-name="ce53" office:value="1454" office:value-type="float">
            <text:p>1,454</text:p>
          </table:table-cell>
          <table:table-cell ns41:value-type="float" table:style-name="ce53" office:value="1538" office:value-type="float">
            <text:p>1,538</text:p>
          </table:table-cell>
          <table:table-cell ns41:value-type="float" table:style-name="ce48" office:value="25" office:value-type="float">
            <text:p>25</text:p>
          </table:table-cell>
          <table:table-cell ns41:value-type="float" table:style-name="ce48" office:value="28" office:value-type="float">
            <text:p>28</text:p>
          </table:table-cell>
          <table:table-cell ns41:value-type="float" table:style-name="ce48" office:value="1" office:value-type="float">
            <text:p>1</text:p>
          </table:table-cell>
          <table:table-cell ns41:value-type="float" table:style-name="ce48" office:value="2" office:value-type="float">
            <text:p>2</text:p>
          </table:table-cell>
          <table:table-cell ns41:value-type="float" table:style-name="ce48" office:value="16" office:value-type="float">
            <text:p>16</text:p>
          </table:table-cell>
          <table:table-cell ns41:value-type="float" table:style-name="ce48" office:value="8" office:value-type="float">
            <text:p>8</text:p>
          </table:table-cell>
          <table:table-cell ns41:value-type="float" table:style-name="ce48" office:value="953" office:value-type="float">
            <text:p>953</text:p>
          </table:table-cell>
          <table:table-cell ns41:value-type="float" table:style-name="ce48" office:value="996" office:value-type="float">
            <text:p>996</text:p>
          </table:table-cell>
          <table:table-cell ns41:value-type="float" table:style-name="ce48" office:value="481" office:value-type="float">
            <text:p>481</text:p>
          </table:table-cell>
          <table:table-cell ns41:value-type="float" table:style-name="ce48" office:value="484" office:value-type="float">
            <text:p>484</text:p>
          </table:table-cell>
          <table:table-cell ns41:value-type="float" table:style-name="ce48" office:value="46" office:value-type="float">
            <text:p>46</text:p>
          </table:table-cell>
          <table:table-cell ns41:value-type="float" table:style-name="ce48" office:value="88" office:value-type="float">
            <text:p>88</text:p>
          </table:table-cell>
          <table:table-cell ns41:value-type="float" table:style-name="ce48" office:value="818" office:value-type="float">
            <text:p>818</text:p>
          </table:table-cell>
          <table:table-cell ns41:value-type="float" table:style-name="ce48" office:value="821" office:value-type="float">
            <text:p>821</text:p>
          </table:table-cell>
          <table:table-cell ns41:value-type="float" table:style-name="ce48" office:value="274" office:value-type="float">
            <text:p>274</text:p>
          </table:table-cell>
          <table:table-cell ns41:value-type="float" table:style-name="ce48" office:value="326" office:value-type="float">
            <text:p>326</text:p>
          </table:table-cell>
          <table:table-cell ns41:value-type="float" table:style-name="ce48" office:value="328" office:value-type="float">
            <text:p>328</text:p>
          </table:table-cell>
          <table:table-cell ns41:value-type="float" table:style-name="ce48" office:value="387" office:value-type="float">
            <text:p>387</text:p>
          </table:table-cell>
          <table:table-cell table:style-name="ce48" table:number-columns-repeated="2"/>
          <table:table-cell ns41:value-type="float" table:style-name="ce48" office:value="51" office:value-type="float">
            <text:p>51</text:p>
          </table:table-cell>
          <table:table-cell ns41:value-type="float" table:style-name="ce48" office:value="29" office:value-type="float">
            <text:p>29</text:p>
          </table:table-cell>
          <table:table-cell ns41:value-type="float" table:style-name="ce48" office:value="1" office:value-type="float">
            <text:p>1</text:p>
          </table:table-cell>
          <table:table-cell ns41:value-type="float" table:style-name="ce48" office:value="3" office:value-type="float">
            <text:p>3</text:p>
          </table:table-cell>
          <table:table-cell ns41:value-type="float" table:style-name="ce48" office:value="1" office:value-type="float">
            <text:p>1</text:p>
          </table:table-cell>
          <table:table-cell table:style-name="ce48"/>
          <table:table-cell ns41:value-type="float" table:style-name="ce48" office:value="7" office:value-type="float">
            <text:p>7</text:p>
          </table:table-cell>
          <table:table-cell ns41:value-type="float" table:style-name="ce48" office:value="2" office:value-type="float">
            <text:p>2</text:p>
          </table:table-cell>
          <table:table-cell ns41:value-type="float" table:style-name="ce53" office:value="1177" office:value-type="float">
            <text:p>1,177</text:p>
          </table:table-cell>
          <table:table-cell ns41:value-type="float" table:style-name="ce53" office:value="1307" office:value-type="float">
            <text:p>1,307</text:p>
          </table:table-cell>
          <table:table-cell table:style-name="ce48" table:number-columns-repeated="8"/>
          <table:table-cell ns41:value-type="float" table:style-name="ce48" office:value="18" office:value-type="float">
            <text:p>18</text:p>
          </table:table-cell>
          <table:table-cell ns41:value-type="float" table:style-name="ce48" office:value="17" office:value-type="float">
            <text:p>17</text:p>
          </table:table-cell>
          <table:table-cell table:style-name="ce48" table:number-columns-repeated="2"/>
          <table:table-cell ns41:value-type="float" table:style-name="ce48" office:value="4" office:value-type="float">
            <text:p>4</text:p>
          </table:table-cell>
          <table:table-cell ns41:value-type="float" table:style-name="ce48" office:value="5" office:value-type="float">
            <text:p>5</text:p>
          </table:table-cell>
          <table:table-cell ns41:value-type="float" office:value="1" table:style-name="ce48" table:number-columns-repeated="2" office:value-type="float">
            <text:p>1</text:p>
          </table:table-cell>
          <table:table-cell table:style-name="ce48" table:number-columns-repeated="4"/>
          <table:table-cell ns41:value-type="float" table:style-name="ce48" office:value="66" office:value-type="float">
            <text:p>66</text:p>
          </table:table-cell>
          <table:table-cell ns41:value-type="float" table:style-name="ce48" office:value="55" office:value-type="float">
            <text:p>55</text:p>
          </table:table-cell>
          <table:table-cell ns41:value-type="float" table:style-name="ce48" office:value="91" office:value-type="float">
            <text:p>91</text:p>
          </table:table-cell>
          <table:table-cell ns41:value-type="float" table:style-name="ce48" office:value="68" office:value-type="float">
            <text:p>68</text:p>
          </table:table-cell>
          <table:table-cell table:style-name="ce48" table:number-columns-repeated="6"/>
          <table:table-cell ns41:value-type="float" table:style-name="ce48" office:value="121" office:value-type="float">
            <text:p>121</text:p>
          </table:table-cell>
          <table:table-cell ns41:value-type="float" table:style-name="ce48" office:value="115" office:value-type="float">
            <text:p>115</text:p>
          </table:table-cell>
          <table:table-cell table:style-name="ce48" table:number-columns-repeated="2"/>
          <table:table-cell ns41:value-type="float" table:style-name="ce48" office:value="2" office:value-type="float">
            <text:p>2</text:p>
          </table:table-cell>
          <table:table-cell table:style-name="ce79"/>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Nederduitsch Hervormd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6"/>
          <table:table-cell ns41:value-type="float" table:style-name="ce49" office:value="4" office:value-type="float">
            <text:p>4</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table:style-name="ce49"/>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5" office:value-type="float">
            <text:p>5</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Latijnsche school en Opvoedingsinstituu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7" office:value-type="float">
            <text:p>17</text:p>
          </table:table-cell>
          <table:table-cell ns41:value-type="float" office:value="4" table:style-name="ce49" table:number-columns-repeated="3" office:value-type="float">
            <text:p>4</text:p>
          </table:table-cell>
          <table:table-cell ns41:value-type="float" table:style-name="ce49" office:value="13" office:value-type="float">
            <text:p>13</text:p>
          </table:table-cell>
          <table:table-cell table:style-name="ce49" table:number-columns-repeated="5"/>
          <table:table-cell ns41:value-type="float" table:style-name="ce49" office:value="16" office:value-type="float">
            <text:p>16</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3" office:value-type="float">
            <text:p>13</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15" office:value-type="float">
            <text:p>15</text:p>
          </table:table-cell>
          <table:table-cell ns41:value-type="float" table:style-name="ce49" office:value="3" office:value-type="float">
            <text:p>3</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2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Kazerne voor het Militair Detacheme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54" office:value="35" office:value-type="float">
            <text:p>35</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1" office:value-type="float">
            <text:p>31</text:p>
          </table:table-cell>
          <table:table-cell table:style-name="ce49" table:number-columns-repeated="5"/>
          <table:table-cell ns41:value-type="float" table:style-name="ce49" office:value="33" office:value-type="float">
            <text:p>33</text:p>
          </table:table-cell>
          <table:table-cell table:style-name="ce49"/>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10" office:value-type="float">
            <text:p>10</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Huis van Arres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3" office:value-type="float">
            <text:p>3</text:p>
          </table:table-cell>
          <table:table-cell table:style-name="ce49" table:number-columns-repeated="4"/>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table:style-name="ce49"/>
          <table:table-cell ns41:value-type="float" table:style-name="ce49" office:value="8" office:value-type="float">
            <text:p>8</text:p>
          </table:table-cell>
          <table:table-cell table:style-name="ce49"/>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melte</text:p>
          </table:table-cell>
          <table:table-cell table:style-name="Default"/>
          <table:table-cell ns41:value-type="float" table:style-name="ce35"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7"/>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2"/>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Schiev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6"/>
          <table:table-cell ns41:value-type="float" table:style-name="ce49" office:value="7" office:value-type="float">
            <text:p>7</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office:value="5" table:style-name="ce49" table:number-columns-repeated="2"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nrijp</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26" office:value-type="float">
            <text:p>26</text:p>
          </table:table-cell>
          <table:table-cell ns41:value-type="float" table:style-name="ce49" office:value="14" office:value-type="float">
            <text:p>14</text:p>
          </table:table-cell>
          <table:table-cell ns41:value-type="float" table:style-name="ce49" office:value="26" office:value-type="float">
            <text:p>26</text:p>
          </table:table-cell>
          <table:table-cell ns41:value-type="float" table:style-name="ce49" office:value="14" office:value-type="float">
            <text:p>14</text:p>
          </table:table-cell>
          <table:table-cell table:style-name="ce49" table:number-columns-repeated="6"/>
          <table:table-cell ns41:value-type="float" table:style-name="ce49" office:value="19" office:value-type="float">
            <text:p>19</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0"/>
          <table:table-cell ns41:value-type="float" office:value="8" table:style-name="ce49" table:number-columns-repeated="2"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Vredeveld</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35" office:value-type="float">
            <text:p>35</text:p>
          </table:table-cell>
          <table:table-cell ns41:value-type="float" table:style-name="ce49" office:value="37" office:value-type="float">
            <text:p>37</text:p>
          </table:table-cell>
          <table:table-cell ns41:value-type="float" table:style-name="ce49" office:value="35" office:value-type="float">
            <text:p>35</text:p>
          </table:table-cell>
          <table:table-cell table:style-name="ce49" table:number-columns-repeated="6"/>
          <table:table-cell ns41:value-type="float" table:style-name="ce49" office:value="25" office:value-type="float">
            <text:p>25</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36" office:value-type="float">
            <text:p>36</text:p>
          </table:table-cell>
          <table:table-cell ns41:value-type="float" table:style-name="ce49" office:value="34" office:value-type="float">
            <text:p>34</text:p>
          </table:table-cell>
          <table:table-cell table:style-name="ce49" table:number-columns-repeated="23"/>
          <table:table-cell ns41:value-type="float" table:style-name="ce49" office:value="1" office:value-type="float">
            <text:p>1</text:p>
          </table:table-cell>
          <table:table-cell table:style-name="ce49" table:number-columns-repeated="1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arsche veld</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34" office:value-type="float">
            <text:p>34</text:p>
          </table:table-cell>
          <table:table-cell ns41:value-type="float" table:style-name="ce49" office:value="84" office:value-type="float">
            <text:p>84</text:p>
          </table:table-cell>
          <table:table-cell ns41:value-type="float" table:style-name="ce49" office:value="82" office:value-type="float">
            <text:p>82</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49" office:value-type="float">
            <text:p>49</text:p>
          </table:table-cell>
          <table:table-cell ns41:value-type="float" table:style-name="ce49" office:value="46" office:value-type="float">
            <text:p>46</text:p>
          </table:table-cell>
          <table:table-cell ns41:value-type="float" table:style-name="ce49" office:value="34" office:value-type="float">
            <text:p>34</text:p>
          </table:table-cell>
          <table:table-cell ns41:value-type="float" table:style-name="ce49" office:value="33" office:value-type="float">
            <text:p>33</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office:value="23" table:style-name="ce49" table:number-columns-repeated="2" office:value-type="float">
            <text:p>2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75" office:value-type="float">
            <text:p>75</text:p>
          </table:table-cell>
          <table:table-cell table:style-name="ce49" table:number-columns-repeated="22"/>
          <table:table-cell ns41:value-type="float" office:value="4" table:style-name="ce49" table:number-columns-repeated="2" office:value-type="float">
            <text:p>4</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Steen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2" office:value-type="float">
            <text:p>12</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2" office:value-type="float">
            <text:p>22</text:p>
          </table:table-cell>
          <table:table-cell ns41:value-type="float" table:style-name="ce49" office:value="25" office:value-type="float">
            <text:p>25</text:p>
          </table:table-cell>
          <table:table-cell table:style-name="ce49" table:number-columns-repeated="6"/>
          <table:table-cell ns41:value-type="float" table:style-name="ce49" office:value="12" office:value-type="float">
            <text:p>12</text:p>
          </table:table-cell>
          <table:table-cell ns41:value-type="float" table:style-name="ce49" office:value="13" office:value-type="float">
            <text:p>13</text:p>
          </table:table-cell>
          <table:table-cell ns41:value-type="float" office:value="10" table:style-name="ce49" table:number-columns-repeated="2" office:value-type="float">
            <text:p>10</text:p>
          </table:table-cell>
          <table:table-cell table:style-name="ce49"/>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3" office:value-type="float">
            <text:p>1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0" office:value-type="float">
            <text:p>20</text:p>
          </table:table-cell>
          <table:table-cell ns41:value-type="float" table:style-name="ce49" office:value="22" office:value-type="float">
            <text:p>22</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Witten</text:p>
            <office:annotation>
              <text:p>http://purl.org/linked-data/sdmx/2009/dimension#refArea=http://www.gemeentegeschiedenis.nl/amco/11371</text:p>
            </office:annotation>
          </table:table-cell>
          <table:table-cell table:style-name="Default"/>
          <table:table-cell ns41:value-type="float" table:style-name="ce35" office:value="7" office:value-type="float">
            <text:p>7</text:p>
          </table:table-cell>
          <table:table-cell ns41:value-type="float" table:style-name="ce49" office:value="2" office:value-type="float">
            <text:p>2</text:p>
          </table:table-cell>
          <table:table-cell table:style-name="ce49"/>
          <table:table-cell ns41:value-type="float" table:style-name="ce49" office:value="11" office:value-type="float">
            <text:p>11</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2" office:value-type="float">
            <text:p>22</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4"/>
          <table:table-cell ns41:value-type="float" table:style-name="ce49" office:value="24" office:value-type="float">
            <text:p>24</text:p>
          </table:table-cell>
          <table:table-cell ns41:value-type="float" table:style-name="ce49" office:value="14" office:value-type="float">
            <text:p>14</text:p>
          </table:table-cell>
          <table:table-cell ns41:value-type="float" office:value="10" table:style-name="ce49" table:number-columns-repeated="2" office:value-type="float">
            <text:p>10</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5" office:value-type="float">
            <text:p>35</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Haar</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5"/>
          <table:table-cell ns41:value-type="float" table:style-name="ce49" office:value="10" office:value-type="float">
            <text:p>10</text:p>
          </table:table-cell>
          <table:table-cell ns41:value-type="float" table:style-name="ce49" office:value="8" office:value-type="float">
            <text:p>8</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2" office:value-type="float">
            <text:p>5</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Bagchel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2"/>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Peelo</text:p>
          </table:table-cell>
          <table:table-cell table:style-name="Default"/>
          <table:table-cell ns41:value-type="float" table:style-name="ce35" office:value="7" office:value-type="float">
            <text:p>7</text:p>
          </table:table-cell>
          <table:table-cell table:style-name="ce49" table:number-columns-repeated="2"/>
          <table:table-cell ns41:value-type="float" table:style-name="ce49" office:value="8" office:value-type="float">
            <text:p>8</text:p>
          </table:table-cell>
          <table:table-cell ns41:value-type="float" table:style-name="ce49" office:value="23" office:value-type="float">
            <text:p>23</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4"/>
          <table:table-cell ns41:value-type="float" office:value="14" table:style-name="ce49" table:number-columns-repeated="2" office:value-type="float">
            <text:p>14</text:p>
          </table:table-cell>
          <table:table-cell ns41:value-type="float" office:value="6" table:style-name="ce49" table:number-columns-repeated="2" office:value-type="float">
            <text:p>6</text:p>
          </table:table-cell>
          <table:table-cell ns41:value-type="float" table:style-name="ce49" office:value="3" office:value-type="float">
            <text:p>3</text:p>
          </table:table-cell>
          <table:table-cell table:style-name="ce49"/>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12"/>
          <table:table-cell ns41:value-type="float" table:style-name="ce49" office:value="23" office:value-type="float">
            <text:p>23</text:p>
          </table:table-cell>
          <table:table-cell ns41:value-type="float" table:style-name="ce49" office:value="20" office:value-type="float">
            <text:p>2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Loo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66" office:value-type="float">
            <text:p>66</text:p>
          </table:table-cell>
          <table:table-cell ns41:value-type="float" table:style-name="ce49" office:value="64" office:value-type="float">
            <text:p>64</text:p>
          </table:table-cell>
          <table:table-cell ns41:value-type="float" office:value="60" table:style-name="ce49" table:number-columns-repeated="2" office:value-type="float">
            <text:p>60</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46" office:value-type="float">
            <text:p>46</text:p>
          </table:table-cell>
          <table:table-cell ns41:value-type="float" table:style-name="ce49" office:value="44" office:value-type="float">
            <text:p>44</text:p>
          </table:table-cell>
          <table:table-cell ns41:value-type="float" office:value="17" table:style-name="ce49" table:number-columns-repeated="2" office:value-type="float">
            <text:p>17</text:p>
          </table:table-cell>
          <table:table-cell ns41:value-type="float" office:value="3" table:style-name="ce49" table:number-columns-repeated="2" office:value-type="float">
            <text:p>3</text:p>
          </table:table-cell>
          <table:table-cell ns41:value-type="float" table:style-name="ce49" office:value="32" office:value-type="float">
            <text:p>32</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55" office:value-type="float">
            <text:p>55</text:p>
          </table:table-cell>
          <table:table-cell table:style-name="ce49" table:number-columns-repeated="20"/>
          <table:table-cell ns41:value-type="float" office:value="9" table:style-name="ce49" table:number-columns-repeated="2"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Kloosterveen</text:p>
          </table:table-cell>
          <table:table-cell table:style-name="Default"/>
          <table:table-cell ns41:value-type="float" table:style-name="ce35" office:value="95" office:value-type="float">
            <text:p>95</text:p>
          </table:table-cell>
          <table:table-cell table:style-name="ce49" table:number-columns-repeated="2"/>
          <table:table-cell ns41:value-type="float" table:style-name="ce49" office:value="131" office:value-type="float">
            <text:p>131</text:p>
          </table:table-cell>
          <table:table-cell ns41:value-type="float" table:style-name="ce49" office:value="285" office:value-type="float">
            <text:p>285</text:p>
          </table:table-cell>
          <table:table-cell ns41:value-type="float" table:style-name="ce49" office:value="316" office:value-type="float">
            <text:p>316</text:p>
          </table:table-cell>
          <table:table-cell ns41:value-type="float" table:style-name="ce49" office:value="281" office:value-type="float">
            <text:p>281</text:p>
          </table:table-cell>
          <table:table-cell ns41:value-type="float" table:style-name="ce49" office:value="312" office:value-type="float">
            <text:p>31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64" office:value-type="float">
            <text:p>164</text:p>
          </table:table-cell>
          <table:table-cell ns41:value-type="float" table:style-name="ce49" office:value="187" office:value-type="float">
            <text:p>187</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7" office:value-type="float">
            <text:p>7</text:p>
          </table:table-cell>
          <table:table-cell ns41:value-type="float" table:style-name="ce49" office:value="17" office:value-type="float">
            <text:p>17</text:p>
          </table:table-cell>
          <table:table-cell ns41:value-type="float" table:style-name="ce49" office:value="89" office:value-type="float">
            <text:p>89</text:p>
          </table:table-cell>
          <table:table-cell ns41:value-type="float" table:style-name="ce49" office:value="86" office:value-type="float">
            <text:p>86</text:p>
          </table:table-cell>
          <table:table-cell ns41:value-type="float" table:style-name="ce49" office:value="135" office:value-type="float">
            <text:p>135</text:p>
          </table:table-cell>
          <table:table-cell ns41:value-type="float" table:style-name="ce49" office:value="148" office:value-type="float">
            <text:p>148</text:p>
          </table:table-cell>
          <table:table-cell ns41:value-type="float" table:style-name="ce49" office:value="59" office:value-type="float">
            <text:p>59</text:p>
          </table:table-cell>
          <table:table-cell ns41:value-type="float" table:style-name="ce49" office:value="78" office:value-type="float">
            <text:p>78</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53" office:value-type="float">
            <text:p>253</text:p>
          </table:table-cell>
          <table:table-cell ns41:value-type="float" table:style-name="ce49" office:value="287" office:value-type="float">
            <text:p>287</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office:value="23" table:style-name="ce49" table:number-columns-repeated="2" office:value-type="float">
            <text:p>23</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Kloosterveen Schepen</text:p>
          </table:table-cell>
          <table:table-cell table:style-name="Default"/>
          <table:table-cell table:style-name="ce35"/>
          <table:table-cell table:style-name="ce49"/>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office:value="2" table:style-name="ce49" table:number-columns-repeated="3" office:value-type="float">
            <text:p>2</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70" office:value-type="float">
            <text:p>570</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905" office:value-type="float">
            <text:p>905</text:p>
          </table:table-cell>
          <table:table-cell ns41:value-type="float" table:style-name="ce52" office:value="2182" office:value-type="float">
            <text:p>2,182</text:p>
          </table:table-cell>
          <table:table-cell ns41:value-type="float" table:style-name="ce52" office:value="2210" office:value-type="float">
            <text:p>2,210</text:p>
          </table:table-cell>
          <table:table-cell ns41:value-type="float" table:style-name="ce52" office:value="2062" office:value-type="float">
            <text:p>2,062</text:p>
          </table:table-cell>
          <table:table-cell ns41:value-type="float" table:style-name="ce52" office:value="2161" office:value-type="float">
            <text:p>2,161</text:p>
          </table:table-cell>
          <table:table-cell ns41:value-type="float" table:style-name="ce49" office:value="112" office:value-type="float">
            <text:p>112</text:p>
          </table:table-cell>
          <table:table-cell ns41:value-type="float" table:style-name="ce49" office:value="43" office:value-type="float">
            <text:p>4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0" office:value-type="float">
            <text:p>10</text:p>
          </table:table-cell>
          <table:table-cell ns41:value-type="float" table:style-name="ce52" office:value="1403" office:value-type="float">
            <text:p>1,403</text:p>
          </table:table-cell>
          <table:table-cell ns41:value-type="float" table:style-name="ce52" office:value="1381" office:value-type="float">
            <text:p>1,381</text:p>
          </table:table-cell>
          <table:table-cell ns41:value-type="float" table:style-name="ce49" office:value="713" office:value-type="float">
            <text:p>713</text:p>
          </table:table-cell>
          <table:table-cell ns41:value-type="float" table:style-name="ce49" office:value="706" office:value-type="float">
            <text:p>706</text:p>
          </table:table-cell>
          <table:table-cell ns41:value-type="float" table:style-name="ce49" office:value="66" office:value-type="float">
            <text:p>66</text:p>
          </table:table-cell>
          <table:table-cell ns41:value-type="float" table:style-name="ce49" office:value="123" office:value-type="float">
            <text:p>123</text:p>
          </table:table-cell>
          <table:table-cell ns41:value-type="float" table:style-name="ce52" office:value="1086" office:value-type="float">
            <text:p>1,086</text:p>
          </table:table-cell>
          <table:table-cell ns41:value-type="float" table:style-name="ce52" office:value="1080" office:value-type="float">
            <text:p>1,080</text:p>
          </table:table-cell>
          <table:table-cell ns41:value-type="float" table:style-name="ce49" office:value="543" office:value-type="float">
            <text:p>543</text:p>
          </table:table-cell>
          <table:table-cell ns41:value-type="float" table:style-name="ce49" office:value="585" office:value-type="float">
            <text:p>585</text:p>
          </table:table-cell>
          <table:table-cell ns41:value-type="float" table:style-name="ce49" office:value="478" office:value-type="float">
            <text:p>478</text:p>
          </table:table-cell>
          <table:table-cell ns41:value-type="float" table:style-name="ce49" office:value="505" office:value-type="float">
            <text:p>505</text:p>
          </table:table-cell>
          <table:table-cell table:style-name="ce49" table:number-columns-repeated="2"/>
          <table:table-cell ns41:value-type="float" table:style-name="ce49" office:value="62" office:value-type="float">
            <text:p>62</text:p>
          </table:table-cell>
          <table:table-cell ns41:value-type="float" table:style-name="ce49" office:value="34" office:value-type="float">
            <text:p>3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2" office:value-type="float">
            <text:p>2</text:p>
          </table:table-cell>
          <table:table-cell ns41:value-type="float" table:style-name="ce52" office:value="1787" office:value-type="float">
            <text:p>1,787</text:p>
          </table:table-cell>
          <table:table-cell ns41:value-type="float" table:style-name="ce52" office:value="1885" office:value-type="float">
            <text:p>1,885</text:p>
          </table:table-cell>
          <table:table-cell table:style-name="ce49" table:number-columns-repeated="8"/>
          <table:table-cell ns41:value-type="float" table:style-name="ce49" office:value="26" office:value-type="float">
            <text:p>26</text:p>
          </table:table-cell>
          <table:table-cell ns41:value-type="float" table:style-name="ce49" office:value="19" office:value-type="float">
            <text:p>19</text:p>
          </table:table-cell>
          <table:table-cell table:style-name="ce49" table:number-columns-repeated="2"/>
          <table:table-cell ns41:value-type="float" office:value="6" table:style-name="ce49" table:number-columns-repeated="2" office:value-type="float">
            <text:p>6</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13" office:value-type="float">
            <text:p>113</text:p>
          </table:table-cell>
          <table:table-cell ns41:value-type="float" table:style-name="ce49" office:value="101" office:value-type="float">
            <text:p>101</text:p>
          </table:table-cell>
          <table:table-cell ns41:value-type="float" table:style-name="ce49" office:value="115" office:value-type="float">
            <text:p>115</text:p>
          </table:table-cell>
          <table:table-cell ns41:value-type="float" table:style-name="ce49" office:value="80" office:value-type="float">
            <text:p>80</text:p>
          </table:table-cell>
          <table:table-cell ns41:value-type="float" table:style-name="ce49" office:value="1" office:value-type="float">
            <text:p>1</text:p>
          </table:table-cell>
          <table:table-cell table:style-name="ce49" table:number-columns-repeated="5"/>
          <table:table-cell ns41:value-type="float" table:style-name="ce49" office:value="128" office:value-type="float">
            <text:p>128</text:p>
          </table:table-cell>
          <table:table-cell ns41:value-type="float" table:style-name="ce49" office:value="118" office:value-type="float">
            <text:p>118</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text:p>
          </table:table-cell>
          <table:table-cell table:style-name="Default"/>
          <table:table-cell ns41:value-type="float" table:style-name="ce35" office:value="114" office:value-type="float">
            <text:p>114</text:p>
          </table:table-cell>
          <table:table-cell ns41:value-type="float" table:style-name="ce49" office:value="36" office:value-type="float">
            <text:p>36</text:p>
          </table:table-cell>
          <table:table-cell table:style-name="ce49"/>
          <table:table-cell ns41:value-type="float" table:style-name="ce49" office:value="189" office:value-type="float">
            <text:p>189</text:p>
          </table:table-cell>
          <table:table-cell ns41:value-type="float" table:style-name="ce49" office:value="338" office:value-type="float">
            <text:p>338</text:p>
          </table:table-cell>
          <table:table-cell ns41:value-type="float" table:style-name="ce49" office:value="394" office:value-type="float">
            <text:p>394</text:p>
          </table:table-cell>
          <table:table-cell ns41:value-type="float" table:style-name="ce49" office:value="318" office:value-type="float">
            <text:p>318</text:p>
          </table:table-cell>
          <table:table-cell ns41:value-type="float" table:style-name="ce49" office:value="381" office:value-type="float">
            <text:p>381</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104" office:value-type="float">
            <text:p>104</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48" office:value-type="float">
            <text:p>48</text:p>
          </table:table-cell>
          <table:table-cell ns41:value-type="float" table:style-name="ce49" office:value="219" office:value-type="float">
            <text:p>219</text:p>
          </table:table-cell>
          <table:table-cell ns41:value-type="float" table:style-name="ce49" office:value="263" office:value-type="float">
            <text:p>263</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63" office:value-type="float">
            <text:p>263</text:p>
          </table:table-cell>
          <table:table-cell ns41:value-type="float" table:style-name="ce49" office:value="312" office:value-type="float">
            <text:p>312</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3"/>
          <table:table-cell ns41:value-type="float" office:value="1" table:style-name="ce49" table:number-columns-repeated="3"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41" office:value-type="float">
            <text:p>41</text:p>
          </table:table-cell>
          <table:table-cell ns41:value-type="float" table:style-name="ce49" office:value="61" office:value-type="float">
            <text:p>61</text:p>
          </table:table-cell>
          <table:table-cell table:style-name="ce49" table:number-columns-repeated="6"/>
          <table:table-cell ns41:value-type="float" office:value="11" table:style-name="ce49" table:number-columns-repeated="2" office:value-type="float">
            <text:p>11</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 Nederd. Herv.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1" office:value-type="float">
            <text:p>11</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table:style-name="ce49" office:value="8" office:value-type="float">
            <text:p>8</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 Kazerne Infant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2"/>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4"/>
          <table:table-cell ns41:value-type="float" table:style-name="ce49" office:value="129" office:value-type="float">
            <text:p>129</text:p>
          </table:table-cell>
          <table:table-cell ns41:value-type="float" table:style-name="ce49" office:value="5" office:value-type="float">
            <text:p>5</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29" office:value-type="float">
            <text:p>129</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75" office:value-type="float">
            <text:p>75</text:p>
          </table:table-cell>
          <table:table-cell ns41:value-type="float" table:style-name="ce49" office:value="1" office:value-type="float">
            <text:p>1</text:p>
          </table:table-cell>
          <table:table-cell table:style-name="ce49" table:number-columns-repeated="8"/>
          <table:table-cell ns41:value-type="float" table:style-name="ce49" office:value="7" office:value-type="float">
            <text:p>7</text:p>
          </table:table-cell>
          <table:table-cell table:style-name="ce49"/>
          <table:table-cell ns41:value-type="float" table:style-name="ce49" office:value="1" office:value-type="float">
            <text:p>1</text:p>
          </table:table-cell>
          <table:table-cell table:style-name="ce49" table:number-columns-repeated="11"/>
          <table:table-cell ns41:value-type="float" table:style-name="ce49" office:value="47" office:value-type="float">
            <text:p>47</text:p>
          </table:table-cell>
          <table:table-cell ns41:value-type="float" table:style-name="ce49" office:value="8" office:value-type="float">
            <text:p>8</text:p>
          </table:table-cell>
          <table:table-cell table:style-name="ce49" table:number-columns-repeated="6"/>
          <table:table-cell ns41:value-type="float" table:style-name="ce49" office:value="4" office:value-type="float">
            <text:p>4</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2</text:p>
          </table:table-cell>
          <table:table-cell table:style-name="Default"/>
          <table:table-cell ns41:value-type="float" table:style-name="ce35" office:value="141" office:value-type="float">
            <text:p>141</text:p>
          </table:table-cell>
          <table:table-cell ns41:value-type="float" table:style-name="ce49" office:value="32" office:value-type="float">
            <text:p>32</text:p>
          </table:table-cell>
          <table:table-cell table:style-name="ce49"/>
          <table:table-cell ns41:value-type="float" table:style-name="ce49" office:value="222" office:value-type="float">
            <text:p>222</text:p>
          </table:table-cell>
          <table:table-cell ns41:value-type="float" table:style-name="ce49" office:value="431" office:value-type="float">
            <text:p>431</text:p>
          </table:table-cell>
          <table:table-cell ns41:value-type="float" table:style-name="ce49" office:value="468" office:value-type="float">
            <text:p>468</text:p>
          </table:table-cell>
          <table:table-cell ns41:value-type="float" table:style-name="ce49" office:value="422" office:value-type="float">
            <text:p>422</text:p>
          </table:table-cell>
          <table:table-cell ns41:value-type="float" table:style-name="ce49" office:value="454" office:value-type="float">
            <text:p>454</text:p>
          </table:table-cell>
          <table:table-cell ns41:value-type="float" table:style-name="ce49" office:value="6" office:value-type="float">
            <text:p>6</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5" office:value-type="float">
            <text:p>5</text:p>
          </table:table-cell>
          <table:table-cell ns41:value-type="float" table:style-name="ce49" office:value="269" office:value-type="float">
            <text:p>269</text:p>
          </table:table-cell>
          <table:table-cell ns41:value-type="float" table:style-name="ce49" office:value="289" office:value-type="float">
            <text:p>289</text:p>
          </table:table-cell>
          <table:table-cell ns41:value-type="float" table:style-name="ce49" office:value="134" office:value-type="float">
            <text:p>134</text:p>
          </table:table-cell>
          <table:table-cell ns41:value-type="float" table:style-name="ce49" office:value="133" office:value-type="float">
            <text:p>133</text:p>
          </table:table-cell>
          <table:table-cell ns41:value-type="float" table:style-name="ce49" office:value="28" office:value-type="float">
            <text:p>28</text:p>
          </table:table-cell>
          <table:table-cell ns41:value-type="float" table:style-name="ce49" office:value="46" office:value-type="float">
            <text:p>46</text:p>
          </table:table-cell>
          <table:table-cell ns41:value-type="float" office:value="295" table:style-name="ce49" table:number-columns-repeated="2" office:value-type="float">
            <text:p>295</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81" office:value-type="float">
            <text:p>81</text:p>
          </table:table-cell>
          <table:table-cell ns41:value-type="float" table:style-name="ce49" office:value="101" office:value-type="float">
            <text:p>101</text:p>
          </table:table-cell>
          <table:table-cell table:style-name="ce49"/>
          <table:table-cell ns41:value-type="float" table:style-name="ce49" office:value="3" office:value-type="float">
            <text:p>3</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ns41:value-type="float" table:style-name="ce49" office:value="273" office:value-type="float">
            <text:p>273</text:p>
          </table:table-cell>
          <table:table-cell ns41:value-type="float" table:style-name="ce49" office:value="317" office:value-type="float">
            <text:p>317</text:p>
          </table:table-cell>
          <table:table-cell ns41:value-type="float" table:style-name="ce49" office:value="1" office:value-type="float">
            <text:p>1</text:p>
          </table:table-cell>
          <table:table-cell table:style-name="ce49" table:number-columns-repeated="7"/>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83" office:value-type="float">
            <text:p>83</text:p>
          </table:table-cell>
          <table:table-cell table:style-name="ce49" table:number-columns-repeated="6"/>
          <table:table-cell ns41:value-type="float" table:style-name="ce49" office:value="67" office:value-type="float">
            <text:p>67</text:p>
          </table:table-cell>
          <table:table-cell ns41:value-type="float" table:style-name="ce49" office:value="57" office:value-type="float">
            <text:p>5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2 Kazerne Artill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2"/>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4"/>
          <table:table-cell ns41:value-type="float" table:style-name="ce49" office:value="30" office:value-type="float">
            <text:p>30</text:p>
          </table:table-cell>
          <table:table-cell ns41:value-type="float" table:style-name="ce49" office:value="6" office:value-type="float">
            <text:p>6</text:p>
          </table:table-cell>
          <table:table-cell ns41:value-type="float" office:value="2" table:style-name="ce49" table:number-columns-repeated="3" office:value-type="float">
            <text:p>2</text:p>
          </table:table-cell>
          <table:table-cell table:style-name="ce49"/>
          <table:table-cell ns41:value-type="float" office:value="1" table:style-name="ce49" table:number-columns-repeated="2" office:value-type="float">
            <text:p>1</text:p>
          </table:table-cell>
          <table:table-cell table:style-name="ce49" table:number-columns-repeated="2"/>
          <table:table-cell ns41:value-type="float" table:style-name="ce49" office:value="32" office:value-type="float">
            <text:p>32</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2"/>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Pik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9" office:value-type="float">
            <text:p>9</text:p>
          </table:table-cell>
          <table:table-cell table:style-name="ce49" table:number-columns-repeated="6"/>
          <table:table-cell ns41:value-type="float" table:style-name="ce49" office:value="8" office:value-type="float">
            <text:p>8</text:p>
          </table:table-cell>
          <table:table-cell ns41:value-type="float" table:style-name="ce49" office:value="6" office:value-type="float">
            <text:p>6</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Wijerswold en Vlieghuis</text:p>
          </table:table-cell>
          <table:table-cell table:style-name="Default"/>
          <table:table-cell ns41:value-type="float" table:style-name="ce35" office:value="10" office:value-type="float">
            <text:p>10</text:p>
          </table:table-cell>
          <table:table-cell ns41:value-type="float" table:style-name="ce49" office:value="8" office:value-type="float">
            <text:p>8</text:p>
          </table:table-cell>
          <table:table-cell table:style-name="ce49"/>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8" office:value-type="float">
            <text:p>38</text:p>
          </table:table-cell>
          <table:table-cell ns41:value-type="float" table:style-name="ce49" office:value="39" office:value-type="float">
            <text:p>39</text:p>
          </table:table-cell>
          <table:table-cell ns41:value-type="float" table:style-name="ce49" office:value="35" office:value-type="float">
            <text:p>35</text:p>
          </table:table-cell>
          <table:table-cell table:style-name="ce49"/>
          <table:table-cell ns41:value-type="float" office:value="3" table:style-name="ce49" table:number-columns-repeated="2" office:value-type="float">
            <text:p>3</text:p>
          </table:table-cell>
          <table:table-cell table:style-name="ce49" table:number-columns-repeated="3"/>
          <table:table-cell ns41:value-type="float" office:value="25" table:style-name="ce49" table:number-columns-repeated="2" office:value-type="float">
            <text:p>25</text:p>
          </table:table-cell>
          <table:table-cell ns41:value-type="float" office:value="13" table:style-name="ce49" table:number-columns-repeated="2" office:value-type="float">
            <text:p>13</text:p>
          </table:table-cell>
          <table:table-cell ns41:value-type="float" table:style-name="ce49" office:value="4" office:value-type="float">
            <text:p>4</text:p>
          </table:table-cell>
          <table:table-cell table:style-name="ce49"/>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6"/>
          <table:table-cell ns41:value-type="float" table:style-name="ce49" office:value="41" office:value-type="float">
            <text:p>41</text:p>
          </table:table-cell>
          <table:table-cell ns41:value-type="float" table:style-name="ce49" office:value="38" office:value-type="float">
            <text:p>3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Pathuis</text:p>
          </table:table-cell>
          <table:table-cell table:style-name="Default"/>
          <table:table-cell ns41:value-type="float" table:style-name="ce35" office:value="5" office:value-type="float">
            <text:p>5</text:p>
          </table:table-cell>
          <table:table-cell ns41:value-type="float" table:style-name="ce49" office:value="4" office:value-type="float">
            <text:p>4</text:p>
          </table:table-cell>
          <table:table-cell table:style-name="ce49"/>
          <table:table-cell ns41:value-type="float" table:style-name="ce49" office:value="8" office:value-type="float">
            <text:p>8</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4" office:value-type="float">
            <text:p>24</text:p>
          </table:table-cell>
          <table:table-cell ns41:value-type="float" table:style-name="ce49" office:value="17" office:value-type="float">
            <text:p>17</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1" office:value-type="float">
            <text:p>21</text:p>
          </table:table-cell>
          <table:table-cell ns41:value-type="float" table:style-name="ce49" office:value="14" office:value-type="float">
            <text:p>14</text:p>
          </table:table-cell>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ns41:value-type="float" table:style-name="ce49" office:value="15" office:value-type="float">
            <text:p>15</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office:value="4" table:style-name="ce49" table:number-columns-repeated="2" office:value-type="float">
            <text:p>4</text:p>
          </table:table-cell>
          <table:table-cell table:style-name="ce49" table:number-columns-repeated="6"/>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de Loo</text:p>
          </table:table-cell>
          <table:table-cell table:style-name="Default"/>
          <table:table-cell ns41:value-type="float" table:style-name="ce35" office:value="14" office:value-type="float">
            <text:p>14</text:p>
          </table:table-cell>
          <table:table-cell ns41:value-type="float" table:style-name="ce49" office:value="5" office:value-type="float">
            <text:p>5</text:p>
          </table:table-cell>
          <table:table-cell table:style-name="ce49"/>
          <table:table-cell ns41:value-type="float" table:style-name="ce49" office:value="15" office:value-type="float">
            <text:p>15</text:p>
          </table:table-cell>
          <table:table-cell ns41:value-type="float" table:style-name="ce49" office:value="42" office:value-type="float">
            <text:p>42</text:p>
          </table:table-cell>
          <table:table-cell ns41:value-type="float" office:value="41" table:style-name="ce49" table:number-columns-repeated="3" office:value-type="float">
            <text:p>41</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6" office:value-type="float">
            <text:p>26</text:p>
          </table:table-cell>
          <table:table-cell ns41:value-type="float" table:style-name="ce49" office:value="27" office:value-type="float">
            <text:p>2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22"/>
          <table:table-cell ns41:value-type="float" table:style-name="ce49" office:value="18" office:value-type="float">
            <text:p>18</text:p>
          </table:table-cell>
          <table:table-cell ns41:value-type="float" table:style-name="ce49" office:value="22" office:value-type="float">
            <text:p>2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de Ballast</text:p>
          </table:table-cell>
          <table:table-cell table:style-name="Default"/>
          <table:table-cell ns41:value-type="float" table:style-name="ce35" office:value="8" office:value-type="float">
            <text:p>8</text:p>
          </table:table-cell>
          <table:table-cell ns41:value-type="float" table:style-name="ce49" office:value="2" office:value-type="float">
            <text:p>2</text:p>
          </table:table-cell>
          <table:table-cell table:style-name="ce49"/>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18" office:value-type="float">
            <text:p>18</text:p>
          </table:table-cell>
          <table:table-cell ns41:value-type="float" table:style-name="ce49" office:value="31" office:value-type="float">
            <text:p>31</text:p>
          </table:table-cell>
          <table:table-cell ns41:value-type="float" table:style-name="ce49" office:value="2" office:value-type="float">
            <text:p>2</text:p>
          </table:table-cell>
          <table:table-cell table:style-name="ce49" table:number-columns-repeated="5"/>
          <table:table-cell ns41:value-type="float" table:style-name="ce49" office:value="11" office:value-type="float">
            <text:p>11</text:p>
          </table:table-cell>
          <table:table-cell ns41:value-type="float" table:style-name="ce49" office:value="22" office:value-type="float">
            <text:p>22</text:p>
          </table:table-cell>
          <table:table-cell ns41:value-type="float" office:value="7" table:style-name="ce49" table:number-columns-repeated="2" office:value-type="float">
            <text:p>7</text:p>
          </table:table-cell>
          <table:table-cell ns41:value-type="float" office:value="2" table:style-name="ce49" table:number-columns-repeated="2" office:value-type="float">
            <text:p>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9" office:value-type="float">
            <text:p>19</text:p>
          </table:table-cell>
          <table:table-cell ns41:value-type="float" table:style-name="ce49" office:value="28" office:value-type="float">
            <text:p>28</text:p>
          </table:table-cell>
          <table:table-cell table:style-name="ce49" table:number-columns-repeated="2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Steenwijkermoer</text:p>
          </table:table-cell>
          <table:table-cell table:style-name="Default"/>
          <table:table-cell ns41:value-type="float" table:style-name="ce35" office:value="63" office:value-type="float">
            <text:p>63</text:p>
          </table:table-cell>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144" office:value-type="float">
            <text:p>144</text:p>
          </table:table-cell>
          <table:table-cell ns41:value-type="float" table:style-name="ce49" office:value="161" office:value-type="float">
            <text:p>161</text:p>
          </table:table-cell>
          <table:table-cell ns41:value-type="float" table:style-name="ce49" office:value="142" office:value-type="float">
            <text:p>142</text:p>
          </table:table-cell>
          <table:table-cell ns41:value-type="float" table:style-name="ce49" office:value="159" office:value-type="float">
            <text:p>159</text:p>
          </table:table-cell>
          <table:table-cell ns41:value-type="float" office:value="2" table:style-name="ce49" table:number-columns-repeated="2" office:value-type="float">
            <text:p>2</text:p>
          </table:table-cell>
          <table:table-cell table:style-name="ce49" table:number-columns-repeated="2"/>
          <table:table-cell ns41:value-type="float" office:value="11" table:style-name="ce49" table:number-columns-repeated="2" office:value-type="float">
            <text:p>11</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office:value="58" table:style-name="ce49" table:number-columns-repeated="2" office:value-type="float">
            <text:p>58</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84" office:value-type="float">
            <text:p>84</text:p>
          </table:table-cell>
          <table:table-cell ns41:value-type="float" table:style-name="ce49" office:value="89" office:value-type="float">
            <text:p>89</text:p>
          </table:table-cell>
          <table:table-cell ns41:value-type="float" office:value="15" table:style-name="ce49" table:number-columns-repeated="2" office:value-type="float">
            <text:p>15</text:p>
          </table:table-cell>
          <table:table-cell ns41:value-type="float" table:style-name="ce49" office:value="16" office:value-type="float">
            <text:p>16</text:p>
          </table:table-cell>
          <table:table-cell ns41:value-type="float" table:style-name="ce49" office:value="14" office:value-type="float">
            <text:p>14</text:p>
          </table:table-cell>
          <table:table-cell table:style-name="ce49" table:number-columns-repeated="2"/>
          <table:table-cell ns41:value-type="float" table:style-name="ce49" office:value="28" office:value-type="float">
            <text:p>28</text:p>
          </table:table-cell>
          <table:table-cell ns41:value-type="float" table:style-name="ce49" office:value="43" office:value-type="float">
            <text:p>43</text:p>
          </table:table-cell>
          <table:table-cell ns41:value-type="float" table:style-name="ce49" office:value="1" office:value-type="float">
            <text:p>1</text:p>
          </table:table-cell>
          <table:table-cell table:style-name="ce49" table:number-columns-repeated="5"/>
          <table:table-cell ns41:value-type="float" table:style-name="ce49" office:value="70" office:value-type="float">
            <text:p>70</text:p>
          </table:table-cell>
          <table:table-cell ns41:value-type="float" table:style-name="ce49" office:value="77" office:value-type="float">
            <text:p>7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69" office:value-type="float">
            <text:p>69</text:p>
          </table:table-cell>
          <table:table-cell ns41:value-type="float" table:style-name="ce49" office:value="82" office:value-type="float">
            <text:p>8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Klooster</text:p>
          </table:table-cell>
          <table:table-cell table:style-name="Default"/>
          <table:table-cell ns41:value-type="float" table:style-name="ce35" office:value="13" office:value-type="float">
            <text:p>13</text:p>
          </table:table-cell>
          <table:table-cell ns41:value-type="float" table:style-name="ce49" office:value="4" office:value-type="float">
            <text:p>4</text:p>
          </table:table-cell>
          <table:table-cell table:style-name="ce49"/>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8" office:value-type="float">
            <text:p>38</text:p>
          </table:table-cell>
          <table:table-cell table:style-name="ce49"/>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29" office:value-type="float">
            <text:p>29</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6"/>
          <table:table-cell ns41:value-type="float" table:style-name="ce49" office:value="35" office:value-type="float">
            <text:p>35</text:p>
          </table:table-cell>
          <table:table-cell ns41:value-type="float" table:style-name="ce49" office:value="31" office:value-type="float">
            <text:p>3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Kleine Scheer en Hulte</text:p>
          </table:table-cell>
          <table:table-cell table:style-name="Default"/>
          <table:table-cell ns41:value-type="float" table:style-name="ce35" office:value="4" office:value-type="float">
            <text:p>4</text:p>
          </table:table-cell>
          <table:table-cell ns41:value-type="float" table:style-name="ce49" office:value="2" office:value-type="float">
            <text:p>2</text:p>
          </table:table-cell>
          <table:table-cell table:style-name="ce49"/>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5"/>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80" office:value-type="float">
            <text:p>380</text:p>
          </table:table-cell>
          <table:table-cell ns41:value-type="float" table:style-name="ce49" office:value="95" office:value-type="float">
            <text:p>95</text:p>
          </table:table-cell>
          <table:table-cell table:style-name="ce49"/>
          <table:table-cell ns41:value-type="float" table:style-name="ce49" office:value="558" office:value-type="float">
            <text:p>558</text:p>
          </table:table-cell>
          <table:table-cell ns41:value-type="float" table:style-name="ce52" office:value="1295" office:value-type="float">
            <text:p>1,295</text:p>
          </table:table-cell>
          <table:table-cell ns41:value-type="float" table:style-name="ce52" office:value="1251" office:value-type="float">
            <text:p>1,251</text:p>
          </table:table-cell>
          <table:table-cell ns41:value-type="float" table:style-name="ce52" office:value="1086" office:value-type="float">
            <text:p>1,086</text:p>
          </table:table-cell>
          <table:table-cell ns41:value-type="float" table:style-name="ce52" office:value="1195" office:value-type="float">
            <text:p>1,195</text:p>
          </table:table-cell>
          <table:table-cell ns41:value-type="float" table:style-name="ce49" office:value="192" office:value-type="float">
            <text:p>192</text:p>
          </table:table-cell>
          <table:table-cell ns41:value-type="float" table:style-name="ce49" office:value="53" office:value-type="float">
            <text:p>5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31" office:value-type="float">
            <text:p>31</text:p>
          </table:table-cell>
          <table:table-cell ns41:value-type="float" table:style-name="ce49" office:value="866" office:value-type="float">
            <text:p>866</text:p>
          </table:table-cell>
          <table:table-cell ns41:value-type="float" table:style-name="ce49" office:value="787" office:value-type="float">
            <text:p>787</text:p>
          </table:table-cell>
          <table:table-cell ns41:value-type="float" table:style-name="ce49" office:value="357" office:value-type="float">
            <text:p>357</text:p>
          </table:table-cell>
          <table:table-cell ns41:value-type="float" table:style-name="ce49" office:value="350" office:value-type="float">
            <text:p>350</text:p>
          </table:table-cell>
          <table:table-cell ns41:value-type="float" table:style-name="ce49" office:value="72" office:value-type="float">
            <text:p>72</text:p>
          </table:table-cell>
          <table:table-cell ns41:value-type="float" table:style-name="ce49" office:value="114" office:value-type="float">
            <text:p>114</text:p>
          </table:table-cell>
          <table:table-cell ns41:value-type="float" table:style-name="ce49" office:value="744" office:value-type="float">
            <text:p>744</text:p>
          </table:table-cell>
          <table:table-cell ns41:value-type="float" table:style-name="ce49" office:value="773" office:value-type="float">
            <text:p>773</text:p>
          </table:table-cell>
          <table:table-cell ns41:value-type="float" table:style-name="ce49" office:value="87" office:value-type="float">
            <text:p>87</text:p>
          </table:table-cell>
          <table:table-cell ns41:value-type="float" table:style-name="ce49" office:value="112" office:value-type="float">
            <text:p>112</text:p>
          </table:table-cell>
          <table:table-cell ns41:value-type="float" table:style-name="ce49" office:value="351" office:value-type="float">
            <text:p>351</text:p>
          </table:table-cell>
          <table:table-cell ns41:value-type="float" table:style-name="ce49" office:value="227" office:value-type="float">
            <text:p>22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1" office:value-type="float">
            <text:p>101</text:p>
          </table:table-cell>
          <table:table-cell ns41:value-type="float" table:style-name="ce49" office:value="130" office:value-type="float">
            <text:p>130</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882" office:value-type="float">
            <text:p>882</text:p>
          </table:table-cell>
          <table:table-cell ns41:value-type="float" table:style-name="ce49" office:value="889" office:value-type="float">
            <text:p>889</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15" office:value-type="float">
            <text:p>1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office:value="1" table:style-name="ce49" table:number-columns-repeated="3" office:value-type="float">
            <text:p>1</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1" office:value-type="float">
            <text:p>281</text:p>
          </table:table-cell>
          <table:table-cell ns41:value-type="float" table:style-name="ce49" office:value="271" office:value-type="float">
            <text:p>271</text:p>
          </table:table-cell>
          <table:table-cell table:style-name="ce49" table:number-columns-repeated="6"/>
          <table:table-cell ns41:value-type="float" table:style-name="ce49" office:value="82" office:value-type="float">
            <text:p>82</text:p>
          </table:table-cell>
          <table:table-cell ns41:value-type="float" table:style-name="ce49" office:value="68" office:value-type="float">
            <text:p>6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text:p>
          </table:table-cell>
          <table:table-cell table:style-name="Default"/>
          <table:table-cell ns41:value-type="float" table:style-name="ce35" office:value="157" office:value-type="float">
            <text:p>157</text:p>
          </table:table-cell>
          <table:table-cell ns41:value-type="float" table:style-name="ce49" office:value="3" office:value-type="float">
            <text:p>3</text:p>
          </table:table-cell>
          <table:table-cell table:style-name="ce49"/>
          <table:table-cell ns41:value-type="float" table:style-name="ce49" office:value="170" office:value-type="float">
            <text:p>170</text:p>
          </table:table-cell>
          <table:table-cell ns41:value-type="float" table:style-name="ce49" office:value="340" office:value-type="float">
            <text:p>340</text:p>
          </table:table-cell>
          <table:table-cell ns41:value-type="float" table:style-name="ce49" office:value="392" office:value-type="float">
            <text:p>392</text:p>
          </table:table-cell>
          <table:table-cell ns41:value-type="float" table:style-name="ce49" office:value="339" office:value-type="float">
            <text:p>339</text:p>
          </table:table-cell>
          <table:table-cell ns41:value-type="float" table:style-name="ce49" office:value="389" office:value-type="float">
            <text:p>389</text:p>
          </table:table-cell>
          <table:table-cell table:style-name="ce49"/>
          <table:table-cell ns41:value-type="float" table:style-name="ce49" office:value="2" office:value-type="float">
            <text:p>2</text:p>
          </table:table-cell>
          <table:table-cell ns41:value-type="float" office:value="1" table:style-name="ce49" table:number-columns-repeated="2" office:value-type="float">
            <text:p>1</text:p>
          </table:table-cell>
          <table:table-cell ns41:value-type="float" table:style-name="ce49" office:value="5" office:value-type="float">
            <text:p>5</text:p>
          </table:table-cell>
          <table:table-cell table:style-name="ce49"/>
          <table:table-cell ns41:value-type="float" table:style-name="ce49" office:value="199" office:value-type="float">
            <text:p>199</text:p>
          </table:table-cell>
          <table:table-cell ns41:value-type="float" table:style-name="ce49" office:value="238" office:value-type="float">
            <text:p>238</text:p>
          </table:table-cell>
          <table:table-cell ns41:value-type="float" table:style-name="ce49" office:value="121" office:value-type="float">
            <text:p>121</text:p>
          </table:table-cell>
          <table:table-cell ns41:value-type="float" table:style-name="ce49" office:value="123" office:value-type="float">
            <text:p>123</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256" office:value-type="float">
            <text:p>256</text:p>
          </table:table-cell>
          <table:table-cell ns41:value-type="float" table:style-name="ce49" office:value="282" office:value-type="float">
            <text:p>282</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52" office:value-type="float">
            <text:p>52</text:p>
          </table:table-cell>
          <table:table-cell ns41:value-type="float" table:style-name="ce49" office:value="68" office:value-type="float">
            <text:p>68</text:p>
          </table:table-cell>
          <table:table-cell table:style-name="ce49"/>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285" office:value-type="float">
            <text:p>285</text:p>
          </table:table-cell>
          <table:table-cell ns41:value-type="float" table:style-name="ce49" office:value="344" office:value-type="float">
            <text:p>344</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table-cell ns41:value-type="float" office:value="2" table:style-name="ce49" table:number-columns-repeated="2" office:value-type="float">
            <text:p>2</text:p>
          </table:table-cell>
          <table:table-cell table:style-name="ce49" table:number-columns-repeated="6"/>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27" office:value-type="float">
            <text:p>27</text:p>
          </table:table-cell>
          <table:table-cell ns41:value-type="float" table:style-name="ce49" office:value="26" office:value-type="float">
            <text:p>26</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47" office:value-type="float">
            <text:p>47</text:p>
          </table:table-cell>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6"/>
          <table:table-cell ns41:value-type="float" table:style-name="ce49" office:value="34" office:value-type="float">
            <text:p>34</text:p>
          </table:table-cell>
          <table:table-cell ns41:value-type="float" table:style-name="ce49" office:value="38" office:value-type="float">
            <text:p>38</text:p>
          </table:table-cell>
          <table:table-cell ns41:value-type="float" office:value="5" table:style-name="ce49" table:number-columns-repeated="2" office:value-type="float">
            <text:p>5</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38" office:value-type="float">
            <text:p>38</text:p>
          </table:table-cell>
          <table:table-cell ns41:value-type="float" table:style-name="ce49" office:value="43" office:value-type="float">
            <text:p>4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2</text:p>
          </table:table-cell>
          <table:table-cell table:style-name="Default"/>
          <table:table-cell ns41:value-type="float" table:style-name="ce35" office:value="118" office:value-type="float">
            <text:p>118</text:p>
          </table:table-cell>
          <table:table-cell ns41:value-type="float" table:style-name="ce49" office:value="4" office:value-type="float">
            <text:p>4</text:p>
          </table:table-cell>
          <table:table-cell table:style-name="ce49"/>
          <table:table-cell ns41:value-type="float" table:style-name="ce49" office:value="121" office:value-type="float">
            <text:p>121</text:p>
          </table:table-cell>
          <table:table-cell ns41:value-type="float" table:style-name="ce49" office:value="262" office:value-type="float">
            <text:p>262</text:p>
          </table:table-cell>
          <table:table-cell ns41:value-type="float" table:style-name="ce49" office:value="305" office:value-type="float">
            <text:p>305</text:p>
          </table:table-cell>
          <table:table-cell ns41:value-type="float" table:style-name="ce49" office:value="259" office:value-type="float">
            <text:p>259</text:p>
          </table:table-cell>
          <table:table-cell ns41:value-type="float" table:style-name="ce49" office:value="302" office:value-type="float">
            <text:p>30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161" office:value-type="float">
            <text:p>161</text:p>
          </table:table-cell>
          <table:table-cell ns41:value-type="float" table:style-name="ce49" office:value="186" office:value-type="float">
            <text:p>186</text:p>
          </table:table-cell>
          <table:table-cell ns41:value-type="float" table:style-name="ce49" office:value="88" office:value-type="float">
            <text:p>88</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9" office:value-type="float">
            <text:p>29</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35" office:value-type="float">
            <text:p>35</text:p>
          </table:table-cell>
          <table:table-cell ns41:value-type="float" table:style-name="ce49" office:value="37" office:value-type="float">
            <text:p>37</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243" office:value-type="float">
            <text:p>243</text:p>
          </table:table-cell>
          <table:table-cell ns41:value-type="float" table:style-name="ce49" office:value="283" office:value-type="float">
            <text:p>283</text:p>
          </table:table-cell>
          <table:table-cell table:style-name="ce49" table:number-columns-repeated="1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3</text:p>
          </table:table-cell>
          <table:table-cell table:style-name="Default"/>
          <table:table-cell ns41:value-type="float" table:style-name="ce35" office:value="107" office:value-type="float">
            <text:p>107</text:p>
          </table:table-cell>
          <table:table-cell ns41:value-type="float" table:style-name="ce49" office:value="4" office:value-type="float">
            <text:p>4</text:p>
          </table:table-cell>
          <table:table-cell table:style-name="ce49"/>
          <table:table-cell ns41:value-type="float" table:style-name="ce49" office:value="108" office:value-type="float">
            <text:p>108</text:p>
          </table:table-cell>
          <table:table-cell ns41:value-type="float" table:style-name="ce49" office:value="227" office:value-type="float">
            <text:p>227</text:p>
          </table:table-cell>
          <table:table-cell ns41:value-type="float" table:style-name="ce49" office:value="260" office:value-type="float">
            <text:p>260</text:p>
          </table:table-cell>
          <table:table-cell ns41:value-type="float" table:style-name="ce49" office:value="223" office:value-type="float">
            <text:p>223</text:p>
          </table:table-cell>
          <table:table-cell ns41:value-type="float" table:style-name="ce49" office:value="258" office:value-type="float">
            <text:p>25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135" office:value-type="float">
            <text:p>135</text:p>
          </table:table-cell>
          <table:table-cell ns41:value-type="float" table:style-name="ce49" office:value="166" office:value-type="float">
            <text:p>166</text:p>
          </table:table-cell>
          <table:table-cell ns41:value-type="float" office:value="75" table:style-name="ce49" table:number-columns-repeated="2" office:value-type="float">
            <text:p>75</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56" office:value-type="float">
            <text:p>156</text:p>
          </table:table-cell>
          <table:table-cell ns41:value-type="float" table:style-name="ce49" office:value="186" office:value-type="float">
            <text:p>186</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36" office:value-type="float">
            <text:p>36</text:p>
          </table:table-cell>
          <table:table-cell ns41:value-type="float" table:style-name="ce49" office:value="46" office:value-type="float">
            <text:p>46</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180" office:value-type="float">
            <text:p>180</text:p>
          </table:table-cell>
          <table:table-cell ns41:value-type="float" table:style-name="ce49" office:value="205" office:value-type="float">
            <text:p>205</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3" office:value-type="float">
            <text:p>13</text:p>
          </table:table-cell>
          <table:table-cell ns41:value-type="float" table:style-name="ce49" office:value="18" office:value-type="float">
            <text:p>18</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27" office:value-type="float">
            <text:p>27</text:p>
          </table:table-cell>
          <table:table-cell ns41:value-type="float" table:style-name="ce49" office:value="33" office:value-type="float">
            <text:p>3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4</text:p>
          </table:table-cell>
          <table:table-cell table:style-name="Default"/>
          <table:table-cell ns41:value-type="float" table:style-name="ce35" office:value="72" office:value-type="float">
            <text:p>72</text:p>
          </table:table-cell>
          <table:table-cell ns41:value-type="float" table:style-name="ce49" office:value="2" office:value-type="float">
            <text:p>2</text:p>
          </table:table-cell>
          <table:table-cell table:style-name="ce49"/>
          <table:table-cell ns41:value-type="float" table:style-name="ce49" office:value="74" office:value-type="float">
            <text:p>74</text:p>
          </table:table-cell>
          <table:table-cell ns41:value-type="float" table:style-name="ce49" office:value="159" office:value-type="float">
            <text:p>159</text:p>
          </table:table-cell>
          <table:table-cell ns41:value-type="float" table:style-name="ce49" office:value="204" office:value-type="float">
            <text:p>204</text:p>
          </table:table-cell>
          <table:table-cell ns41:value-type="float" table:style-name="ce49" office:value="154" office:value-type="float">
            <text:p>154</text:p>
          </table:table-cell>
          <table:table-cell ns41:value-type="float" table:style-name="ce49" office:value="203" office:value-type="float">
            <text:p>203</text:p>
          </table:table-cell>
          <table:table-cell ns41:value-type="float" office:value="1" table:style-name="ce49" table:number-columns-repeated="2" office:value-type="float">
            <text:p>1</text:p>
          </table:table-cell>
          <table:table-cell ns41:value-type="float" table:style-name="ce49" office:value="4" office:value-type="float">
            <text:p>4</text:p>
          </table:table-cell>
          <table:table-cell table:style-name="ce49"/>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138" office:value-type="float">
            <text:p>138</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122" office:value-type="float">
            <text:p>122</text:p>
          </table:table-cell>
          <table:table-cell ns41:value-type="float" table:style-name="ce49" office:value="153" office:value-type="float">
            <text:p>15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6" office:value-type="float">
            <text:p>26</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6"/>
          <table:table-cell ns41:value-type="float" table:style-name="ce49" office:value="124" office:value-type="float">
            <text:p>124</text:p>
          </table:table-cell>
          <table:table-cell ns41:value-type="float" table:style-name="ce49" office:value="167" office:value-type="float">
            <text:p>167</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8"/>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5</text:p>
          </table:table-cell>
          <table:table-cell table:style-name="Default"/>
          <table:table-cell ns41:value-type="float" table:style-name="ce35" office:value="109" office:value-type="float">
            <text:p>109</text:p>
          </table:table-cell>
          <table:table-cell ns41:value-type="float" table:style-name="ce49" office:value="3" office:value-type="float">
            <text:p>3</text:p>
          </table:table-cell>
          <table:table-cell table:style-name="ce49"/>
          <table:table-cell ns41:value-type="float" table:style-name="ce49" office:value="112" office:value-type="float">
            <text:p>112</text:p>
          </table:table-cell>
          <table:table-cell ns41:value-type="float" table:style-name="ce49" office:value="228" office:value-type="float">
            <text:p>228</text:p>
          </table:table-cell>
          <table:table-cell ns41:value-type="float" table:style-name="ce49" office:value="299" office:value-type="float">
            <text:p>299</text:p>
          </table:table-cell>
          <table:table-cell ns41:value-type="float" table:style-name="ce49" office:value="227" office:value-type="float">
            <text:p>227</text:p>
          </table:table-cell>
          <table:table-cell ns41:value-type="float" table:style-name="ce49" office:value="297" office:value-type="float">
            <text:p>29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8" office:value-type="float">
            <text:p>148</text:p>
          </table:table-cell>
          <table:table-cell ns41:value-type="float" table:style-name="ce49" office:value="188" office:value-type="float">
            <text:p>188</text:p>
          </table:table-cell>
          <table:table-cell ns41:value-type="float" table:style-name="ce49" office:value="73" office:value-type="float">
            <text:p>73</text:p>
          </table:table-cell>
          <table:table-cell ns41:value-type="float" table:style-name="ce49" office:value="75" office:value-type="float">
            <text:p>75</text:p>
          </table:table-cell>
          <table:table-cell ns41:value-type="float" table:style-name="ce49" office:value="7" office:value-type="float">
            <text:p>7</text:p>
          </table:table-cell>
          <table:table-cell ns41:value-type="float" table:style-name="ce49" office:value="36" office:value-type="float">
            <text:p>36</text:p>
          </table:table-cell>
          <table:table-cell ns41:value-type="float" table:style-name="ce49" office:value="188" office:value-type="float">
            <text:p>188</text:p>
          </table:table-cell>
          <table:table-cell ns41:value-type="float" table:style-name="ce49" office:value="214" office:value-type="float">
            <text:p>214</text:p>
          </table:table-cell>
          <table:table-cell ns41:value-type="float" table:style-name="ce49" office:value="7" office:value-type="float">
            <text:p>7</text:p>
          </table:table-cell>
          <table:table-cell ns41:value-type="float" table:style-name="ce49" office:value="29" office:value-type="float">
            <text:p>29</text:p>
          </table:table-cell>
          <table:table-cell ns41:value-type="float" table:style-name="ce49" office:value="25" office:value-type="float">
            <text:p>25</text:p>
          </table:table-cell>
          <table:table-cell ns41:value-type="float" table:style-name="ce49" office:value="53" office:value-type="float">
            <text:p>53</text:p>
          </table:table-cell>
          <table:table-cell table:style-name="ce49" table:number-columns-repeated="2"/>
          <table:table-cell ns41:value-type="float" table:style-name="ce49" office:value="7" office:value-type="float">
            <text:p>7</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67" office:value-type="float">
            <text:p>167</text:p>
          </table:table-cell>
          <table:table-cell ns41:value-type="float" table:style-name="ce49" office:value="242" office:value-type="float">
            <text:p>242</text:p>
          </table:table-cell>
          <table:table-cell table:style-name="ce49" table:number-columns-repeated="20"/>
          <table:table-cell ns41:value-type="float" table:style-name="ce49" office:value="12" office:value-type="float">
            <text:p>12</text:p>
          </table:table-cell>
          <table:table-cell ns41:value-type="float" table:style-name="ce49" office:value="14" office:value-type="float">
            <text:p>14</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6"/>
          <table:table-cell ns41:value-type="float" table:style-name="ce49" office:value="45" office:value-type="float">
            <text:p>45</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6</text:p>
          </table:table-cell>
          <table:table-cell table:style-name="Default"/>
          <table:table-cell ns41:value-type="float" table:style-name="ce35" office:value="111" office:value-type="float">
            <text:p>111</text:p>
          </table:table-cell>
          <table:table-cell ns41:value-type="float" table:style-name="ce49" office:value="5" office:value-type="float">
            <text:p>5</text:p>
          </table:table-cell>
          <table:table-cell table:style-name="ce49"/>
          <table:table-cell ns41:value-type="float" table:style-name="ce49" office:value="116" office:value-type="float">
            <text:p>116</text:p>
          </table:table-cell>
          <table:table-cell ns41:value-type="float" table:style-name="ce49" office:value="236" office:value-type="float">
            <text:p>236</text:p>
          </table:table-cell>
          <table:table-cell ns41:value-type="float" table:style-name="ce49" office:value="288" office:value-type="float">
            <text:p>288</text:p>
          </table:table-cell>
          <table:table-cell ns41:value-type="float" table:style-name="ce49" office:value="235" office:value-type="float">
            <text:p>235</text:p>
          </table:table-cell>
          <table:table-cell ns41:value-type="float" table:style-name="ce49" office:value="287" office:value-type="float">
            <text:p>287</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4" office:value-type="float">
            <text:p>144</text:p>
          </table:table-cell>
          <table:table-cell ns41:value-type="float" table:style-name="ce49" office:value="185" office:value-type="float">
            <text:p>185</text:p>
          </table:table-cell>
          <table:table-cell ns41:value-type="float" table:style-name="ce49" office:value="83" office:value-type="float">
            <text:p>83</text:p>
          </table:table-cell>
          <table:table-cell ns41:value-type="float" table:style-name="ce49" office:value="85" office:value-type="float">
            <text:p>85</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table:style-name="ce49" office:value="60" office:value-type="float">
            <text:p>60</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5"/>
          <table:table-cell ns41:value-type="float" table:style-name="ce49" office:value="206" office:value-type="float">
            <text:p>206</text:p>
          </table:table-cell>
          <table:table-cell ns41:value-type="float" table:style-name="ce49" office:value="262" office:value-type="float">
            <text:p>262</text:p>
          </table:table-cell>
          <table:table-cell table:style-name="ce49" table:number-columns-repeated="13"/>
          <table:table-cell ns41:value-type="float" table:style-name="ce49" office:value="1" office:value-type="float">
            <text:p>1</text:p>
          </table:table-cell>
          <table:table-cell table:style-name="ce49" table:number-columns-repeated="6"/>
          <table:table-cell ns41:value-type="float" office:value="6" table:style-name="ce49" table:number-columns-repeated="2" office:value-type="float">
            <text:p>6</text:p>
          </table:table-cell>
          <table:table-cell table:style-name="ce49" table:number-columns-repeated="8"/>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7</text:p>
          </table:table-cell>
          <table:table-cell table:style-name="Default"/>
          <table:table-cell ns41:value-type="float" table:style-name="ce35" office:value="134" office:value-type="float">
            <text:p>134</text:p>
          </table:table-cell>
          <table:table-cell ns41:value-type="float" table:style-name="ce49" office:value="3" office:value-type="float">
            <text:p>3</text:p>
          </table:table-cell>
          <table:table-cell table:style-name="ce49"/>
          <table:table-cell ns41:value-type="float" table:style-name="ce49" office:value="139" office:value-type="float">
            <text:p>139</text:p>
          </table:table-cell>
          <table:table-cell ns41:value-type="float" table:style-name="ce49" office:value="292" office:value-type="float">
            <text:p>292</text:p>
          </table:table-cell>
          <table:table-cell ns41:value-type="float" table:style-name="ce49" office:value="319" office:value-type="float">
            <text:p>319</text:p>
          </table:table-cell>
          <table:table-cell ns41:value-type="float" table:style-name="ce49" office:value="292" office:value-type="float">
            <text:p>292</text:p>
          </table:table-cell>
          <table:table-cell ns41:value-type="float" table:style-name="ce49" office:value="315" office:value-type="float">
            <text:p>315</text:p>
          </table:table-cell>
          <table:table-cell table:style-name="ce49"/>
          <table:table-cell ns41:value-type="float" table:style-name="ce49" office:value="2" office:value-type="float">
            <text:p>2</text:p>
          </table:table-cell>
          <table:table-cell table:style-name="ce49"/>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108" office:value-type="float">
            <text:p>108</text:p>
          </table:table-cell>
          <table:table-cell ns41:value-type="float" table:style-name="ce49" office:value="109" office:value-type="float">
            <text:p>109</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236" office:value-type="float">
            <text:p>236</text:p>
          </table:table-cell>
          <table:table-cell ns41:value-type="float" table:style-name="ce49" office:value="216" office:value-type="float">
            <text:p>216</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76" office:value-type="float">
            <text:p>7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267" office:value-type="float">
            <text:p>267</text:p>
          </table:table-cell>
          <table:table-cell ns41:value-type="float" table:style-name="ce49" office:value="283" office:value-type="float">
            <text:p>283</text:p>
          </table:table-cell>
          <table:table-cell table:style-name="ce49" table:number-columns-repeated="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9" office:value-type="float">
            <text:p>9</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table:style-name="ce49" table:number-columns-repeated="6"/>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8</text:p>
          </table:table-cell>
          <table:table-cell table:style-name="Default"/>
          <table:table-cell ns41:value-type="float" table:style-name="ce35" office:value="118" office:value-type="float">
            <text:p>118</text:p>
          </table:table-cell>
          <table:table-cell ns41:value-type="float" table:style-name="ce49" office:value="1" office:value-type="float">
            <text:p>1</text:p>
          </table:table-cell>
          <table:table-cell table:style-name="ce49"/>
          <table:table-cell ns41:value-type="float" table:style-name="ce49" office:value="124" office:value-type="float">
            <text:p>124</text:p>
          </table:table-cell>
          <table:table-cell ns41:value-type="float" table:style-name="ce49" office:value="273" office:value-type="float">
            <text:p>273</text:p>
          </table:table-cell>
          <table:table-cell ns41:value-type="float" table:style-name="ce49" office:value="300" office:value-type="float">
            <text:p>300</text:p>
          </table:table-cell>
          <table:table-cell ns41:value-type="float" table:style-name="ce49" office:value="270" office:value-type="float">
            <text:p>270</text:p>
          </table:table-cell>
          <table:table-cell ns41:value-type="float" table:style-name="ce49" office:value="298" office:value-type="float">
            <text:p>298</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9" office:value-type="float">
            <text:p>169</text:p>
          </table:table-cell>
          <table:table-cell ns41:value-type="float" table:style-name="ce49" office:value="186" office:value-type="float">
            <text:p>186</text:p>
          </table:table-cell>
          <table:table-cell ns41:value-type="float" table:style-name="ce49" office:value="94" office:value-type="float">
            <text:p>94</text:p>
          </table:table-cell>
          <table:table-cell ns41:value-type="float" table:style-name="ce49" office:value="96" office:value-type="float">
            <text:p>96</text:p>
          </table:table-cell>
          <table:table-cell ns41:value-type="float" table:style-name="ce49" office:value="10" office:value-type="float">
            <text:p>10</text:p>
          </table:table-cell>
          <table:table-cell ns41:value-type="float" table:style-name="ce49" office:value="18" office:value-type="float">
            <text:p>18</text:p>
          </table:table-cell>
          <table:table-cell ns41:value-type="float" table:style-name="ce49" office:value="227" office:value-type="float">
            <text:p>227</text:p>
          </table:table-cell>
          <table:table-cell ns41:value-type="float" table:style-name="ce49" office:value="221" office:value-type="float">
            <text:p>221</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table:style-name="ce49" office:value="28" office:value-type="float">
            <text:p>28</text:p>
          </table:table-cell>
          <table:table-cell ns41:value-type="float" table:style-name="ce49" office:value="52" office:value-type="float">
            <text:p>52</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50" office:value-type="float">
            <text:p>250</text:p>
          </table:table-cell>
          <table:table-cell ns41:value-type="float" table:style-name="ce49" office:value="271" office:value-type="float">
            <text:p>27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27" office:value-type="float">
            <text:p>2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9</text:p>
          </table:table-cell>
          <table:table-cell table:style-name="Default"/>
          <table:table-cell ns41:value-type="float" table:style-name="ce35" office:value="131" office:value-type="float">
            <text:p>131</text:p>
          </table:table-cell>
          <table:table-cell ns41:value-type="float" table:style-name="ce49" office:value="1" office:value-type="float">
            <text:p>1</text:p>
          </table:table-cell>
          <table:table-cell table:style-name="ce49"/>
          <table:table-cell ns41:value-type="float" table:style-name="ce49" office:value="134" office:value-type="float">
            <text:p>134</text:p>
          </table:table-cell>
          <table:table-cell ns41:value-type="float" table:style-name="ce49" office:value="310" office:value-type="float">
            <text:p>310</text:p>
          </table:table-cell>
          <table:table-cell ns41:value-type="float" table:style-name="ce49" office:value="296" office:value-type="float">
            <text:p>296</text:p>
          </table:table-cell>
          <table:table-cell ns41:value-type="float" table:style-name="ce49" office:value="310" office:value-type="float">
            <text:p>310</text:p>
          </table:table-cell>
          <table:table-cell ns41:value-type="float" table:style-name="ce49" office:value="296" office:value-type="float">
            <text:p>296</text:p>
          </table:table-cell>
          <table:table-cell table:style-name="ce49" table:number-columns-repeated="4"/>
          <table:table-cell ns41:value-type="float" office:value="2" table:style-name="ce49" table:number-columns-repeated="2" office:value-type="float">
            <text:p>2</text:p>
          </table:table-cell>
          <table:table-cell ns41:value-type="float" table:style-name="ce49" office:value="200" office:value-type="float">
            <text:p>200</text:p>
          </table:table-cell>
          <table:table-cell ns41:value-type="float" table:style-name="ce49" office:value="169" office:value-type="float">
            <text:p>169</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42" office:value-type="float">
            <text:p>242</text:p>
          </table:table-cell>
          <table:table-cell ns41:value-type="float" table:style-name="ce49" office:value="210" office:value-type="float">
            <text:p>210</text:p>
          </table:table-cell>
          <table:table-cell ns41:value-type="float" table:style-name="ce49" office:value="11" office:value-type="float">
            <text:p>11</text:p>
          </table:table-cell>
          <table:table-cell ns41:value-type="float" table:style-name="ce49" office:value="30" office:value-type="float">
            <text:p>30</text:p>
          </table:table-cell>
          <table:table-cell ns41:value-type="float" table:style-name="ce49" office:value="55" office:value-type="float">
            <text:p>55</text:p>
          </table:table-cell>
          <table:table-cell ns41:value-type="float" table:style-name="ce49" office:value="54" office:value-type="float">
            <text:p>54</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86" office:value-type="float">
            <text:p>286</text:p>
          </table:table-cell>
          <table:table-cell ns41:value-type="float" table:style-name="ce49" office:value="281" office:value-type="float">
            <text:p>281</text:p>
          </table:table-cell>
          <table:table-cell table:style-name="ce49" table:number-columns-repeated="12"/>
          <table:table-cell ns41:value-type="float" table:style-name="ce49" office:value="3" office:value-type="float">
            <text:p>3</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6"/>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0</text:p>
          </table:table-cell>
          <table:table-cell table:style-name="Default"/>
          <table:table-cell ns41:value-type="float" table:style-name="ce36" office:value="77" office:value-type="float">
            <text:p>77</text:p>
          </table:table-cell>
          <table:table-cell ns41:value-type="float" table:style-name="ce49" office:value="11" office:value-type="float">
            <text:p>11</text:p>
          </table:table-cell>
          <table:table-cell table:style-name="ce49"/>
          <table:table-cell ns41:value-type="float" table:style-name="ce49" office:value="85" office:value-type="float">
            <text:p>85</text:p>
          </table:table-cell>
          <table:table-cell ns41:value-type="float" table:style-name="ce49" office:value="171" office:value-type="float">
            <text:p>171</text:p>
          </table:table-cell>
          <table:table-cell ns41:value-type="float" table:style-name="ce49" office:value="195" office:value-type="float">
            <text:p>195</text:p>
          </table:table-cell>
          <table:table-cell ns41:value-type="float" table:style-name="ce49" office:value="169" office:value-type="float">
            <text:p>169</text:p>
          </table:table-cell>
          <table:table-cell ns41:value-type="float" table:style-name="ce49" office:value="195" office:value-type="float">
            <text:p>195</text:p>
          </table:table-cell>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table:style-name="ce49"/>
          <table:table-cell ns41:value-type="float" table:style-name="ce49" office:value="115" office:value-type="float">
            <text:p>115</text:p>
          </table:table-cell>
          <table:table-cell ns41:value-type="float" table:style-name="ce49" office:value="121" office:value-type="float">
            <text:p>121</text:p>
          </table:table-cell>
          <table:table-cell ns41:value-type="float" table:style-name="ce49" office:value="51" office:value-type="float">
            <text:p>51</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20" office:value-type="float">
            <text:p>20</text:p>
          </table:table-cell>
          <table:table-cell ns41:value-type="float" table:style-name="ce49" office:value="134" office:value-type="float">
            <text:p>134</text:p>
          </table:table-cell>
          <table:table-cell ns41:value-type="float" table:style-name="ce49" office:value="148" office:value-type="float">
            <text:p>148</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8" office:value-type="float">
            <text:p>28</text:p>
          </table:table-cell>
          <table:table-cell ns41:value-type="float" table:style-name="ce49" office:value="31" office:value-type="float">
            <text:p>31</text:p>
          </table:table-cell>
          <table:table-cell table:style-name="ce49" table:number-columns-repeated="10"/>
          <table:table-cell ns41:value-type="float" table:style-name="ce49" office:value="164" office:value-type="float">
            <text:p>164</text:p>
          </table:table-cell>
          <table:table-cell ns41:value-type="float" table:style-name="ce49" office:value="189" office:value-type="float">
            <text:p>189</text:p>
          </table:table-cell>
          <table:table-cell table:style-name="ce49" table:number-columns-repeated="12"/>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1</text:p>
          </table:table-cell>
          <table:table-cell table:style-name="Default"/>
          <table:table-cell ns41:value-type="float" table:style-name="ce37" office:value="116" office:value-type="float">
            <text:p>116</text:p>
          </table:table-cell>
          <table:table-cell ns41:value-type="float" table:style-name="ce49" office:value="13" office:value-type="float">
            <text:p>13</text:p>
          </table:table-cell>
          <table:table-cell table:style-name="ce49"/>
          <table:table-cell ns41:value-type="float" table:style-name="ce49" office:value="120" office:value-type="float">
            <text:p>120</text:p>
          </table:table-cell>
          <table:table-cell ns41:value-type="float" table:style-name="ce49" office:value="279" office:value-type="float">
            <text:p>279</text:p>
          </table:table-cell>
          <table:table-cell ns41:value-type="float" table:style-name="ce49" office:value="292" office:value-type="float">
            <text:p>292</text:p>
          </table:table-cell>
          <table:table-cell ns41:value-type="float" table:style-name="ce49" office:value="279" office:value-type="float">
            <text:p>279</text:p>
          </table:table-cell>
          <table:table-cell ns41:value-type="float" table:style-name="ce49" office:value="291" office:value-type="float">
            <text:p>29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77" office:value-type="float">
            <text:p>177</text:p>
          </table:table-cell>
          <table:table-cell ns41:value-type="float" table:style-name="ce49" office:value="179" office:value-type="float">
            <text:p>179</text:p>
          </table:table-cell>
          <table:table-cell ns41:value-type="float" table:style-name="ce49" office:value="87" office:value-type="float">
            <text:p>87</text:p>
          </table:table-cell>
          <table:table-cell ns41:value-type="float" table:style-name="ce49" office:value="89" office:value-type="float">
            <text:p>89</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207" office:value-type="float">
            <text:p>207</text:p>
          </table:table-cell>
          <table:table-cell ns41:value-type="float" table:style-name="ce49" office:value="211" office:value-type="float">
            <text:p>211</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232" office:value-type="float">
            <text:p>232</text:p>
          </table:table-cell>
          <table:table-cell ns41:value-type="float" table:style-name="ce49" office:value="239" office:value-type="float">
            <text:p>239</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36" office:value-type="float">
            <text:p>36</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Oosterban</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7" office:value-type="float">
            <text:p>37</text:p>
          </table:table-cell>
          <table:table-cell ns41:value-type="float" table:style-name="ce49" office:value="103" office:value-type="float">
            <text:p>103</text:p>
          </table:table-cell>
          <table:table-cell ns41:value-type="float" table:style-name="ce49" office:value="93" office:value-type="float">
            <text:p>93</text:p>
          </table:table-cell>
          <table:table-cell ns41:value-type="float" table:style-name="ce49" office:value="102" office:value-type="float">
            <text:p>102</text:p>
          </table:table-cell>
          <table:table-cell ns41:value-type="float" table:style-name="ce49" office:value="93" office:value-type="float">
            <text:p>93</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3" office:value-type="float">
            <text:p>73</text:p>
          </table:table-cell>
          <table:table-cell ns41:value-type="float" table:style-name="ce49" office:value="59" office:value-type="float">
            <text:p>59</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64" office:value-type="float">
            <text:p>64</text:p>
          </table:table-cell>
          <table:table-cell ns41:value-type="float" table:style-name="ce49" office:value="38" office:value-type="float">
            <text:p>38</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12" office:value-type="float">
            <text:p>12</text:p>
          </table:table-cell>
          <table:table-cell ns41:value-type="float" table:style-name="ce49" office:value="14" office:value-type="float">
            <text:p>14</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99" office:value-type="float">
            <text:p>99</text:p>
          </table:table-cell>
          <table:table-cell ns41:value-type="float" table:style-name="ce49" office:value="88" office:value-type="float">
            <text:p>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Zomerdijk</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19" office:value-type="float">
            <text:p>19</text:p>
          </table:table-cell>
          <table:table-cell ns41:value-type="float" table:style-name="ce49" office:value="42" office:value-type="float">
            <text:p>42</text:p>
          </table:table-cell>
          <table:table-cell ns41:value-type="float" table:style-name="ce49" office:value="58" office:value-type="float">
            <text:p>58</text:p>
          </table:table-cell>
          <table:table-cell ns41:value-type="float" table:style-name="ce49" office:value="42" office:value-type="float">
            <text:p>42</text:p>
          </table:table-cell>
          <table:table-cell ns41:value-type="float" table:style-name="ce49" office:value="58" office:value-type="float">
            <text:p>58</text:p>
          </table:table-cell>
          <table:table-cell table:style-name="ce49" table:number-columns-repeated="6"/>
          <table:table-cell ns41:value-type="float" table:style-name="ce49" office:value="26" office:value-type="float">
            <text:p>26</text:p>
          </table:table-cell>
          <table:table-cell ns41:value-type="float" table:style-name="ce49" office:value="40" office:value-type="float">
            <text:p>40</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office:value="12" table:style-name="ce49" table:number-columns-repeated="2" office:value-type="float">
            <text:p>12</text:p>
          </table:table-cell>
          <table:table-cell table:style-name="ce49" table:number-columns-repeated="10"/>
          <table:table-cell ns41:value-type="float" table:style-name="ce49" office:value="42" office:value-type="float">
            <text:p>42</text:p>
          </table:table-cell>
          <table:table-cell ns41:value-type="float" table:style-name="ce49" office:value="55" office:value-type="float">
            <text:p>55</text:p>
          </table:table-cell>
          <table:table-cell table:style-name="ce49" table:number-columns-repeated="13"/>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Zomerdijk Schepen</text:p>
          </table:table-cell>
          <table:table-cell table:style-name="Default"/>
          <table:table-cell table:style-name="ce35"/>
          <table:table-cell table:style-name="ce49"/>
          <table:table-cell ns41:value-type="float" office:value="21" table:style-name="ce49" table:number-columns-repeated="2" office:value-type="float">
            <text:p>21</text:p>
          </table:table-cell>
          <table:table-cell ns41:value-type="float" table:style-name="ce49" office:value="46" office:value-type="float">
            <text:p>46</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0" office:value-type="float">
            <text:p>20</text:p>
          </table:table-cell>
          <table:table-cell ns41:value-type="float" table:style-name="ce49" office:value="16" office:value-type="float">
            <text:p>16</text:p>
          </table:table-cell>
          <table:table-cell table:style-name="ce49" table:number-columns-repeated="2"/>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office:value="18" table:style-name="ce49" table:number-columns-repeated="2" office:value-type="float">
            <text:p>18</text:p>
          </table:table-cell>
          <table:table-cell table:style-name="ce49" table:number-columns-repeated="10"/>
          <table:table-cell ns41:value-type="float" table:style-name="ce49" office:value="44" office:value-type="float">
            <text:p>44</text:p>
          </table:table-cell>
          <table:table-cell ns41:value-type="float" table:style-name="ce49" office:value="32" office:value-type="float">
            <text:p>32</text:p>
          </table:table-cell>
          <table:table-cell table:style-name="ce49" table:number-columns-repeated="15"/>
          <table:table-cell ns41:value-type="float" table:style-name="ce49" office:value="4" office:value-type="float">
            <text:p>4</text:p>
          </table:table-cell>
          <table:table-cell table:style-name="ce49" table:number-columns-repeated="4"/>
          <table:table-cell ns41:value-type="float" table:style-name="ce49" office:value="2" office:value-type="float">
            <text:p>2</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8" office:value="1305" office:value-type="float">
            <text:p>1,305</text:p>
          </table:table-cell>
          <table:table-cell ns41:value-type="float" table:style-name="ce49" office:value="50" office:value-type="float">
            <text:p>50</text:p>
          </table:table-cell>
          <table:table-cell ns41:value-type="float" table:style-name="ce49" office:value="21" office:value-type="float">
            <text:p>21</text:p>
          </table:table-cell>
          <table:table-cell ns41:value-type="float" table:style-name="ce52" office:value="1381" office:value-type="float">
            <text:p>1,381</text:p>
          </table:table-cell>
          <table:table-cell ns41:value-type="float" table:style-name="ce52" office:value="3015" office:value-type="float">
            <text:p>3,015</text:p>
          </table:table-cell>
          <table:table-cell ns41:value-type="float" table:style-name="ce52" office:value="3387" office:value-type="float">
            <text:p>3,387</text:p>
          </table:table-cell>
          <table:table-cell ns41:value-type="float" table:style-name="ce52" office:value="2974" office:value-type="float">
            <text:p>2,974</text:p>
          </table:table-cell>
          <table:table-cell ns41:value-type="float" table:style-name="ce52" office:value="3352" office:value-type="float">
            <text:p>3,352</text:p>
          </table:table-cell>
          <table:table-cell ns41:value-type="float" table:style-name="ce49" office:value="10" office:value-type="float">
            <text:p>10</text:p>
          </table:table-cell>
          <table:table-cell ns41:value-type="float" table:style-name="ce49" office:value="14" office:value-type="float">
            <text:p>14</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3" office:value-type="float">
            <text:p>53</text:p>
          </table:table-cell>
          <table:table-cell ns41:value-type="float" table:style-name="ce49" office:value="18" office:value-type="float">
            <text:p>18</text:p>
          </table:table-cell>
          <table:table-cell ns41:value-type="float" table:style-name="ce52" office:value="1875" office:value-type="float">
            <text:p>1,875</text:p>
          </table:table-cell>
          <table:table-cell ns41:value-type="float" table:style-name="ce52" office:value="2099" office:value-type="float">
            <text:p>2,099</text:p>
          </table:table-cell>
          <table:table-cell ns41:value-type="float" table:style-name="ce49" office:value="999" office:value-type="float">
            <text:p>999</text:p>
          </table:table-cell>
          <table:table-cell ns41:value-type="float" table:style-name="ce52" office:value="1010" office:value-type="float">
            <text:p>1,010</text:p>
          </table:table-cell>
          <table:table-cell ns41:value-type="float" table:style-name="ce49" office:value="141" office:value-type="float">
            <text:p>141</text:p>
          </table:table-cell>
          <table:table-cell ns41:value-type="float" table:style-name="ce49" office:value="278" office:value-type="float">
            <text:p>278</text:p>
          </table:table-cell>
          <table:table-cell ns41:value-type="float" table:style-name="ce52" office:value="2284" office:value-type="float">
            <text:p>2,284</text:p>
          </table:table-cell>
          <table:table-cell ns41:value-type="float" table:style-name="ce52" office:value="2395" office:value-type="float">
            <text:p>2,395</text:p>
          </table:table-cell>
          <table:table-cell ns41:value-type="float" table:style-name="ce49" office:value="243" office:value-type="float">
            <text:p>243</text:p>
          </table:table-cell>
          <table:table-cell ns41:value-type="float" table:style-name="ce49" office:value="367" office:value-type="float">
            <text:p>367</text:p>
          </table:table-cell>
          <table:table-cell ns41:value-type="float" table:style-name="ce49" office:value="435" office:value-type="float">
            <text:p>435</text:p>
          </table:table-cell>
          <table:table-cell ns41:value-type="float" table:style-name="ce49" office:value="603" office:value-type="float">
            <text:p>603</text:p>
          </table:table-cell>
          <table:table-cell table:style-name="ce49"/>
          <table:table-cell ns41:value-type="float" table:style-name="ce49" office:value="1" office:value-type="float">
            <text:p>1</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52" office:value="2636" office:value-type="float">
            <text:p>2,636</text:p>
          </table:table-cell>
          <table:table-cell ns41:value-type="float" table:style-name="ce52" office:value="2991" office:value-type="float">
            <text:p>2,991</text:p>
          </table:table-cell>
          <table:table-cell table:style-name="ce49" table:number-columns-repeated="8"/>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17" office:value-type="float">
            <text:p>17</text:p>
          </table:table-cell>
          <table:table-cell table:style-name="ce49"/>
          <table:table-cell ns41:value-type="float" table:style-name="ce49" office:value="5" office:value-type="float">
            <text:p>5</text:p>
          </table:table-cell>
          <table:table-cell table:style-name="ce49" table:number-columns-repeated="4"/>
          <table:table-cell ns41:value-type="float" table:style-name="ce49" office:value="89" office:value-type="float">
            <text:p>89</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26" office:value-type="float">
            <text:p>26</text:p>
          </table:table-cell>
          <table:table-cell table:style-name="ce49" table:number-columns-repeated="6"/>
          <table:table-cell ns41:value-type="float" table:style-name="ce49" office:value="242" office:value-type="float">
            <text:p>242</text:p>
          </table:table-cell>
          <table:table-cell ns41:value-type="float" table:style-name="ce49" office:value="248" office:value-type="float">
            <text:p>24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57" office:value-type="float">
            <text:p>57</text:p>
          </table:table-cell>
          <table:table-cell ns41:value-type="float" table:style-name="ce49" office:value="141" office:value-type="float">
            <text:p>141</text:p>
          </table:table-cell>
          <table:table-cell ns41:value-type="float" table:style-name="ce49" office:value="136" office:value-type="float">
            <text:p>136</text:p>
          </table:table-cell>
          <table:table-cell ns41:value-type="float" table:style-name="ce49" office:value="139" office:value-type="float">
            <text:p>139</text:p>
          </table:table-cell>
          <table:table-cell ns41:value-type="float" table:style-name="ce49" office:value="130" office:value-type="float">
            <text:p>130</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4"/>
          <table:table-cell ns41:value-type="float" table:style-name="ce49" office:value="90" office:value-type="float">
            <text:p>90</text:p>
          </table:table-cell>
          <table:table-cell ns41:value-type="float" table:style-name="ce49" office:value="84" office:value-type="float">
            <text:p>84</text:p>
          </table:table-cell>
          <table:table-cell ns41:value-type="float" table:style-name="ce49" office:value="40" office:value-type="float">
            <text:p>40</text:p>
          </table:table-cell>
          <table:table-cell ns41:value-type="float" table:style-name="ce49" office:value="41" office:value-type="float">
            <text:p>41</text:p>
          </table:table-cell>
          <table:table-cell ns41:value-type="float" office:value="11" table:style-name="ce49" table:number-columns-repeated="2" office:value-type="float">
            <text:p>11</text:p>
          </table:table-cell>
          <table:table-cell ns41:value-type="float" office:value="95" table:style-name="ce49" table:number-columns-repeated="2" office:value-type="float">
            <text:p>95</text:p>
          </table:table-cell>
          <table:table-cell ns41:value-type="float" table:style-name="ce49" office:value="25" office:value-type="float">
            <text:p>25</text:p>
          </table:table-cell>
          <table:table-cell ns41:value-type="float" table:style-name="ce49" office:value="31" office:value-type="float">
            <text:p>31</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40" office:value-type="float">
            <text:p>140</text:p>
          </table:table-cell>
          <table:table-cell ns41:value-type="float" table:style-name="ce49" office:value="136" office:value-type="float">
            <text:p>136</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Schipbork</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39" office:value-type="float">
            <text:p>39</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47" office:value-type="float">
            <text:p>47</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4" office:value-type="float">
            <text:p>4</text:p>
          </table:table-cell>
          <table:table-cell ns41:value-type="float" table:style-name="ce49" office:value="14" office:value-type="float">
            <text:p>14</text:p>
          </table:table-cell>
          <table:table-cell ns41:value-type="float" table:style-name="ce49" office:value="27" office:value-type="float">
            <text:p>27</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48" office:value-type="float">
            <text:p>4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Gasteren</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32" office:value-type="float">
            <text:p>32</text:p>
          </table:table-cell>
          <table:table-cell ns41:value-type="float" table:style-name="ce49" office:value="89" office:value-type="float">
            <text:p>89</text:p>
          </table:table-cell>
          <table:table-cell ns41:value-type="float" table:style-name="ce49" office:value="82" office:value-type="float">
            <text:p>82</text:p>
          </table:table-cell>
          <table:table-cell ns41:value-type="float" table:style-name="ce49" office:value="84" office:value-type="float">
            <text:p>84</text:p>
          </table:table-cell>
          <table:table-cell ns41:value-type="float" table:style-name="ce49" office:value="81" office:value-type="float">
            <text:p>8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59" office:value-type="float">
            <text:p>59</text:p>
          </table:table-cell>
          <table:table-cell ns41:value-type="float" table:style-name="ce49" office:value="48" office:value-type="float">
            <text:p>48</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65" office:value-type="float">
            <text:p>65</text:p>
          </table:table-cell>
          <table:table-cell ns41:value-type="float" table:style-name="ce49" office:value="53" office:value-type="float">
            <text:p>53</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7" office:value-type="float">
            <text:p>87</text:p>
          </table:table-cell>
          <table:table-cell ns41:value-type="float" table:style-name="ce49" office:value="81" office:value-type="float">
            <text:p>81</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deren</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73" office:value-type="float">
            <text:p>73</text:p>
          </table:table-cell>
          <table:table-cell ns41:value-type="float" table:style-name="ce49" office:value="58" office:value-type="float">
            <text:p>58</text:p>
          </table:table-cell>
          <table:table-cell ns41:value-type="float" table:style-name="ce49" office:value="71" office:value-type="float">
            <text:p>71</text:p>
          </table:table-cell>
          <table:table-cell ns41:value-type="float" table:style-name="ce49" office:value="56" office:value-type="float">
            <text:p>56</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52" office:value-type="float">
            <text:p>52</text:p>
          </table:table-cell>
          <table:table-cell ns41:value-type="float" table:style-name="ce49" office:value="36" office:value-type="float">
            <text:p>36</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52" office:value-type="float">
            <text:p>52</text:p>
          </table:table-cell>
          <table:table-cell ns41:value-type="float" table:style-name="ce49" office:value="35" office:value-type="float">
            <text:p>35</text:p>
          </table:table-cell>
          <table:table-cell ns41:value-type="float" table:style-name="ce49" office:value="20" office:value-type="float">
            <text:p>20</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73" office:value-type="float">
            <text:p>73</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Eext</text:p>
          </table:table-cell>
          <table:table-cell table:style-name="Default"/>
          <table:table-cell ns41:value-type="float" table:style-name="ce35" office:value="85" office:value-type="float">
            <text:p>85</text:p>
          </table:table-cell>
          <table:table-cell ns41:value-type="float" table:style-name="ce49" office:value="3" office:value-type="float">
            <text:p>3</text:p>
          </table:table-cell>
          <table:table-cell table:style-name="ce49"/>
          <table:table-cell ns41:value-type="float" table:style-name="ce49" office:value="91" office:value-type="float">
            <text:p>91</text:p>
          </table:table-cell>
          <table:table-cell ns41:value-type="float" table:style-name="ce49" office:value="254" office:value-type="float">
            <text:p>254</text:p>
          </table:table-cell>
          <table:table-cell ns41:value-type="float" table:style-name="ce49" office:value="206" office:value-type="float">
            <text:p>206</text:p>
          </table:table-cell>
          <table:table-cell ns41:value-type="float" table:style-name="ce49" office:value="237" office:value-type="float">
            <text:p>237</text:p>
          </table:table-cell>
          <table:table-cell ns41:value-type="float" table:style-name="ce49" office:value="196" office:value-type="float">
            <text:p>196</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4"/>
          <table:table-cell ns41:value-type="float" table:style-name="ce49" office:value="166" office:value-type="float">
            <text:p>166</text:p>
          </table:table-cell>
          <table:table-cell ns41:value-type="float" table:style-name="ce49" office:value="120" office:value-type="float">
            <text:p>120</text:p>
          </table:table-cell>
          <table:table-cell ns41:value-type="float" office:value="71" table:style-name="ce49" table:number-columns-repeated="2" office:value-type="float">
            <text:p>71</text:p>
          </table:table-cell>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92" office:value-type="float">
            <text:p>192</text:p>
          </table:table-cell>
          <table:table-cell ns41:value-type="float" table:style-name="ce49" office:value="141" office:value-type="float">
            <text:p>141</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5"/>
          <table:table-cell ns41:value-type="float" table:style-name="ce49" office:value="252" office:value-type="float">
            <text:p>252</text:p>
          </table:table-cell>
          <table:table-cell ns41:value-type="float" table:style-name="ce49" office:value="205" office:value-type="float">
            <text:p>205</text:p>
          </table:table-cell>
          <table:table-cell table:style-name="ce49" table:number-columns-repeated="20"/>
          <table:table-cell ns41:value-type="float" office:value="1" table:style-name="ce49" table:number-columns-repeated="3"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Zandvoort</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table:style-name="ce49" office:value="40" office:value-type="float">
            <text:p>40</text:p>
          </table:table-cell>
          <table:table-cell ns41:value-type="float" table:style-name="ce49" office:value="31" office:value-type="float">
            <text:p>31</text:p>
          </table:table-cell>
          <table:table-cell table:style-name="ce49" table:number-columns-repeated="3"/>
          <table:table-cell ns41:value-type="float" table:style-name="ce49" office:value="3" office:value-type="float">
            <text:p>3</text:p>
          </table:table-cell>
          <table:table-cell table:style-name="ce49" table:number-columns-repeated="2"/>
          <table:table-cell ns41:value-type="float" table:style-name="ce49" office:value="27" office:value-type="float">
            <text:p>27</text:p>
          </table:table-cell>
          <table:table-cell ns41:value-type="float" table:style-name="ce49" office:value="19" office:value-type="float">
            <text:p>19</text:p>
          </table:table-cell>
          <table:table-cell ns41:value-type="float" office:value="12" table:style-name="ce49" table:number-columns-repeated="2" office:value-type="float">
            <text:p>12</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31" office:value-type="float">
            <text:p>31</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 office:value-type="float">
            <text:p>14</text:p>
          </table:table-cell>
          <table:table-cell table:style-name="ce49"/>
          <table:table-cell ns41:value-type="float" table:style-name="ce49" office:value="5" office:value-type="float">
            <text:p>5</text:p>
          </table:table-cell>
          <table:table-cell table:style-name="ce49" table:number-columns-repeated="10"/>
          <table:table-cell ns41:value-type="float" table:style-name="ce49" office:value="40" office:value-type="float">
            <text:p>40</text:p>
          </table:table-cell>
          <table:table-cell ns41:value-type="float" table:style-name="ce49" office:value="33" office:value-type="float">
            <text:p>33</text:p>
          </table:table-cell>
          <table:table-cell table:style-name="ce49" table:number-columns-repeated="23"/>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nen</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00" office:value-type="float">
            <text:p>100</text:p>
          </table:table-cell>
          <table:table-cell ns41:value-type="float" table:style-name="ce49" office:value="245" office:value-type="float">
            <text:p>245</text:p>
          </table:table-cell>
          <table:table-cell ns41:value-type="float" table:style-name="ce49" office:value="230" office:value-type="float">
            <text:p>230</text:p>
          </table:table-cell>
          <table:table-cell ns41:value-type="float" table:style-name="ce49" office:value="235" office:value-type="float">
            <text:p>235</text:p>
          </table:table-cell>
          <table:table-cell ns41:value-type="float" table:style-name="ce49" office:value="227" office:value-type="float">
            <text:p>227</text:p>
          </table:table-cell>
          <table:table-cell ns41:value-type="float" table:style-name="ce49" office:value="10" office:value-type="float">
            <text:p>10</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35" office:value-type="float">
            <text:p>135</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70" office:value-type="float">
            <text:p>170</text:p>
          </table:table-cell>
          <table:table-cell ns41:value-type="float" table:style-name="ce49" office:value="168" office:value-type="float">
            <text:p>168</text:p>
          </table:table-cell>
          <table:table-cell ns41:value-type="float" table:style-name="ce49" office:value="40" office:value-type="float">
            <text:p>40</text:p>
          </table:table-cell>
          <table:table-cell ns41:value-type="float" table:style-name="ce49" office:value="46" office:value-type="float">
            <text:p>46</text:p>
          </table:table-cell>
          <table:table-cell ns41:value-type="float" table:style-name="ce49" office:value="29" office:value-type="float">
            <text:p>29</text:p>
          </table:table-cell>
          <table:table-cell ns41:value-type="float" table:style-name="ce49" office:value="16" office:value-type="float">
            <text:p>16</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239" office:value-type="float">
            <text:p>239</text:p>
          </table:table-cell>
          <table:table-cell ns41:value-type="float" table:style-name="ce49" office:value="225" office:value-type="float">
            <text:p>225</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nerveen</text:p>
          </table:table-cell>
          <table:table-cell table:style-name="Default"/>
          <table:table-cell ns41:value-type="float" table:style-name="ce35" office:value="32" office:value-type="float">
            <text:p>32</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85" office:value-type="float">
            <text:p>85</text:p>
          </table:table-cell>
          <table:table-cell ns41:value-type="float" table:style-name="ce49" office:value="96" office:value-type="float">
            <text:p>96</text:p>
          </table:table-cell>
          <table:table-cell ns41:value-type="float" table:style-name="ce49" office:value="83" office:value-type="float">
            <text:p>8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4"/>
          <table:table-cell ns41:value-type="float" table:style-name="ce49" office:value="68" office:value-type="float">
            <text:p>68</text:p>
          </table:table-cell>
          <table:table-cell ns41:value-type="float" table:style-name="ce49" office:value="50" office:value-type="float">
            <text:p>50</text:p>
          </table:table-cell>
          <table:table-cell ns41:value-type="float" office:value="28" table:style-name="ce49" table:number-columns-repeated="2" office:value-type="float">
            <text:p>28</text:p>
          </table:table-cell>
          <table:table-cell ns41:value-type="float" table:style-name="ce49" office:value="4" office:value-type="float">
            <text:p>4</text:p>
          </table:table-cell>
          <table:table-cell ns41:value-type="float" table:style-name="ce49" office:value="7" office:value-type="float">
            <text:p>7</text:p>
          </table:table-cell>
          <table:table-cell ns41:value-type="float" table:style-name="ce49" office:value="73" office:value-type="float">
            <text:p>73</text:p>
          </table:table-cell>
          <table:table-cell ns41:value-type="float" table:style-name="ce49" office:value="69" office:value-type="float">
            <text:p>69</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6" office:value-type="float">
            <text:p>6</text:p>
          </table:table-cell>
          <table:table-cell table:style-name="ce49" table:number-columns-repeated="10"/>
          <table:table-cell ns41:value-type="float" table:style-name="ce49" office:value="100" office:value-type="float">
            <text:p>100</text:p>
          </table:table-cell>
          <table:table-cell ns41:value-type="float" table:style-name="ce49" office:value="85" office:value-type="float">
            <text:p>8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Eexterveen</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19" office:value-type="float">
            <text:p>119</text:p>
          </table:table-cell>
          <table:table-cell ns41:value-type="float" table:style-name="ce49" office:value="98" office:value-type="float">
            <text:p>98</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83" office:value-type="float">
            <text:p>83</text:p>
          </table:table-cell>
          <table:table-cell ns41:value-type="float" table:style-name="ce49" office:value="55" office:value-type="float">
            <text:p>55</text:p>
          </table:table-cell>
          <table:table-cell ns41:value-type="float" office:value="35" table:style-name="ce49" table:number-columns-repeated="2" office:value-type="float">
            <text:p>35</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70" office:value-type="float">
            <text:p>70</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8" office:value-type="float">
            <text:p>118</text:p>
          </table:table-cell>
          <table:table-cell ns41:value-type="float" table:style-name="ce49" office:value="97" office:value-type="float">
            <text:p>9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Annerveensche Compagnie</text:p>
          </table:table-cell>
          <table:table-cell table:style-name="Default"/>
          <table:table-cell ns41:value-type="float" table:style-name="ce35" office:value="70" office:value-type="float">
            <text:p>70</text:p>
          </table:table-cell>
          <table:table-cell ns41:value-type="float" table:style-name="ce49" office:value="4" office:value-type="float">
            <text:p>4</text:p>
          </table:table-cell>
          <table:table-cell table:style-name="ce49"/>
          <table:table-cell ns41:value-type="float" table:style-name="ce49" office:value="86" office:value-type="float">
            <text:p>86</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210" office:value-type="float">
            <text:p>210</text:p>
          </table:table-cell>
          <table:table-cell ns41:value-type="float" table:style-name="ce49" office:value="237" office:value-type="float">
            <text:p>237</text:p>
          </table:table-cell>
          <table:table-cell ns41:value-type="float" table:style-name="ce49" office:value="1" office:value-type="float">
            <text:p>1</text:p>
          </table:table-cell>
          <table:table-cell ns41:value-type="float" table:style-name="ce49" office:value="11" office:value-type="float">
            <text:p>11</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34" office:value-type="float">
            <text:p>134</text:p>
          </table:table-cell>
          <table:table-cell ns41:value-type="float" table:style-name="ce49" office:value="169" office:value-type="float">
            <text:p>169</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114" office:value-type="float">
            <text:p>114</text:p>
          </table:table-cell>
          <table:table-cell ns41:value-type="float" table:style-name="ce49" office:value="137" office:value-type="float">
            <text:p>137</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1" office:value-type="float">
            <text:p>81</text:p>
          </table:table-cell>
          <table:table-cell ns41:value-type="float" table:style-name="ce49" office:value="99" office:value-type="float">
            <text:p>99</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49" table:number-columns-repeated="7"/>
          <table:table-cell ns41:value-type="float" table:style-name="ce49" office:value="203" office:value-type="float">
            <text:p>203</text:p>
          </table:table-cell>
          <table:table-cell ns41:value-type="float" table:style-name="ce49" office:value="235" office:value-type="float">
            <text:p>235</text:p>
          </table:table-cell>
          <table:table-cell table:style-name="ce49" table:number-columns-repeated="8"/>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Annerveensche Compagnie Schepen</text:p>
          </table:table-cell>
          <table:table-cell table:style-name="Default"/>
          <table:table-cell table:style-name="ce35"/>
          <table:table-cell table:style-name="ce49"/>
          <table:table-cell ns41:value-type="float" office:value="6" table:style-name="ce49" table:number-columns-repeated="2" office:value-type="float">
            <text:p>6</text:p>
          </table:table-cell>
          <table:table-cell ns41:value-type="float" table:style-name="ce49" office:value="18" office:value-type="float">
            <text:p>18</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5" office:value-type="float">
            <text:p>15</text:p>
          </table:table-cell>
          <table:table-cell ns41:value-type="float" table:style-name="ce49" office:value="10" office:value-type="float">
            <text:p>10</text:p>
          </table:table-cell>
          <table:table-cell table:style-name="ce49" table:number-columns-repeated="2"/>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49" office:value="10" office:value-type="float">
            <text:p>10</text:p>
          </table:table-cell>
          <table:table-cell table:style-name="ce49" table:number-columns-repeated="10"/>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8"/>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38" office:value-type="float">
            <text:p>438</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table:style-name="ce49" office:value="497" office:value-type="float">
            <text:p>497</text:p>
          </table:table-cell>
          <table:table-cell ns41:value-type="float" table:style-name="ce52" office:value="1329" office:value-type="float">
            <text:p>1,329</text:p>
          </table:table-cell>
          <table:table-cell ns41:value-type="float" table:style-name="ce52" office:value="1238" office:value-type="float">
            <text:p>1,238</text:p>
          </table:table-cell>
          <table:table-cell ns41:value-type="float" table:style-name="ce52" office:value="1268" office:value-type="float">
            <text:p>1,268</text:p>
          </table:table-cell>
          <table:table-cell ns41:value-type="float" table:style-name="ce52" office:value="1186" office:value-type="float">
            <text:p>1,186</text:p>
          </table:table-cell>
          <table:table-cell ns41:value-type="float" table:style-name="ce49" office:value="46" office:value-type="float">
            <text:p>46</text:p>
          </table:table-cell>
          <table:table-cell ns41:value-type="float" table:style-name="ce49" office:value="39" office:value-type="float">
            <text:p>39</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865" office:value-type="float">
            <text:p>865</text:p>
          </table:table-cell>
          <table:table-cell ns41:value-type="float" table:style-name="ce49" office:value="754" office:value-type="float">
            <text:p>754</text:p>
          </table:table-cell>
          <table:table-cell ns41:value-type="float" table:style-name="ce49" office:value="399" office:value-type="float">
            <text:p>399</text:p>
          </table:table-cell>
          <table:table-cell ns41:value-type="float" table:style-name="ce49" office:value="402" office:value-type="float">
            <text:p>402</text:p>
          </table:table-cell>
          <table:table-cell ns41:value-type="float" table:style-name="ce49" office:value="65" office:value-type="float">
            <text:p>65</text:p>
          </table:table-cell>
          <table:table-cell ns41:value-type="float" table:style-name="ce49" office:value="82" office:value-type="float">
            <text:p>82</text:p>
          </table:table-cell>
          <table:table-cell ns41:value-type="float" table:style-name="ce49" office:value="905" office:value-type="float">
            <text:p>905</text:p>
          </table:table-cell>
          <table:table-cell ns41:value-type="float" table:style-name="ce49" office:value="813" office:value-type="float">
            <text:p>813</text:p>
          </table:table-cell>
          <table:table-cell ns41:value-type="float" table:style-name="ce49" office:value="226" office:value-type="float">
            <text:p>226</text:p>
          </table:table-cell>
          <table:table-cell ns41:value-type="float" table:style-name="ce49" office:value="262" office:value-type="float">
            <text:p>262</text:p>
          </table:table-cell>
          <table:table-cell ns41:value-type="float" table:style-name="ce49" office:value="182" office:value-type="float">
            <text:p>182</text:p>
          </table:table-cell>
          <table:table-cell ns41:value-type="float" table:style-name="ce49" office:value="163" office:value-type="float">
            <text:p>16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52" office:value="1305" office:value-type="float">
            <text:p>1,305</text:p>
          </table:table-cell>
          <table:table-cell ns41:value-type="float" table:style-name="ce52" office:value="1214" office:value-type="float">
            <text:p>1,214</text:p>
          </table:table-cell>
          <table:table-cell table:style-name="ce49" table:number-columns-repeated="8"/>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office:value="3" table:style-name="ce49" table:number-columns-repeated="2" office:value-type="float">
            <text:p>3</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Dorp</text:p>
          </table:table-cell>
          <table:table-cell table:style-name="Default"/>
          <table:table-cell ns41:value-type="float" table:style-name="ce35" office:value="129" office:value-type="float">
            <text:p>129</text:p>
          </table:table-cell>
          <table:table-cell ns41:value-type="float" table:style-name="ce49" office:value="6" office:value-type="float">
            <text:p>6</text:p>
          </table:table-cell>
          <table:table-cell table:style-name="ce49"/>
          <table:table-cell ns41:value-type="float" table:style-name="ce49" office:value="193" office:value-type="float">
            <text:p>193</text:p>
          </table:table-cell>
          <table:table-cell ns41:value-type="float" table:style-name="ce49" office:value="382" office:value-type="float">
            <text:p>382</text:p>
          </table:table-cell>
          <table:table-cell ns41:value-type="float" table:style-name="ce49" office:value="415" office:value-type="float">
            <text:p>415</text:p>
          </table:table-cell>
          <table:table-cell ns41:value-type="float" table:style-name="ce49" office:value="376" office:value-type="float">
            <text:p>376</text:p>
          </table:table-cell>
          <table:table-cell ns41:value-type="float" table:style-name="ce49" office:value="412" office:value-type="float">
            <text:p>41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212" office:value-type="float">
            <text:p>212</text:p>
          </table:table-cell>
          <table:table-cell ns41:value-type="float" table:style-name="ce49" office:value="255" office:value-type="float">
            <text:p>255</text:p>
          </table:table-cell>
          <table:table-cell ns41:value-type="float" table:style-name="ce49" office:value="136" office:value-type="float">
            <text:p>136</text:p>
          </table:table-cell>
          <table:table-cell ns41:value-type="float" table:style-name="ce49" office:value="132" office:value-type="float">
            <text:p>132</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261" office:value-type="float">
            <text:p>261</text:p>
          </table:table-cell>
          <table:table-cell ns41:value-type="float" table:style-name="ce49" office:value="327" office:value-type="float">
            <text:p>327</text:p>
          </table:table-cell>
          <table:table-cell ns41:value-type="float" table:style-name="ce49" office:value="74" office:value-type="float">
            <text:p>74</text:p>
          </table:table-cell>
          <table:table-cell ns41:value-type="float" table:style-name="ce49" office:value="59" office:value-type="float">
            <text:p>59</text:p>
          </table:table-cell>
          <table:table-cell ns41:value-type="float" table:style-name="ce49" office:value="34" office:value-type="float">
            <text:p>34</text:p>
          </table:table-cell>
          <table:table-cell ns41:value-type="float" table:style-name="ce49" office:value="24" office:value-type="float">
            <text:p>24</text:p>
          </table:table-cell>
          <table:table-cell table:style-name="ce49"/>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3" office:value-type="float">
            <text:p>303</text:p>
          </table:table-cell>
          <table:table-cell ns41:value-type="float" table:style-name="ce49" office:value="316" office:value-type="float">
            <text:p>316</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64" office:value-type="float">
            <text:p>64</text:p>
          </table:table-cell>
          <table:table-cell ns41:value-type="float" table:style-name="ce49" office:value="78" office:value-type="float">
            <text:p>78</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Eursing en Noordvelt</text:p>
          </table:table-cell>
          <table:table-cell table:style-name="Default"/>
          <table:table-cell ns41:value-type="float" table:style-name="ce35" office:value="22" office:value-type="float">
            <text:p>22</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80" office:value-type="float">
            <text:p>80</text:p>
          </table:table-cell>
          <table:table-cell ns41:value-type="float" table:style-name="ce49" office:value="83" office:value-type="float">
            <text:p>83</text:p>
          </table:table-cell>
          <table:table-cell ns41:value-type="float" table:style-name="ce49" office:value="79" office:value-type="float">
            <text:p>79</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45" office:value-type="float">
            <text:p>45</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67" office:value-type="float">
            <text:p>6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8" office:value-type="float">
            <text:p>68</text:p>
          </table:table-cell>
          <table:table-cell ns41:value-type="float" table:style-name="ce49" office:value="70" office:value-type="float">
            <text:p>70</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Klatering</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5" office:value-type="float">
            <text:p>35</text:p>
          </table:table-cell>
          <table:table-cell ns41:value-type="float" table:style-name="ce49" office:value="27" office:value-type="float">
            <text:p>27</text:p>
          </table:table-cell>
          <table:table-cell ns41:value-type="float" table:style-name="ce49" office:value="35" office:value-type="float">
            <text:p>35</text:p>
          </table:table-cell>
          <table:table-cell ns41:value-type="float" table:style-name="ce49" office:value="27" office:value-type="float">
            <text:p>27</text:p>
          </table:table-cell>
          <table:table-cell table:style-name="ce49" table:number-columns-repeated="6"/>
          <table:table-cell ns41:value-type="float" table:style-name="ce49" office:value="24" office:value-type="float">
            <text:p>24</text:p>
          </table:table-cell>
          <table:table-cell ns41:value-type="float" table:style-name="ce49" office:value="16" office:value-type="float">
            <text:p>16</text:p>
          </table:table-cell>
          <table:table-cell ns41:value-type="float" office:value="9" table:style-name="ce49" table:number-columns-repeated="2" office:value-type="float">
            <text:p>9</text:p>
          </table:table-cell>
          <table:table-cell ns41:value-type="float" office:value="2" table:style-name="ce49" table:number-columns-repeated="2" office:value-type="float">
            <text:p>2</text:p>
          </table:table-cell>
          <table:table-cell ns41:value-type="float" table:style-name="ce49" office:value="27" office:value-type="float">
            <text:p>27</text:p>
          </table:table-cell>
          <table:table-cell ns41:value-type="float" table:style-name="ce49" office:value="20" office:value-type="float">
            <text:p>20</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12"/>
          <table:table-cell ns41:value-type="float" table:style-name="ce49" office:value="34" office:value-type="float">
            <text:p>34</text:p>
          </table:table-cell>
          <table:table-cell ns41:value-type="float" table:style-name="ce49" office:value="27" office:value-type="float">
            <text:p>27</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Alting</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3" office:value-type="float">
            <text:p>23</text:p>
          </table:table-cell>
          <table:table-cell ns41:value-type="float" table:style-name="ce49" office:value="21" office:value-type="float">
            <text:p>21</text:p>
          </table:table-cell>
          <table:table-cell table:style-name="ce49" table:number-columns-repeated="6"/>
          <table:table-cell ns41:value-type="float" table:style-name="ce49" office:value="16" office:value-type="float">
            <text:p>16</text:p>
          </table:table-cell>
          <table:table-cell ns41:value-type="float" table:style-name="ce49" office:value="13" office:value-type="float">
            <text:p>13</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Lieving en Baarselveld</text:p>
          </table:table-cell>
          <table:table-cell table:style-name="Default"/>
          <table:table-cell ns41:value-type="float" table:style-name="ce35" office:value="8" office:value-type="float">
            <text:p>8</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20" office:value-type="float">
            <text:p>2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13" office:value-type="float">
            <text:p>13</text:p>
          </table:table-cell>
          <table:table-cell table:style-name="ce49" table:number-columns-repeated="6"/>
          <table:table-cell ns41:value-type="float" table:style-name="ce49" office:value="14" office:value-type="float">
            <text:p>1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8" office:value-type="float">
            <text:p>18</text:p>
          </table:table-cell>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Makken</text:p>
          </table:table-cell>
          <table:table-cell table:style-name="Default"/>
          <table:table-cell ns41:value-type="float" table:style-name="ce35" office:value="9" office:value-type="float">
            <text:p>9</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6"/>
          <table:table-cell ns41:value-type="float" table:style-name="ce49" office:value="25" office:value-type="float">
            <text:p>25</text:p>
          </table:table-cell>
          <table:table-cell ns41:value-type="float" table:style-name="ce49" office:value="19" office:value-type="float">
            <text:p>19</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22" office:value-type="float">
            <text:p>22</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0" office:value-type="float">
            <text:p>3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Terhorst</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6"/>
          <table:table-cell ns41:value-type="float" table:style-name="ce49" office:value="12" office:value-type="float">
            <text:p>12</text:p>
          </table:table-cell>
          <table:table-cell ns41:value-type="float" table:style-name="ce49" office:value="6" office:value-type="float">
            <text:p>6</text:p>
          </table:table-cell>
          <table:table-cell ns41:value-type="float" office:value="3" table:style-name="ce49" table:number-columns-repeated="3" office:value-type="float">
            <text:p>3</text:p>
          </table:table-cell>
          <table:table-cell table:style-name="ce49"/>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4"/>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0"/>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Smalbroek</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5"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olten en Emelang</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0" office:value-type="float">
            <text:p>60</text:p>
          </table:table-cell>
          <table:table-cell ns41:value-type="float" table:style-name="ce49" office:value="58" office:value-type="float">
            <text:p>58</text:p>
          </table:table-cell>
          <table:table-cell ns41:value-type="float" table:style-name="ce49" office:value="60" office:value-type="float">
            <text:p>60</text:p>
          </table:table-cell>
          <table:table-cell ns41:value-type="float" table:style-name="ce49" office:value="58" office:value-type="float">
            <text:p>58</text:p>
          </table:table-cell>
          <table:table-cell table:style-name="ce49" table:number-columns-repeated="5"/>
          <table:table-cell ns41:value-type="float" table:style-name="ce49" office:value="1" office:value-type="float">
            <text:p>1</text:p>
          </table:table-cell>
          <table:table-cell ns41:value-type="float" table:style-name="ce49" office:value="40" office:value-type="float">
            <text:p>40</text:p>
          </table:table-cell>
          <table:table-cell ns41:value-type="float" table:style-name="ce49" office:value="39" office:value-type="float">
            <text:p>39</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8" office:value-type="float">
            <text:p>38</text:p>
          </table:table-cell>
          <table:table-cell ns41:value-type="float" table:style-name="ce49" office:value="42" office:value-type="float">
            <text:p>42</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11"/>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Wijster</text:p>
          </table:table-cell>
          <table:table-cell table:style-name="Default"/>
          <table:table-cell ns41:value-type="float" table:style-name="ce35" office:value="50" office:value-type="float">
            <text:p>50</text:p>
          </table:table-cell>
          <table:table-cell ns41:value-type="float" table:style-name="ce49" office:value="2" office:value-type="float">
            <text:p>2</text:p>
          </table:table-cell>
          <table:table-cell table:style-name="ce49"/>
          <table:table-cell ns41:value-type="float" table:style-name="ce49" office:value="61" office:value-type="float">
            <text:p>61</text:p>
          </table:table-cell>
          <table:table-cell ns41:value-type="float" table:style-name="ce49" office:value="155" office:value-type="float">
            <text:p>155</text:p>
          </table:table-cell>
          <table:table-cell ns41:value-type="float" table:style-name="ce49" office:value="154" office:value-type="float">
            <text:p>154</text:p>
          </table:table-cell>
          <table:table-cell ns41:value-type="float" table:style-name="ce49" office:value="155" office:value-type="float">
            <text:p>155</text:p>
          </table:table-cell>
          <table:table-cell ns41:value-type="float" table:style-name="ce49" office:value="154" office:value-type="float">
            <text:p>154</text:p>
          </table:table-cell>
          <table:table-cell table:style-name="ce49" table:number-columns-repeated="4"/>
          <table:table-cell ns41:value-type="float" office:value="1" table:style-name="ce49" table:number-columns-repeated="2" office:value-type="float">
            <text:p>1</text:p>
          </table:table-cell>
          <table:table-cell ns41:value-type="float" table:style-name="ce49" office:value="95" office:value-type="float">
            <text:p>95</text:p>
          </table:table-cell>
          <table:table-cell ns41:value-type="float" table:style-name="ce49" office:value="94" office:value-type="float">
            <text:p>94</text:p>
          </table:table-cell>
          <table:table-cell ns41:value-type="float" office:value="50" table:style-name="ce49" table:number-columns-repeated="2" office:value-type="float">
            <text:p>50</text:p>
          </table:table-cell>
          <table:table-cell ns41:value-type="float" office:value="10" table:style-name="ce49" table:number-columns-repeated="2" office:value-type="float">
            <text:p>10</text:p>
          </table:table-cell>
          <table:table-cell ns41:value-type="float" table:style-name="ce49" office:value="109" office:value-type="float">
            <text:p>109</text:p>
          </table:table-cell>
          <table:table-cell ns41:value-type="float" table:style-name="ce49" office:value="115" office:value-type="float">
            <text:p>115</text:p>
          </table:table-cell>
          <table:table-cell ns41:value-type="float" table:style-name="ce49" office:value="44" office:value-type="float">
            <text:p>44</text:p>
          </table:table-cell>
          <table:table-cell ns41:value-type="float" table:style-name="ce49" office:value="36" office:value-type="float">
            <text:p>36</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145" office:value-type="float">
            <text:p>145</text:p>
          </table:table-cell>
          <table:table-cell ns41:value-type="float" table:style-name="ce49" office:value="148" office:value-type="float">
            <text:p>148</text:p>
          </table:table-cell>
          <table:table-cell table:style-name="ce49" table:number-columns-repeated="20"/>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Drijber en Hullenveen</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3" office:value-type="float">
            <text:p>53</text:p>
          </table:table-cell>
          <table:table-cell ns41:value-type="float" table:style-name="ce49" office:value="34" office:value-type="float">
            <text:p>34</text:p>
          </table:table-cell>
          <table:table-cell ns41:value-type="float" table:style-name="ce49" office:value="53" office:value-type="float">
            <text:p>53</text:p>
          </table:table-cell>
          <table:table-cell ns41:value-type="float" table:style-name="ce49" office:value="34" office:value-type="float">
            <text:p>34</text:p>
          </table:table-cell>
          <table:table-cell table:style-name="ce49" table:number-columns-repeated="6"/>
          <table:table-cell ns41:value-type="float" table:style-name="ce49" office:value="41" office:value-type="float">
            <text:p>41</text:p>
          </table:table-cell>
          <table:table-cell ns41:value-type="float" table:style-name="ce49" office:value="21" office:value-type="float">
            <text:p>21</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44" office:value-type="float">
            <text:p>44</text:p>
          </table:table-cell>
          <table:table-cell ns41:value-type="float" table:style-name="ce49" office:value="27" office:value-type="float">
            <text:p>27</text:p>
          </table:table-cell>
          <table:table-cell table:style-name="ce49" table:number-columns-repeated="20"/>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Spier</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7" office:value-type="float">
            <text:p>77</text:p>
          </table:table-cell>
          <table:table-cell ns41:value-type="float" table:style-name="ce49" office:value="51" office:value-type="float">
            <text:p>51</text:p>
          </table:table-cell>
          <table:table-cell ns41:value-type="float" table:style-name="ce49" office:value="73" office:value-type="float">
            <text:p>73</text:p>
          </table:table-cell>
          <table:table-cell ns41:value-type="float" table:style-name="ce49" office:value="49" office:value-type="float">
            <text:p>4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56" office:value-type="float">
            <text:p>56</text:p>
          </table:table-cell>
          <table:table-cell ns41:value-type="float" table:style-name="ce49" office:value="30" office:value-type="float">
            <text:p>30</text:p>
          </table:table-cell>
          <table:table-cell ns41:value-type="float" office:value="18" table:style-name="ce49" table:number-columns-repeated="2" office:value-type="float">
            <text:p>18</text:p>
          </table:table-cell>
          <table:table-cell ns41:value-type="float" office:value="3" table:style-name="ce49" table:number-columns-repeated="2" office:value-type="float">
            <text:p>3</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23" office:value-type="float">
            <text:p>23</text:p>
          </table:table-cell>
          <table:table-cell ns41:value-type="float" table:style-name="ce49" office:value="12" office:value-type="float">
            <text:p>12</text:p>
          </table:table-cell>
          <table:table-cell table:style-name="ce49" table:number-columns-repeated="12"/>
          <table:table-cell ns41:value-type="float" table:style-name="ce49" office:value="77" office:value-type="float">
            <text:p>77</text:p>
          </table:table-cell>
          <table:table-cell ns41:value-type="float" table:style-name="ce49" office:value="49" office:value-type="float">
            <text:p>49</text:p>
          </table:table-cell>
          <table:table-cell table:style-name="ce49" table:number-columns-repeated="21"/>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Brunsting</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3" office:value-type="float">
            <text:p>13</text:p>
          </table:table-cell>
          <table:table-cell ns41:value-type="float" table:style-name="ce49" office:value="40" office:value-type="float">
            <text:p>40</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42" office:value-type="float">
            <text:p>42</text:p>
          </table:table-cell>
          <table:table-cell table:style-name="ce49" table:number-columns-repeated="6"/>
          <table:table-cell ns41:value-type="float" table:style-name="ce49" office:value="28" office:value-type="float">
            <text:p>28</text:p>
          </table:table-cell>
          <table:table-cell ns41:value-type="float" table:style-name="ce49" office:value="29" office:value-type="float">
            <text:p>29</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8" office:value-type="float">
            <text:p>8</text:p>
          </table:table-cell>
          <table:table-cell ns41:value-type="float" table:style-name="ce49" office:value="9" office:value-type="float">
            <text:p>9</text:p>
          </table:table-cell>
          <table:table-cell table:style-name="ce49" table:number-columns-repeated="12"/>
          <table:table-cell ns41:value-type="float" table:style-name="ce49" office:value="37" office:value-type="float">
            <text:p>37</text:p>
          </table:table-cell>
          <table:table-cell ns41:value-type="float" table:style-name="ce49" office:value="39" office:value-type="float">
            <text:p>39</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Beilervaart, Nieuwenheim en Hijk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24" office:value-type="float">
            <text:p>24</text:p>
          </table:table-cell>
          <table:table-cell ns41:value-type="float" table:style-name="ce49" office:value="30" office:value-type="float">
            <text:p>30</text:p>
          </table:table-cell>
          <table:table-cell ns41:value-type="float" table:style-name="ce49" office:value="24" office:value-type="float">
            <text:p>24</text:p>
          </table:table-cell>
          <table:table-cell table:style-name="ce49" table:number-columns-repeated="6"/>
          <table:table-cell ns41:value-type="float" table:style-name="ce49" office:value="19" office:value-type="float">
            <text:p>19</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1" office:value-type="float">
            <text:p>1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0"/>
          <table:table-cell ns41:value-type="float" table:style-name="ce49" office:value="30" office:value-type="float">
            <text:p>30</text:p>
          </table:table-cell>
          <table:table-cell ns41:value-type="float" table:style-name="ce49" office:value="23" office:value-type="float">
            <text:p>2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ijken en Hijkerveld</text:p>
          </table:table-cell>
          <table:table-cell table:style-name="Default"/>
          <table:table-cell ns41:value-type="float" table:style-name="ce35" office:value="68" office:value-type="float">
            <text:p>68</text:p>
          </table:table-cell>
          <table:table-cell ns41:value-type="float" table:style-name="ce49" office:value="2" office:value-type="float">
            <text:p>2</text:p>
          </table:table-cell>
          <table:table-cell table:style-name="ce49"/>
          <table:table-cell ns41:value-type="float" table:style-name="ce49" office:value="88" office:value-type="float">
            <text:p>88</text:p>
          </table:table-cell>
          <table:table-cell ns41:value-type="float" table:style-name="ce49" office:value="229" office:value-type="float">
            <text:p>229</text:p>
          </table:table-cell>
          <table:table-cell ns41:value-type="float" table:style-name="ce49" office:value="203" office:value-type="float">
            <text:p>203</text:p>
          </table:table-cell>
          <table:table-cell ns41:value-type="float" table:style-name="ce49" office:value="229" office:value-type="float">
            <text:p>229</text:p>
          </table:table-cell>
          <table:table-cell ns41:value-type="float" table:style-name="ce49" office:value="203" office:value-type="float">
            <text:p>203</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41" office:value-type="float">
            <text:p>141</text:p>
          </table:table-cell>
          <table:table-cell ns41:value-type="float" table:style-name="ce49" office:value="118" office:value-type="float">
            <text:p>118</text:p>
          </table:table-cell>
          <table:table-cell ns41:value-type="float" office:value="78" table:style-name="ce49" table:number-columns-repeated="2" office:value-type="float">
            <text:p>78</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85" office:value-type="float">
            <text:p>185</text:p>
          </table:table-cell>
          <table:table-cell ns41:value-type="float" table:style-name="ce49" office:value="168" office:value-type="float">
            <text:p>168</text:p>
          </table:table-cell>
          <table:table-cell ns41:value-type="float" table:style-name="ce49" office:value="36" office:value-type="float">
            <text:p>36</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7"/>
          <table:table-cell ns41:value-type="float" table:style-name="ce49" office:value="175" office:value-type="float">
            <text:p>175</text:p>
          </table:table-cell>
          <table:table-cell ns41:value-type="float" table:style-name="ce49" office:value="145" office:value-type="float">
            <text:p>145</text:p>
          </table:table-cell>
          <table:table-cell table:style-name="ce49" table:number-columns-repeated="20"/>
          <table:table-cell ns41:value-type="float" table:style-name="ce49" office:value="53" office:value-type="float">
            <text:p>53</text:p>
          </table:table-cell>
          <table:table-cell ns41:value-type="float" table:style-name="ce49" office:value="58" office:value-type="float">
            <text:p>58</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Ooster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Laaghalen</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34" office:value-type="float">
            <text:p>34</text:p>
          </table:table-cell>
          <table:table-cell ns41:value-type="float" table:style-name="ce49" office:value="31" office:value-type="float">
            <text:p>3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22" office:value-type="float">
            <text:p>22</text:p>
          </table:table-cell>
          <table:table-cell ns41:value-type="float" office:value="9" table:style-name="ce49" table:number-columns-repeated="2" office:value-type="float">
            <text:p>9</text:p>
          </table:table-cell>
          <table:table-cell table:style-name="ce49"/>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7" office:value-type="float">
            <text:p>37</text:p>
          </table:table-cell>
          <table:table-cell ns41:value-type="float" table:style-name="ce49" office:value="31" office:value-type="float">
            <text:p>31</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ooghalen</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8" office:value-type="float">
            <text:p>18</text:p>
          </table:table-cell>
          <table:table-cell ns41:value-type="float" table:style-name="ce49" office:value="58" office:value-type="float">
            <text:p>58</text:p>
          </table:table-cell>
          <table:table-cell ns41:value-type="float" table:style-name="ce49" office:value="45" office:value-type="float">
            <text:p>45</text:p>
          </table:table-cell>
          <table:table-cell ns41:value-type="float" table:style-name="ce49" office:value="54" office:value-type="float">
            <text:p>54</text:p>
          </table:table-cell>
          <table:table-cell ns41:value-type="float" table:style-name="ce49" office:value="45" office:value-type="float">
            <text:p>45</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30" office:value-type="float">
            <text:p>30</text:p>
          </table:table-cell>
          <table:table-cell ns41:value-type="float" office:value="13" table:style-name="ce49" table:number-columns-repeated="2" office:value-type="float">
            <text:p>13</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35" office:value-type="float">
            <text:p>35</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12"/>
          <table:table-cell ns41:value-type="float" table:style-name="ce49" office:value="38" office:value-type="float">
            <text:p>38</text:p>
          </table:table-cell>
          <table:table-cell ns41:value-type="float" table:style-name="ce49" office:value="26" office:value-type="float">
            <text:p>26</text:p>
          </table:table-cell>
          <table:table-cell table:style-name="ce49" table:number-columns-repeated="20"/>
          <table:table-cell ns41:value-type="float" table:style-name="ce49" office:value="20" office:value-type="float">
            <text:p>20</text:p>
          </table:table-cell>
          <table:table-cell ns41:value-type="float" table:style-name="ce49" office:value="19" office:value-type="float">
            <text:p>1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Tiendeveen</text:p>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7" office:value-type="float">
            <text:p>27</text:p>
          </table:table-cell>
          <table:table-cell ns41:value-type="float" table:style-name="ce49" office:value="65" office:value-type="float">
            <text:p>65</text:p>
          </table:table-cell>
          <table:table-cell ns41:value-type="float" table:style-name="ce49" office:value="80" office:value-type="float">
            <text:p>80</text:p>
          </table:table-cell>
          <table:table-cell ns41:value-type="float" table:style-name="ce49" office:value="65" office:value-type="float">
            <text:p>65</text:p>
          </table:table-cell>
          <table:table-cell ns41:value-type="float" table:style-name="ce49" office:value="80" office:value-type="float">
            <text:p>80</text:p>
          </table:table-cell>
          <table:table-cell table:style-name="ce49" table:number-columns-repeated="6"/>
          <table:table-cell ns41:value-type="float" table:style-name="ce49" office:value="42" office:value-type="float">
            <text:p>42</text:p>
          </table:table-cell>
          <table:table-cell ns41:value-type="float" table:style-name="ce49" office:value="55" office:value-type="float">
            <text:p>55</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55" office:value-type="float">
            <text:p>55</text:p>
          </table:table-cell>
          <table:table-cell table:style-name="ce49" table:number-columns-repeated="12"/>
          <table:table-cell ns41:value-type="float" table:style-name="ce49" office:value="62" office:value-type="float">
            <text:p>62</text:p>
          </table:table-cell>
          <table:table-cell ns41:value-type="float" table:style-name="ce49" office:value="73" office:value-type="float">
            <text:p>73</text:p>
          </table:table-cell>
          <table:table-cell table:style-name="ce49" table:number-columns-repeated="20"/>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19" office:value-type="float">
            <text:p>419</text:p>
          </table:table-cell>
          <table:table-cell ns41:value-type="float" table:style-name="ce49" office:value="16" office:value-type="float">
            <text:p>16</text:p>
          </table:table-cell>
          <table:table-cell table:style-name="ce49"/>
          <table:table-cell ns41:value-type="float" table:style-name="ce49" office:value="561" office:value-type="float">
            <text:p>561</text:p>
          </table:table-cell>
          <table:table-cell ns41:value-type="float" table:style-name="ce52" office:value="1419" office:value-type="float">
            <text:p>1,419</text:p>
          </table:table-cell>
          <table:table-cell ns41:value-type="float" table:style-name="ce52" office:value="1333" office:value-type="float">
            <text:p>1,333</text:p>
          </table:table-cell>
          <table:table-cell ns41:value-type="float" table:style-name="ce52" office:value="1402" office:value-type="float">
            <text:p>1,402</text:p>
          </table:table-cell>
          <table:table-cell ns41:value-type="float" table:style-name="ce52" office:value="1326" office:value-type="float">
            <text:p>1,326</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ns41:value-type="float" table:style-name="ce49" office:value="16" office:value-type="float">
            <text:p>16</text:p>
          </table:table-cell>
          <table:table-cell ns41:value-type="float" table:style-name="ce49" office:value="9" office:value-type="float">
            <text:p>9</text:p>
          </table:table-cell>
          <table:table-cell ns41:value-type="float" table:style-name="ce49" office:value="896" office:value-type="float">
            <text:p>896</text:p>
          </table:table-cell>
          <table:table-cell ns41:value-type="float" table:style-name="ce49" office:value="819" office:value-type="float">
            <text:p>819</text:p>
          </table:table-cell>
          <table:table-cell ns41:value-type="float" table:style-name="ce49" office:value="439" office:value-type="float">
            <text:p>439</text:p>
          </table:table-cell>
          <table:table-cell ns41:value-type="float" table:style-name="ce49" office:value="436" office:value-type="float">
            <text:p>436</text:p>
          </table:table-cell>
          <table:table-cell ns41:value-type="float" table:style-name="ce49" office:value="84" office:value-type="float">
            <text:p>84</text:p>
          </table:table-cell>
          <table:table-cell ns41:value-type="float" table:style-name="ce49" office:value="78" office:value-type="float">
            <text:p>78</text:p>
          </table:table-cell>
          <table:table-cell ns41:value-type="float" table:style-name="ce52" office:value="1016" office:value-type="float">
            <text:p>1,016</text:p>
          </table:table-cell>
          <table:table-cell ns41:value-type="float" table:style-name="ce49" office:value="979" office:value-type="float">
            <text:p>979</text:p>
          </table:table-cell>
          <table:table-cell ns41:value-type="float" table:style-name="ce49" office:value="330" office:value-type="float">
            <text:p>330</text:p>
          </table:table-cell>
          <table:table-cell ns41:value-type="float" table:style-name="ce49" office:value="312" office:value-type="float">
            <text:p>312</text:p>
          </table:table-cell>
          <table:table-cell ns41:value-type="float" table:style-name="ce49" office:value="53" office:value-type="float">
            <text:p>53</text:p>
          </table:table-cell>
          <table:table-cell ns41:value-type="float" table:style-name="ce49" office:value="36" office:value-type="float">
            <text:p>36</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52" office:value="1211" office:value-type="float">
            <text:p>1,211</text:p>
          </table:table-cell>
          <table:table-cell ns41:value-type="float" table:style-name="ce52" office:value="1106" office:value-type="float">
            <text:p>1,106</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91" office:value-type="float">
            <text:p>191</text:p>
          </table:table-cell>
          <table:table-cell ns41:value-type="float" table:style-name="ce49" office:value="206" office:value-type="float">
            <text:p>20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Dorp</text:p>
          </table:table-cell>
          <table:table-cell table:style-name="Default"/>
          <table:table-cell ns41:value-type="float" table:style-name="ce35" office:value="91" office:value-type="float">
            <text:p>91</text:p>
          </table:table-cell>
          <table:table-cell ns41:value-type="float" table:style-name="ce49" office:value="5" office:value-type="float">
            <text:p>5</text:p>
          </table:table-cell>
          <table:table-cell table:style-name="ce49"/>
          <table:table-cell ns41:value-type="float" table:style-name="ce49" office:value="108" office:value-type="float">
            <text:p>108</text:p>
          </table:table-cell>
          <table:table-cell ns41:value-type="float" table:style-name="ce49" office:value="290" office:value-type="float">
            <text:p>290</text:p>
          </table:table-cell>
          <table:table-cell ns41:value-type="float" table:style-name="ce49" office:value="257" office:value-type="float">
            <text:p>257</text:p>
          </table:table-cell>
          <table:table-cell ns41:value-type="float" table:style-name="ce49" office:value="287" office:value-type="float">
            <text:p>287</text:p>
          </table:table-cell>
          <table:table-cell ns41:value-type="float" table:style-name="ce49" office:value="255" office:value-type="float">
            <text:p>25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189" office:value-type="float">
            <text:p>189</text:p>
          </table:table-cell>
          <table:table-cell ns41:value-type="float" table:style-name="ce49" office:value="164" office:value-type="float">
            <text:p>164</text:p>
          </table:table-cell>
          <table:table-cell ns41:value-type="float" table:style-name="ce49" office:value="84" office:value-type="float">
            <text:p>84</text:p>
          </table:table-cell>
          <table:table-cell ns41:value-type="float" table:style-name="ce49" office:value="83" office:value-type="float">
            <text:p>83</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185" office:value-type="float">
            <text:p>185</text:p>
          </table:table-cell>
          <table:table-cell ns41:value-type="float" table:style-name="ce49" office:value="170" office:value-type="float">
            <text:p>170</text:p>
          </table:table-cell>
          <table:table-cell ns41:value-type="float" table:style-name="ce49" office:value="71" office:value-type="float">
            <text:p>71</text:p>
          </table:table-cell>
          <table:table-cell ns41:value-type="float" table:style-name="ce49" office:value="68" office:value-type="float">
            <text:p>68</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244" office:value-type="float">
            <text:p>244</text:p>
          </table:table-cell>
          <table:table-cell ns41:value-type="float" table:style-name="ce49" office:value="207" office:value-type="float">
            <text:p>207</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7"/>
          <table:table-cell ns41:value-type="float" office:value="10" table:style-name="ce49" table:number-columns-repeated="2"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Westdorp</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53" office:value-type="float">
            <text:p>53</text:p>
          </table:table-cell>
          <table:table-cell ns41:value-type="float" table:style-name="ce49" office:value="37" office:value-type="float">
            <text:p>37</text:p>
          </table:table-cell>
          <table:table-cell table:style-name="ce49" table:number-columns-repeated="6"/>
          <table:table-cell ns41:value-type="float" table:style-name="ce49" office:value="40" office:value-type="float">
            <text:p>40</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table:style-name="ce49"/>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5" office:value-type="float">
            <text:p>15</text:p>
          </table:table-cell>
          <table:table-cell ns41:value-type="float" table:style-name="ce49" office:value="1" office:value-type="float">
            <text:p>1</text:p>
          </table:table-cell>
          <table:table-cell table:style-name="ce49" table:number-columns-repeated="11"/>
          <table:table-cell ns41:value-type="float" table:style-name="ce49" office:value="35" office:value-type="float">
            <text:p>35</text:p>
          </table:table-cell>
          <table:table-cell ns41:value-type="float" table:style-name="ce49" office:value="28" office:value-type="float">
            <text:p>28</text:p>
          </table:table-cell>
          <table:table-cell table:style-name="ce49" table:number-columns-repeated="20"/>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Ees</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6" office:value-type="float">
            <text:p>26</text:p>
          </table:table-cell>
          <table:table-cell ns41:value-type="float" table:style-name="ce49" office:value="93" office:value-type="float">
            <text:p>93</text:p>
          </table:table-cell>
          <table:table-cell ns41:value-type="float" table:style-name="ce49" office:value="73" office:value-type="float">
            <text:p>73</text:p>
          </table:table-cell>
          <table:table-cell ns41:value-type="float" table:style-name="ce49" office:value="93" office:value-type="float">
            <text:p>93</text:p>
          </table:table-cell>
          <table:table-cell ns41:value-type="float" table:style-name="ce49" office:value="73" office:value-type="float">
            <text:p>73</text:p>
          </table:table-cell>
          <table:table-cell table:style-name="ce49" table:number-columns-repeated="6"/>
          <table:table-cell ns41:value-type="float" table:style-name="ce49" office:value="68" office:value-type="float">
            <text:p>68</text:p>
          </table:table-cell>
          <table:table-cell ns41:value-type="float" table:style-name="ce49" office:value="47" office:value-type="float">
            <text:p>47</text:p>
          </table:table-cell>
          <table:table-cell ns41:value-type="float" office:value="22" table:style-name="ce49" table:number-columns-repeated="2" office:value-type="float">
            <text:p>2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8" office:value-type="float">
            <text:p>88</text:p>
          </table:table-cell>
          <table:table-cell ns41:value-type="float" table:style-name="ce49" office:value="68" office:value-type="float">
            <text:p>68</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uinen</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3" office:value-type="float">
            <text:p>53</text:p>
          </table:table-cell>
          <table:table-cell ns41:value-type="float" table:style-name="ce49" office:value="150" office:value-type="float">
            <text:p>150</text:p>
          </table:table-cell>
          <table:table-cell ns41:value-type="float" table:style-name="ce49" office:value="152" office:value-type="float">
            <text:p>152</text:p>
          </table:table-cell>
          <table:table-cell ns41:value-type="float" table:style-name="ce49" office:value="150" office:value-type="float">
            <text:p>150</text:p>
          </table:table-cell>
          <table:table-cell ns41:value-type="float" table:style-name="ce49" office:value="152" office:value-type="float">
            <text:p>152</text:p>
          </table:table-cell>
          <table:table-cell table:style-name="ce49" table:number-columns-repeated="6"/>
          <table:table-cell ns41:value-type="float" table:style-name="ce49" office:value="101" office:value-type="float">
            <text:p>101</text:p>
          </table:table-cell>
          <table:table-cell ns41:value-type="float" table:style-name="ce49" office:value="93" office:value-type="float">
            <text:p>93</text:p>
          </table:table-cell>
          <table:table-cell ns41:value-type="float" office:value="46" table:style-name="ce49" table:number-columns-repeated="2" office:value-type="float">
            <text:p>46</text:p>
          </table:table-cell>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4" office:value-type="float">
            <text:p>104</text:p>
          </table:table-cell>
          <table:table-cell ns41:value-type="float" table:style-name="ce49" office:value="112" office:value-type="float">
            <text:p>112</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0" office:value-type="float">
            <text:p>130</text:p>
          </table:table-cell>
          <table:table-cell ns41:value-type="float" table:style-name="ce49" office:value="126" office:value-type="float">
            <text:p>126</text:p>
          </table:table-cell>
          <table:table-cell table:style-name="ce49" table:number-columns-repeated="20"/>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ronger</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office:value="41" table:style-name="ce49" table:number-columns-repeated="4"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7" office:value-type="float">
            <text:p>27</text:p>
          </table:table-cell>
          <table:table-cell ns41:value-type="float" office:value="10" table:style-name="ce49" table:number-columns-repeated="2" office:value-type="float">
            <text:p>10</text:p>
          </table:table-cell>
          <table:table-cell table:style-name="ce49"/>
          <table:table-cell ns41:value-type="float" table:style-name="ce49" office:value="4" office:value-type="float">
            <text:p>4</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11"/>
          <table:table-cell ns41:value-type="float" office:value="41" table:style-name="ce49" table:number-columns-repeated="2"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text:p>
          </table:table-cell>
          <table:table-cell table:style-name="Default"/>
          <table:table-cell ns41:value-type="float" table:style-name="ce35" office:value="56" office:value-type="float">
            <text:p>56</text:p>
          </table:table-cell>
          <table:table-cell table:style-name="ce49" table:number-columns-repeated="2"/>
          <table:table-cell ns41:value-type="float" table:style-name="ce49" office:value="74" office:value-type="float">
            <text:p>74</text:p>
          </table:table-cell>
          <table:table-cell ns41:value-type="float" table:style-name="ce49" office:value="177" office:value-type="float">
            <text:p>177</text:p>
          </table:table-cell>
          <table:table-cell ns41:value-type="float" table:style-name="ce49" office:value="190" office:value-type="float">
            <text:p>190</text:p>
          </table:table-cell>
          <table:table-cell ns41:value-type="float" table:style-name="ce49" office:value="176" office:value-type="float">
            <text:p>176</text:p>
          </table:table-cell>
          <table:table-cell ns41:value-type="float" table:style-name="ce49" office:value="189" office:value-type="float">
            <text:p>189</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2"/>
          <table:table-cell ns41:value-type="float" table:style-name="ce49" office:value="106" office:value-type="float">
            <text:p>106</text:p>
          </table:table-cell>
          <table:table-cell ns41:value-type="float" table:style-name="ce49" office:value="119" office:value-type="float">
            <text:p>119</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53" office:value-type="float">
            <text:p>53</text:p>
          </table:table-cell>
          <table:table-cell ns41:value-type="float" table:style-name="ce49" office:value="71" office:value-type="float">
            <text:p>7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51" office:value-type="float">
            <text:p>151</text:p>
          </table:table-cell>
          <table:table-cell ns41:value-type="float" table:style-name="ce49" office:value="169" office:value-type="float">
            <text:p>169</text:p>
          </table:table-cell>
          <table:table-cell table:style-name="ce49" table:number-columns-repeated="20"/>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derveen</text:p>
          </table:table-cell>
          <table:table-cell table:style-name="Default"/>
          <table:table-cell ns41:value-type="float" table:style-name="ce35" office:value="58" office:value-type="float">
            <text:p>58</text:p>
          </table:table-cell>
          <table:table-cell ns41:value-type="float" table:style-name="ce49" office:value="1" office:value-type="float">
            <text:p>1</text:p>
          </table:table-cell>
          <table:table-cell table:style-name="ce49"/>
          <table:table-cell ns41:value-type="float" table:style-name="ce49" office:value="65" office:value-type="float">
            <text:p>65</text:p>
          </table:table-cell>
          <table:table-cell ns41:value-type="float" table:style-name="ce49" office:value="148" office:value-type="float">
            <text:p>148</text:p>
          </table:table-cell>
          <table:table-cell ns41:value-type="float" table:style-name="ce49" office:value="163" office:value-type="float">
            <text:p>163</text:p>
          </table:table-cell>
          <table:table-cell ns41:value-type="float" table:style-name="ce49" office:value="148" office:value-type="float">
            <text:p>148</text:p>
          </table:table-cell>
          <table:table-cell ns41:value-type="float" table:style-name="ce49" office:value="163" office:value-type="float">
            <text:p>163</text:p>
          </table:table-cell>
          <table:table-cell table:style-name="ce49" table:number-columns-repeated="6"/>
          <table:table-cell ns41:value-type="float" table:style-name="ce49" office:value="95" office:value-type="float">
            <text:p>95</text:p>
          </table:table-cell>
          <table:table-cell ns41:value-type="float" table:style-name="ce49" office:value="101" office:value-type="float">
            <text:p>101</text:p>
          </table:table-cell>
          <table:table-cell ns41:value-type="float" office:value="50" table:style-name="ce49" table:number-columns-repeated="2" office:value-type="float">
            <text:p>50</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115" office:value-type="float">
            <text:p>115</text:p>
          </table:table-cell>
          <table:table-cell ns41:value-type="float" table:style-name="ce49" office:value="38" office:value-type="float">
            <text:p>38</text:p>
          </table:table-cell>
          <table:table-cell ns41:value-type="float" table:style-name="ce49" office:value="40" office:value-type="float">
            <text:p>40</text:p>
          </table:table-cell>
          <table:table-cell ns41:value-type="float" table:style-name="ce49" office:value="5" office:value-type="float">
            <text:p>5</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2" office:value-type="float">
            <text:p>142</text:p>
          </table:table-cell>
          <table:table-cell ns41:value-type="float" table:style-name="ce49" office:value="160" office:value-type="float">
            <text:p>160</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uinerveen</text:p>
          </table:table-cell>
          <table:table-cell table:style-name="Default"/>
          <table:table-cell ns41:value-type="float" table:style-name="ce35" office:value="51" office:value-type="float">
            <text:p>51</text:p>
          </table:table-cell>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166" office:value-type="float">
            <text:p>166</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61" office:value-type="float">
            <text:p>16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10" office:value-type="float">
            <text:p>110</text:p>
          </table:table-cell>
          <table:table-cell ns41:value-type="float" table:style-name="ce49" office:value="108" office:value-type="float">
            <text:p>108</text:p>
          </table:table-cell>
          <table:table-cell ns41:value-type="float" table:style-name="ce49" office:value="50" office:value-type="float">
            <text:p>50</text:p>
          </table:table-cell>
          <table:table-cell ns41:value-type="float" table:style-name="ce49" office:value="51" office:value-type="float">
            <text:p>5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103" office:value-type="float">
            <text:p>103</text:p>
          </table:table-cell>
          <table:table-cell ns41:value-type="float" table:style-name="ce49" office:value="44" office:value-type="float">
            <text:p>44</text:p>
          </table:table-cell>
          <table:table-cell ns41:value-type="float" table:style-name="ce49" office:value="51" office:value-type="float">
            <text:p>51</text:p>
          </table:table-cell>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2" office:value-type="float">
            <text:p>162</text:p>
          </table:table-cell>
          <table:table-cell ns41:value-type="float" table:style-name="ce49" office:value="160" office:value-type="float">
            <text:p>160</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Nieuwbuinen</text:p>
          </table:table-cell>
          <table:table-cell table:style-name="Default"/>
          <table:table-cell ns41:value-type="float" table:style-name="ce35" office:value="151" office:value-type="float">
            <text:p>151</text:p>
          </table:table-cell>
          <table:table-cell table:style-name="ce49" table:number-columns-repeated="2"/>
          <table:table-cell ns41:value-type="float" table:style-name="ce49" office:value="157" office:value-type="float">
            <text:p>157</text:p>
          </table:table-cell>
          <table:table-cell ns41:value-type="float" table:style-name="ce49" office:value="396" office:value-type="float">
            <text:p>396</text:p>
          </table:table-cell>
          <table:table-cell ns41:value-type="float" table:style-name="ce49" office:value="391" office:value-type="float">
            <text:p>391</text:p>
          </table:table-cell>
          <table:table-cell ns41:value-type="float" table:style-name="ce49" office:value="384" office:value-type="float">
            <text:p>384</text:p>
          </table:table-cell>
          <table:table-cell ns41:value-type="float" table:style-name="ce49" office:value="388" office:value-type="float">
            <text:p>38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4"/>
          <table:table-cell ns41:value-type="float" table:style-name="ce49" office:value="259" office:value-type="float">
            <text:p>259</text:p>
          </table:table-cell>
          <table:table-cell ns41:value-type="float" table:style-name="ce49" office:value="254" office:value-type="float">
            <text:p>254</text:p>
          </table:table-cell>
          <table:table-cell ns41:value-type="float" table:style-name="ce49" office:value="125" office:value-type="float">
            <text:p>125</text:p>
          </table:table-cell>
          <table:table-cell ns41:value-type="float" table:style-name="ce49" office:value="122" office:value-type="float">
            <text:p>12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115" office:value-type="float">
            <text:p>115</text:p>
          </table:table-cell>
          <table:table-cell ns41:value-type="float" table:style-name="ce49" office:value="103" office:value-type="float">
            <text:p>103</text:p>
          </table:table-cell>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236" office:value-type="float">
            <text:p>236</text:p>
          </table:table-cell>
          <table:table-cell ns41:value-type="float" table:style-name="ce49" office:value="257" office:value-type="float">
            <text:p>257</text:p>
          </table:table-cell>
          <table:table-cell table:style-name="ce49" table:number-columns-repeated="2"/>
          <table:table-cell ns41:value-type="float" table:style-name="ce49" office:value="19" office:value-type="float">
            <text:p>19</text:p>
          </table:table-cell>
          <table:table-cell ns41:value-type="float" table:style-name="ce49" office:value="7" office:value-type="float">
            <text:p>7</text:p>
          </table:table-cell>
          <table:table-cell table:style-name="ce49" table:number-columns-repeated="6"/>
          <table:table-cell ns41:value-type="float" table:style-name="ce49" office:value="303" office:value-type="float">
            <text:p>303</text:p>
          </table:table-cell>
          <table:table-cell ns41:value-type="float" table:style-name="ce49" office:value="329" office:value-type="float">
            <text:p>329</text:p>
          </table:table-cell>
          <table:table-cell table:style-name="ce49" table:number-columns-repeated="8"/>
          <table:table-cell ns41:value-type="float" table:style-name="ce49" office:value="11" office:value-type="float">
            <text:p>11</text:p>
          </table:table-cell>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57" office:value-type="float">
            <text:p>57</text:p>
          </table:table-cell>
          <table:table-cell ns41:value-type="float" table:style-name="ce49" office:value="38" office:value-type="float">
            <text:p>3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dermond</text:p>
          </table:table-cell>
          <table:table-cell table:style-name="Default"/>
          <table:table-cell ns41:value-type="float" table:style-name="ce35" office:value="63" office:value-type="float">
            <text:p>63</text:p>
          </table:table-cell>
          <table:table-cell ns41:value-type="float" table:style-name="ce49" office:value="1" office:value-type="float">
            <text:p>1</text:p>
          </table:table-cell>
          <table:table-cell table:style-name="ce49"/>
          <table:table-cell ns41:value-type="float" table:style-name="ce49" office:value="63" office:value-type="float">
            <text:p>63</text:p>
          </table:table-cell>
          <table:table-cell ns41:value-type="float" table:style-name="ce49" office:value="162" office:value-type="float">
            <text:p>162</text:p>
          </table:table-cell>
          <table:table-cell ns41:value-type="float" table:style-name="ce49" office:value="185" office:value-type="float">
            <text:p>185</text:p>
          </table:table-cell>
          <table:table-cell ns41:value-type="float" table:style-name="ce49" office:value="162" office:value-type="float">
            <text:p>162</text:p>
          </table:table-cell>
          <table:table-cell ns41:value-type="float" table:style-name="ce49" office:value="185" office:value-type="float">
            <text:p>185</text:p>
          </table:table-cell>
          <table:table-cell table:style-name="ce49" table:number-columns-repeated="6"/>
          <table:table-cell ns41:value-type="float" table:style-name="ce49" office:value="102" office:value-type="float">
            <text:p>102</text:p>
          </table:table-cell>
          <table:table-cell ns41:value-type="float" table:style-name="ce49" office:value="125" office:value-type="float">
            <text:p>125</text:p>
          </table:table-cell>
          <table:table-cell ns41:value-type="float" office:value="54" table:style-name="ce49" table:number-columns-repeated="2" office:value-type="float">
            <text:p>54</text:p>
          </table:table-cell>
          <table:table-cell ns41:value-type="float" office:value="6" table:style-name="ce49" table:number-columns-repeated="2" office:value-type="float">
            <text:p>6</text:p>
          </table:table-cell>
          <table:table-cell ns41:value-type="float" table:style-name="ce49" office:value="38" office:value-type="float">
            <text:p>38</text:p>
          </table:table-cell>
          <table:table-cell ns41:value-type="float" table:style-name="ce49" office:value="55" office:value-type="float">
            <text:p>55</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19" office:value-type="float">
            <text:p>119</text:p>
          </table:table-cell>
          <table:table-cell ns41:value-type="float" table:style-name="ce49" office:value="124" office:value-type="float">
            <text:p>12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27" office:value-type="float">
            <text:p>127</text:p>
          </table:table-cell>
          <table:table-cell ns41:value-type="float" table:style-name="ce49" office:value="155" office:value-type="float">
            <text:p>155</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6"/>
          <table:table-cell ns41:value-type="float" table:style-name="ce49" office:value="29" office:value-type="float">
            <text:p>29</text:p>
          </table:table-cell>
          <table:table-cell ns41:value-type="float" table:style-name="ce49" office:value="24" office:value-type="float">
            <text:p>2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62" office:value-type="float">
            <text:p>562</text:p>
          </table:table-cell>
          <table:table-cell ns41:value-type="float" table:style-name="ce49" office:value="11" office:value-type="float">
            <text:p>11</text:p>
          </table:table-cell>
          <table:table-cell table:style-name="ce49"/>
          <table:table-cell ns41:value-type="float" table:style-name="ce49" office:value="629" office:value-type="float">
            <text:p>629</text:p>
          </table:table-cell>
          <table:table-cell ns41:value-type="float" table:style-name="ce52" office:value="1676" office:value-type="float">
            <text:p>1,676</text:p>
          </table:table-cell>
          <table:table-cell ns41:value-type="float" table:style-name="ce52" office:value="1651" office:value-type="float">
            <text:p>1,651</text:p>
          </table:table-cell>
          <table:table-cell ns41:value-type="float" table:style-name="ce52" office:value="1660" office:value-type="float">
            <text:p>1,660</text:p>
          </table:table-cell>
          <table:table-cell ns41:value-type="float" table:style-name="ce52" office:value="1644" office:value-type="float">
            <text:p>1,644</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office:value="1" table:style-name="ce49" table:number-columns-repeated="3" office:value-type="float">
            <text:p>1</text:p>
          </table:table-cell>
          <table:table-cell table:style-name="ce49"/>
          <table:table-cell ns41:value-type="float" table:style-name="ce52" office:value="1101" office:value-type="float">
            <text:p>1,101</text:p>
          </table:table-cell>
          <table:table-cell ns41:value-type="float" table:style-name="ce52" office:value="1060" office:value-type="float">
            <text:p>1,060</text:p>
          </table:table-cell>
          <table:table-cell ns41:value-type="float" table:style-name="ce49" office:value="511" office:value-type="float">
            <text:p>511</text:p>
          </table:table-cell>
          <table:table-cell ns41:value-type="float" table:style-name="ce49" office:value="509" office:value-type="float">
            <text:p>509</text:p>
          </table:table-cell>
          <table:table-cell ns41:value-type="float" table:style-name="ce49" office:value="64" office:value-type="float">
            <text:p>64</text:p>
          </table:table-cell>
          <table:table-cell ns41:value-type="float" table:style-name="ce49" office:value="82" office:value-type="float">
            <text:p>82</text:p>
          </table:table-cell>
          <table:table-cell ns41:value-type="float" table:style-name="ce49" office:value="881" office:value-type="float">
            <text:p>881</text:p>
          </table:table-cell>
          <table:table-cell ns41:value-type="float" table:style-name="ce49" office:value="875" office:value-type="float">
            <text:p>875</text:p>
          </table:table-cell>
          <table:table-cell ns41:value-type="float" table:style-name="ce49" office:value="345" office:value-type="float">
            <text:p>345</text:p>
          </table:table-cell>
          <table:table-cell ns41:value-type="float" table:style-name="ce49" office:value="343" office:value-type="float">
            <text:p>343</text:p>
          </table:table-cell>
          <table:table-cell ns41:value-type="float" table:style-name="ce49" office:value="413" office:value-type="float">
            <text:p>413</text:p>
          </table:table-cell>
          <table:table-cell ns41:value-type="float" table:style-name="ce49" office:value="425" office:value-type="float">
            <text:p>425</text:p>
          </table:table-cell>
          <table:table-cell table:style-name="ce49" table:number-columns-repeated="2"/>
          <table:table-cell ns41:value-type="float" table:style-name="ce49" office:value="37" office:value-type="float">
            <text:p>37</text:p>
          </table:table-cell>
          <table:table-cell ns41:value-type="float" table:style-name="ce49" office:value="8" office:value-type="float">
            <text:p>8</text:p>
          </table:table-cell>
          <table:table-cell table:style-name="ce49" table:number-columns-repeated="6"/>
          <table:table-cell ns41:value-type="float" table:style-name="ce52" office:value="1423" office:value-type="float">
            <text:p>1,423</text:p>
          </table:table-cell>
          <table:table-cell ns41:value-type="float" table:style-name="ce52" office:value="1443" office:value-type="float">
            <text:p>1,443</text:p>
          </table:table-cell>
          <table:table-cell table:style-name="ce49" table:number-columns-repeated="8"/>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2"/>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6"/>
          <table:table-cell ns41:value-type="float" table:style-name="ce49" office:value="186" office:value-type="float">
            <text:p>186</text:p>
          </table:table-cell>
          <table:table-cell ns41:value-type="float" table:style-name="ce49" office:value="159" office:value-type="float">
            <text:p>159</text:p>
          </table:table-cell>
          <table:table-cell ns41:value-type="float" table:style-name="ce49" office:value="31" office:value-type="float">
            <text:p>31</text:p>
          </table:table-cell>
          <table:table-cell ns41:value-type="float" table:style-name="ce49" office:value="20" office:value-type="float">
            <text:p>20</text:p>
          </table:table-cell>
          <table:table-cell table:style-name="ce49" table:number-columns-repeated="6"/>
          <table:table-cell ns41:value-type="float" office:value="13" table:style-name="ce49" table:number-columns-repeated="2" office:value-type="float">
            <text:p>1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text:p>
          </table:table-cell>
          <table:table-cell table:style-name="Default"/>
          <table:table-cell ns41:value-type="float" table:style-name="ce35" office:value="185" office:value-type="float">
            <text:p>185</text:p>
          </table:table-cell>
          <table:table-cell ns41:value-type="float" table:style-name="ce49" office:value="2" office:value-type="float">
            <text:p>2</text:p>
          </table:table-cell>
          <table:table-cell table:style-name="ce49"/>
          <table:table-cell ns41:value-type="float" table:style-name="ce49" office:value="257" office:value-type="float">
            <text:p>257</text:p>
          </table:table-cell>
          <table:table-cell ns41:value-type="float" table:style-name="ce49" office:value="608" office:value-type="float">
            <text:p>608</text:p>
          </table:table-cell>
          <table:table-cell ns41:value-type="float" table:style-name="ce49" office:value="618" office:value-type="float">
            <text:p>618</text:p>
          </table:table-cell>
          <table:table-cell ns41:value-type="float" table:style-name="ce49" office:value="602" office:value-type="float">
            <text:p>602</text:p>
          </table:table-cell>
          <table:table-cell ns41:value-type="float" table:style-name="ce49" office:value="610" office:value-type="float">
            <text:p>610</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392" office:value-type="float">
            <text:p>392</text:p>
          </table:table-cell>
          <table:table-cell ns41:value-type="float" table:style-name="ce49" office:value="364" office:value-type="float">
            <text:p>364</text:p>
          </table:table-cell>
          <table:table-cell ns41:value-type="float" office:value="185" table:style-name="ce49" table:number-columns-repeated="2" office:value-type="float">
            <text:p>185</text:p>
          </table:table-cell>
          <table:table-cell ns41:value-type="float" table:style-name="ce49" office:value="31" office:value-type="float">
            <text:p>31</text:p>
          </table:table-cell>
          <table:table-cell ns41:value-type="float" table:style-name="ce49" office:value="69" office:value-type="float">
            <text:p>69</text:p>
          </table:table-cell>
          <table:table-cell ns41:value-type="float" table:style-name="ce49" office:value="432" office:value-type="float">
            <text:p>432</text:p>
          </table:table-cell>
          <table:table-cell ns41:value-type="float" table:style-name="ce49" office:value="428" office:value-type="float">
            <text:p>428</text:p>
          </table:table-cell>
          <table:table-cell ns41:value-type="float" table:style-name="ce49" office:value="88" office:value-type="float">
            <text:p>88</text:p>
          </table:table-cell>
          <table:table-cell ns41:value-type="float" table:style-name="ce49" office:value="130" office:value-type="float">
            <text:p>130</text:p>
          </table:table-cell>
          <table:table-cell ns41:value-type="float" table:style-name="ce49" office:value="58" office:value-type="float">
            <text:p>58</text:p>
          </table:table-cell>
          <table:table-cell ns41:value-type="float" table:style-name="ce49" office:value="47" office:value-type="float">
            <text:p>47</text:p>
          </table:table-cell>
          <table:table-cell table:style-name="ce49" table:number-columns-repeated="2"/>
          <table:table-cell ns41:value-type="float" table:style-name="ce49" office:value="30" office:value-type="float">
            <text:p>30</text:p>
          </table:table-cell>
          <table:table-cell ns41:value-type="float" table:style-name="ce49" office:value="13" office:value-type="float">
            <text:p>13</text:p>
          </table:table-cell>
          <table:table-cell table:style-name="ce49" table:number-columns-repeated="6"/>
          <table:table-cell ns41:value-type="float" table:style-name="ce49" office:value="537" office:value-type="float">
            <text:p>537</text:p>
          </table:table-cell>
          <table:table-cell ns41:value-type="float" table:style-name="ce49" office:value="557" office:value-type="float">
            <text:p>557</text:p>
          </table:table-cell>
          <table:table-cell table:style-name="ce49" table:number-columns-repeated="3"/>
          <table:table-cell ns41:value-type="float" table:style-name="ce49" office:value="1"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10"/>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52" office:value-type="float">
            <text:p>52</text:p>
          </table:table-cell>
          <table:table-cell table:style-name="ce49" table:number-columns-repeated="6"/>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Vosseveld</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6"/>
          <table:table-cell ns41:value-type="float" table:style-name="ce49" office:value="22" office:value-type="float">
            <text:p>22</text:p>
          </table:table-cell>
          <table:table-cell ns41:value-type="float" office:value="13" table:style-name="ce49" table:number-columns-repeated="3" office:value-type="float">
            <text:p>13</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9" office:value-type="float">
            <text:p>19</text:p>
          </table:table-cell>
          <table:table-cell ns41:value-type="float" table:style-name="ce49" office:value="18" office:value-type="float">
            <text:p>18</text:p>
          </table:table-cell>
          <table:table-cell table:style-name="ce49" table:number-columns-repeated="30"/>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Loo</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6" office:value-type="float">
            <text:p>26</text:p>
          </table:table-cell>
          <table:table-cell ns41:value-type="float" table:style-name="ce49" office:value="28" office:value-type="float">
            <text:p>28</text:p>
          </table:table-cell>
          <table:table-cell ns41:value-type="float" table:style-name="ce49" office:value="24" office:value-type="float">
            <text:p>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5" office:value-type="float">
            <text:p>25</text:p>
          </table:table-cell>
          <table:table-cell ns41:value-type="float" table:style-name="ce49" office:value="17" office:value-type="float">
            <text:p>1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6"/>
          <table:table-cell ns41:value-type="float" office:value="7" table:style-name="ce49" table:number-columns-repeated="2" office:value-type="float">
            <text:p>7</text:p>
          </table:table-cell>
          <table:table-cell table:style-name="ce49" table:number-columns-repeated="22"/>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Veen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6"/>
          <table:table-cell ns41:value-type="float" table:style-name="ce49" office:value="15" office:value-type="float">
            <text:p>15</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13" office:value-type="float">
            <text:p>13</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Wachtum</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9" office:value-type="float">
            <text:p>149</text:p>
          </table:table-cell>
          <table:table-cell ns41:value-type="float" table:style-name="ce49" office:value="144" office:value-type="float">
            <text:p>144</text:p>
          </table:table-cell>
          <table:table-cell ns41:value-type="float" table:style-name="ce49" office:value="148" office:value-type="float">
            <text:p>148</text:p>
          </table:table-cell>
          <table:table-cell ns41:value-type="float" table:style-name="ce49" office:value="144" office:value-type="float">
            <text:p>144</text:p>
          </table:table-cell>
          <table:table-cell ns41:value-type="float" table:style-name="ce49" office:value="1" office:value-type="float">
            <text:p>1</text:p>
          </table:table-cell>
          <table:table-cell table:style-name="ce49" table:number-columns-repeated="5"/>
          <table:table-cell ns41:value-type="float" table:style-name="ce49" office:value="99" office:value-type="float">
            <text:p>99</text:p>
          </table:table-cell>
          <table:table-cell ns41:value-type="float" table:style-name="ce49" office:value="88" office:value-type="float">
            <text:p>88</text:p>
          </table:table-cell>
          <table:table-cell ns41:value-type="float" office:value="43" table:style-name="ce49" table:number-columns-repeated="2" office:value-type="float">
            <text:p>43</text:p>
          </table:table-cell>
          <table:table-cell ns41:value-type="float" table:style-name="ce49" office:value="7" office:value-type="float">
            <text:p>7</text:p>
          </table:table-cell>
          <table:table-cell ns41:value-type="float" table:style-name="ce49" office:value="13" office:value-type="float">
            <text:p>13</text:p>
          </table:table-cell>
          <table:table-cell ns41:value-type="float" table:style-name="ce49" office:value="118" office:value-type="float">
            <text:p>118</text:p>
          </table:table-cell>
          <table:table-cell ns41:value-type="float" table:style-name="ce49" office:value="115" office:value-type="float">
            <text:p>115</text:p>
          </table:table-cell>
          <table:table-cell ns41:value-type="float" office:value="27" table:style-name="ce49" table:number-columns-repeated="2" office:value-type="float">
            <text:p>27</text:p>
          </table:table-cell>
          <table:table-cell ns41:value-type="float" table:style-name="ce49" office:value="2" office:value-type="float">
            <text:p>2</text:p>
          </table:table-cell>
          <table:table-cell table:style-name="ce49" table:number-columns-repeated="3"/>
          <table:table-cell ns41:value-type="float" office:value="2" table:style-name="ce49" table:number-columns-repeated="2" office:value-type="float">
            <text:p>2</text:p>
          </table:table-cell>
          <table:table-cell table:style-name="ce49" table:number-columns-repeated="6"/>
          <table:table-cell ns41:value-type="float" table:style-name="ce49" office:value="142" office:value-type="float">
            <text:p>142</text:p>
          </table:table-cell>
          <table:table-cell ns41:value-type="float" table:style-name="ce49" office:value="139" office:value-type="float">
            <text:p>139</text:p>
          </table:table-cell>
          <table:table-cell table:style-name="ce49" table:number-columns-repeated="20"/>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8"/>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Dalerveen</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9" office:value-type="float">
            <text:p>59</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153" office:value-type="float">
            <text:p>153</text:p>
          </table:table-cell>
          <table:table-cell ns41:value-type="float" table:style-name="ce49" office:value="135" office:value-type="float">
            <text:p>135</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96" office:value-type="float">
            <text:p>96</text:p>
          </table:table-cell>
          <table:table-cell ns41:value-type="float" table:style-name="ce49" office:value="80" office:value-type="float">
            <text:p>80</text:p>
          </table:table-cell>
          <table:table-cell ns41:value-type="float" office:value="49" table:style-name="ce49" table:number-columns-repeated="2" office:value-type="float">
            <text:p>49</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87" office:value-type="float">
            <text:p>87</text:p>
          </table:table-cell>
          <table:table-cell ns41:value-type="float" table:style-name="ce49" office:value="47" office:value-type="float">
            <text:p>47</text:p>
          </table:table-cell>
          <table:table-cell ns41:value-type="float" table:style-name="ce49" office:value="40" office:value-type="float">
            <text:p>4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48" office:value-type="float">
            <text:p>148</text:p>
          </table:table-cell>
          <table:table-cell ns41:value-type="float" table:style-name="ce49" office:value="132" office:value-type="float">
            <text:p>132</text:p>
          </table:table-cell>
          <table:table-cell table:style-name="ce49" table:number-columns-repeated="22"/>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 Schoombeek</text:p>
          </table:table-cell>
          <table:table-cell table:style-name="Default"/>
          <table:table-cell ns41:value-type="float" table:style-name="ce35" office:value="83" office:value-type="float">
            <text:p>83</text:p>
          </table:table-cell>
          <table:table-cell ns41:value-type="float" table:style-name="ce49" office:value="2" office:value-type="float">
            <text:p>2</text:p>
          </table:table-cell>
          <table:table-cell table:style-name="ce49"/>
          <table:table-cell ns41:value-type="float" table:style-name="ce49" office:value="112" office:value-type="float">
            <text:p>112</text:p>
          </table:table-cell>
          <table:table-cell ns41:value-type="float" table:style-name="ce49" office:value="361" office:value-type="float">
            <text:p>361</text:p>
          </table:table-cell>
          <table:table-cell ns41:value-type="float" table:style-name="ce49" office:value="308" office:value-type="float">
            <text:p>308</text:p>
          </table:table-cell>
          <table:table-cell ns41:value-type="float" table:style-name="ce49" office:value="334" office:value-type="float">
            <text:p>334</text:p>
          </table:table-cell>
          <table:table-cell ns41:value-type="float" table:style-name="ce49" office:value="290" office:value-type="float">
            <text:p>290</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3"/>
          <table:table-cell ns41:value-type="float" table:style-name="ce49" office:value="1" office:value-type="float">
            <text:p>1</text:p>
          </table:table-cell>
          <table:table-cell ns41:value-type="float" table:style-name="ce49" office:value="252" office:value-type="float">
            <text:p>252</text:p>
          </table:table-cell>
          <table:table-cell ns41:value-type="float" table:style-name="ce49" office:value="197" office:value-type="float">
            <text:p>197</text:p>
          </table:table-cell>
          <table:table-cell ns41:value-type="float" table:style-name="ce49" office:value="97" office:value-type="float">
            <text:p>97</text:p>
          </table:table-cell>
          <table:table-cell ns41:value-type="float" table:style-name="ce49" office:value="95" office:value-type="float">
            <text:p>95</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251" office:value-type="float">
            <text:p>251</text:p>
          </table:table-cell>
          <table:table-cell ns41:value-type="float" table:style-name="ce49" office:value="202" office:value-type="float">
            <text:p>202</text:p>
          </table:table-cell>
          <table:table-cell ns41:value-type="float" table:style-name="ce49" office:value="38" office:value-type="float">
            <text:p>38</text:p>
          </table:table-cell>
          <table:table-cell ns41:value-type="float" table:style-name="ce49" office:value="46" office:value-type="float">
            <text:p>46</text:p>
          </table:table-cell>
          <table:table-cell ns41:value-type="float" table:style-name="ce49" office:value="19" office:value-type="float">
            <text:p>19</text:p>
          </table:table-cell>
          <table:table-cell ns41:value-type="float" table:style-name="ce49" office:value="8" office:value-type="float">
            <text:p>8</text:p>
          </table:table-cell>
          <table:table-cell table:style-name="ce49" table:number-columns-repeated="2"/>
          <table:table-cell ns41:value-type="float" table:style-name="ce49" office:value="53" office:value-type="float">
            <text:p>53</text:p>
          </table:table-cell>
          <table:table-cell ns41:value-type="float" table:style-name="ce49" office:value="52" office:value-type="float">
            <text:p>52</text:p>
          </table:table-cell>
          <table:table-cell table:style-name="ce49" table:number-columns-repeated="6"/>
          <table:table-cell ns41:value-type="float" table:style-name="ce49" office:value="350" office:value-type="float">
            <text:p>350</text:p>
          </table:table-cell>
          <table:table-cell ns41:value-type="float" table:style-name="ce49" office:value="303" office:value-type="float">
            <text:p>303</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 Nieuw Schoombeek</text:p>
          </table:table-cell>
          <table:table-cell table:style-name="Default"/>
          <table:table-cell ns41:value-type="float" table:style-name="ce35" office:value="69" office:value-type="float">
            <text:p>69</text:p>
          </table:table-cell>
          <table:table-cell ns41:value-type="float" table:style-name="ce49" office:value="3" office:value-type="float">
            <text:p>3</text:p>
          </table:table-cell>
          <table:table-cell table:style-name="ce49"/>
          <table:table-cell ns41:value-type="float" table:style-name="ce49" office:value="79" office:value-type="float">
            <text:p>79</text:p>
          </table:table-cell>
          <table:table-cell ns41:value-type="float" table:style-name="ce49" office:value="264" office:value-type="float">
            <text:p>264</text:p>
          </table:table-cell>
          <table:table-cell ns41:value-type="float" table:style-name="ce49" office:value="227" office:value-type="float">
            <text:p>227</text:p>
          </table:table-cell>
          <table:table-cell ns41:value-type="float" table:style-name="ce49" office:value="245" office:value-type="float">
            <text:p>245</text:p>
          </table:table-cell>
          <table:table-cell ns41:value-type="float" table:style-name="ce49" office:value="217" office:value-type="float">
            <text:p>217</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181" office:value-type="float">
            <text:p>181</text:p>
          </table:table-cell>
          <table:table-cell ns41:value-type="float" table:style-name="ce49" office:value="145" office:value-type="float">
            <text:p>145</text:p>
          </table:table-cell>
          <table:table-cell ns41:value-type="float" table:style-name="ce49" office:value="74" office:value-type="float">
            <text:p>74</text:p>
          </table:table-cell>
          <table:table-cell ns41:value-type="float" table:style-name="ce49" office:value="73" office:value-type="float">
            <text:p>73</text:p>
          </table:table-cell>
          <table:table-cell ns41:value-type="float" office:value="9" table:style-name="ce49" table:number-columns-repeated="2" office:value-type="float">
            <text:p>9</text:p>
          </table:table-cell>
          <table:table-cell ns41:value-type="float" table:style-name="ce49" office:value="118" office:value-type="float">
            <text:p>118</text:p>
          </table:table-cell>
          <table:table-cell ns41:value-type="float" table:style-name="ce49" office:value="101" office:value-type="float">
            <text:p>10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131" office:value-type="float">
            <text:p>131</text:p>
          </table:table-cell>
          <table:table-cell ns41:value-type="float" table:style-name="ce49" office:value="117" office:value-type="float">
            <text:p>117</text:p>
          </table:table-cell>
          <table:table-cell table:style-name="ce49" table:number-columns-repeated="6"/>
          <table:table-cell ns41:value-type="float" table:style-name="ce49" office:value="32" office:value-type="float">
            <text:p>32</text:p>
          </table:table-cell>
          <table:table-cell ns41:value-type="float" table:style-name="ce49" office:value="29" office:value-type="float">
            <text:p>29</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230" office:value-type="float">
            <text:p>230</text:p>
          </table:table-cell>
          <table:table-cell ns41:value-type="float" table:style-name="ce49" office:value="195" office:value-type="float">
            <text:p>195</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44" office:value-type="float">
            <text:p>444</text:p>
          </table:table-cell>
          <table:table-cell ns41:value-type="float" table:style-name="ce49" office:value="9" office:value-type="float">
            <text:p>9</text:p>
          </table:table-cell>
          <table:table-cell table:style-name="ce49"/>
          <table:table-cell ns41:value-type="float" table:style-name="ce49" office:value="593" office:value-type="float">
            <text:p>593</text:p>
          </table:table-cell>
          <table:table-cell ns41:value-type="float" table:style-name="ce52" office:value="1625" office:value-type="float">
            <text:p>1,625</text:p>
          </table:table-cell>
          <table:table-cell ns41:value-type="float" table:style-name="ce52" office:value="1508" office:value-type="float">
            <text:p>1,508</text:p>
          </table:table-cell>
          <table:table-cell ns41:value-type="float" table:style-name="ce52" office:value="1567" office:value-type="float">
            <text:p>1,567</text:p>
          </table:table-cell>
          <table:table-cell ns41:value-type="float" table:style-name="ce52" office:value="1468" office:value-type="float">
            <text:p>1,468</text:p>
          </table:table-cell>
          <table:table-cell ns41:value-type="float" table:style-name="ce49" office:value="58" office:value-type="float">
            <text:p>58</text:p>
          </table:table-cell>
          <table:table-cell ns41:value-type="float" table:style-name="ce49" office:value="40" office:value-type="float">
            <text:p>40</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ns41:value-type="float" table:style-name="ce52" office:value="1082" office:value-type="float">
            <text:p>1,082</text:p>
          </table:table-cell>
          <table:table-cell ns41:value-type="float" table:style-name="ce49" office:value="918" office:value-type="float">
            <text:p>918</text:p>
          </table:table-cell>
          <table:table-cell ns41:value-type="float" table:style-name="ce49" office:value="472" office:value-type="float">
            <text:p>472</text:p>
          </table:table-cell>
          <table:table-cell ns41:value-type="float" table:style-name="ce49" office:value="469" office:value-type="float">
            <text:p>469</text:p>
          </table:table-cell>
          <table:table-cell ns41:value-type="float" table:style-name="ce49" office:value="71" office:value-type="float">
            <text:p>71</text:p>
          </table:table-cell>
          <table:table-cell ns41:value-type="float" table:style-name="ce49" office:value="121" office:value-type="float">
            <text:p>121</text:p>
          </table:table-cell>
          <table:table-cell ns41:value-type="float" table:style-name="ce52" office:value="1060" office:value-type="float">
            <text:p>1,060</text:p>
          </table:table-cell>
          <table:table-cell ns41:value-type="float" table:style-name="ce49" office:value="969" office:value-type="float">
            <text:p>969</text:p>
          </table:table-cell>
          <table:table-cell ns41:value-type="float" table:style-name="ce49" office:value="220" office:value-type="float">
            <text:p>220</text:p>
          </table:table-cell>
          <table:table-cell ns41:value-type="float" table:style-name="ce49" office:value="257" office:value-type="float">
            <text:p>257</text:p>
          </table:table-cell>
          <table:table-cell ns41:value-type="float" table:style-name="ce49" office:value="101" office:value-type="float">
            <text:p>101</text:p>
          </table:table-cell>
          <table:table-cell ns41:value-type="float" table:style-name="ce49" office:value="69" office:value-type="float">
            <text:p>69</text:p>
          </table:table-cell>
          <table:table-cell table:style-name="ce49" table:number-columns-repeated="2"/>
          <table:table-cell ns41:value-type="float" table:style-name="ce49" office:value="244" office:value-type="float">
            <text:p>244</text:p>
          </table:table-cell>
          <table:table-cell ns41:value-type="float" table:style-name="ce49" office:value="213" office:value-type="float">
            <text:p>213</text:p>
          </table:table-cell>
          <table:table-cell table:style-name="ce49" table:number-columns-repeated="6"/>
          <table:table-cell ns41:value-type="float" table:style-name="ce52" office:value="1237" office:value-type="float">
            <text:p>1,237</text:p>
          </table:table-cell>
          <table:table-cell ns41:value-type="float" table:style-name="ce52" office:value="1189" office:value-type="float">
            <text:p>1,189</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62" office:value-type="float">
            <text:p>362</text:p>
          </table:table-cell>
          <table:table-cell ns41:value-type="float" table:style-name="ce49" office:value="302" office:value-type="float">
            <text:p>302</text:p>
          </table:table-cell>
          <table:table-cell table:style-name="ce49" table:number-columns-repeated="6"/>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Diever. Dorp</text:p>
          </table:table-cell>
          <table:table-cell table:style-name="Default"/>
          <table:table-cell ns41:value-type="float" table:style-name="ce35" office:value="98" office:value-type="float">
            <text:p>98</text:p>
          </table:table-cell>
          <table:table-cell ns41:value-type="float" table:style-name="ce49" office:value="4" office:value-type="float">
            <text:p>4</text:p>
          </table:table-cell>
          <table:table-cell table:style-name="ce49"/>
          <table:table-cell ns41:value-type="float" table:style-name="ce49" office:value="115" office:value-type="float">
            <text:p>115</text:p>
          </table:table-cell>
          <table:table-cell ns41:value-type="float" table:style-name="ce49" office:value="288" office:value-type="float">
            <text:p>288</text:p>
          </table:table-cell>
          <table:table-cell ns41:value-type="float" table:style-name="ce49" office:value="253" office:value-type="float">
            <text:p>253</text:p>
          </table:table-cell>
          <table:table-cell ns41:value-type="float" table:style-name="ce49" office:value="283" office:value-type="float">
            <text:p>283</text:p>
          </table:table-cell>
          <table:table-cell ns41:value-type="float" table:style-name="ce49" office:value="253" office:value-type="float">
            <text:p>253</text:p>
          </table:table-cell>
          <table:table-cell ns41:value-type="float" table:style-name="ce49" office:value="5" office:value-type="float">
            <text:p>5</text:p>
          </table:table-cell>
          <table:table-cell table:style-name="ce49" table:number-columns-repeated="3"/>
          <table:table-cell ns41:value-type="float" office:value="6" table:style-name="ce49" table:number-columns-repeated="2" office:value-type="float">
            <text:p>6</text:p>
          </table:table-cell>
          <table:table-cell ns41:value-type="float" table:style-name="ce49" office:value="179" office:value-type="float">
            <text:p>179</text:p>
          </table:table-cell>
          <table:table-cell ns41:value-type="float" table:style-name="ce49" office:value="154" office:value-type="float">
            <text:p>154</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23" office:value-type="float">
            <text:p>23</text:p>
          </table:table-cell>
          <table:table-cell ns41:value-type="float" table:style-name="ce49" office:value="15" office:value-type="float">
            <text:p>15</text:p>
          </table:table-cell>
          <table:table-cell ns41:value-type="float" table:style-name="ce49" office:value="212" office:value-type="float">
            <text:p>212</text:p>
          </table:table-cell>
          <table:table-cell ns41:value-type="float" table:style-name="ce49" office:value="177" office:value-type="float">
            <text:p>177</text:p>
          </table:table-cell>
          <table:table-cell ns41:value-type="float" table:style-name="ce49" office:value="55" office:value-type="float">
            <text:p>55</text:p>
          </table:table-cell>
          <table:table-cell ns41:value-type="float" table:style-name="ce49" office:value="62" office:value-type="float">
            <text:p>62</text:p>
          </table:table-cell>
          <table:table-cell ns41:value-type="float" table:style-name="ce49" office:value="19" office:value-type="float">
            <text:p>19</text:p>
          </table:table-cell>
          <table:table-cell ns41:value-type="float" table:style-name="ce49" office:value="13" office:value-type="float">
            <text:p>13</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39" office:value-type="float">
            <text:p>239</text:p>
          </table:table-cell>
          <table:table-cell ns41:value-type="float" table:style-name="ce49" office:value="211" office:value-type="float">
            <text:p>211</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2" office:value-type="float">
            <text:p>2</text:p>
          </table:table-cell>
          <table:table-cell table:style-name="ce49" table:number-columns-repeated="7"/>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Diever. Buurtschap de Vaart</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4" office:value-type="float">
            <text:p>44</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30" office:value-type="float">
            <text:p>30</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1" office:value-type="float">
            <text:p>31</text:p>
          </table:table-cell>
          <table:table-cell ns41:value-type="float" table:style-name="ce49" office:value="19" office:value-type="float">
            <text:p>19</text:p>
          </table:table-cell>
          <table:table-cell ns41:value-type="float" office:value="10" table:style-name="ce49" table:number-columns-repeated="2" office:value-type="float">
            <text:p>10</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10"/>
          <table:table-cell ns41:value-type="float" table:style-name="ce49" office:value="40" office:value-type="float">
            <text:p>40</text:p>
          </table:table-cell>
          <table:table-cell ns41:value-type="float" table:style-name="ce49" office:value="28" office:value-type="float">
            <text:p>28</text:p>
          </table:table-cell>
          <table:table-cell table:style-name="ce49" table:number-columns-repeated="12"/>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Oldendiever. Dorp</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2" office:value-type="float">
            <text:p>32</text:p>
          </table:table-cell>
          <table:table-cell ns41:value-type="float" table:style-name="ce49" office:value="93" office:value-type="float">
            <text:p>93</text:p>
          </table:table-cell>
          <table:table-cell ns41:value-type="float" table:style-name="ce49" office:value="75" office:value-type="float">
            <text:p>75</text:p>
          </table:table-cell>
          <table:table-cell ns41:value-type="float" table:style-name="ce49" office:value="93" office:value-type="float">
            <text:p>93</text:p>
          </table:table-cell>
          <table:table-cell ns41:value-type="float" table:style-name="ce49" office:value="72" office:value-type="float">
            <text:p>72</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59" office:value-type="float">
            <text:p>59</text:p>
          </table:table-cell>
          <table:table-cell ns41:value-type="float" table:style-name="ce49" office:value="42" office:value-type="float">
            <text:p>42</text:p>
          </table:table-cell>
          <table:table-cell ns41:value-type="float" office:value="28" table:style-name="ce49" table:number-columns-repeated="2" office:value-type="float">
            <text:p>28</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76" office:value-type="float">
            <text:p>76</text:p>
          </table:table-cell>
          <table:table-cell ns41:value-type="float" table:style-name="ce49" office:value="53" office:value-type="float">
            <text:p>53</text:p>
          </table:table-cell>
          <table:table-cell ns41:value-type="float" table:style-name="ce49" office:value="11" office:value-type="float">
            <text:p>11</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10"/>
          <table:table-cell ns41:value-type="float" table:style-name="ce49" office:value="66" office:value-type="float">
            <text:p>66</text:p>
          </table:table-cell>
          <table:table-cell ns41:value-type="float" table:style-name="ce49" office:value="60" office:value-type="float">
            <text:p>60</text:p>
          </table:table-cell>
          <table:table-cell table:style-name="ce49" table:number-columns-repeated="20"/>
          <table:table-cell ns41:value-type="float" table:style-name="ce49" office:value="27" office:value-type="float">
            <text:p>27</text:p>
          </table:table-cell>
          <table:table-cell ns41:value-type="float" table:style-name="ce49" office:value="15" office:value-type="float">
            <text:p>1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Oldendiever. Buurtschap Kalteren</text:p>
          </table:table-cell>
          <table:table-cell table:style-name="Default"/>
          <table:table-cell ns41:value-type="float" table:style-name="ce35" office:value="4"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ater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6" office:value-type="float">
            <text:p>16</text:p>
          </table:table-cell>
          <table:table-cell table:style-name="ce49" table:number-columns-repeated="4"/>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table:style-name="ce49"/>
          <table:table-cell ns41:value-type="float" table:style-name="ce49" office:value="1" office:value-type="float">
            <text:p>1</text:p>
          </table:table-cell>
          <table:table-cell ns41:value-type="float" office:value="9" table:style-name="ce49" table:number-columns-repeated="2" office:value-type="float">
            <text:p>9</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office:value="9" table:style-name="ce49" table:number-columns-repeated="2" office:value-type="float">
            <text:p>9</text:p>
          </table:table-cell>
          <table:table-cell table:style-name="ce49" table:number-columns-repeated="2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Landhuishoudkundige School</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0" office:value-type="float">
            <text:p>8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70" office:value-type="float">
            <text:p>70</text:p>
          </table:table-cell>
          <table:table-cell ns41:value-type="float" table:style-name="ce49" office:value="1" office:value-type="float">
            <text:p>1</text:p>
          </table:table-cell>
          <table:table-cell table:style-name="ce49" table:number-columns-repeated="4"/>
          <table:table-cell ns41:value-type="float" table:style-name="ce49" office:value="76" office:value-type="float">
            <text:p>76</text:p>
          </table:table-cell>
          <table:table-cell ns41:value-type="float" table:style-name="ce49" office:value="14" office:value-type="float">
            <text:p>1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4" office:value-type="float">
            <text:p>74</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69" office:value-type="float">
            <text:p>69</text:p>
          </table:table-cell>
          <table:table-cell ns41:value-type="float" table:style-name="ce49" office:value="18" office:value-type="float">
            <text:p>18</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number-columns-repeated="24"/>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ittelte. Dorp</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table:style-name="ce49" office:value="62" office:value-type="float">
            <text:p>62</text:p>
          </table:table-cell>
          <table:table-cell ns41:value-type="float" table:style-name="ce49" office:value="51" office:value-type="float">
            <text:p>51</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44" office:value-type="float">
            <text:p>44</text:p>
          </table:table-cell>
          <table:table-cell ns41:value-type="float" table:style-name="ce49" office:value="38" office:value-type="float">
            <text:p>38</text:p>
          </table:table-cell>
          <table:table-cell ns41:value-type="float" office:value="14" table:style-name="ce49" table:number-columns-repeated="2" office:value-type="float">
            <text:p>14</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0"/>
          <table:table-cell ns41:value-type="float" office:value="47" table:style-name="ce49" table:number-columns-repeated="2" office:value-type="float">
            <text:p>47</text:p>
          </table:table-cell>
          <table:table-cell table:style-name="ce49" table:number-columns-repeated="20"/>
          <table:table-cell ns41:value-type="float" table:style-name="ce49" office:value="17" office:value-type="float">
            <text:p>17</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ittelte. Buurtschap 't Moer</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6"/>
          <table:table-cell ns41:value-type="float" table:style-name="ce49" office:value="7" office:value-type="float">
            <text:p>7</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apse</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68" office:value-type="float">
            <text:p>168</text:p>
          </table:table-cell>
          <table:table-cell ns41:value-type="float" table:style-name="ce49" office:value="132" office:value-type="float">
            <text:p>132</text:p>
          </table:table-cell>
          <table:table-cell ns41:value-type="float" table:style-name="ce49" office:value="163" office:value-type="float">
            <text:p>163</text:p>
          </table:table-cell>
          <table:table-cell ns41:value-type="float" table:style-name="ce49" office:value="131" office:value-type="float">
            <text:p>13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121" office:value-type="float">
            <text:p>121</text:p>
          </table:table-cell>
          <table:table-cell ns41:value-type="float" table:style-name="ce49" office:value="88" office:value-type="float">
            <text:p>88</text:p>
          </table:table-cell>
          <table:table-cell ns41:value-type="float" office:value="38" table:style-name="ce49" table:number-columns-repeated="2" office:value-type="float">
            <text:p>38</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9" office:value-type="float">
            <text:p>109</text:p>
          </table:table-cell>
          <table:table-cell ns41:value-type="float" table:style-name="ce49" office:value="84" office:value-type="float">
            <text:p>8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10"/>
          <table:table-cell ns41:value-type="float" table:style-name="ce49" office:value="142" office:value-type="float">
            <text:p>142</text:p>
          </table:table-cell>
          <table:table-cell ns41:value-type="float" table:style-name="ce49" office:value="115" office:value-type="float">
            <text:p>115</text:p>
          </table:table-cell>
          <table:table-cell table:style-name="ce49" table:number-columns-repeated="20"/>
          <table:table-cell ns41:value-type="float" table:style-name="ce49" office:value="26" office:value-type="float">
            <text:p>26</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6" office:value-type="float">
            <text:p>216</text:p>
          </table:table-cell>
          <table:table-cell ns41:value-type="float" table:style-name="ce49" office:value="7" office:value-type="float">
            <text:p>7</text:p>
          </table:table-cell>
          <table:table-cell table:style-name="ce49"/>
          <table:table-cell ns41:value-type="float" table:style-name="ce49" office:value="243" office:value-type="float">
            <text:p>243</text:p>
          </table:table-cell>
          <table:table-cell ns41:value-type="float" table:style-name="ce49" office:value="774" office:value-type="float">
            <text:p>774</text:p>
          </table:table-cell>
          <table:table-cell ns41:value-type="float" table:style-name="ce49" office:value="592" office:value-type="float">
            <text:p>592</text:p>
          </table:table-cell>
          <table:table-cell ns41:value-type="float" table:style-name="ce49" office:value="692" office:value-type="float">
            <text:p>692</text:p>
          </table:table-cell>
          <table:table-cell ns41:value-type="float" table:style-name="ce49" office:value="583" office:value-type="float">
            <text:p>583</text:p>
          </table:table-cell>
          <table:table-cell ns41:value-type="float" table:style-name="ce49" office:value="82" office:value-type="float">
            <text:p>82</text:p>
          </table:table-cell>
          <table:table-cell ns41:value-type="float" table:style-name="ce49"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535" office:value-type="float">
            <text:p>535</text:p>
          </table:table-cell>
          <table:table-cell ns41:value-type="float" table:style-name="ce49" office:value="372" office:value-type="float">
            <text:p>372</text:p>
          </table:table-cell>
          <table:table-cell ns41:value-type="float" table:style-name="ce49" office:value="191" office:value-type="float">
            <text:p>191</text:p>
          </table:table-cell>
          <table:table-cell ns41:value-type="float" table:style-name="ce49" office:value="189" office:value-type="float">
            <text:p>189</text:p>
          </table:table-cell>
          <table:table-cell ns41:value-type="float" table:style-name="ce49" office:value="48" office:value-type="float">
            <text:p>48</text:p>
          </table:table-cell>
          <table:table-cell ns41:value-type="float" table:style-name="ce49" office:value="31" office:value-type="float">
            <text:p>31</text:p>
          </table:table-cell>
          <table:table-cell ns41:value-type="float" table:style-name="ce49" office:value="492" office:value-type="float">
            <text:p>492</text:p>
          </table:table-cell>
          <table:table-cell ns41:value-type="float" table:style-name="ce49" office:value="392" office:value-type="float">
            <text:p>392</text:p>
          </table:table-cell>
          <table:table-cell ns41:value-type="float" table:style-name="ce49" office:value="143" office:value-type="float">
            <text:p>143</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630" office:value-type="float">
            <text:p>630</text:p>
          </table:table-cell>
          <table:table-cell ns41:value-type="float" table:style-name="ce49" office:value="501" office:value-type="float">
            <text:p>501</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6"/>
          <table:table-cell ns41:value-type="float" table:style-name="ce49" office:value="112" office:value-type="float">
            <text:p>112</text:p>
          </table:table-cell>
          <table:table-cell ns41:value-type="float" table:style-name="ce49" office:value="79" office:value-type="float">
            <text:p>79</text:p>
          </table:table-cell>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Dorp</text:p>
          </table:table-cell>
          <table:table-cell table:style-name="Default"/>
          <table:table-cell ns41:value-type="float" table:style-name="ce35" office:value="118" office:value-type="float">
            <text:p>118</text:p>
          </table:table-cell>
          <table:table-cell ns41:value-type="float" table:style-name="ce49" office:value="3" office:value-type="float">
            <text:p>3</text:p>
          </table:table-cell>
          <table:table-cell table:style-name="ce49"/>
          <table:table-cell ns41:value-type="float" table:style-name="ce49" office:value="147" office:value-type="float">
            <text:p>147</text:p>
          </table:table-cell>
          <table:table-cell ns41:value-type="float" table:style-name="ce49" office:value="378" office:value-type="float">
            <text:p>378</text:p>
          </table:table-cell>
          <table:table-cell ns41:value-type="float" table:style-name="ce49" office:value="370" office:value-type="float">
            <text:p>370</text:p>
          </table:table-cell>
          <table:table-cell ns41:value-type="float" table:style-name="ce49" office:value="356" office:value-type="float">
            <text:p>356</text:p>
          </table:table-cell>
          <table:table-cell ns41:value-type="float" table:style-name="ce49" office:value="352" office:value-type="float">
            <text:p>352</text:p>
          </table:table-cell>
          <table:table-cell ns41:value-type="float" table:style-name="ce49" office:value="22" office:value-type="float">
            <text:p>22</text:p>
          </table:table-cell>
          <table:table-cell ns41:value-type="float" table:style-name="ce49" office:value="16" office:value-type="float">
            <text:p>16</text:p>
          </table:table-cell>
          <table:table-cell table:style-name="ce49"/>
          <table:table-cell ns41:value-type="float" office:value="2" table:style-name="ce49" table:number-columns-repeated="3" office:value-type="float">
            <text:p>2</text:p>
          </table:table-cell>
          <table:table-cell ns41:value-type="float" table:style-name="ce49" office:value="246" office:value-type="float">
            <text:p>246</text:p>
          </table:table-cell>
          <table:table-cell ns41:value-type="float" table:style-name="ce49" office:value="233" office:value-type="float">
            <text:p>233</text:p>
          </table:table-cell>
          <table:table-cell ns41:value-type="float" table:style-name="ce49" office:value="106" office:value-type="float">
            <text:p>106</text:p>
          </table:table-cell>
          <table:table-cell ns41:value-type="float" table:style-name="ce49" office:value="105" office:value-type="float">
            <text:p>105</text:p>
          </table:table-cell>
          <table:table-cell ns41:value-type="float" table:style-name="ce49" office:value="26" office:value-type="float">
            <text:p>26</text:p>
          </table:table-cell>
          <table:table-cell ns41:value-type="float" table:style-name="ce49" office:value="32" office:value-type="float">
            <text:p>32</text:p>
          </table:table-cell>
          <table:table-cell ns41:value-type="float" table:style-name="ce49" office:value="257" office:value-type="float">
            <text:p>257</text:p>
          </table:table-cell>
          <table:table-cell ns41:value-type="float" table:style-name="ce49" office:value="236" office:value-type="float">
            <text:p>236</text:p>
          </table:table-cell>
          <table:table-cell ns41:value-type="float" table:style-name="ce49" office:value="92" office:value-type="float">
            <text:p>92</text:p>
          </table:table-cell>
          <table:table-cell ns41:value-type="float" table:style-name="ce49" office:value="105" office:value-type="float">
            <text:p>105</text:p>
          </table:table-cell>
          <table:table-cell ns41:value-type="float" table:style-name="ce49" office:value="19" office:value-type="float">
            <text:p>19</text:p>
          </table:table-cell>
          <table:table-cell ns41:value-type="float" table:style-name="ce49" office:value="26" office:value-type="float">
            <text:p>26</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306" office:value-type="float">
            <text:p>306</text:p>
          </table:table-cell>
          <table:table-cell ns41:value-type="float" table:style-name="ce49" office:value="292" office:value-type="float">
            <text:p>292</text:p>
          </table:table-cell>
          <table:table-cell table:style-name="ce49" table:number-columns-repeated="8"/>
          <table:table-cell ns41:value-type="float" table:style-name="ce49" office:value="3" office:value-type="float">
            <text:p>3</text:p>
          </table:table-cell>
          <table:table-cell table:style-name="ce49" table:number-columns-repeated="11"/>
          <table:table-cell ns41:value-type="float" table:style-name="ce49" office:value="47" office:value-type="float">
            <text:p>47</text:p>
          </table:table-cell>
          <table:table-cell ns41:value-type="float" table:style-name="ce49" office:value="46" office:value-type="float">
            <text:p>46</text:p>
          </table:table-cell>
          <table:table-cell table:style-name="ce49" table:number-columns-repeated="8"/>
          <table:table-cell ns41:value-type="float" table:style-name="ce49" office:value="22" office:value-type="float">
            <text:p>22</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he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5" office:value-type="float">
            <text:p>45</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table:style-name="ce49" office:value="126" office:value-type="float">
            <text:p>126</text:p>
          </table:table-cell>
          <table:table-cell ns41:value-type="float" table:style-name="ce49" office:value="115" office:value-type="float">
            <text:p>115</text:p>
          </table:table-cell>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8" office:value-type="float">
            <text:p>78</text:p>
          </table:table-cell>
          <table:table-cell ns41:value-type="float" table:style-name="ce49" office:value="37" office:value-type="float">
            <text:p>37</text:p>
          </table:table-cell>
          <table:table-cell ns41:value-type="float" table:style-name="ce49" office:value="38" office:value-type="float">
            <text:p>38</text:p>
          </table:table-cell>
          <table:table-cell ns41:value-type="float" office:value="6" table:style-name="ce49" table:number-columns-repeated="2" office:value-type="float">
            <text:p>6</text:p>
          </table:table-cell>
          <table:table-cell ns41:value-type="float" table:style-name="ce49" office:value="104" office:value-type="float">
            <text:p>104</text:p>
          </table:table-cell>
          <table:table-cell ns41:value-type="float" table:style-name="ce49" office:value="82" office:value-type="float">
            <text:p>82</text:p>
          </table:table-cell>
          <table:table-cell ns41:value-type="float" table:style-name="ce49" office:value="24" office:value-type="float">
            <text:p>24</text:p>
          </table:table-cell>
          <table:table-cell ns41:value-type="float" table:style-name="ce49" office:value="37" office:value-type="float">
            <text:p>3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105" office:value-type="float">
            <text:p>105</text:p>
          </table:table-cell>
          <table:table-cell table:style-name="ce49" table:number-columns-repeated="20"/>
          <table:table-cell ns41:value-type="float" table:style-name="ce49" office:value="20" office:value-type="float">
            <text:p>20</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heebroek</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19" office:value-type="float">
            <text:p>19</text:p>
          </table:table-cell>
          <table:table-cell ns41:value-type="float" table:style-name="ce49" office:value="15" office:value-type="float">
            <text:p>15</text:p>
          </table:table-cell>
          <table:table-cell table:style-name="ce49" table:number-columns-repeated="20"/>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Eemster en Voshaag</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8" office:value-type="float">
            <text:p>118</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03" office:value-type="float">
            <text:p>103</text:p>
          </table:table-cell>
          <table:table-cell ns41:value-type="float" table:style-name="ce49" office:value="4" office:value-type="float">
            <text:p>4</text:p>
          </table:table-cell>
          <table:table-cell ns41:value-type="float" table:style-name="ce49" office:value="9" office:value-type="float">
            <text:p>9</text:p>
          </table:table-cell>
          <table:table-cell table:style-name="ce49" table:number-columns-repeated="4"/>
          <table:table-cell ns41:value-type="float" table:style-name="ce49" office:value="83" office:value-type="float">
            <text:p>83</text:p>
          </table:table-cell>
          <table:table-cell ns41:value-type="float" table:style-name="ce49" office:value="80" office:value-type="float">
            <text:p>80</text:p>
          </table:table-cell>
          <table:table-cell ns41:value-type="float" office:value="28" table:style-name="ce49" table:number-columns-repeated="2" office:value-type="float">
            <text:p>28</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66" office:value-type="float">
            <text:p>66</text:p>
          </table:table-cell>
          <table:table-cell ns41:value-type="float" table:style-name="ce49" office:value="74" office:value-type="float">
            <text:p>74</text:p>
          </table:table-cell>
          <table:table-cell ns41:value-type="float" table:style-name="ce49" office:value="48" office:value-type="float">
            <text:p>48</text:p>
          </table:table-cell>
          <table:table-cell ns41:value-type="float" table:style-name="ce49" office:value="38" office:value-type="float">
            <text:p>38</text:p>
          </table:table-cell>
          <table:table-cell ns41:value-type="float" table:style-name="ce49" office:value="4" office:value-type="float">
            <text:p>4</text:p>
          </table:table-cell>
          <table:table-cell table:style-name="ce49" table:number-columns-repeated="11"/>
          <table:table-cell ns41:value-type="float" table:style-name="ce49" office:value="80" office:value-type="float">
            <text:p>80</text:p>
          </table:table-cell>
          <table:table-cell ns41:value-type="float" table:style-name="ce49" office:value="85" office:value-type="float">
            <text:p>85</text:p>
          </table:table-cell>
          <table:table-cell table:style-name="ce49" table:number-columns-repeated="20"/>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eggelo en 't Veld</text:p>
          </table:table-cell>
          <table:table-cell table:style-name="Default"/>
          <table:table-cell ns41:value-type="float" table:style-name="ce35" office:value="33" office:value-type="float">
            <text:p>33</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106" office:value-type="float">
            <text:p>106</text:p>
          </table:table-cell>
          <table:table-cell ns41:value-type="float" table:style-name="ce49" office:value="113" office:value-type="float">
            <text:p>113</text:p>
          </table:table-cell>
          <table:table-cell ns41:value-type="float" table:style-name="ce49" office:value="100" office:value-type="float">
            <text:p>100</text:p>
          </table:table-cell>
          <table:table-cell ns41:value-type="float" office:value="6" table:style-name="ce49" table:number-columns-repeated="2" office:value-type="float">
            <text:p>6</text:p>
          </table:table-cell>
          <table:table-cell table:style-name="ce49" table:number-columns-repeated="4"/>
          <table:table-cell ns41:value-type="float" table:style-name="ce49" office:value="84" office:value-type="float">
            <text:p>84</text:p>
          </table:table-cell>
          <table:table-cell ns41:value-type="float" table:style-name="ce49" office:value="70" office:value-type="float">
            <text:p>70</text:p>
          </table:table-cell>
          <table:table-cell ns41:value-type="float" office:value="33" table:style-name="ce49" table:number-columns-repeated="2"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8" office:value-type="float">
            <text:p>68</text:p>
          </table:table-cell>
          <table:table-cell ns41:value-type="float" table:style-name="ce49" office:value="54" office:value-type="float">
            <text:p>54</text:p>
          </table:table-cell>
          <table:table-cell ns41:value-type="float" table:style-name="ce49" office:value="44" office:value-type="float">
            <text:p>44</text:p>
          </table:table-cell>
          <table:table-cell ns41:value-type="float" table:style-name="ce49" office:value="47" office:value-type="float">
            <text:p>47</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0"/>
          <table:table-cell ns41:value-type="float" table:style-name="ce49" office:value="90" office:value-type="float">
            <text:p>90</text:p>
          </table:table-cell>
          <table:table-cell ns41:value-type="float" table:style-name="ce49" office:value="87" office:value-type="float">
            <text:p>87</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24" office:value-type="float">
            <text:p>24</text:p>
          </table:table-cell>
          <table:table-cell ns41:value-type="float" table:style-name="ce49" office:value="13" office:value-type="float">
            <text:p>13</text:p>
          </table:table-cell>
          <table:table-cell table:style-name="ce49" table:number-columns-repeated="8"/>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29" office:value-type="float">
            <text:p>229</text:p>
          </table:table-cell>
          <table:table-cell ns41:value-type="float" table:style-name="ce49" office:value="7" office:value-type="float">
            <text:p>7</text:p>
          </table:table-cell>
          <table:table-cell table:style-name="ce49"/>
          <table:table-cell ns41:value-type="float" table:style-name="ce49" office:value="271" office:value-type="float">
            <text:p>271</text:p>
          </table:table-cell>
          <table:table-cell ns41:value-type="float" table:style-name="ce49" office:value="768" office:value-type="float">
            <text:p>768</text:p>
          </table:table-cell>
          <table:table-cell ns41:value-type="float" table:style-name="ce49" office:value="726" office:value-type="float">
            <text:p>726</text:p>
          </table:table-cell>
          <table:table-cell ns41:value-type="float" table:style-name="ce49" office:value="733" office:value-type="float">
            <text:p>733</text:p>
          </table:table-cell>
          <table:table-cell ns41:value-type="float" table:style-name="ce49" office:value="684" office:value-type="float">
            <text:p>684</text:p>
          </table:table-cell>
          <table:table-cell ns41:value-type="float" table:style-name="ce49" office:value="35" office:value-type="float">
            <text:p>35</text:p>
          </table:table-cell>
          <table:table-cell ns41:value-type="float" table:style-name="ce49" office:value="40" office:value-type="float">
            <text:p>40</text:p>
          </table:table-cell>
          <table:table-cell table:style-name="ce49"/>
          <table:table-cell ns41:value-type="float" office:value="2" table:style-name="ce49" table:number-columns-repeated="3" office:value-type="float">
            <text:p>2</text:p>
          </table:table-cell>
          <table:table-cell ns41:value-type="float" table:style-name="ce49" office:value="517" office:value-type="float">
            <text:p>517</text:p>
          </table:table-cell>
          <table:table-cell ns41:value-type="float" table:style-name="ce49" office:value="473" office:value-type="float">
            <text:p>473</text:p>
          </table:table-cell>
          <table:table-cell ns41:value-type="float" office:value="206" table:style-name="ce49" table:number-columns-repeated="2" office:value-type="float">
            <text:p>206</text:p>
          </table:table-cell>
          <table:table-cell ns41:value-type="float" table:style-name="ce49" office:value="45" office:value-type="float">
            <text:p>45</text:p>
          </table:table-cell>
          <table:table-cell ns41:value-type="float" table:style-name="ce49" office:value="47" office:value-type="float">
            <text:p>47</text:p>
          </table:table-cell>
          <table:table-cell ns41:value-type="float" table:style-name="ce49" office:value="509" office:value-type="float">
            <text:p>509</text:p>
          </table:table-cell>
          <table:table-cell ns41:value-type="float" table:style-name="ce49" office:value="456" office:value-type="float">
            <text:p>456</text:p>
          </table:table-cell>
          <table:table-cell ns41:value-type="float" table:style-name="ce49" office:value="217" office:value-type="float">
            <text:p>217</text:p>
          </table:table-cell>
          <table:table-cell ns41:value-type="float" table:style-name="ce49" office:value="233" office:value-type="float">
            <text:p>233</text:p>
          </table:table-cell>
          <table:table-cell ns41:value-type="float" table:style-name="ce49" office:value="32" office:value-type="float">
            <text:p>32</text:p>
          </table:table-cell>
          <table:table-cell ns41:value-type="float" table:style-name="ce49" office:value="34" office:value-type="float">
            <text:p>34</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04" office:value-type="float">
            <text:p>604</text:p>
          </table:table-cell>
          <table:table-cell ns41:value-type="float" table:style-name="ce49" office:value="584" office:value-type="float">
            <text:p>584</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34" office:value-type="float">
            <text:p>134</text:p>
          </table:table-cell>
          <table:table-cell ns41:value-type="float" table:style-name="ce49" office:value="104" office:value-type="float">
            <text:p>104</text:p>
          </table:table-cell>
          <table:table-cell table:style-name="ce49" table:number-columns-repeated="8"/>
          <table:table-cell ns41:value-type="float" table:style-name="ce49" office:value="26" office:value-type="float">
            <text:p>26</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Zuideinde</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130" office:value-type="float">
            <text:p>130</text:p>
          </table:table-cell>
          <table:table-cell ns41:value-type="float" table:style-name="ce49" office:value="123" office:value-type="float">
            <text:p>123</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ns41:value-type="float" table:style-name="ce49" office:value="85" office:value-type="float">
            <text:p>85</text:p>
          </table:table-cell>
          <table:table-cell ns41:value-type="float" table:style-name="ce49" office:value="78" office:value-type="float">
            <text:p>78</text:p>
          </table:table-cell>
          <table:table-cell ns41:value-type="float" office:value="39" table:style-name="ce49" table:number-columns-repeated="2" office:value-type="float">
            <text:p>39</text:p>
          </table:table-cell>
          <table:table-cell ns41:value-type="float" office:value="6" table:style-name="ce49" table:number-columns-repeated="2" office:value-type="float">
            <text:p>6</text:p>
          </table:table-cell>
          <table:table-cell ns41:value-type="float" table:style-name="ce49" office:value="97" office:value-type="float">
            <text:p>97</text:p>
          </table:table-cell>
          <table:table-cell ns41:value-type="float" table:style-name="ce49" office:value="82" office:value-type="float">
            <text:p>82</text:p>
          </table:table-cell>
          <table:table-cell ns41:value-type="float" table:style-name="ce49" office:value="16" office:value-type="float">
            <text:p>1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9" office:value-type="float">
            <text:p>129</text:p>
          </table:table-cell>
          <table:table-cell ns41:value-type="float" table:style-name="ce49" office:value="121" office:value-type="float">
            <text:p>121</text:p>
          </table:table-cell>
          <table:table-cell table:style-name="ce49" table:number-columns-repeated="2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Straat en Westerhorn</text:p>
          </table:table-cell>
          <table:table-cell table:style-name="Default"/>
          <table:table-cell ns41:value-type="float" table:style-name="ce35" office:value="40" office:value-type="float">
            <text:p>40</text:p>
          </table:table-cell>
          <table:table-cell ns41:value-type="float" table:style-name="ce49" office:value="3" office:value-type="float">
            <text:p>3</text:p>
          </table:table-cell>
          <table:table-cell table:style-name="ce49"/>
          <table:table-cell ns41:value-type="float" table:style-name="ce49" office:value="59" office:value-type="float">
            <text:p>59</text:p>
          </table:table-cell>
          <table:table-cell ns41:value-type="float" table:style-name="ce49" office:value="125" office:value-type="float">
            <text:p>125</text:p>
          </table:table-cell>
          <table:table-cell ns41:value-type="float" table:style-name="ce49" office:value="126" office:value-type="float">
            <text:p>126</text:p>
          </table:table-cell>
          <table:table-cell ns41:value-type="float" table:style-name="ce49" office:value="122" office:value-type="float">
            <text:p>122</text:p>
          </table:table-cell>
          <table:table-cell ns41:value-type="float" table:style-name="ce49" office:value="124" office:value-type="float">
            <text:p>1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78" office:value-type="float">
            <text:p>78</text:p>
          </table:table-cell>
          <table:table-cell ns41:value-type="float" table:style-name="ce49" office:value="71" office:value-type="float">
            <text:p>71</text:p>
          </table:table-cell>
          <table:table-cell ns41:value-type="float" office:value="36" table:style-name="ce49" table:number-columns-repeated="2" office:value-type="float">
            <text:p>36</text:p>
          </table:table-cell>
          <table:table-cell ns41:value-type="float" table:style-name="ce49" office:value="11" office:value-type="float">
            <text:p>11</text:p>
          </table:table-cell>
          <table:table-cell ns41:value-type="float" table:style-name="ce49" office:value="19" office:value-type="float">
            <text:p>19</text:p>
          </table:table-cell>
          <table:table-cell ns41:value-type="float" table:style-name="ce49" office:value="78" office:value-type="float">
            <text:p>78</text:p>
          </table:table-cell>
          <table:table-cell ns41:value-type="float" table:style-name="ce49" office:value="75" office:value-type="float">
            <text:p>75</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3" office:value-type="float">
            <text:p>123</text:p>
          </table:table-cell>
          <table:table-cell ns41:value-type="float" table:style-name="ce49" office:value="124" office:value-type="float">
            <text:p>12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Noordeinde</text:p>
          </table:table-cell>
          <table:table-cell table:style-name="Default"/>
          <table:table-cell ns41:value-type="float" table:style-name="ce35" office:value="32" office:value-type="float">
            <text:p>32</text:p>
          </table:table-cell>
          <table:table-cell ns41:value-type="float" table:style-name="ce49" office:value="2" office:value-type="float">
            <text:p>2</text:p>
          </table:table-cell>
          <table:table-cell table:style-name="ce49"/>
          <table:table-cell ns41:value-type="float" table:style-name="ce49" office:value="46" office:value-type="float">
            <text:p>46</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12" office:value-type="float">
            <text:p>112</text:p>
          </table:table-cell>
          <table:table-cell table:style-name="ce49" table:number-columns-repeated="4"/>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66" office:value-type="float">
            <text:p>66</text:p>
          </table:table-cell>
          <table:table-cell ns41:value-type="float" table:style-name="ce49" office:value="29" office:value-type="float">
            <text:p>29</text:p>
          </table:table-cell>
          <table:table-cell ns41:value-type="float" table:style-name="ce49" office:value="28" office:value-type="float">
            <text:p>2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1" office:value-type="float">
            <text:p>91</text:p>
          </table:table-cell>
          <table:table-cell ns41:value-type="float" table:style-name="ce49" office:value="68" office:value-type="float">
            <text:p>68</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9" office:value-type="float">
            <text:p>9</text:p>
          </table:table-cell>
          <table:table-cell ns41:value-type="float" table:style-name="ce49" office:value="18" office:value-type="float">
            <text:p>18</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08" office:value-type="float">
            <text:p>108</text:p>
          </table:table-cell>
          <table:table-cell ns41:value-type="float" table:style-name="ce49" office:value="104" office:value-type="float">
            <text:p>104</text:p>
          </table:table-cell>
          <table:table-cell table:style-name="ce49" table:number-columns-repeated="22"/>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Hooiweg, Kelmerdijk en Schelfhorst</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112" office:value-type="float">
            <text:p>112</text:p>
          </table:table-cell>
          <table:table-cell ns41:value-type="float" table:style-name="ce49" office:value="115" office:value-type="float">
            <text:p>115</text:p>
          </table:table-cell>
          <table:table-cell ns41:value-type="float" table:style-name="ce49" office:value="111" office:value-type="float">
            <text:p>111</text:p>
          </table:table-cell>
          <table:table-cell ns41:value-type="float" table:style-name="ce49" office:value="114" office:value-type="float">
            <text:p>114</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73" office:value-type="float">
            <text:p>73</text:p>
          </table:table-cell>
          <table:table-cell ns41:value-type="float" table:style-name="ce49" office:value="67" office:value-type="float">
            <text:p>67</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88" office:value-type="float">
            <text:p>88</text:p>
          </table:table-cell>
          <table:table-cell ns41:value-type="float" table:style-name="ce49" office:value="82" office:value-type="float">
            <text:p>82</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10" office:value-type="float">
            <text:p>110</text:p>
          </table:table-cell>
          <table:table-cell ns41:value-type="float" table:style-name="ce49" office:value="113" office:value-type="float">
            <text:p>113</text:p>
          </table:table-cell>
          <table:table-cell table:style-name="ce49" table:number-columns-repeated="12"/>
          <table:table-cell ns41:value-type="float" table:style-name="ce49" office:value="1" office:value-type="float">
            <text:p>1</text:p>
          </table:table-cell>
          <table:table-cell table:style-name="ce49" table:number-columns-repeated="9"/>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Noordeinde</text:p>
          </table:table-cell>
          <table:table-cell table:style-name="Default"/>
          <table:table-cell ns41:value-type="float" table:style-name="ce39" office:value="39" office:value-type="float">
            <text:p>39</text:p>
          </table:table-cell>
          <table:table-cell table:style-name="ce49" table:number-columns-repeated="2"/>
          <table:table-cell ns41:value-type="float" table:style-name="ce49" office:value="57" office:value-type="float">
            <text:p>57</text:p>
          </table:table-cell>
          <table:table-cell ns41:value-type="float" table:style-name="ce49" office:value="136" office:value-type="float">
            <text:p>136</text:p>
          </table:table-cell>
          <table:table-cell ns41:value-type="float" table:style-name="ce49" office:value="154" office:value-type="float">
            <text:p>154</text:p>
          </table:table-cell>
          <table:table-cell ns41:value-type="float" table:style-name="ce49" office:value="134" office:value-type="float">
            <text:p>134</text:p>
          </table:table-cell>
          <table:table-cell ns41:value-type="float" table:style-name="ce49" office:value="153" office:value-type="float">
            <text:p>15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95" office:value-type="float">
            <text:p>95</text:p>
          </table:table-cell>
          <table:table-cell ns41:value-type="float" office:value="45" table:style-name="ce49" table:number-columns-repeated="2" office:value-type="float">
            <text:p>45</text:p>
          </table:table-cell>
          <table:table-cell ns41:value-type="float" table:style-name="ce49" office:value="3" office:value-type="float">
            <text:p>3</text:p>
          </table:table-cell>
          <table:table-cell ns41:value-type="float" table:style-name="ce49" office:value="14" office:value-type="float">
            <text:p>14</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34" office:value-type="float">
            <text:p>34</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27" office:value-type="float">
            <text:p>127</text:p>
          </table:table-cell>
          <table:table-cell ns41:value-type="float" table:style-name="ce49" office:value="141" office:value-type="float">
            <text:p>141</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office:value="4" table:style-name="ce49" table:number-columns-repeated="2" office:value-type="float">
            <text:p>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Zuideinde</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13" office:value-type="float">
            <text:p>113</text:p>
          </table:table-cell>
          <table:table-cell ns41:value-type="float" table:style-name="ce49" office:value="108" office:value-type="float">
            <text:p>108</text:p>
          </table:table-cell>
          <table:table-cell ns41:value-type="float" table:style-name="ce49" office:value="112" office:value-type="float">
            <text:p>112</text:p>
          </table:table-cell>
          <table:table-cell ns41:value-type="float" table:style-name="ce49" office:value="106" office:value-type="float">
            <text:p>106</text:p>
          </table:table-cell>
          <table:table-cell table:style-name="ce49"/>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69" office:value-type="float">
            <text:p>69</text:p>
          </table:table-cell>
          <table:table-cell ns41:value-type="float" table:style-name="ce49" office:value="62" office:value-type="float">
            <text:p>62</text:p>
          </table:table-cell>
          <table:table-cell ns41:value-type="float" office:value="38" table:style-name="ce49" table:number-columns-repeated="2" office:value-type="float">
            <text:p>3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60" office:value-type="float">
            <text:p>60</text:p>
          </table:table-cell>
          <table:table-cell ns41:value-type="float" office:value="12" table:style-name="ce49" table:number-columns-repeated="2" office:value-type="float">
            <text:p>12</text:p>
          </table:table-cell>
          <table:table-cell ns41:value-type="float" table:style-name="ce49" office:value="21" office:value-type="float">
            <text:p>21</text:p>
          </table:table-cell>
          <table:table-cell ns41:value-type="float" table:style-name="ce49" office:value="36" office:value-type="float">
            <text:p>3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7" office:value-type="float">
            <text:p>107</text:p>
          </table:table-cell>
          <table:table-cell ns41:value-type="float" table:style-name="ce49" office:value="101" office:value-type="float">
            <text:p>101</text:p>
          </table:table-cell>
          <table:table-cell table:style-name="ce49" table:number-columns-repeated="2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Buurtschap Eelderwol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6"/>
          <table:table-cell ns41:value-type="float" table:style-name="ce49" office:value="14" office:value-type="float">
            <text:p>14</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number-columns-repeated="2"/>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Buurtschap Oosterbroek en Print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27" office:value-type="float">
            <text:p>2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11" office:value-type="float">
            <text:p>11</text:p>
          </table:table-cell>
          <table:table-cell ns41:value-type="float" office:value="6" table:style-name="ce49" table:number-columns-repeated="3" office:value-type="float">
            <text:p>6</text:p>
          </table:table-cell>
          <table:table-cell ns41:value-type="float" table:style-name="ce49" office:value="10" office:value-type="float">
            <text:p>10</text:p>
          </table:table-cell>
          <table:table-cell table:style-name="ce49" table:number-columns-repeated="10"/>
          <table:table-cell ns41:value-type="float" table:style-name="ce49" office:value="25" office:value-type="float">
            <text:p>25</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1" office:value-type="float">
            <text:p>231</text:p>
          </table:table-cell>
          <table:table-cell ns41:value-type="float" table:style-name="ce49" office:value="8" office:value-type="float">
            <text:p>8</text:p>
          </table:table-cell>
          <table:table-cell table:style-name="ce49"/>
          <table:table-cell ns41:value-type="float" table:style-name="ce49" office:value="323" office:value-type="float">
            <text:p>323</text:p>
          </table:table-cell>
          <table:table-cell ns41:value-type="float" table:style-name="ce49" office:value="776" office:value-type="float">
            <text:p>776</text:p>
          </table:table-cell>
          <table:table-cell ns41:value-type="float" table:style-name="ce49" office:value="783" office:value-type="float">
            <text:p>783</text:p>
          </table:table-cell>
          <table:table-cell ns41:value-type="float" table:style-name="ce49" office:value="768" office:value-type="float">
            <text:p>768</text:p>
          </table:table-cell>
          <table:table-cell ns41:value-type="float" table:style-name="ce49" office:value="776" office:value-type="float">
            <text:p>77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24" office:value-type="float">
            <text:p>24</text:p>
          </table:table-cell>
          <table:table-cell ns41:value-type="float" table:style-name="ce49" office:value="499" office:value-type="float">
            <text:p>499</text:p>
          </table:table-cell>
          <table:table-cell ns41:value-type="float" table:style-name="ce49" office:value="469" office:value-type="float">
            <text:p>469</text:p>
          </table:table-cell>
          <table:table-cell ns41:value-type="float" office:value="238" table:style-name="ce49" table:number-columns-repeated="2" office:value-type="float">
            <text:p>238</text:p>
          </table:table-cell>
          <table:table-cell ns41:value-type="float" table:style-name="ce49" office:value="39" office:value-type="float">
            <text:p>39</text:p>
          </table:table-cell>
          <table:table-cell ns41:value-type="float" table:style-name="ce49" office:value="76" office:value-type="float">
            <text:p>76</text:p>
          </table:table-cell>
          <table:table-cell ns41:value-type="float" table:style-name="ce49" office:value="538" office:value-type="float">
            <text:p>538</text:p>
          </table:table-cell>
          <table:table-cell ns41:value-type="float" table:style-name="ce49" office:value="482" office:value-type="float">
            <text:p>482</text:p>
          </table:table-cell>
          <table:table-cell ns41:value-type="float" table:style-name="ce49" office:value="88" office:value-type="float">
            <text:p>88</text:p>
          </table:table-cell>
          <table:table-cell ns41:value-type="float" table:style-name="ce49" office:value="124" office:value-type="float">
            <text:p>124</text:p>
          </table:table-cell>
          <table:table-cell ns41:value-type="float" table:style-name="ce49" office:value="137" office:value-type="float">
            <text:p>137</text:p>
          </table:table-cell>
          <table:table-cell ns41:value-type="float" table:style-name="ce49" office:value="173" office:value-type="float">
            <text:p>173</text:p>
          </table:table-cell>
          <table:table-cell table:style-name="ce49" table:number-columns-repeated="2"/>
          <table:table-cell ns41:value-type="float" table:style-name="ce49" office:value="12" office:value-type="float">
            <text:p>1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750" office:value-type="float">
            <text:p>750</text:p>
          </table:table-cell>
          <table:table-cell ns41:value-type="float" table:style-name="ce49" office:value="749" office:value-type="float">
            <text:p>749</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office:value="5" table:style-name="ce49" table:number-columns-repeated="2" office:value-type="float">
            <text:p>5</text:p>
          </table:table-cell>
          <table:table-cell table:style-name="ce49" table:number-columns-repeated="8"/>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office:value="9" table:style-name="ce49" table:number-columns-repeated="2" office:value-type="float">
            <text:p>9</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Dorp</text:p>
          </table:table-cell>
          <table:table-cell table:style-name="Default"/>
          <table:table-cell ns41:value-type="float" table:style-name="ce35" office:value="86" office:value-type="float">
            <text:p>86</text:p>
          </table:table-cell>
          <table:table-cell ns41:value-type="float" table:style-name="ce49" office:value="1" office:value-type="float">
            <text:p>1</text:p>
          </table:table-cell>
          <table:table-cell table:style-name="ce49"/>
          <table:table-cell ns41:value-type="float" table:style-name="ce49" office:value="112" office:value-type="float">
            <text:p>112</text:p>
          </table:table-cell>
          <table:table-cell ns41:value-type="float" table:style-name="ce49" office:value="309" office:value-type="float">
            <text:p>309</text:p>
          </table:table-cell>
          <table:table-cell ns41:value-type="float" table:style-name="ce49" office:value="292" office:value-type="float">
            <text:p>292</text:p>
          </table:table-cell>
          <table:table-cell ns41:value-type="float" table:style-name="ce49" office:value="307" office:value-type="float">
            <text:p>307</text:p>
          </table:table-cell>
          <table:table-cell ns41:value-type="float" table:style-name="ce49" office:value="290" office:value-type="float">
            <text:p>290</text:p>
          </table:table-cell>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17" office:value-type="float">
            <text:p>217</text:p>
          </table:table-cell>
          <table:table-cell ns41:value-type="float" table:style-name="ce49" office:value="194" office:value-type="float">
            <text:p>19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218" office:value-type="float">
            <text:p>218</text:p>
          </table:table-cell>
          <table:table-cell ns41:value-type="float" table:style-name="ce49" office:value="207" office:value-type="float">
            <text:p>207</text:p>
          </table:table-cell>
          <table:table-cell ns41:value-type="float" table:style-name="ce49" office:value="59" office:value-type="float">
            <text:p>59</text:p>
          </table:table-cell>
          <table:table-cell ns41:value-type="float" table:style-name="ce49" office:value="55" office:value-type="float">
            <text:p>5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 office:value-type="float">
            <text:p>14</text:p>
          </table:table-cell>
          <table:table-cell ns41:value-type="float" table:style-name="ce49" office:value="7" office:value-type="float">
            <text:p>7</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299" office:value-type="float">
            <text:p>299</text:p>
          </table:table-cell>
          <table:table-cell ns41:value-type="float" table:style-name="ce49" office:value="287" office:value-type="float">
            <text:p>287</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Wester-Esch</text:p>
          </table:table-cell>
          <table:table-cell table:style-name="Default"/>
          <table:table-cell ns41:value-type="float" table:style-name="ce35" office:value="30" office:value-type="float">
            <text:p>30</text:p>
          </table:table-cell>
          <table:table-cell table:style-name="ce49" table:number-columns-repeated="2"/>
          <table:table-cell ns41:value-type="float" table:style-name="ce49" office:value="39" office:value-type="float">
            <text:p>39</text:p>
          </table:table-cell>
          <table:table-cell ns41:value-type="float" table:style-name="ce49" office:value="111" office:value-type="float">
            <text:p>111</text:p>
          </table:table-cell>
          <table:table-cell ns41:value-type="float" table:style-name="ce49" office:value="98" office:value-type="float">
            <text:p>98</text:p>
          </table:table-cell>
          <table:table-cell ns41:value-type="float" table:style-name="ce49" office:value="110" office:value-type="float">
            <text:p>110</text:p>
          </table:table-cell>
          <table:table-cell ns41:value-type="float" table:style-name="ce49" office:value="98" office:value-type="float">
            <text:p>98</text:p>
          </table:table-cell>
          <table:table-cell ns41:value-type="float" table:style-name="ce49" office:value="1" office:value-type="float">
            <text:p>1</text:p>
          </table:table-cell>
          <table:table-cell table:style-name="ce49" table:number-columns-repeated="5"/>
          <table:table-cell ns41:value-type="float" table:style-name="ce49" office:value="75" office:value-type="float">
            <text:p>75</text:p>
          </table:table-cell>
          <table:table-cell ns41:value-type="float" table:style-name="ce49" office:value="65" office:value-type="float">
            <text:p>65</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83" office:value-type="float">
            <text:p>83</text:p>
          </table:table-cell>
          <table:table-cell ns41:value-type="float" table:style-name="ce49" office:value="84" office:value-type="float">
            <text:p>84</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110" office:value-type="float">
            <text:p>110</text:p>
          </table:table-cell>
          <table:table-cell ns41:value-type="float" table:style-name="ce49" office:value="98" office:value-type="float">
            <text:p>98</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Weerding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5" office:value-type="float">
            <text:p>35</text:p>
          </table:table-cell>
          <table:table-cell ns41:value-type="float" table:style-name="ce49" office:value="119" office:value-type="float">
            <text:p>119</text:p>
          </table:table-cell>
          <table:table-cell ns41:value-type="float" table:style-name="ce49" office:value="99" office:value-type="float">
            <text:p>99</text:p>
          </table:table-cell>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6"/>
          <table:table-cell ns41:value-type="float" table:style-name="ce49" office:value="83" office:value-type="float">
            <text:p>83</text:p>
          </table:table-cell>
          <table:table-cell ns41:value-type="float" table:style-name="ce49" office:value="66" office:value-type="float">
            <text:p>66</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01" office:value-type="float">
            <text:p>101</text:p>
          </table:table-cell>
          <table:table-cell ns41:value-type="float" table:style-name="ce49" office:value="79" office:value-type="float">
            <text:p>79</text:p>
          </table:table-cell>
          <table:table-cell ns41:value-type="float" table:style-name="ce49" office:value="13" office:value-type="float">
            <text:p>1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9" office:value-type="float">
            <text:p>119</text:p>
          </table:table-cell>
          <table:table-cell ns41:value-type="float" table:style-name="ce49" office:value="97" office:value-type="float">
            <text:p>97</text:p>
          </table:table-cell>
          <table:table-cell table:style-name="ce49" table:number-columns-repeated="23"/>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Oever en Angelslo</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33" office:value-type="float">
            <text:p>33</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5" office:value-type="float">
            <text:p>5</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6" office:value-type="float">
            <text:p>46</text:p>
          </table:table-cell>
          <table:table-cell ns41:value-type="float" table:style-name="ce49" office:value="34" office:value-type="float">
            <text:p>34</text:p>
          </table:table-cell>
          <table:table-cell table:style-name="ce49" table:number-columns-repeated="2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Zuidbarg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5" office:value-type="float">
            <text:p>35</text:p>
          </table:table-cell>
          <table:table-cell ns41:value-type="float" table:style-name="ce49" office:value="114" office:value-type="float">
            <text:p>114</text:p>
          </table:table-cell>
          <table:table-cell ns41:value-type="float" table:style-name="ce49" office:value="83" office:value-type="float">
            <text:p>83</text:p>
          </table:table-cell>
          <table:table-cell ns41:value-type="float" table:style-name="ce49" office:value="114" office:value-type="float">
            <text:p>114</text:p>
          </table:table-cell>
          <table:table-cell ns41:value-type="float" table:style-name="ce49" office:value="83" office:value-type="float">
            <text:p>83</text:p>
          </table:table-cell>
          <table:table-cell table:style-name="ce49" table:number-columns-repeated="6"/>
          <table:table-cell ns41:value-type="float" table:style-name="ce49" office:value="79" office:value-type="float">
            <text:p>79</text:p>
          </table:table-cell>
          <table:table-cell ns41:value-type="float" table:style-name="ce49" office:value="46" office:value-type="float">
            <text:p>46</text:p>
          </table:table-cell>
          <table:table-cell ns41:value-type="float" office:value="29" table:style-name="ce49" table:number-columns-repeated="2" office:value-type="float">
            <text:p>29</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90" office:value-type="float">
            <text:p>90</text:p>
          </table:table-cell>
          <table:table-cell ns41:value-type="float" table:style-name="ce49" office:value="74" office:value-type="float">
            <text:p>74</text:p>
          </table:table-cell>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11" office:value-type="float">
            <text:p>111</text:p>
          </table:table-cell>
          <table:table-cell ns41:value-type="float" table:style-name="ce49" office:value="82" office:value-type="float">
            <text:p>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Noordbarge</text:p>
          </table:table-cell>
          <table:table-cell table:style-name="Default"/>
          <table:table-cell ns41:value-type="float" table:style-name="ce35" office:value="67" office:value-type="float">
            <text:p>67</text:p>
          </table:table-cell>
          <table:table-cell table:style-name="ce49" table:number-columns-repeated="2"/>
          <table:table-cell ns41:value-type="float" table:style-name="ce49" office:value="82" office:value-type="float">
            <text:p>82</text:p>
          </table:table-cell>
          <table:table-cell ns41:value-type="float" table:style-name="ce49" office:value="234" office:value-type="float">
            <text:p>234</text:p>
          </table:table-cell>
          <table:table-cell ns41:value-type="float" table:style-name="ce49" office:value="193" office:value-type="float">
            <text:p>193</text:p>
          </table:table-cell>
          <table:table-cell ns41:value-type="float" table:style-name="ce49" office:value="234" office:value-type="float">
            <text:p>234</text:p>
          </table:table-cell>
          <table:table-cell ns41:value-type="float" table:style-name="ce49" office:value="193" office:value-type="float">
            <text:p>193</text:p>
          </table:table-cell>
          <table:table-cell table:style-name="ce49" table:number-columns-repeated="5"/>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12" office:value-type="float">
            <text:p>112</text:p>
          </table:table-cell>
          <table:table-cell ns41:value-type="float" office:value="71" table:style-name="ce49" table:number-columns-repeated="2" office:value-type="float">
            <text:p>71</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186" office:value-type="float">
            <text:p>186</text:p>
          </table:table-cell>
          <table:table-cell ns41:value-type="float" table:style-name="ce49" office:value="149" office:value-type="float">
            <text:p>149</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table:style-name="ce49" table:number-columns-repeated="6"/>
          <table:table-cell ns41:value-type="float" table:style-name="ce49" office:value="219" office:value-type="float">
            <text:p>219</text:p>
          </table:table-cell>
          <table:table-cell ns41:value-type="float" table:style-name="ce49" office:value="179" office:value-type="float">
            <text:p>179</text:p>
          </table:table-cell>
          <table:table-cell table:style-name="ce49" table:number-columns-repeated="20"/>
          <table:table-cell ns41:value-type="float" table:style-name="ce49" office:value="13" office:value-type="float">
            <text:p>13</text:p>
          </table:table-cell>
          <table:table-cell ns41:value-type="float" table:style-name="ce49" office:value="12" office:value-type="float">
            <text:p>12</text:p>
          </table:table-cell>
          <table:table-cell table:style-name="ce49" table:number-columns-repeated="8"/>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Dorp Roswinkel</text:p>
          </table:table-cell>
          <table:table-cell table:style-name="Default"/>
          <table:table-cell ns41:value-type="float" table:style-name="ce35" office:value="95" office:value-type="float">
            <text:p>95</text:p>
          </table:table-cell>
          <table:table-cell ns41:value-type="float" table:style-name="ce49" office:value="1" office:value-type="float">
            <text:p>1</text:p>
          </table:table-cell>
          <table:table-cell table:style-name="ce49"/>
          <table:table-cell ns41:value-type="float" table:style-name="ce49" office:value="118" office:value-type="float">
            <text:p>118</text:p>
          </table:table-cell>
          <table:table-cell ns41:value-type="float" table:style-name="ce49" office:value="306" office:value-type="float">
            <text:p>306</text:p>
          </table:table-cell>
          <table:table-cell ns41:value-type="float" table:style-name="ce49" office:value="286" office:value-type="float">
            <text:p>286</text:p>
          </table:table-cell>
          <table:table-cell ns41:value-type="float" table:style-name="ce49" office:value="303" office:value-type="float">
            <text:p>303</text:p>
          </table:table-cell>
          <table:table-cell ns41:value-type="float" table:style-name="ce49" office:value="285" office:value-type="float">
            <text:p>28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07" office:value-type="float">
            <text:p>207</text:p>
          </table:table-cell>
          <table:table-cell ns41:value-type="float" table:style-name="ce49" office:value="178" office:value-type="float">
            <text:p>178</text:p>
          </table:table-cell>
          <table:table-cell ns41:value-type="float" office:value="82" table:style-name="ce49" table:number-columns-repeated="2" office:value-type="float">
            <text:p>82</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238" office:value-type="float">
            <text:p>238</text:p>
          </table:table-cell>
          <table:table-cell ns41:value-type="float" table:style-name="ce49" office:value="230" office:value-type="float">
            <text:p>23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1" office:value-type="float">
            <text:p>31</text:p>
          </table:table-cell>
          <table:table-cell table:style-name="ce49"/>
          <table:table-cell ns41:value-type="float" table:style-name="ce49" office:value="1" office:value-type="float">
            <text:p>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6"/>
          <table:table-cell ns41:value-type="float" table:style-name="ce49" office:value="266" office:value-type="float">
            <text:p>266</text:p>
          </table:table-cell>
          <table:table-cell ns41:value-type="float" table:style-name="ce49" office:value="246" office:value-type="float">
            <text:p>246</text:p>
          </table:table-cell>
          <table:table-cell table:style-name="ce49" table:number-columns-repeated="22"/>
          <table:table-cell ns41:value-type="float" table:style-name="ce49" office:value="37" office:value-type="float">
            <text:p>37</text:p>
          </table:table-cell>
          <table:table-cell ns41:value-type="float" table:style-name="ce49" office:value="36" office:value-type="float">
            <text:p>36</text:p>
          </table:table-cell>
          <table:table-cell table:style-name="ce49" table:number-columns-repeated="6"/>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de Maten</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81" office:value-type="float">
            <text:p>81</text:p>
          </table:table-cell>
          <table:table-cell ns41:value-type="float" table:style-name="ce49" office:value="190" office:value-type="float">
            <text:p>190</text:p>
          </table:table-cell>
          <table:table-cell ns41:value-type="float" table:style-name="ce49" office:value="170" office:value-type="float">
            <text:p>170</text:p>
          </table:table-cell>
          <table:table-cell ns41:value-type="float" table:style-name="ce49" office:value="189" office:value-type="float">
            <text:p>189</text:p>
          </table:table-cell>
          <table:table-cell ns41:value-type="float" table:style-name="ce49" office:value="169" office:value-type="float">
            <text:p>169</text:p>
          </table:table-cell>
          <table:table-cell table:style-name="ce49" table:number-columns-repeated="2"/>
          <table:table-cell ns41:value-type="float" office:value="1" table:style-name="ce49" table:number-columns-repeated="3" office:value-type="float">
            <text:p>1</text:p>
          </table:table-cell>
          <table:table-cell table:style-name="ce49"/>
          <table:table-cell ns41:value-type="float" table:style-name="ce49" office:value="116" office:value-type="float">
            <text:p>116</text:p>
          </table:table-cell>
          <table:table-cell ns41:value-type="float" table:style-name="ce49" office:value="88" office:value-type="float">
            <text:p>88</text:p>
          </table:table-cell>
          <table:table-cell ns41:value-type="float" office:value="70" table:style-name="ce49" table:number-columns-repeated="2" office:value-type="float">
            <text:p>70</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92" office:value-type="float">
            <text:p>92</text:p>
          </table:table-cell>
          <table:table-cell ns41:value-type="float" office:value="2" table:style-name="ce49" table:number-columns-repeated="2" office:value-type="float">
            <text:p>2</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ns41:value-type="float" table:style-name="ce49" office:value="47" office:value-type="float">
            <text:p>47</text:p>
          </table:table-cell>
          <table:table-cell ns41:value-type="float" table:style-name="ce49" office:value="48" office:value-type="float">
            <text:p>48</text:p>
          </table:table-cell>
          <table:table-cell table:style-name="ce49" table:number-columns-repeated="6"/>
          <table:table-cell ns41:value-type="float" table:style-name="ce49" office:value="74" office:value-type="float">
            <text:p>74</text:p>
          </table:table-cell>
          <table:table-cell ns41:value-type="float" table:style-name="ce49" office:value="65" office:value-type="float">
            <text:p>65</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07" office:value-type="float">
            <text:p>107</text:p>
          </table:table-cell>
          <table:table-cell ns41:value-type="float" table:style-name="ce49" office:value="100" office:value-type="float">
            <text:p>100</text:p>
          </table:table-cell>
          <table:table-cell table:style-name="ce49" table:number-columns-repeated="6"/>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17" office:value-type="float">
            <text:p>417</text:p>
          </table:table-cell>
          <table:table-cell ns41:value-type="float" table:style-name="ce49" office:value="3" office:value-type="float">
            <text:p>3</text:p>
          </table:table-cell>
          <table:table-cell table:style-name="ce49"/>
          <table:table-cell ns41:value-type="float" table:style-name="ce49" office:value="516" office:value-type="float">
            <text:p>516</text:p>
          </table:table-cell>
          <table:table-cell ns41:value-type="float" table:style-name="ce52" office:value="1432" office:value-type="float">
            <text:p>1,432</text:p>
          </table:table-cell>
          <table:table-cell ns41:value-type="float" table:style-name="ce52" office:value="1257" office:value-type="float">
            <text:p>1,257</text:p>
          </table:table-cell>
          <table:table-cell ns41:value-type="float" table:style-name="ce52" office:value="1424" office:value-type="float">
            <text:p>1,424</text:p>
          </table:table-cell>
          <table:table-cell ns41:value-type="float" table:style-name="ce52" office:value="1253" office:value-type="float">
            <text:p>1,253</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office:value="3" table:style-name="ce49" table:number-columns-repeated="2" office:value-type="float">
            <text:p>3</text:p>
          </table:table-cell>
          <table:table-cell ns41:value-type="float" table:style-name="ce49" office:value="958" office:value-type="float">
            <text:p>958</text:p>
          </table:table-cell>
          <table:table-cell ns41:value-type="float" table:style-name="ce49" office:value="771" office:value-type="float">
            <text:p>771</text:p>
          </table:table-cell>
          <table:table-cell ns41:value-type="float" table:style-name="ce49" office:value="402" office:value-type="float">
            <text:p>402</text:p>
          </table:table-cell>
          <table:table-cell ns41:value-type="float" table:style-name="ce49" office:value="401" office:value-type="float">
            <text:p>401</text:p>
          </table:table-cell>
          <table:table-cell ns41:value-type="float" table:style-name="ce49" office:value="72" office:value-type="float">
            <text:p>72</text:p>
          </table:table-cell>
          <table:table-cell ns41:value-type="float" table:style-name="ce49" office:value="85" office:value-type="float">
            <text:p>85</text:p>
          </table:table-cell>
          <table:table-cell ns41:value-type="float" table:style-name="ce52" office:value="1054" office:value-type="float">
            <text:p>1,054</text:p>
          </table:table-cell>
          <table:table-cell ns41:value-type="float" table:style-name="ce49" office:value="945" office:value-type="float">
            <text:p>945</text:p>
          </table:table-cell>
          <table:table-cell ns41:value-type="float" table:style-name="ce49" office:value="179" office:value-type="float">
            <text:p>179</text:p>
          </table:table-cell>
          <table:table-cell ns41:value-type="float" table:style-name="ce49" office:value="150" office:value-type="float">
            <text:p>150</text:p>
          </table:table-cell>
          <table:table-cell ns41:value-type="float" table:style-name="ce49" office:value="91" office:value-type="float">
            <text:p>91</text:p>
          </table:table-cell>
          <table:table-cell ns41:value-type="float" table:style-name="ce49" office:value="82" office:value-type="float">
            <text:p>82</text:p>
          </table:table-cell>
          <table:table-cell ns41:value-type="float" office:value="6" table:style-name="ce49" table:number-columns-repeated="2" office:value-type="float">
            <text:p>6</text:p>
          </table:table-cell>
          <table:table-cell ns41:value-type="float" table:style-name="ce49" office:value="102" office:value-type="float">
            <text:p>102</text:p>
          </table:table-cell>
          <table:table-cell ns41:value-type="float" table:style-name="ce49" office:value="72" office:value-type="float">
            <text:p>72</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52" office:value="1244" office:value-type="float">
            <text:p>1,244</text:p>
          </table:table-cell>
          <table:table-cell ns41:value-type="float" table:style-name="ce52" office:value="1088" office:value-type="float">
            <text:p>1,088</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149" office:value-type="float">
            <text:p>149</text:p>
          </table:table-cell>
          <table:table-cell ns41:value-type="float" table:style-name="ce49" office:value="140" office:value-type="float">
            <text:p>140</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Dorp</text:p>
          </table:table-cell>
          <table:table-cell table:style-name="Default"/>
          <table:table-cell ns41:value-type="float" table:style-name="ce35" office:value="71" office:value-type="float">
            <text:p>71</text:p>
          </table:table-cell>
          <table:table-cell ns41:value-type="float" table:style-name="ce49" office:value="4" office:value-type="float">
            <text:p>4</text:p>
          </table:table-cell>
          <table:table-cell table:style-name="ce49"/>
          <table:table-cell ns41:value-type="float" table:style-name="ce49" office:value="80" office:value-type="float">
            <text:p>80</text:p>
          </table:table-cell>
          <table:table-cell ns41:value-type="float" table:style-name="ce49" office:value="222" office:value-type="float">
            <text:p>222</text:p>
          </table:table-cell>
          <table:table-cell ns41:value-type="float" table:style-name="ce49" office:value="193" office:value-type="float">
            <text:p>193</text:p>
          </table:table-cell>
          <table:table-cell ns41:value-type="float" table:style-name="ce49" office:value="206" office:value-type="float">
            <text:p>206</text:p>
          </table:table-cell>
          <table:table-cell ns41:value-type="float" table:style-name="ce49" office:value="180" office:value-type="float">
            <text:p>180</text:p>
          </table:table-cell>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5" office:value-type="float">
            <text:p>145</text:p>
          </table:table-cell>
          <table:table-cell ns41:value-type="float" table:style-name="ce49" office:value="115" office:value-type="float">
            <text:p>115</text:p>
          </table:table-cell>
          <table:table-cell ns41:value-type="float" table:style-name="ce49" office:value="69" office:value-type="float">
            <text:p>69</text:p>
          </table:table-cell>
          <table:table-cell ns41:value-type="float" table:style-name="ce49" office:value="67" office:value-type="float">
            <text:p>67</text:p>
          </table:table-cell>
          <table:table-cell ns41:value-type="float" table:style-name="ce49" office:value="8" office:value-type="float">
            <text:p>8</text:p>
          </table:table-cell>
          <table:table-cell ns41:value-type="float" table:style-name="ce49" office:value="11" office:value-type="float">
            <text:p>11</text:p>
          </table:table-cell>
          <table:table-cell ns41:value-type="float" table:style-name="ce49" office:value="146" office:value-type="float">
            <text:p>146</text:p>
          </table:table-cell>
          <table:table-cell ns41:value-type="float" table:style-name="ce49" office:value="119" office:value-type="float">
            <text:p>119</text:p>
          </table:table-cell>
          <table:table-cell ns41:value-type="float" table:style-name="ce49" office:value="59" office:value-type="float">
            <text:p>59</text:p>
          </table:table-cell>
          <table:table-cell ns41:value-type="float" table:style-name="ce49" office:value="65" office:value-type="float">
            <text:p>65</text:p>
          </table:table-cell>
          <table:table-cell ns41:value-type="float" table:style-name="ce49" office:value="13" office:value-type="float">
            <text:p>13</text:p>
          </table:table-cell>
          <table:table-cell ns41:value-type="float" table:style-name="ce49" office:value="7" office:value-type="float">
            <text:p>7</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11" office:value-type="float">
            <text:p>211</text:p>
          </table:table-cell>
          <table:table-cell ns41:value-type="float" table:style-name="ce49" office:value="188" office:value-type="float">
            <text:p>1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boerveen</text:p>
          </table:table-cell>
          <table:table-cell table:style-name="Default"/>
          <table:table-cell ns41:value-type="float" table:style-name="ce35" office:value="64" office:value-type="float">
            <text:p>64</text:p>
          </table:table-cell>
          <table:table-cell table:style-name="ce49" table:number-columns-repeated="2"/>
          <table:table-cell ns41:value-type="float" table:style-name="ce49" office:value="65" office:value-type="float">
            <text:p>65</text:p>
          </table:table-cell>
          <table:table-cell ns41:value-type="float" table:style-name="ce49" office:value="158" office:value-type="float">
            <text:p>158</text:p>
          </table:table-cell>
          <table:table-cell ns41:value-type="float" table:style-name="ce49" office:value="180" office:value-type="float">
            <text:p>18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6" office:value-type="float">
            <text:p>6</text:p>
          </table:table-cell>
          <table:table-cell ns41:value-type="float" table:style-name="ce49" office:value="11" office:value-type="float">
            <text:p>1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03" office:value-type="float">
            <text:p>103</text:p>
          </table:table-cell>
          <table:table-cell ns41:value-type="float" table:style-name="ce49" office:value="113" office:value-type="float">
            <text:p>113</text:p>
          </table:table-cell>
          <table:table-cell ns41:value-type="float" table:style-name="ce49" office:value="53" office:value-type="float">
            <text:p>53</text:p>
          </table:table-cell>
          <table:table-cell ns41:value-type="float" table:style-name="ce49" office:value="55" office:value-type="float">
            <text:p>55</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2" office:value-type="float">
            <text:p>8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48" office:value-type="float">
            <text:p>48</text:p>
          </table:table-cell>
          <table:table-cell ns41:value-type="float" table:style-name="ce49" office:value="68" office:value-type="float">
            <text:p>68</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162" office:value-type="float">
            <text:p>162</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5" office:value-type="float">
            <text:p>5</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text:p>
          </table:table-cell>
          <table:table-cell table:style-name="Default"/>
          <table:table-cell ns41:value-type="float" table:style-name="ce35" office:value="73" office:value-type="float">
            <text:p>73</text:p>
          </table:table-cell>
          <table:table-cell ns41:value-type="float" table:style-name="ce49" office:value="3" office:value-type="float">
            <text:p>3</text:p>
          </table:table-cell>
          <table:table-cell table:style-name="ce49"/>
          <table:table-cell ns41:value-type="float" table:style-name="ce49" office:value="89" office:value-type="float">
            <text:p>89</text:p>
          </table:table-cell>
          <table:table-cell ns41:value-type="float" table:style-name="ce49" office:value="219" office:value-type="float">
            <text:p>219</text:p>
          </table:table-cell>
          <table:table-cell ns41:value-type="float" table:style-name="ce49" office:value="212" office:value-type="float">
            <text:p>212</text:p>
          </table:table-cell>
          <table:table-cell ns41:value-type="float" table:style-name="ce49" office:value="198" office:value-type="float">
            <text:p>198</text:p>
          </table:table-cell>
          <table:table-cell ns41:value-type="float" table:style-name="ce49" office:value="202" office:value-type="float">
            <text:p>202</text:p>
          </table:table-cell>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
          <table:table-cell ns41:value-type="float" table:style-name="ce49" office:value="20" office:value-type="float">
            <text:p>20</text:p>
          </table:table-cell>
          <table:table-cell ns41:value-type="float" table:style-name="ce49" office:value="4" office:value-type="float">
            <text:p>4</text:p>
          </table:table-cell>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6" office:value-type="float">
            <text:p>66</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6" office:value-type="float">
            <text:p>156</text:p>
          </table:table-cell>
          <table:table-cell ns41:value-type="float" table:style-name="ce49" office:value="152" office:value-type="float">
            <text:p>152</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10" office:value-type="float">
            <text:p>210</text:p>
          </table:table-cell>
          <table:table-cell ns41:value-type="float" table:style-name="ce49" office:value="204" office:value-type="float">
            <text:p>204</text:p>
          </table:table-cell>
          <table:table-cell table:style-name="ce49" table:number-columns-repeated="34"/>
          <table:table-cell ns41:value-type="float" table:style-name="ce49" office:value="9" office:value-type="float">
            <text:p>9</text:p>
          </table:table-cell>
          <table:table-cell ns41:value-type="float" table:style-name="ce80" office:value="8" office:value-type="float">
            <text:p>8</text:p>
          </table:table-cell>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sche Mond</text:p>
          </table:table-cell>
          <table:table-cell table:style-name="Default"/>
          <table:table-cell ns41:value-type="float" table:style-name="ce40" office:value="78" office:value-type="float">
            <text:p>78</text:p>
          </table:table-cell>
          <table:table-cell ns41:value-type="float" table:style-name="ce49" office:value="1" office:value-type="float">
            <text:p>1</text:p>
          </table:table-cell>
          <table:table-cell table:style-name="ce49"/>
          <table:table-cell ns41:value-type="float" table:style-name="ce49" office:value="78" office:value-type="float">
            <text:p>78</text:p>
          </table:table-cell>
          <table:table-cell ns41:value-type="float" office:value="198" table:style-name="ce49" table:number-columns-repeated="2" office:value-type="float">
            <text:p>198</text:p>
          </table:table-cell>
          <table:table-cell ns41:value-type="float" table:style-name="ce49" office:value="197" office:value-type="float">
            <text:p>197</text:p>
          </table:table-cell>
          <table:table-cell ns41:value-type="float" table:style-name="ce49" office:value="194" office:value-type="float">
            <text:p>194</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32" office:value-type="float">
            <text:p>132</text:p>
          </table:table-cell>
          <table:table-cell ns41:value-type="float" table:style-name="ce49" office:value="122" office:value-type="float">
            <text:p>122</text:p>
          </table:table-cell>
          <table:table-cell ns41:value-type="float" table:style-name="ce49" office:value="63" office:value-type="float">
            <text:p>63</text:p>
          </table:table-cell>
          <table:table-cell ns41:value-type="float" table:style-name="ce49" office:value="64" office:value-type="float">
            <text:p>64</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26" office:value-type="float">
            <text:p>126</text:p>
          </table:table-cell>
          <table:table-cell ns41:value-type="float" table:style-name="ce49" office:value="130" office:value-type="float">
            <text:p>130</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162" office:value-type="float">
            <text:p>162</text:p>
          </table:table-cell>
          <table:table-cell ns41:value-type="float" table:style-name="ce49" office:value="164" office:value-type="float">
            <text:p>164</text:p>
          </table:table-cell>
          <table:table-cell table:style-name="ce49" table:number-columns-repeated="9"/>
          <table:table-cell ns41:value-type="float" table:style-name="ce49" office:value="2" office:value-type="float">
            <text:p>2</text:p>
          </table:table-cell>
          <table:table-cell table:style-name="ce49" table:number-columns-repeated="10"/>
          <table:table-cell ns41:value-type="float" table:style-name="ce49" office:value="34" office:value-type="float">
            <text:p>34</text:p>
          </table:table-cell>
          <table:table-cell ns41:value-type="float" table:style-name="ce49" office:value="32" office:value-type="float">
            <text:p>32</text:p>
          </table:table-cell>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sche Schepen</text:p>
          </table:table-cell>
          <table:table-cell table:style-name="Default"/>
          <table:table-cell table:style-name="ce35"/>
          <table:table-cell table:style-name="ce49"/>
          <table:table-cell ns41:value-type="float" office:value="3" table:style-name="ce49" table:number-columns-repeated="2" office:value-type="float">
            <text:p>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office:value="3" table:style-name="ce49" table:number-columns-repeated="3" office:value-type="float">
            <text:p>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40" office:value="286" office:value-type="float">
            <text:p>28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315" office:value-type="float">
            <text:p>315</text:p>
          </table:table-cell>
          <table:table-cell ns41:value-type="float" table:style-name="ce49" office:value="805" office:value-type="float">
            <text:p>805</text:p>
          </table:table-cell>
          <table:table-cell ns41:value-type="float" table:style-name="ce49" office:value="789" office:value-type="float">
            <text:p>789</text:p>
          </table:table-cell>
          <table:table-cell ns41:value-type="float" table:style-name="ce49" office:value="755" office:value-type="float">
            <text:p>755</text:p>
          </table:table-cell>
          <table:table-cell ns41:value-type="float" table:style-name="ce49" office:value="747" office:value-type="float">
            <text:p>747</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9" office:value-type="float">
            <text:p>39</text:p>
          </table:table-cell>
          <table:table-cell ns41:value-type="float" table:style-name="ce49" office:value="19" office:value-type="float">
            <text:p>19</text:p>
          </table:table-cell>
          <table:table-cell ns41:value-type="float" table:style-name="ce49" office:value="533" office:value-type="float">
            <text:p>533</text:p>
          </table:table-cell>
          <table:table-cell ns41:value-type="float" table:style-name="ce49" office:value="481" office:value-type="float">
            <text:p>481</text:p>
          </table:table-cell>
          <table:table-cell ns41:value-type="float" table:style-name="ce49" office:value="254" office:value-type="float">
            <text:p>254</text:p>
          </table:table-cell>
          <table:table-cell ns41:value-type="float" table:style-name="ce49" office:value="259" office:value-type="float">
            <text:p>259</text:p>
          </table:table-cell>
          <table:table-cell ns41:value-type="float" table:style-name="ce49" office:value="18" office:value-type="float">
            <text:p>18</text:p>
          </table:table-cell>
          <table:table-cell ns41:value-type="float" table:style-name="ce49" office:value="49" office:value-type="float">
            <text:p>49</text:p>
          </table:table-cell>
          <table:table-cell ns41:value-type="float" table:style-name="ce49" office:value="435" office:value-type="float">
            <text:p>435</text:p>
          </table:table-cell>
          <table:table-cell ns41:value-type="float" table:style-name="ce49" office:value="409" office:value-type="float">
            <text:p>409</text:p>
          </table:table-cell>
          <table:table-cell ns41:value-type="float" table:style-name="ce49" office:value="132" office:value-type="float">
            <text:p>132</text:p>
          </table:table-cell>
          <table:table-cell ns41:value-type="float" table:style-name="ce49" office:value="148" office:value-type="float">
            <text:p>148</text:p>
          </table:table-cell>
          <table:table-cell ns41:value-type="float" table:style-name="ce49" office:value="222" office:value-type="float">
            <text:p>222</text:p>
          </table:table-cell>
          <table:table-cell ns41:value-type="float" table:style-name="ce49" office:value="223" office:value-type="float">
            <text:p>223</text:p>
          </table:table-cell>
          <table:table-cell table:style-name="ce49" table:number-columns-repeated="2"/>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6"/>
          <table:table-cell ns41:value-type="float" table:style-name="ce49" office:value="725" office:value-type="float">
            <text:p>725</text:p>
          </table:table-cell>
          <table:table-cell ns41:value-type="float" table:style-name="ce49" office:value="722" office:value-type="float">
            <text:p>722</text:p>
          </table:table-cell>
          <table:table-cell table:style-name="ce49" table:number-columns-repeated="8"/>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0"/>
          <table:table-cell ns41:value-type="float" table:style-name="ce49" office:value="43" office:value-type="float">
            <text:p>43</text:p>
          </table:table-cell>
          <table:table-cell ns41:value-type="float" table:style-name="ce49" office:value="46" office:value-type="float">
            <text:p>46</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6"/>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80" office:value="10" office:value-type="float">
            <text:p>10</text:p>
          </table:table-cell>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Dorp</text:p>
          </table:table-cell>
          <table:table-cell table:style-name="Default"/>
          <table:table-cell ns41:value-type="float" table:style-name="ce35" office:value="81" office:value-type="float">
            <text:p>81</text:p>
          </table:table-cell>
          <table:table-cell ns41:value-type="float" table:style-name="ce49" office:value="4" office:value-type="float">
            <text:p>4</text:p>
          </table:table-cell>
          <table:table-cell table:style-name="ce49"/>
          <table:table-cell ns41:value-type="float" table:style-name="ce49" office:value="100" office:value-type="float">
            <text:p>100</text:p>
          </table:table-cell>
          <table:table-cell ns41:value-type="float" table:style-name="ce49" office:value="243" office:value-type="float">
            <text:p>243</text:p>
          </table:table-cell>
          <table:table-cell ns41:value-type="float" table:style-name="ce49" office:value="237" office:value-type="float">
            <text:p>237</text:p>
          </table:table-cell>
          <table:table-cell ns41:value-type="float" table:style-name="ce49" office:value="220" office:value-type="float">
            <text:p>220</text:p>
          </table:table-cell>
          <table:table-cell ns41:value-type="float" table:style-name="ce49" office:value="228" office:value-type="float">
            <text:p>228</text:p>
          </table:table-cell>
          <table:table-cell ns41:value-type="float" table:style-name="ce49" office:value="23" office:value-type="float">
            <text:p>23</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169" office:value-type="float">
            <text:p>169</text:p>
          </table:table-cell>
          <table:table-cell ns41:value-type="float" table:style-name="ce49" office:value="154" office:value-type="float">
            <text:p>154</text:p>
          </table:table-cell>
          <table:table-cell ns41:value-type="float" table:style-name="ce49" office:value="60" office:value-type="float">
            <text:p>60</text:p>
          </table:table-cell>
          <table:table-cell ns41:value-type="float" table:style-name="ce49" office:value="61" office:value-type="float">
            <text:p>61</text:p>
          </table:table-cell>
          <table:table-cell ns41:value-type="float" table:style-name="ce49" office:value="14" office:value-type="float">
            <text:p>14</text:p>
          </table:table-cell>
          <table:table-cell ns41:value-type="float" table:style-name="ce49" office:value="22" office:value-type="float">
            <text:p>22</text:p>
          </table:table-cell>
          <table:table-cell ns41:value-type="float" table:style-name="ce49" office:value="159" office:value-type="float">
            <text:p>159</text:p>
          </table:table-cell>
          <table:table-cell ns41:value-type="float" table:style-name="ce49" office:value="156" office:value-type="float">
            <text:p>156</text:p>
          </table:table-cell>
          <table:table-cell ns41:value-type="float" table:style-name="ce49" office:value="57" office:value-type="float">
            <text:p>57</text:p>
          </table:table-cell>
          <table:table-cell ns41:value-type="float" table:style-name="ce49" office:value="60" office:value-type="float">
            <text:p>60</text:p>
          </table:table-cell>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2"/>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6"/>
          <table:table-cell ns41:value-type="float" table:style-name="ce49" office:value="235" office:value-type="float">
            <text:p>235</text:p>
          </table:table-cell>
          <table:table-cell ns41:value-type="float" table:style-name="ce49" office:value="234" office:value-type="float">
            <text:p>234</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Bonnen</text:p>
          </table:table-cell>
          <table:table-cell table:style-name="Default"/>
          <table:table-cell ns41:value-type="float" table:style-name="ce35" office:value="58" office:value-type="float">
            <text:p>58</text:p>
          </table:table-cell>
          <table:table-cell table:style-name="ce49" table:number-columns-repeated="2"/>
          <table:table-cell ns41:value-type="float" table:style-name="ce49" office:value="66" office:value-type="float">
            <text:p>66</text:p>
          </table:table-cell>
          <table:table-cell ns41:value-type="float" table:style-name="ce49" office:value="166" office:value-type="float">
            <text:p>166</text:p>
          </table:table-cell>
          <table:table-cell ns41:value-type="float" table:style-name="ce49" office:value="139" office:value-type="float">
            <text:p>139</text:p>
          </table:table-cell>
          <table:table-cell ns41:value-type="float" table:style-name="ce49" office:value="165" office:value-type="float">
            <text:p>165</text:p>
          </table:table-cell>
          <table:table-cell ns41:value-type="float" table:style-name="ce49" office:value="137" office:value-type="float">
            <text:p>13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4" office:value-type="float">
            <text:p>104</text:p>
          </table:table-cell>
          <table:table-cell ns41:value-type="float" table:style-name="ce49" office:value="83" office:value-type="float">
            <text:p>83</text:p>
          </table:table-cell>
          <table:table-cell ns41:value-type="float" office:value="50" table:style-name="ce49" table:number-columns-repeated="2" office:value-type="float">
            <text:p>50</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24" office:value-type="float">
            <text:p>124</text:p>
          </table:table-cell>
          <table:table-cell ns41:value-type="float" table:style-name="ce49" office:value="101" office:value-type="float">
            <text:p>101</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63" office:value-type="float">
            <text:p>163</text:p>
          </table:table-cell>
          <table:table-cell ns41:value-type="float" table:style-name="ce49" office:value="137" office:value-type="float">
            <text:p>137</text:p>
          </table:table-cell>
          <table:table-cell table:style-name="ce49" table:number-columns-repeated="20"/>
          <table:table-cell ns41:value-type="float" office:value="2" table:style-name="ce49" table:number-columns-repeated="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Bonnerveen</text:p>
          </table:table-cell>
          <table:table-cell table:style-name="Default"/>
          <table:table-cell ns41:value-type="float" table:style-name="ce35" office:value="46" office:value-type="float">
            <text:p>46</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49" office:value-type="float">
            <text:p>149</text:p>
          </table:table-cell>
          <table:table-cell ns41:value-type="float" table:style-name="ce49" office:value="113" office:value-type="float">
            <text:p>113</text:p>
          </table:table-cell>
          <table:table-cell ns41:value-type="float" table:style-name="ce49" office:value="148" office:value-type="float">
            <text:p>148</text:p>
          </table:table-cell>
          <table:table-cell ns41:value-type="float" table:style-name="ce49" office:value="110" office:value-type="float">
            <text:p>110</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4"/>
          <table:table-cell ns41:value-type="float" table:style-name="ce49" office:value="107" office:value-type="float">
            <text:p>107</text:p>
          </table:table-cell>
          <table:table-cell ns41:value-type="float" table:style-name="ce49" office:value="72" office:value-type="float">
            <text:p>72</text:p>
          </table:table-cell>
          <table:table-cell ns41:value-type="float" office:value="38" table:style-name="ce49" table:number-columns-repeated="2" office:value-type="float">
            <text:p>38</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19" office:value-type="float">
            <text:p>119</text:p>
          </table:table-cell>
          <table:table-cell ns41:value-type="float" table:style-name="ce49" office:value="86" office:value-type="float">
            <text:p>86</text:p>
          </table:table-cell>
          <table:table-cell ns41:value-type="float" table:style-name="ce49" office:value="20" office:value-type="float">
            <text:p>20</text:p>
          </table:table-cell>
          <table:table-cell ns41:value-type="float" table:style-name="ce49" office:value="23" office:value-type="float">
            <text:p>23</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4" office:value-type="float">
            <text:p>144</text:p>
          </table:table-cell>
          <table:table-cell ns41:value-type="float" table:style-name="ce49" office:value="112" office:value-type="float">
            <text:p>11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Dorp Gieterveen</text:p>
          </table:table-cell>
          <table:table-cell table:style-name="Default"/>
          <table:table-cell ns41:value-type="float" table:style-name="ce35" office:value="139" office:value-type="float">
            <text:p>139</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44" office:value-type="float">
            <text:p>344</text:p>
          </table:table-cell>
          <table:table-cell ns41:value-type="float" table:style-name="ce49" office:value="351" office:value-type="float">
            <text:p>351</text:p>
          </table:table-cell>
          <table:table-cell ns41:value-type="float" table:style-name="ce49" office:value="332" office:value-type="float">
            <text:p>332</text:p>
          </table:table-cell>
          <table:table-cell ns41:value-type="float" table:style-name="ce49" office:value="343" office:value-type="float">
            <text:p>343</text:p>
          </table:table-cell>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2"/>
          <table:table-cell ns41:value-type="float" table:style-name="ce49" office:value="6" office:value-type="float">
            <text:p>6</text:p>
          </table:table-cell>
          <table:table-cell table:style-name="ce49"/>
          <table:table-cell ns41:value-type="float" table:style-name="ce49" office:value="223" office:value-type="float">
            <text:p>223</text:p>
          </table:table-cell>
          <table:table-cell ns41:value-type="float" table:style-name="ce49" office:value="202" office:value-type="float">
            <text:p>202</text:p>
          </table:table-cell>
          <table:table-cell ns41:value-type="float" table:style-name="ce49" office:value="114" office:value-type="float">
            <text:p>114</text:p>
          </table:table-cell>
          <table:table-cell ns41:value-type="float" table:style-name="ce49" office:value="115" office:value-type="float">
            <text:p>115</text:p>
          </table:table-cell>
          <table:table-cell ns41:value-type="float" table:style-name="ce49" office:value="7" office:value-type="float">
            <text:p>7</text:p>
          </table:table-cell>
          <table:table-cell ns41:value-type="float" table:style-name="ce49" office:value="34" office:value-type="float">
            <text:p>34</text:p>
          </table:table-cell>
          <table:table-cell ns41:value-type="float" table:style-name="ce49" office:value="187" office:value-type="float">
            <text:p>187</text:p>
          </table:table-cell>
          <table:table-cell ns41:value-type="float" table:style-name="ce49" office:value="176" office:value-type="float">
            <text:p>176</text:p>
          </table:table-cell>
          <table:table-cell ns41:value-type="float" table:style-name="ce49" office:value="65" office:value-type="float">
            <text:p>65</text:p>
          </table:table-cell>
          <table:table-cell ns41:value-type="float" table:style-name="ce49" office:value="54" office:value-type="float">
            <text:p>54</text:p>
          </table:table-cell>
          <table:table-cell ns41:value-type="float" table:style-name="ce49" office:value="88" office:value-type="float">
            <text:p>88</text:p>
          </table:table-cell>
          <table:table-cell ns41:value-type="float" table:style-name="ce49" office:value="120" office:value-type="float">
            <text:p>120</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318" office:value-type="float">
            <text:p>318</text:p>
          </table:table-cell>
          <table:table-cell ns41:value-type="float" table:style-name="ce49" office:value="323" office:value-type="float">
            <text:p>323</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Zandvoort</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6"/>
          <table:table-cell ns41:value-type="float" table:style-name="ce49" office:value="11" office:value-type="float">
            <text:p>11</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4" office:value-type="float">
            <text:p>334</text:p>
          </table:table-cell>
          <table:table-cell ns41:value-type="float" table:style-name="ce49" office:value="7" office:value-type="float">
            <text:p>7</text:p>
          </table:table-cell>
          <table:table-cell table:style-name="ce49"/>
          <table:table-cell ns41:value-type="float" table:style-name="ce49" office:value="367" office:value-type="float">
            <text:p>367</text:p>
          </table:table-cell>
          <table:table-cell ns41:value-type="float" table:style-name="ce49" office:value="923" office:value-type="float">
            <text:p>923</text:p>
          </table:table-cell>
          <table:table-cell ns41:value-type="float" table:style-name="ce49" office:value="865" office:value-type="float">
            <text:p>865</text:p>
          </table:table-cell>
          <table:table-cell ns41:value-type="float" table:style-name="ce49" office:value="886" office:value-type="float">
            <text:p>886</text:p>
          </table:table-cell>
          <table:table-cell ns41:value-type="float" table:style-name="ce49" office:value="843" office:value-type="float">
            <text:p>843</text:p>
          </table:table-cell>
          <table:table-cell ns41:value-type="float" table:style-name="ce49" office:value="37" office:value-type="float">
            <text:p>37</text:p>
          </table:table-cell>
          <table:table-cell ns41:value-type="float" table:style-name="ce49" office:value="22" office:value-type="float">
            <text:p>22</text:p>
          </table:table-cell>
          <table:table-cell table:style-name="ce49" table:number-columns-repeated="2"/>
          <table:table-cell ns41:value-type="float" table:style-name="ce49" office:value="8" office:value-type="float">
            <text:p>8</text:p>
          </table:table-cell>
          <table:table-cell table:style-name="ce49"/>
          <table:table-cell ns41:value-type="float" table:style-name="ce49" office:value="614" office:value-type="float">
            <text:p>614</text:p>
          </table:table-cell>
          <table:table-cell ns41:value-type="float" table:style-name="ce49" office:value="527" office:value-type="float">
            <text:p>527</text:p>
          </table:table-cell>
          <table:table-cell ns41:value-type="float" table:style-name="ce49" office:value="269" office:value-type="float">
            <text:p>269</text:p>
          </table:table-cell>
          <table:table-cell ns41:value-type="float" table:style-name="ce49" office:value="271" office:value-type="float">
            <text:p>271</text:p>
          </table:table-cell>
          <table:table-cell ns41:value-type="float" table:style-name="ce49" office:value="40" office:value-type="float">
            <text:p>40</text:p>
          </table:table-cell>
          <table:table-cell ns41:value-type="float" table:style-name="ce49" office:value="67" office:value-type="float">
            <text:p>67</text:p>
          </table:table-cell>
          <table:table-cell ns41:value-type="float" table:style-name="ce49" office:value="600" office:value-type="float">
            <text:p>600</text:p>
          </table:table-cell>
          <table:table-cell ns41:value-type="float" table:style-name="ce49" office:value="532" office:value-type="float">
            <text:p>532</text:p>
          </table:table-cell>
          <table:table-cell ns41:value-type="float" office:value="181" table:style-name="ce49" table:number-columns-repeated="2" office:value-type="float">
            <text:p>181</text:p>
          </table:table-cell>
          <table:table-cell ns41:value-type="float" table:style-name="ce49" office:value="121" office:value-type="float">
            <text:p>121</text:p>
          </table:table-cell>
          <table:table-cell ns41:value-type="float" table:style-name="ce49" office:value="146" office:value-type="float">
            <text:p>146</text:p>
          </table:table-cell>
          <table:table-cell table:style-name="ce49" table:number-columns-repeated="2"/>
          <table:table-cell ns41:value-type="float" table:style-name="ce49" office:value="21" office:value-type="float">
            <text:p>21</text:p>
          </table:table-cell>
          <table:table-cell ns41:value-type="float" table:style-name="ce49" office:value="6" office:value-type="float">
            <text:p>6</text:p>
          </table:table-cell>
          <table:table-cell table:style-name="ce49" table:number-columns-repeated="6"/>
          <table:table-cell ns41:value-type="float" table:style-name="ce49" office:value="881" office:value-type="float">
            <text:p>881</text:p>
          </table:table-cell>
          <table:table-cell ns41:value-type="float" table:style-name="ce49" office:value="831" office:value-type="float">
            <text:p>831</text:p>
          </table:table-cell>
          <table:table-cell table:style-name="ce49" table:number-columns-repeated="8"/>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15" office:value-type="float">
            <text:p>15</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Dorp</text:p>
          </table:table-cell>
          <table:table-cell table:style-name="Default"/>
          <table:table-cell ns41:value-type="float" table:style-name="ce35" office:value="194" office:value-type="float">
            <text:p>194</text:p>
          </table:table-cell>
          <table:table-cell ns41:value-type="float" table:style-name="ce49" office:value="6" office:value-type="float">
            <text:p>6</text:p>
          </table:table-cell>
          <table:table-cell table:style-name="ce49"/>
          <table:table-cell ns41:value-type="float" table:style-name="ce49" office:value="229" office:value-type="float">
            <text:p>229</text:p>
          </table:table-cell>
          <table:table-cell ns41:value-type="float" table:style-name="ce49" office:value="546" office:value-type="float">
            <text:p>546</text:p>
          </table:table-cell>
          <table:table-cell ns41:value-type="float" table:style-name="ce49" office:value="494" office:value-type="float">
            <text:p>494</text:p>
          </table:table-cell>
          <table:table-cell ns41:value-type="float" table:style-name="ce49" office:value="534" office:value-type="float">
            <text:p>534</text:p>
          </table:table-cell>
          <table:table-cell ns41:value-type="float" table:style-name="ce49" office:value="484" office:value-type="float">
            <text:p>484</text:p>
          </table:table-cell>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2"/>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347" office:value-type="float">
            <text:p>347</text:p>
          </table:table-cell>
          <table:table-cell ns41:value-type="float" table:style-name="ce49" office:value="284" office:value-type="float">
            <text:p>284</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80" office:value-type="float">
            <text:p>380</text:p>
          </table:table-cell>
          <table:table-cell ns41:value-type="float" table:style-name="ce49" office:value="333" office:value-type="float">
            <text:p>333</text:p>
          </table:table-cell>
          <table:table-cell ns41:value-type="float" table:style-name="ce49" office:value="114" office:value-type="float">
            <text:p>114</text:p>
          </table:table-cell>
          <table:table-cell ns41:value-type="float" table:style-name="ce49" office:value="122" office:value-type="float">
            <text:p>122</text:p>
          </table:table-cell>
          <table:table-cell ns41:value-type="float" table:style-name="ce49" office:value="49" office:value-type="float">
            <text:p>49</text:p>
          </table:table-cell>
          <table:table-cell ns41:value-type="float" table:style-name="ce49" office:value="39" office:value-type="float">
            <text:p>39</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536" office:value-type="float">
            <text:p>536</text:p>
          </table:table-cell>
          <table:table-cell ns41:value-type="float" table:style-name="ce49" office:value="482" office:value-type="float">
            <text:p>482</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Buurtschap Uffelte</text:p>
          </table:table-cell>
          <table:table-cell table:style-name="Default"/>
          <table:table-cell ns41:value-type="float" table:style-name="ce35" office:value="127" office:value-type="float">
            <text:p>127</text:p>
          </table:table-cell>
          <table:table-cell ns41:value-type="float" table:style-name="ce49" office:value="3" office:value-type="float">
            <text:p>3</text:p>
          </table:table-cell>
          <table:table-cell table:style-name="ce49"/>
          <table:table-cell ns41:value-type="float" table:style-name="ce49" office:value="149" office:value-type="float">
            <text:p>149</text:p>
          </table:table-cell>
          <table:table-cell ns41:value-type="float" table:style-name="ce49" office:value="374" office:value-type="float">
            <text:p>374</text:p>
          </table:table-cell>
          <table:table-cell ns41:value-type="float" table:style-name="ce49" office:value="336" office:value-type="float">
            <text:p>336</text:p>
          </table:table-cell>
          <table:table-cell ns41:value-type="float" table:style-name="ce49" office:value="371" office:value-type="float">
            <text:p>371</text:p>
          </table:table-cell>
          <table:table-cell ns41:value-type="float" table:style-name="ce49" office:value="335" office:value-type="float">
            <text:p>3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18" office:value-type="float">
            <text:p>18</text:p>
          </table:table-cell>
          <table:table-cell ns41:value-type="float" table:style-name="ce49" office:value="15" office:value-type="float">
            <text:p>15</text:p>
          </table:table-cell>
          <table:table-cell ns41:value-type="float" table:style-name="ce49" office:value="246" office:value-type="float">
            <text:p>246</text:p>
          </table:table-cell>
          <table:table-cell ns41:value-type="float" table:style-name="ce49" office:value="201" office:value-type="float">
            <text:p>201</text:p>
          </table:table-cell>
          <table:table-cell ns41:value-type="float" table:style-name="ce49" office:value="106" office:value-type="float">
            <text:p>106</text:p>
          </table:table-cell>
          <table:table-cell ns41:value-type="float" table:style-name="ce49" office:value="110" office:value-type="float">
            <text:p>110</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89" office:value-type="float">
            <text:p>289</text:p>
          </table:table-cell>
          <table:table-cell ns41:value-type="float" table:style-name="ce49" office:value="238" office:value-type="float">
            <text:p>238</text:p>
          </table:table-cell>
          <table:table-cell ns41:value-type="float" table:style-name="ce49" office:value="60" office:value-type="float">
            <text:p>60</text:p>
          </table:table-cell>
          <table:table-cell ns41:value-type="float" table:style-name="ce49" office:value="78" office:value-type="float">
            <text:p>78</text:p>
          </table:table-cell>
          <table:table-cell ns41:value-type="float" table:style-name="ce49" office:value="24" office:value-type="float">
            <text:p>24</text:p>
          </table:table-cell>
          <table:table-cell ns41:value-type="float" table:style-name="ce49" office:value="20" office:value-type="float">
            <text:p>20</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69" office:value-type="float">
            <text:p>369</text:p>
          </table:table-cell>
          <table:table-cell ns41:value-type="float" table:style-name="ce49" office:value="333" office:value-type="float">
            <text:p>333</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Dorp Wapserveen</text:p>
          </table:table-cell>
          <table:table-cell table:style-name="Default"/>
          <table:table-cell ns41:value-type="float" table:style-name="ce35" office:value="103" office:value-type="float">
            <text:p>103</text:p>
          </table:table-cell>
          <table:table-cell ns41:value-type="float" table:style-name="ce49" office:value="3" office:value-type="float">
            <text:p>3</text:p>
          </table:table-cell>
          <table:table-cell table:style-name="ce49"/>
          <table:table-cell ns41:value-type="float" table:style-name="ce49" office:value="126" office:value-type="float">
            <text:p>126</text:p>
          </table:table-cell>
          <table:table-cell ns41:value-type="float" table:style-name="ce49" office:value="353" office:value-type="float">
            <text:p>353</text:p>
          </table:table-cell>
          <table:table-cell ns41:value-type="float" table:style-name="ce49" office:value="283" office:value-type="float">
            <text:p>283</text:p>
          </table:table-cell>
          <table:table-cell ns41:value-type="float" table:style-name="ce49" office:value="324" office:value-type="float">
            <text:p>324</text:p>
          </table:table-cell>
          <table:table-cell ns41:value-type="float" table:style-name="ce49" office:value="272" office:value-type="float">
            <text:p>272</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243" office:value-type="float">
            <text:p>243</text:p>
          </table:table-cell>
          <table:table-cell ns41:value-type="float" table:style-name="ce49" office:value="174" office:value-type="float">
            <text:p>174</text:p>
          </table:table-cell>
          <table:table-cell ns41:value-type="float" table:style-name="ce49" office:value="89" office:value-type="float">
            <text:p>89</text:p>
          </table:table-cell>
          <table:table-cell ns41:value-type="float" table:style-name="ce49" office:value="90" office:value-type="float">
            <text:p>9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225" office:value-type="float">
            <text:p>225</text:p>
          </table:table-cell>
          <table:table-cell ns41:value-type="float" table:style-name="ce49" office:value="189" office:value-type="float">
            <text:p>189</text:p>
          </table:table-cell>
          <table:table-cell ns41:value-type="float" table:style-name="ce49" office:value="59" office:value-type="float">
            <text:p>59</text:p>
          </table:table-cell>
          <table:table-cell ns41:value-type="float" table:style-name="ce49" office:value="63" office:value-type="float">
            <text:p>63</text:p>
          </table:table-cell>
          <table:table-cell ns41:value-type="float" table:style-name="ce49" office:value="65" office:value-type="float">
            <text:p>65</text:p>
          </table:table-cell>
          <table:table-cell ns41:value-type="float" table:style-name="ce49" office:value="30" office:value-type="float">
            <text:p>30</text:p>
          </table:table-cell>
          <table:table-cell table:style-name="ce49" table:number-columns-repeated="2"/>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347" office:value-type="float">
            <text:p>347</text:p>
          </table:table-cell>
          <table:table-cell ns41:value-type="float" table:style-name="ce49" office:value="281" office:value-type="float">
            <text:p>281</text:p>
          </table:table-cell>
          <table:table-cell table:style-name="ce49" table:number-columns-repeated="12"/>
          <table:table-cell ns41:value-type="float" table:style-name="ce49" office:value="4" office:value-type="float">
            <text:p>4</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24" office:value-type="float">
            <text:p>424</text:p>
          </table:table-cell>
          <table:table-cell ns41:value-type="float" table:style-name="ce49" office:value="12" office:value-type="float">
            <text:p>12</text:p>
          </table:table-cell>
          <table:table-cell table:style-name="ce49"/>
          <table:table-cell ns41:value-type="float" table:style-name="ce49" office:value="504" office:value-type="float">
            <text:p>504</text:p>
          </table:table-cell>
          <table:table-cell ns41:value-type="float" table:style-name="ce52" office:value="1273" office:value-type="float">
            <text:p>1,273</text:p>
          </table:table-cell>
          <table:table-cell ns41:value-type="float" table:style-name="ce52" office:value="1113" office:value-type="float">
            <text:p>1,113</text:p>
          </table:table-cell>
          <table:table-cell ns41:value-type="float" table:style-name="ce52" office:value="1229" office:value-type="float">
            <text:p>1,229</text:p>
          </table:table-cell>
          <table:table-cell ns41:value-type="float" table:style-name="ce52" office:value="1091" office:value-type="float">
            <text:p>1,091</text:p>
          </table:table-cell>
          <table:table-cell ns41:value-type="float" table:style-name="ce49" office:value="43" office:value-type="float">
            <text:p>43</text:p>
          </table:table-cell>
          <table:table-cell ns41:value-type="float" table:style-name="ce49" office:value="22" office:value-type="float">
            <text:p>22</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33" office:value-type="float">
            <text:p>33</text:p>
          </table:table-cell>
          <table:table-cell ns41:value-type="float" table:style-name="ce49" office:value="836" office:value-type="float">
            <text:p>836</text:p>
          </table:table-cell>
          <table:table-cell ns41:value-type="float" table:style-name="ce49" office:value="659" office:value-type="float">
            <text:p>659</text:p>
          </table:table-cell>
          <table:table-cell ns41:value-type="float" table:style-name="ce49" office:value="360" office:value-type="float">
            <text:p>360</text:p>
          </table:table-cell>
          <table:table-cell ns41:value-type="float" table:style-name="ce49" office:value="366" office:value-type="float">
            <text:p>366</text:p>
          </table:table-cell>
          <table:table-cell ns41:value-type="float" table:style-name="ce49" office:value="77" office:value-type="float">
            <text:p>77</text:p>
          </table:table-cell>
          <table:table-cell ns41:value-type="float" table:style-name="ce49" office:value="88" office:value-type="float">
            <text:p>88</text:p>
          </table:table-cell>
          <table:table-cell ns41:value-type="float" table:style-name="ce49" office:value="894" office:value-type="float">
            <text:p>894</text:p>
          </table:table-cell>
          <table:table-cell ns41:value-type="float" table:style-name="ce49" office:value="760" office:value-type="float">
            <text:p>760</text:p>
          </table:table-cell>
          <table:table-cell ns41:value-type="float" table:style-name="ce49" office:value="233" office:value-type="float">
            <text:p>233</text:p>
          </table:table-cell>
          <table:table-cell ns41:value-type="float" table:style-name="ce49" office:value="263" office:value-type="float">
            <text:p>263</text:p>
          </table:table-cell>
          <table:table-cell ns41:value-type="float" table:style-name="ce49" office:value="138" office:value-type="float">
            <text:p>138</text:p>
          </table:table-cell>
          <table:table-cell ns41:value-type="float" table:style-name="ce49" office:value="89" office:value-type="float">
            <text:p>89</text:p>
          </table:table-cell>
          <table:table-cell table:style-name="ce49" table:number-columns-repeated="2"/>
          <table:table-cell ns41:value-type="float" table:style-name="ce49" office:value="8" office:value-type="float">
            <text:p>8</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52" office:value="1252" office:value-type="float">
            <text:p>1,252</text:p>
          </table:table-cell>
          <table:table-cell ns41:value-type="float" table:style-name="ce52" office:value="1096" office:value-type="float">
            <text:p>1,096</text:p>
          </table:table-cell>
          <table:table-cell table:style-name="ce49" table:number-columns-repeated="12"/>
          <table:table-cell ns41:value-type="float" table:style-name="ce49" office:value="4" office:value-type="float">
            <text:p>4</text:p>
          </table:table-cell>
          <table:table-cell table:style-name="ce49" table:number-columns-repeated="7"/>
          <table:table-cell ns41:value-type="float" table:style-name="ce49" office:value="9" office:value-type="float">
            <text:p>9</text:p>
          </table:table-cell>
          <table:table-cell ns41:value-type="float" table:style-name="ce49" office:value="10" office:value-type="float">
            <text:p>10</text:p>
          </table:table-cell>
          <table:table-cell ns41:value-type="float" office:value="6" table:style-name="ce49" table:number-columns-repeated="2" office:value-type="float">
            <text:p>6</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Oostkant van de Huizen</text:p>
          </table:table-cell>
          <table:table-cell table:style-name="Default"/>
          <table:table-cell ns41:value-type="float" table:style-name="ce35" office:value="43" office:value-type="float">
            <text:p>43</text:p>
          </table:table-cell>
          <table:table-cell ns41:value-type="float" table:style-name="ce49" office:value="5" office:value-type="float">
            <text:p>5</text:p>
          </table:table-cell>
          <table:table-cell table:style-name="ce49"/>
          <table:table-cell ns41:value-type="float" table:style-name="ce49" office:value="62" office:value-type="float">
            <text:p>62</text:p>
          </table:table-cell>
          <table:table-cell ns41:value-type="float" table:style-name="ce49" office:value="151" office:value-type="float">
            <text:p>151</text:p>
          </table:table-cell>
          <table:table-cell ns41:value-type="float" table:style-name="ce49" office:value="140" office:value-type="float">
            <text:p>140</text:p>
          </table:table-cell>
          <table:table-cell ns41:value-type="float" table:style-name="ce49" office:value="147" office:value-type="float">
            <text:p>147</text:p>
          </table:table-cell>
          <table:table-cell ns41:value-type="float" table:style-name="ce49" office:value="136" office:value-type="float">
            <text:p>136</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04" office:value-type="float">
            <text:p>104</text:p>
          </table:table-cell>
          <table:table-cell ns41:value-type="float" table:style-name="ce49" office:value="86" office:value-type="float">
            <text:p>86</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0" office:value-type="float">
            <text:p>110</text:p>
          </table:table-cell>
          <table:table-cell ns41:value-type="float" table:style-name="ce49" office:value="93" office:value-type="float">
            <text:p>93</text:p>
          </table:table-cell>
          <table:table-cell ns41:value-type="float" table:style-name="ce49" office:value="14" office:value-type="float">
            <text:p>14</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05" office:value-type="float">
            <text:p>105</text:p>
          </table:table-cell>
          <table:table-cell ns41:value-type="float" table:style-name="ce49" office:value="104" office:value-type="float">
            <text:p>104</text:p>
          </table:table-cell>
          <table:table-cell table:style-name="ce49" table:number-columns-repeated="20"/>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8"/>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Het Haagje</text:p>
          </table:table-cell>
          <table:table-cell table:style-name="Default"/>
          <table:table-cell ns41:value-type="float" table:style-name="ce35" office:value="59" office:value-type="float">
            <text:p>59</text:p>
          </table:table-cell>
          <table:table-cell ns41:value-type="float" table:style-name="ce49" office:value="9" office:value-type="float">
            <text:p>9</text:p>
          </table:table-cell>
          <table:table-cell table:style-name="ce49"/>
          <table:table-cell ns41:value-type="float" table:style-name="ce49" office:value="93" office:value-type="float">
            <text:p>93</text:p>
          </table:table-cell>
          <table:table-cell ns41:value-type="float" table:style-name="ce49" office:value="217" office:value-type="float">
            <text:p>217</text:p>
          </table:table-cell>
          <table:table-cell ns41:value-type="float" table:style-name="ce49" office:value="221" office:value-type="float">
            <text:p>221</text:p>
          </table:table-cell>
          <table:table-cell ns41:value-type="float" table:style-name="ce49" office:value="210" office:value-type="float">
            <text:p>210</text:p>
          </table:table-cell>
          <table:table-cell ns41:value-type="float" table:style-name="ce49" office:value="212" office:value-type="float">
            <text:p>21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141" office:value-type="float">
            <text:p>141</text:p>
          </table:table-cell>
          <table:table-cell ns41:value-type="float" table:style-name="ce49" office:value="130" office:value-type="float">
            <text:p>130</text:p>
          </table:table-cell>
          <table:table-cell ns41:value-type="float" table:style-name="ce49" office:value="69" office:value-type="float">
            <text:p>69</text:p>
          </table:table-cell>
          <table:table-cell ns41:value-type="float" table:style-name="ce49" office:value="76" office:value-type="float">
            <text:p>76</text:p>
          </table:table-cell>
          <table:table-cell ns41:value-type="float" table:style-name="ce49" office:value="7" office:value-type="float">
            <text:p>7</text:p>
          </table:table-cell>
          <table:table-cell ns41:value-type="float" table:style-name="ce49" office:value="15" office:value-type="float">
            <text:p>15</text:p>
          </table:table-cell>
          <table:table-cell ns41:value-type="float" table:style-name="ce49" office:value="171" office:value-type="float">
            <text:p>171</text:p>
          </table:table-cell>
          <table:table-cell ns41:value-type="float" table:style-name="ce49" office:value="175" office:value-type="float">
            <text:p>175</text:p>
          </table:table-cell>
          <table:table-cell ns41:value-type="float" table:style-name="ce49" office:value="13" office:value-type="float">
            <text:p>13</text:p>
          </table:table-cell>
          <table:table-cell ns41:value-type="float" table:style-name="ce49" office:value="19" office:value-type="float">
            <text:p>19</text:p>
          </table:table-cell>
          <table:table-cell ns41:value-type="float" office:value="26" table:style-name="ce49" table:number-columns-repeated="2"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176" office:value-type="float">
            <text:p>176</text:p>
          </table:table-cell>
          <table:table-cell ns41:value-type="float" table:style-name="ce49" office:value="186" office:value-type="float">
            <text:p>18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4"/>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 office:value-type="float">
            <text:p>1</text:p>
          </table:table-cell>
          <table:table-cell table:style-name="ce49" table:number-columns-repeated="7"/>
          <table:table-cell ns41:value-type="float" table:style-name="ce49" office:value="23" office:value-type="float">
            <text:p>23</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Hollandsche Veld</text:p>
          </table:table-cell>
          <table:table-cell table:style-name="Default"/>
          <table:table-cell ns41:value-type="float" table:style-name="ce35" office:value="315" office:value-type="float">
            <text:p>315</text:p>
          </table:table-cell>
          <table:table-cell ns41:value-type="float" table:style-name="ce49" office:value="2" office:value-type="float">
            <text:p>2</text:p>
          </table:table-cell>
          <table:table-cell table:style-name="ce49"/>
          <table:table-cell ns41:value-type="float" table:style-name="ce49" office:value="415" office:value-type="float">
            <text:p>415</text:p>
          </table:table-cell>
          <table:table-cell ns41:value-type="float" table:style-name="ce49" office:value="946" office:value-type="float">
            <text:p>946</text:p>
          </table:table-cell>
          <table:table-cell ns41:value-type="float" table:style-name="ce52" office:value="1030" office:value-type="float">
            <text:p>1,030</text:p>
          </table:table-cell>
          <table:table-cell ns41:value-type="float" table:style-name="ce49" office:value="942" office:value-type="float">
            <text:p>942</text:p>
          </table:table-cell>
          <table:table-cell ns41:value-type="float" table:style-name="ce52" office:value="1025" office:value-type="float">
            <text:p>1,025</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02" office:value-type="float">
            <text:p>102</text:p>
          </table:table-cell>
          <table:table-cell ns41:value-type="float" table:style-name="ce49" office:value="14" office:value-type="float">
            <text:p>14</text:p>
          </table:table-cell>
          <table:table-cell ns41:value-type="float" table:style-name="ce49" office:value="628" office:value-type="float">
            <text:p>628</text:p>
          </table:table-cell>
          <table:table-cell ns41:value-type="float" table:style-name="ce49" office:value="619" office:value-type="float">
            <text:p>619</text:p>
          </table:table-cell>
          <table:table-cell ns41:value-type="float" table:style-name="ce49" office:value="296" office:value-type="float">
            <text:p>296</text:p>
          </table:table-cell>
          <table:table-cell ns41:value-type="float" table:style-name="ce49" office:value="335" office:value-type="float">
            <text:p>335</text:p>
          </table:table-cell>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846" office:value-type="float">
            <text:p>846</text:p>
          </table:table-cell>
          <table:table-cell ns41:value-type="float" table:style-name="ce49" office:value="913" office:value-type="float">
            <text:p>913</text:p>
          </table:table-cell>
          <table:table-cell ns41:value-type="float" table:style-name="ce49" office:value="56" office:value-type="float">
            <text:p>56</text:p>
          </table:table-cell>
          <table:table-cell ns41:value-type="float" table:style-name="ce49" office:value="72" office:value-type="float">
            <text:p>72</text:p>
          </table:table-cell>
          <table:table-cell ns41:value-type="float" table:style-name="ce49" office:value="31" office:value-type="float">
            <text:p>31</text:p>
          </table:table-cell>
          <table:table-cell ns41:value-type="float" table:style-name="ce49" office:value="35" office:value-type="float">
            <text:p>35</text:p>
          </table:table-cell>
          <table:table-cell table:style-name="ce49" table:number-columns-repeated="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6"/>
          <table:table-cell ns41:value-type="float" table:style-name="ce49" office:value="824" office:value-type="float">
            <text:p>824</text:p>
          </table:table-cell>
          <table:table-cell ns41:value-type="float" table:style-name="ce49" office:value="879" office:value-type="float">
            <text:p>879</text:p>
          </table:table-cell>
          <table:table-cell table:style-name="ce49" table:number-columns-repeated="20"/>
          <table:table-cell ns41:value-type="float" table:style-name="ce49" office:value="120" office:value-type="float">
            <text:p>120</text:p>
          </table:table-cell>
          <table:table-cell ns41:value-type="float" table:style-name="ce49" office:value="149" office:value-type="float">
            <text:p>14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de Sloot</text:p>
          </table:table-cell>
          <table:table-cell table:style-name="Default"/>
          <table:table-cell ns41:value-type="float" table:style-name="ce35" office:value="73" office:value-type="float">
            <text:p>73</text:p>
          </table:table-cell>
          <table:table-cell ns41:value-type="float" table:style-name="ce49" office:value="8" office:value-type="float">
            <text:p>8</text:p>
          </table:table-cell>
          <table:table-cell table:style-name="ce49"/>
          <table:table-cell ns41:value-type="float" table:style-name="ce49" office:value="132" office:value-type="float">
            <text:p>132</text:p>
          </table:table-cell>
          <table:table-cell ns41:value-type="float" table:style-name="ce49" office:value="244" office:value-type="float">
            <text:p>244</text:p>
          </table:table-cell>
          <table:table-cell ns41:value-type="float" table:style-name="ce49" office:value="278" office:value-type="float">
            <text:p>278</text:p>
          </table:table-cell>
          <table:table-cell ns41:value-type="float" table:style-name="ce49" office:value="236" office:value-type="float">
            <text:p>236</text:p>
          </table:table-cell>
          <table:table-cell ns41:value-type="float" table:style-name="ce49" office:value="270" office:value-type="float">
            <text:p>270</text:p>
          </table:table-cell>
          <table:table-cell ns41:value-type="float" office:value="8" table:style-name="ce49" table:number-columns-repeated="2" office:value-type="float">
            <text:p>8</text:p>
          </table:table-cell>
          <table:table-cell table:style-name="ce49" table:number-columns-repeated="2"/>
          <table:table-cell ns41:value-type="float" table:style-name="ce49" office:value="38" office:value-type="float">
            <text:p>38</text:p>
          </table:table-cell>
          <table:table-cell ns41:value-type="float" table:style-name="ce49" office:value="1" office:value-type="float">
            <text:p>1</text:p>
          </table:table-cell>
          <table:table-cell ns41:value-type="float" table:style-name="ce49" office:value="159" office:value-type="float">
            <text:p>159</text:p>
          </table:table-cell>
          <table:table-cell ns41:value-type="float" table:style-name="ce49" office:value="152" office:value-type="float">
            <text:p>152</text:p>
          </table:table-cell>
          <table:table-cell ns41:value-type="float" table:style-name="ce49" office:value="75" office:value-type="float">
            <text:p>75</text:p>
          </table:table-cell>
          <table:table-cell ns41:value-type="float" table:style-name="ce49" office:value="97" office:value-type="float">
            <text:p>97</text:p>
          </table:table-cell>
          <table:table-cell ns41:value-type="float" table:style-name="ce49" office:value="10" office:value-type="float">
            <text:p>10</text:p>
          </table:table-cell>
          <table:table-cell ns41:value-type="float" table:style-name="ce49" office:value="29" office:value-type="float">
            <text:p>29</text:p>
          </table:table-cell>
          <table:table-cell ns41:value-type="float" table:style-name="ce49" office:value="203" office:value-type="float">
            <text:p>203</text:p>
          </table:table-cell>
          <table:table-cell ns41:value-type="float" table:style-name="ce49" office:value="218" office:value-type="float">
            <text:p>218</text:p>
          </table:table-cell>
          <table:table-cell ns41:value-type="float" table:style-name="ce49" office:value="24" office:value-type="float">
            <text:p>24</text:p>
          </table:table-cell>
          <table:table-cell ns41:value-type="float" table:style-name="ce49" office:value="42" office:value-type="float">
            <text:p>42</text:p>
          </table:table-cell>
          <table:table-cell ns41:value-type="float" office:value="16" table:style-name="ce49" table:number-columns-repeated="2" office:value-type="float">
            <text:p>1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64" office:value-type="float">
            <text:p>164</text:p>
          </table:table-cell>
          <table:table-cell ns41:value-type="float" table:style-name="ce49" office:value="183" office:value-type="float">
            <text:p>183</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60" office:value-type="float">
            <text:p>60</text:p>
          </table:table-cell>
          <table:table-cell ns41:value-type="float" table:style-name="ce49" office:value="86" office:value-type="float">
            <text:p>86</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Alteveer</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24" office:value-type="float">
            <text:p>124</text:p>
          </table:table-cell>
          <table:table-cell ns41:value-type="float" table:style-name="ce49" office:value="115" office:value-type="float">
            <text:p>115</text:p>
          </table:table-cell>
          <table:table-cell ns41:value-type="float" table:style-name="ce49" office:value="122" office:value-type="float">
            <text:p>122</text:p>
          </table:table-cell>
          <table:table-cell ns41:value-type="float" table:style-name="ce49" office:value="114" office:value-type="float">
            <text:p>11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5" office:value-type="float">
            <text:p>85</text:p>
          </table:table-cell>
          <table:table-cell ns41:value-type="float" table:style-name="ce49" office:value="70" office:value-type="float">
            <text:p>70</text:p>
          </table:table-cell>
          <table:table-cell ns41:value-type="float" office:value="37" table:style-name="ce49" table:number-columns-repeated="2" office:value-type="float">
            <text:p>37</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106" office:value-type="float">
            <text:p>106</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83" office:value-type="float">
            <text:p>83</text:p>
          </table:table-cell>
          <table:table-cell ns41:value-type="float" table:style-name="ce49" office:value="71" office:value-type="float">
            <text:p>71</text:p>
          </table:table-cell>
          <table:table-cell table:style-name="ce49" table:number-columns-repeated="20"/>
          <table:table-cell ns41:value-type="float" table:style-name="ce49" office:value="41" office:value-type="float">
            <text:p>41</text:p>
          </table:table-cell>
          <table:table-cell ns41:value-type="float" table:style-name="ce49" office:value="44" office:value-type="float">
            <text:p>4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Molendijk</text:p>
          </table:table-cell>
          <table:table-cell table:style-name="Default"/>
          <table:table-cell ns41:value-type="float" table:style-name="ce35" office:value="43" office:value-type="float">
            <text:p>43</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06" office:value-type="float">
            <text:p>106</text:p>
          </table:table-cell>
          <table:table-cell ns41:value-type="float" table:style-name="ce49" office:value="133" office:value-type="float">
            <text:p>133</text:p>
          </table:table-cell>
          <table:table-cell ns41:value-type="float" table:style-name="ce49" office:value="101" office:value-type="float">
            <text:p>101</text:p>
          </table:table-cell>
          <table:table-cell ns41:value-type="float" table:style-name="ce49" office:value="127" office:value-type="float">
            <text:p>1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2" office:value-type="float">
            <text:p>22</text:p>
          </table:table-cell>
          <table:table-cell ns41:value-type="float" table:style-name="ce49" office:value="2" office:value-type="float">
            <text:p>2</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36" office:value-type="float">
            <text:p>36</text:p>
          </table:table-cell>
          <table:table-cell ns41:value-type="float" table:style-name="ce49" office:value="44" office:value-type="float">
            <text:p>44</text:p>
          </table:table-cell>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77" office:value-type="float">
            <text:p>77</text:p>
          </table:table-cell>
          <table:table-cell ns41:value-type="float" table:style-name="ce49" office:value="99" office:value-type="float">
            <text:p>99</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office:value="15" table:style-name="ce49" table:number-columns-repeated="2" office:value-type="float">
            <text:p>15</text:p>
          </table:table-cell>
          <table:table-cell table:style-name="ce49" table:number-columns-repeated="2"/>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78" office:value-type="float">
            <text:p>78</text:p>
          </table:table-cell>
          <table:table-cell ns41:value-type="float" table:style-name="ce49" office:value="91" office:value-type="float">
            <text:p>91</text:p>
          </table:table-cell>
          <table:table-cell table:style-name="ce49" table:number-columns-repeated="20"/>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7"/>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het Schut</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114" office:value-type="float">
            <text:p>114</text:p>
          </table:table-cell>
          <table:table-cell ns41:value-type="float" table:style-name="ce49" office:value="234" office:value-type="float">
            <text:p>234</text:p>
          </table:table-cell>
          <table:table-cell ns41:value-type="float" table:style-name="ce49" office:value="261" office:value-type="float">
            <text:p>261</text:p>
          </table:table-cell>
          <table:table-cell ns41:value-type="float" table:style-name="ce49" office:value="230" office:value-type="float">
            <text:p>230</text:p>
          </table:table-cell>
          <table:table-cell ns41:value-type="float" table:style-name="ce49" office:value="254" office:value-type="float">
            <text:p>254</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46" office:value-type="float">
            <text:p>146</text:p>
          </table:table-cell>
          <table:table-cell ns41:value-type="float" table:style-name="ce49" office:value="153" office:value-type="float">
            <text:p>153</text:p>
          </table:table-cell>
          <table:table-cell ns41:value-type="float" table:style-name="ce49" office:value="78" office:value-type="float">
            <text:p>78</text:p>
          </table:table-cell>
          <table:table-cell ns41:value-type="float" table:style-name="ce49" office:value="87" office:value-type="float">
            <text:p>87</text:p>
          </table:table-cell>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175" office:value-type="float">
            <text:p>175</text:p>
          </table:table-cell>
          <table:table-cell ns41:value-type="float" table:style-name="ce49" office:value="190" office:value-type="float">
            <text:p>190</text:p>
          </table:table-cell>
          <table:table-cell ns41:value-type="float" table:style-name="ce49" office:value="35" office:value-type="float">
            <text:p>35</text:p>
          </table:table-cell>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26" office:value-type="float">
            <text:p>26</text:p>
          </table:table-cell>
          <table:table-cell table:style-name="ce49" table:number-columns-repeated="2"/>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204" office:value-type="float">
            <text:p>204</text:p>
          </table:table-cell>
          <table:table-cell ns41:value-type="float" table:style-name="ce49" office:value="235" office:value-type="float">
            <text:p>235</text:p>
          </table:table-cell>
          <table:table-cell table:style-name="ce49" table:number-columns-repeated="20"/>
          <table:table-cell ns41:value-type="float" office:value="19" table:style-name="ce49" table:number-columns-repeated="2" office:value-type="float">
            <text:p>19</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Westkant van de Huizen</text:p>
          </table:table-cell>
          <table:table-cell table:style-name="Default"/>
          <table:table-cell ns41:value-type="float" table:style-name="ce35" office:value="74" office:value-type="float">
            <text:p>74</text:p>
          </table:table-cell>
          <table:table-cell ns41:value-type="float" table:style-name="ce49" office:value="3" office:value-type="float">
            <text:p>3</text:p>
          </table:table-cell>
          <table:table-cell table:style-name="ce49"/>
          <table:table-cell ns41:value-type="float" table:style-name="ce49" office:value="108" office:value-type="float">
            <text:p>108</text:p>
          </table:table-cell>
          <table:table-cell ns41:value-type="float" table:style-name="ce49" office:value="209" office:value-type="float">
            <text:p>209</text:p>
          </table:table-cell>
          <table:table-cell ns41:value-type="float" table:style-name="ce49" office:value="253" office:value-type="float">
            <text:p>253</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131" office:value-type="float">
            <text:p>131</text:p>
          </table:table-cell>
          <table:table-cell ns41:value-type="float" table:style-name="ce49" office:value="162" office:value-type="float">
            <text:p>162</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50" office:value-type="float">
            <text:p>150</text:p>
          </table:table-cell>
          <table:table-cell ns41:value-type="float" table:style-name="ce49" office:value="191" office:value-type="float">
            <text:p>19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6"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6"/>
          <table:table-cell ns41:value-type="float" table:style-name="ce49" office:value="163" office:value-type="float">
            <text:p>163</text:p>
          </table:table-cell>
          <table:table-cell ns41:value-type="float" table:style-name="ce49" office:value="205" office:value-type="float">
            <text:p>205</text:p>
          </table:table-cell>
          <table:table-cell table:style-name="ce49" table:number-columns-repeated="20"/>
          <table:table-cell ns41:value-type="float" table:style-name="ce49" office:value="21" office:value-type="float">
            <text:p>21</text:p>
          </table:table-cell>
          <table:table-cell ns41:value-type="float" table:style-name="ce49" office:value="19" office:value-type="float">
            <text:p>19</text:p>
          </table:table-cell>
          <table:table-cell table:style-name="ce49" table:number-columns-repeated="8"/>
          <table:table-cell ns41:value-type="float" table:style-name="ce49" office:value="25" office:value-type="float">
            <text:p>25</text:p>
          </table:table-cell>
          <table:table-cell ns41:value-type="float" table:style-name="ce49" office:value="29" office:value-type="float">
            <text:p>2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Noord</text:p>
          </table:table-cell>
          <table:table-cell table:style-name="Default"/>
          <table:table-cell ns41:value-type="float" table:style-name="ce35" office:value="162" office:value-type="float">
            <text:p>162</text:p>
          </table:table-cell>
          <table:table-cell ns41:value-type="float" table:style-name="ce49" office:value="3" office:value-type="float">
            <text:p>3</text:p>
          </table:table-cell>
          <table:table-cell table:style-name="ce49"/>
          <table:table-cell ns41:value-type="float" table:style-name="ce49" office:value="222" office:value-type="float">
            <text:p>222</text:p>
          </table:table-cell>
          <table:table-cell ns41:value-type="float" table:style-name="ce49" office:value="454" office:value-type="float">
            <text:p>454</text:p>
          </table:table-cell>
          <table:table-cell ns41:value-type="float" table:style-name="ce49" office:value="497" office:value-type="float">
            <text:p>497</text:p>
          </table:table-cell>
          <table:table-cell ns41:value-type="float" table:style-name="ce49" office:value="449" office:value-type="float">
            <text:p>449</text:p>
          </table:table-cell>
          <table:table-cell ns41:value-type="float" table:style-name="ce49" office:value="494" office:value-type="float">
            <text:p>49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table-cell ns41:value-type="float" table:style-name="ce49" office:value="66" office:value-type="float">
            <text:p>66</text:p>
          </table:table-cell>
          <table:table-cell ns41:value-type="float" table:style-name="ce49" office:value="5" office:value-type="float">
            <text:p>5</text:p>
          </table:table-cell>
          <table:table-cell ns41:value-type="float" table:style-name="ce49" office:value="297" office:value-type="float">
            <text:p>297</text:p>
          </table:table-cell>
          <table:table-cell ns41:value-type="float" table:style-name="ce49" office:value="295" office:value-type="float">
            <text:p>295</text:p>
          </table:table-cell>
          <table:table-cell ns41:value-type="float" table:style-name="ce49" office:value="143" office:value-type="float">
            <text:p>143</text:p>
          </table:table-cell>
          <table:table-cell ns41:value-type="float" table:style-name="ce49" office:value="174" office:value-type="float">
            <text:p>174</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402" office:value-type="float">
            <text:p>402</text:p>
          </table:table-cell>
          <table:table-cell ns41:value-type="float" table:style-name="ce49" office:value="434" office:value-type="float">
            <text:p>434</text:p>
          </table:table-cell>
          <table:table-cell ns41:value-type="float" table:style-name="ce49" office:value="37" office:value-type="float">
            <text:p>37</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337" office:value-type="float">
            <text:p>337</text:p>
          </table:table-cell>
          <table:table-cell ns41:value-type="float" table:style-name="ce49" office:value="351" office:value-type="float">
            <text:p>351</text:p>
          </table:table-cell>
          <table:table-cell table:style-name="ce49" table:number-columns-repeated="20"/>
          <table:table-cell ns41:value-type="float" table:style-name="ce49" office:value="103" office:value-type="float">
            <text:p>103</text:p>
          </table:table-cell>
          <table:table-cell ns41:value-type="float" table:style-name="ce49" office:value="127" office:value-type="float">
            <text:p>127</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3" office:value-type="float">
            <text:p>13</text:p>
          </table:table-cell>
          <table:table-cell table:style-name="ce49" table:number-columns-repeated="2"/>
          <table:table-cell ns41:value-type="float" table:style-name="ce49" office:value="6" office:value-type="float">
            <text:p>6</text:p>
          </table:table-cell>
          <table:table-cell ns41:value-type="float" table:style-name="ce80" office:value="5" office:value-type="float">
            <text:p>5</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Starterij</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table:style-name="ce49" office:value="9" office:value-type="float">
            <text:p>9</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0" office:value-type="float">
            <text:p>10</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7" office:value-type="float">
            <text:p>7</text:p>
          </table:table-cell>
          <table:table-cell ns41:value-type="float" office:value="6" table:style-name="ce49" table:number-columns-repeated="2" office:value-type="float">
            <text:p>6</text:p>
          </table:table-cell>
          <table:table-cell ns41:value-type="float" table:style-name="ce49" office:value="4" office:value-type="float">
            <text:p>4</text:p>
          </table:table-cell>
          <table:table-cell table:style-name="ce49" table:number-columns-repeated="1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chterom</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72" office:value-type="float">
            <text:p>72</text:p>
          </table:table-cell>
          <table:table-cell ns41:value-type="float" table:style-name="ce49" office:value="177" office:value-type="float">
            <text:p>177</text:p>
          </table:table-cell>
          <table:table-cell ns41:value-type="float" table:style-name="ce49" office:value="171" office:value-type="float">
            <text:p>171</text:p>
          </table:table-cell>
          <table:table-cell ns41:value-type="float" table:style-name="ce49" office:value="176" office:value-type="float">
            <text:p>176</text:p>
          </table:table-cell>
          <table:table-cell ns41:value-type="float" table:style-name="ce49" office:value="168" office:value-type="float">
            <text:p>168</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15" office:value-type="float">
            <text:p>115</text:p>
          </table:table-cell>
          <table:table-cell ns41:value-type="float" table:style-name="ce49" office:value="97" office:value-type="float">
            <text:p>97</text:p>
          </table:table-cell>
          <table:table-cell ns41:value-type="float" table:style-name="ce49" office:value="58" office:value-type="float">
            <text:p>58</text:p>
          </table:table-cell>
          <table:table-cell ns41:value-type="float" table:style-name="ce49" office:value="59" office:value-type="float">
            <text:p>59</text:p>
          </table:table-cell>
          <table:table-cell ns41:value-type="float" table:style-name="ce49" office:value="4" office:value-type="float">
            <text:p>4</text:p>
          </table:table-cell>
          <table:table-cell ns41:value-type="float" table:style-name="ce49" office:value="15" office:value-type="float">
            <text:p>15</text:p>
          </table:table-cell>
          <table:table-cell ns41:value-type="float" table:style-name="ce49" office:value="148" office:value-type="float">
            <text:p>148</text:p>
          </table:table-cell>
          <table:table-cell ns41:value-type="float" table:style-name="ce49" office:value="141" office:value-type="float">
            <text:p>141</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office:value="154" table:style-name="ce49" table:number-columns-repeated="2" office:value-type="float">
            <text:p>154</text:p>
          </table:table-cell>
          <table:table-cell table:style-name="ce49" table:number-columns-repeated="20"/>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Oostkant van de Huizen</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1" office:value-type="float">
            <text:p>71</text:p>
          </table:table-cell>
          <table:table-cell ns41:value-type="float" table:style-name="ce49" office:value="66" office:value-type="float">
            <text:p>66</text:p>
          </table:table-cell>
          <table:table-cell ns41:value-type="float" table:style-name="ce49" office:value="70" office:value-type="float">
            <text:p>7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9" office:value-type="float">
            <text:p>39</text:p>
          </table:table-cell>
          <table:table-cell ns41:value-type="float" table:style-name="ce49" office:value="42" office:value-type="float">
            <text:p>42</text:p>
          </table:table-cell>
          <table:table-cell ns41:value-type="float" table:style-name="ce49" office:value="22" office:value-type="float">
            <text:p>22</text:p>
          </table:table-cell>
          <table:table-cell ns41:value-type="float" table:style-name="ce49" office:value="23" office:value-type="float">
            <text:p>23</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4" office:value-type="float">
            <text:p>44</text:p>
          </table:table-cell>
          <table:table-cell ns41:value-type="float" table:style-name="ce49" office:value="43" office:value-type="float">
            <text:p>43</text:p>
          </table:table-cell>
          <table:table-cell ns41:value-type="float" table:style-name="ce49" office:value="13" office:value-type="float">
            <text:p>13</text:p>
          </table:table-cell>
          <table:table-cell ns41:value-type="float" table:style-name="ce49" office:value="16" office:value-type="float">
            <text:p>16</text:p>
          </table:table-cell>
          <table:table-cell ns41:value-type="float" table:style-name="ce49" office:value="7" office:value-type="float">
            <text:p>7</text:p>
          </table:table-cell>
          <table:table-cell ns41:value-type="float" table:style-name="ce49" office:value="10" office:value-type="float">
            <text:p>10</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55" office:value-type="float">
            <text:p>55</text:p>
          </table:table-cell>
          <table:table-cell ns41:value-type="float" table:style-name="ce49" office:value="63" office:value-type="float">
            <text:p>63</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Groote Kerksteeg</text:p>
          </table:table-cell>
          <table:table-cell table:style-name="Default"/>
          <table:table-cell ns41:value-type="float" table:style-name="ce41" office:value="12" office:value-type="float">
            <text:p>12</text:p>
          </table:table-cell>
          <table:table-cell ns41:value-type="float" table:style-name="ce49" office:value="2" office:value-type="float">
            <text:p>2</text:p>
          </table:table-cell>
          <table:table-cell table:style-name="ce49"/>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58" office:value-type="float">
            <text:p>58</text:p>
          </table:table-cell>
          <table:table-cell ns41:value-type="float" table:style-name="ce49" office:value="41" office:value-type="float">
            <text:p>41</text:p>
          </table:table-cell>
          <table:table-cell ns41:value-type="float" table:style-name="ce49" office:value="58" office:value-type="float">
            <text:p>58</text:p>
          </table:table-cell>
          <table:table-cell table:style-name="ce49" table:number-columns-repeated="4"/>
          <table:table-cell ns41:value-type="float" table:style-name="ce49" office:value="6" office:value-type="float">
            <text:p>6</text:p>
          </table:table-cell>
          <table:table-cell table:style-name="ce49"/>
          <table:table-cell ns41:value-type="float" table:style-name="ce49" office:value="24" office:value-type="float">
            <text:p>24</text:p>
          </table:table-cell>
          <table:table-cell ns41:value-type="float" table:style-name="ce49" office:value="34" office:value-type="float">
            <text:p>34</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9" office:value-type="float">
            <text:p>39</text:p>
          </table:table-cell>
          <table:table-cell ns41:value-type="float" office:value="4" table:style-name="ce49" table:number-columns-repeated="2" office:value-type="float">
            <text:p>4</text:p>
          </table:table-cell>
          <table:table-cell ns41:value-type="float" table:style-name="ce49" office:value="9" office:value-type="float">
            <text:p>9</text:p>
          </table:table-cell>
          <table:table-cell ns41:value-type="float" table:style-name="ce49" office:value="15" office:value-type="float">
            <text:p>15</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1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7"/>
          <table:table-cell ns41:value-type="float" table:style-name="ce49" office:value="2" office:value-type="float">
            <text:p>2</text:p>
          </table:table-cell>
          <table:table-cell table:style-name="ce49" table:number-columns-repeated="1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chter de Kerk</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25" office:value-type="float">
            <text:p>25</text:p>
          </table:table-cell>
          <table:table-cell ns41:value-type="float" table:style-name="ce49" office:value="46" office:value-type="float">
            <text:p>46</text:p>
          </table:table-cell>
          <table:table-cell ns41:value-type="float" table:style-name="ce49" office:value="66" office:value-type="float">
            <text:p>66</text:p>
          </table:table-cell>
          <table:table-cell ns41:value-type="float" table:style-name="ce49" office:value="46" office:value-type="float">
            <text:p>46</text:p>
          </table:table-cell>
          <table:table-cell ns41:value-type="float" table:style-name="ce49" office:value="66" office:value-type="float">
            <text:p>66</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37" office:value-type="float">
            <text:p>37</text:p>
          </table:table-cell>
          <table:table-cell ns41:value-type="float" table:style-name="ce49" office:value="57" office:value-type="float">
            <text:p>57</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3" office:value-type="float">
            <text:p>43</text:p>
          </table:table-cell>
          <table:table-cell ns41:value-type="float" table:style-name="ce49" office:value="62" office:value-type="float">
            <text:p>62</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leine Kerksteeg</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4" office:value-type="float">
            <text:p>14</text:p>
          </table:table-cell>
          <table:table-cell ns41:value-type="float" table:style-name="ce49" office:value="16" office:value-type="float">
            <text:p>16</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9" office:value-type="float">
            <text:p>29</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21" office:value-type="float">
            <text:p>21</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 office:value-type="float">
            <text:p>10</text:p>
          </table:table-cell>
          <table:table-cell ns41:value-type="float" table:style-name="ce49" office:value="20" office:value-type="float">
            <text:p>20</text:p>
          </table:table-cell>
          <table:table-cell table:style-name="ce49" table:number-columns-repeated="20"/>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8"/>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table:style-name="ce49" office:value="2" office:value-type="float">
            <text:p>2</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rmen-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27" office:value-type="float">
            <text:p>2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office:value="20" table:style-name="ce49" table:number-columns-repeated="2" office:value-type="float">
            <text:p>20</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2" office:value-type="float">
            <text:p>22</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27" office:value-type="float">
            <text:p>27</text:p>
          </table:table-cell>
          <table:table-cell ns41:value-type="float" table:style-name="ce49" office:value="25" office:value-type="float">
            <text:p>25</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rakeel</text:p>
          </table:table-cell>
          <table:table-cell table:style-name="Default"/>
          <table:table-cell ns41:value-type="float" table:style-name="ce35" office:value="131" office:value-type="float">
            <text:p>131</text:p>
          </table:table-cell>
          <table:table-cell ns41:value-type="float" table:style-name="ce49" office:value="3" office:value-type="float">
            <text:p>3</text:p>
          </table:table-cell>
          <table:table-cell table:style-name="ce49"/>
          <table:table-cell ns41:value-type="float" table:style-name="ce49" office:value="165" office:value-type="float">
            <text:p>165</text:p>
          </table:table-cell>
          <table:table-cell ns41:value-type="float" table:style-name="ce49" office:value="358" office:value-type="float">
            <text:p>358</text:p>
          </table:table-cell>
          <table:table-cell ns41:value-type="float" table:style-name="ce49" office:value="391" office:value-type="float">
            <text:p>391</text:p>
          </table:table-cell>
          <table:table-cell ns41:value-type="float" table:style-name="ce49" office:value="355" office:value-type="float">
            <text:p>355</text:p>
          </table:table-cell>
          <table:table-cell ns41:value-type="float" table:style-name="ce49" office:value="386" office:value-type="float">
            <text:p>386</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31" office:value-type="float">
            <text:p>31</text:p>
          </table:table-cell>
          <table:table-cell ns41:value-type="float" table:style-name="ce49" office:value="2" office:value-type="float">
            <text:p>2</text:p>
          </table:table-cell>
          <table:table-cell ns41:value-type="float" table:style-name="ce49" office:value="231" office:value-type="float">
            <text:p>231</text:p>
          </table:table-cell>
          <table:table-cell ns41:value-type="float" table:style-name="ce49" office:value="230" office:value-type="float">
            <text:p>230</text:p>
          </table:table-cell>
          <table:table-cell ns41:value-type="float" table:style-name="ce49" office:value="117" office:value-type="float">
            <text:p>117</text:p>
          </table:table-cell>
          <table:table-cell ns41:value-type="float" table:style-name="ce49" office:value="131" office:value-type="float">
            <text:p>131</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04" office:value-type="float">
            <text:p>304</text:p>
          </table:table-cell>
          <table:table-cell ns41:value-type="float" table:style-name="ce49" office:value="327" office:value-type="float">
            <text:p>327</text:p>
          </table:table-cell>
          <table:table-cell ns41:value-type="float" table:style-name="ce49" office:value="31" office:value-type="float">
            <text:p>31</text:p>
          </table:table-cell>
          <table:table-cell ns41:value-type="float" table:style-name="ce49" office:value="48" office:value-type="float">
            <text:p>48</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86" office:value-type="float">
            <text:p>286</text:p>
          </table:table-cell>
          <table:table-cell ns41:value-type="float" table:style-name="ce49" office:value="302" office:value-type="float">
            <text:p>30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71" office:value-type="float">
            <text:p>71</text:p>
          </table:table-cell>
          <table:table-cell ns41:value-type="float" table:style-name="ce49" office:value="89" office:value-type="float">
            <text:p>8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rakeel Schepen</text:p>
          </table:table-cell>
          <table:table-cell table:style-name="Default"/>
          <table:table-cell table:style-name="ce35"/>
          <table:table-cell table:style-name="ce49" table:number-columns-repeated="2"/>
          <table:table-cell ns41:value-type="float" table:style-name="ce49" office:value="18" office:value-type="float">
            <text:p>18</text:p>
          </table:table-cell>
          <table:table-cell ns41:value-type="float" table:style-name="ce49" office:value="44" office:value-type="float">
            <text:p>44</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24" office:value-type="float">
            <text:p>2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table:style-name="ce49"/>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0"/>
          <table:table-cell ns41:value-type="float" table:style-name="ce49" office:value="40" office:value-type="float">
            <text:p>40</text:p>
          </table:table-cell>
          <table:table-cell ns41:value-type="float" table:style-name="ce49" office:value="23" office:value-type="float">
            <text:p>23</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1137" office:value-type="float">
            <text:p>1137</text:p>
          </table:table-cell>
          <table:table-cell ns41:value-type="float" table:style-name="ce49" office:value="41" office:value-type="float">
            <text:p>41</text:p>
          </table:table-cell>
          <table:table-cell table:style-name="ce49"/>
          <table:table-cell ns41:value-type="float" table:style-name="ce52" office:value="1611" office:value-type="float">
            <text:p>1,611</text:p>
          </table:table-cell>
          <table:table-cell ns41:value-type="float" table:style-name="ce52" office:value="3477" office:value-type="float">
            <text:p>3,477</text:p>
          </table:table-cell>
          <table:table-cell ns41:value-type="float" table:style-name="ce52" office:value="3776" office:value-type="float">
            <text:p>3,776</text:p>
          </table:table-cell>
          <table:table-cell ns41:value-type="float" table:style-name="ce52" office:value="3423" office:value-type="float">
            <text:p>3,423</text:p>
          </table:table-cell>
          <table:table-cell ns41:value-type="float" table:style-name="ce52" office:value="3712" office:value-type="float">
            <text:p>3,712</text:p>
          </table:table-cell>
          <table:table-cell ns41:value-type="float" table:style-name="ce49" office:value="44" office:value-type="float">
            <text:p>44</text:p>
          </table:table-cell>
          <table:table-cell ns41:value-type="float" table:style-name="ce49" office:value="62" office:value-type="float">
            <text:p>62</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354" office:value-type="float">
            <text:p>354</text:p>
          </table:table-cell>
          <table:table-cell ns41:value-type="float" table:style-name="ce49" office:value="48" office:value-type="float">
            <text:p>48</text:p>
          </table:table-cell>
          <table:table-cell ns41:value-type="float" table:style-name="ce52" office:value="2259" office:value-type="float">
            <text:p>2,259</text:p>
          </table:table-cell>
          <table:table-cell ns41:value-type="float" table:style-name="ce52" office:value="2237" office:value-type="float">
            <text:p>2,237</text:p>
          </table:table-cell>
          <table:table-cell ns41:value-type="float" table:style-name="ce52" office:value="1104" office:value-type="float">
            <text:p>1,104</text:p>
          </table:table-cell>
          <table:table-cell ns41:value-type="float" table:style-name="ce52" office:value="1243" office:value-type="float">
            <text:p>1,243</text:p>
          </table:table-cell>
          <table:table-cell ns41:value-type="float" table:style-name="ce49" office:value="114" office:value-type="float">
            <text:p>114</text:p>
          </table:table-cell>
          <table:table-cell ns41:value-type="float" table:style-name="ce49" office:value="296" office:value-type="float">
            <text:p>296</text:p>
          </table:table-cell>
          <table:table-cell ns41:value-type="float" table:style-name="ce52" office:value="2873" office:value-type="float">
            <text:p>2,873</text:p>
          </table:table-cell>
          <table:table-cell ns41:value-type="float" table:style-name="ce52" office:value="3075" office:value-type="float">
            <text:p>3,075</text:p>
          </table:table-cell>
          <table:table-cell ns41:value-type="float" table:style-name="ce49" office:value="317" office:value-type="float">
            <text:p>317</text:p>
          </table:table-cell>
          <table:table-cell ns41:value-type="float" table:style-name="ce49" office:value="414" office:value-type="float">
            <text:p>414</text:p>
          </table:table-cell>
          <table:table-cell ns41:value-type="float" table:style-name="ce49" office:value="232" office:value-type="float">
            <text:p>232</text:p>
          </table:table-cell>
          <table:table-cell ns41:value-type="float" table:style-name="ce49" office:value="247" office:value-type="float">
            <text:p>247</text:p>
          </table:table-cell>
          <table:table-cell table:style-name="ce49" table:number-columns-repeated="2"/>
          <table:table-cell ns41:value-type="float" table:style-name="ce49" office:value="55" office:value-type="float">
            <text:p>55</text:p>
          </table:table-cell>
          <table:table-cell ns41:value-type="float" table:style-name="ce49" office:value="40" office:value-type="float">
            <text:p>40</text:p>
          </table:table-cell>
          <table:table-cell table:style-name="ce49" table:number-columns-repeated="6"/>
          <table:table-cell ns41:value-type="float" table:style-name="ce52" office:value="2802" office:value-type="float">
            <text:p>2,802</text:p>
          </table:table-cell>
          <table:table-cell ns41:value-type="float" table:style-name="ce52" office:value="3016" office:value-type="float">
            <text:p>3,01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507" office:value-type="float">
            <text:p>507</text:p>
          </table:table-cell>
          <table:table-cell ns41:value-type="float" table:style-name="ce49" office:value="610" office:value-type="float">
            <text:p>610</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6"/>
          <table:table-cell ns41:value-type="float" table:style-name="ce49" office:value="132" office:value-type="float">
            <text:p>132</text:p>
          </table:table-cell>
          <table:table-cell ns41:value-type="float" table:style-name="ce49" office:value="122" office:value-type="float">
            <text:p>122</text:p>
          </table:table-cell>
          <table:table-cell table:style-name="ce49" table:number-columns-repeated="2"/>
          <table:table-cell ns41:value-type="float" table:style-name="ce49" office:value="14" office:value-type="float">
            <text:p>14</text:p>
          </table:table-cell>
          <table:table-cell ns41:value-type="float" table:style-name="ce80" office:value="12" office:value-type="float">
            <text:p>12</text:p>
          </table:table-cell>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Dorp</text:p>
          </table:table-cell>
          <table:table-cell table:style-name="Default"/>
          <table:table-cell ns41:value-type="float" table:style-name="ce35" office:value="103" office:value-type="float">
            <text:p>103</text:p>
          </table:table-cell>
          <table:table-cell ns41:value-type="float" table:style-name="ce49" office:value="5" office:value-type="float">
            <text:p>5</text:p>
          </table:table-cell>
          <table:table-cell table:style-name="ce49"/>
          <table:table-cell ns41:value-type="float" table:style-name="ce49" office:value="137" office:value-type="float">
            <text:p>137</text:p>
          </table:table-cell>
          <table:table-cell ns41:value-type="float" table:style-name="ce49" office:value="283" office:value-type="float">
            <text:p>283</text:p>
          </table:table-cell>
          <table:table-cell ns41:value-type="float" table:style-name="ce49" office:value="255" office:value-type="float">
            <text:p>255</text:p>
          </table:table-cell>
          <table:table-cell ns41:value-type="float" table:style-name="ce49" office:value="275" office:value-type="float">
            <text:p>275</text:p>
          </table:table-cell>
          <table:table-cell ns41:value-type="float" table:style-name="ce49" office:value="252" office:value-type="float">
            <text:p>2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44" office:value-type="float">
            <text:p>144</text:p>
          </table:table-cell>
          <table:table-cell ns41:value-type="float" office:value="87" table:style-name="ce49" table:number-columns-repeated="2" office:value-type="float">
            <text:p>87</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198" office:value-type="float">
            <text:p>198</text:p>
          </table:table-cell>
          <table:table-cell ns41:value-type="float" table:style-name="ce49" office:value="179" office:value-type="float">
            <text:p>179</text:p>
          </table:table-cell>
          <table:table-cell ns41:value-type="float" table:style-name="ce49" office:value="52" office:value-type="float">
            <text:p>52</text:p>
          </table:table-cell>
          <table:table-cell ns41:value-type="float" table:style-name="ce49" office:value="55" office:value-type="float">
            <text:p>55</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5"/>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69" office:value-type="float">
            <text:p>269</text:p>
          </table:table-cell>
          <table:table-cell ns41:value-type="float" table:style-name="ce49" office:value="249" office:value-type="float">
            <text:p>24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Peest</text:p>
          </table:table-cell>
          <table:table-cell table:style-name="Default"/>
          <table:table-cell ns41:value-type="float" table:style-name="ce35" office:value="14" office:value-type="float">
            <text:p>14</text:p>
          </table:table-cell>
          <table:table-cell ns41:value-type="float" table:style-name="ce49" office:value="2" office:value-type="float">
            <text:p>2</text:p>
          </table:table-cell>
          <table:table-cell table:style-name="ce49"/>
          <table:table-cell ns41:value-type="float" table:style-name="ce49" office:value="16" office:value-type="float">
            <text:p>16</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29" office:value-type="float">
            <text:p>29</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office:value="2" table:style-name="ce49" table:number-columns-repeated="2" office:value-type="float">
            <text:p>2</text:p>
          </table:table-cell>
          <table:table-cell ns41:value-type="float" office:value="27" table:style-name="ce49" table:number-columns-repeated="2" office:value-type="float">
            <text:p>27</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Norgervaart</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47" office:value-type="float">
            <text:p>47</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35" office:value-type="float">
            <text:p>35</text:p>
          </table:table-cell>
          <table:table-cell ns41:value-type="float" table:style-name="ce49" office:value="23" office:value-type="float">
            <text:p>23</text:p>
          </table:table-cell>
          <table:table-cell ns41:value-type="float" office:value="15" table:style-name="ce49" table:number-columns-repeated="2" office:value-type="float">
            <text:p>15</text:p>
          </table:table-cell>
          <table:table-cell table:style-name="ce49"/>
          <table:table-cell ns41:value-type="float" table:style-name="ce49" office:value="2" office:value-type="float">
            <text:p>2</text:p>
          </table:table-cell>
          <table:table-cell ns41:value-type="float" office:value="8" table:style-name="ce49" table:number-columns-repeated="2" office:value-type="float">
            <text:p>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12" office:value-type="float">
            <text:p>12</text:p>
          </table:table-cell>
          <table:table-cell table:style-name="ce49" table:number-columns-repeated="10"/>
          <table:table-cell ns41:value-type="float" table:style-name="ce49" office:value="50" office:value-type="float">
            <text:p>50</text:p>
          </table:table-cell>
          <table:table-cell ns41:value-type="float" table:style-name="ce49" office:value="40" office:value-type="float">
            <text:p>4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Zuidvel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1" office:value-type="float">
            <text:p>41</text:p>
          </table:table-cell>
          <table:table-cell ns41:value-type="float" table:style-name="ce49" office:value="38" office:value-type="float">
            <text:p>3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4"/>
          <table:table-cell ns41:value-type="float" table:style-name="ce49" office:value="32" office:value-type="float">
            <text:p>32</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33" office:value-type="float">
            <text:p>33</text:p>
          </table:table-cell>
          <table:table-cell ns41:value-type="float" table:style-name="ce49" office:value="29" office:value-type="float">
            <text:p>29</text:p>
          </table:table-cell>
          <table:table-cell ns41:value-type="float" office:value="9" table:style-name="ce49" table:number-columns-repeated="2" office:value-type="float">
            <text:p>9</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0" office:value-type="float">
            <text:p>40</text:p>
          </table:table-cell>
          <table:table-cell ns41:value-type="float" table:style-name="ce49" office:value="36" office:value-type="float">
            <text:p>36</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Westerveld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73" office:value-type="float">
            <text:p>73</text:p>
          </table:table-cell>
          <table:table-cell ns41:value-type="float" table:style-name="ce49" office:value="83" office:value-type="float">
            <text:p>83</text:p>
          </table:table-cell>
          <table:table-cell ns41:value-type="float" table:style-name="ce49" office:value="68" office:value-type="float">
            <text:p>68</text:p>
          </table:table-cell>
          <table:table-cell table:style-name="ce49"/>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4" office:value-type="float">
            <text:p>54</text:p>
          </table:table-cell>
          <table:table-cell ns41:value-type="float" table:style-name="ce49" office:value="43" office:value-type="float">
            <text:p>43</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office:value="4" table:style-name="ce49" table:number-columns-repeated="2" office:value-type="float">
            <text:p>4</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76" office:value-type="float">
            <text:p>76</text:p>
          </table:table-cell>
          <table:table-cell ns41:value-type="float" table:style-name="ce49" office:value="68" office:value-type="float">
            <text:p>6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5" office:value-type="float">
            <text:p>5</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1" office:value-type="float">
            <text:p>21</text:p>
          </table:table-cell>
          <table:table-cell ns41:value-type="float" table:style-name="ce49" office:value="80" office:value-type="float">
            <text:p>80</text:p>
          </table:table-cell>
          <table:table-cell ns41:value-type="float" table:style-name="ce49" office:value="56" office:value-type="float">
            <text:p>56</text:p>
          </table:table-cell>
          <table:table-cell ns41:value-type="float" table:style-name="ce49" office:value="77" office:value-type="float">
            <text:p>77</text:p>
          </table:table-cell>
          <table:table-cell ns41:value-type="float" table:style-name="ce49" office:value="55" office:value-type="float">
            <text:p>5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58" office:value-type="float">
            <text:p>5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43" office:value-type="float">
            <text:p>43</text:p>
          </table:table-cell>
          <table:table-cell table:style-name="ce49" table:number-columns-repeated="20"/>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Langeloo</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5" office:value-type="float">
            <text:p>25</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70" office:value-type="float">
            <text:p>70</text:p>
          </table:table-cell>
          <table:table-cell ns41:value-type="float" table:style-name="ce49" office:value="65" office:value-type="float">
            <text:p>65</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43" office:value-type="float">
            <text:p>43</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4" office:value-type="float">
            <text:p>54</text:p>
          </table:table-cell>
          <table:table-cell ns41:value-type="float" table:style-name="ce49" office:value="51" office:value-type="float">
            <text:p>5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74" office:value-type="float">
            <text:p>74</text:p>
          </table:table-cell>
          <table:table-cell ns41:value-type="float" table:style-name="ce49" office:value="67" office:value-type="float">
            <text:p>6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1ste Gesticht</text:p>
          </table:table-cell>
          <table:table-cell table:style-name="Default"/>
          <table:table-cell ns41:value-type="float" table:style-name="ce35" office:value="90" office:value-type="float">
            <text:p>90</text:p>
          </table:table-cell>
          <table:table-cell ns41:value-type="float" table:style-name="ce49" office:value="7" office:value-type="float">
            <text:p>7</text:p>
          </table:table-cell>
          <table:table-cell table:style-name="ce49"/>
          <table:table-cell ns41:value-type="float" table:style-name="ce49" office:value="114" office:value-type="float">
            <text:p>114</text:p>
          </table:table-cell>
          <table:table-cell ns41:value-type="float" table:style-name="ce55" office:value="906" office:value-type="float">
            <text:p>906</text:p>
          </table:table-cell>
          <table:table-cell ns41:value-type="float" table:style-name="ce59" office:value="970" office:value-type="float">
            <text:p>97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754" office:value-type="float">
            <text:p>754</text:p>
          </table:table-cell>
          <table:table-cell ns41:value-type="float" table:style-name="ce49" office:value="801" office:value-type="float">
            <text:p>801</text:p>
          </table:table-cell>
          <table:table-cell table:style-name="ce49" table:number-columns-repeated="4"/>
          <table:table-cell ns41:value-type="float" table:style-name="ce49" office:value="827" office:value-type="float">
            <text:p>827</text:p>
          </table:table-cell>
          <table:table-cell ns41:value-type="float" table:style-name="ce49" office:value="882" office:value-type="float">
            <text:p>882</text:p>
          </table:table-cell>
          <table:table-cell ns41:value-type="float" table:style-name="ce49" office:value="68" office:value-type="float">
            <text:p>68</text:p>
          </table:table-cell>
          <table:table-cell ns41:value-type="float" table:style-name="ce49" office:value="67" office:value-type="float">
            <text:p>67</text:p>
          </table:table-cell>
          <table:table-cell ns41:value-type="float" table:style-name="ce49" office:value="11" office:value-type="float">
            <text:p>11</text:p>
          </table:table-cell>
          <table:table-cell ns41:value-type="float" table:style-name="ce49" office:value="21" office:value-type="float">
            <text:p>21</text:p>
          </table:table-cell>
          <table:table-cell ns41:value-type="float" table:style-name="ce49" office:value="62" office:value-type="float">
            <text:p>62</text:p>
          </table:table-cell>
          <table:table-cell ns41:value-type="float" table:style-name="ce49" office:value="72" office:value-type="float">
            <text:p>72</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832" office:value-type="float">
            <text:p>832</text:p>
          </table:table-cell>
          <table:table-cell ns41:value-type="float" table:style-name="ce49" office:value="885" office:value-type="float">
            <text:p>885</text:p>
          </table:table-cell>
          <table:table-cell table:style-name="ce49" table:number-columns-repeated="2"/>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57" office:value-type="float">
            <text:p>557</text:p>
          </table:table-cell>
          <table:table-cell ns41:value-type="float" table:style-name="ce49" office:value="610" office:value-type="float">
            <text:p>610</text:p>
          </table:table-cell>
          <table:table-cell table:style-name="ce49" table:number-columns-repeated="8"/>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7" office:value-type="float">
            <text:p>7</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office:value="2" table:style-name="ce49" table:number-columns-repeated="2" office:value-type="float">
            <text:p>2</text:p>
          </table:table-cell>
          <table:table-cell ns41:value-type="float" table:style-name="ce49" office:value="220" office:value-type="float">
            <text:p>220</text:p>
          </table:table-cell>
          <table:table-cell ns41:value-type="float" table:style-name="ce49" office:value="257" office:value-type="float">
            <text:p>257</text:p>
          </table:table-cell>
          <table:table-cell table:style-name="ce49" table:number-columns-repeated="6"/>
          <table:table-cell ns41:value-type="float" table:style-name="ce49" office:value="53" office:value-type="float">
            <text:p>53</text:p>
          </table:table-cell>
          <table:table-cell ns41:value-type="float" table:style-name="ce49" office:value="44" office:value-type="float">
            <text:p>44</text:p>
          </table:table-cell>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2de Gesticht</text:p>
          </table:table-cell>
          <table:table-cell table:style-name="Default"/>
          <table:table-cell ns41:value-type="float" table:style-name="ce35" office:value="137" office:value-type="float">
            <text:p>137</text:p>
          </table:table-cell>
          <table:table-cell ns41:value-type="float" table:style-name="ce49" office:value="7" office:value-type="float">
            <text:p>7</text:p>
          </table:table-cell>
          <table:table-cell table:style-name="ce49"/>
          <table:table-cell ns41:value-type="float" table:style-name="ce49" office:value="143" office:value-type="float">
            <text:p>143</text:p>
          </table:table-cell>
          <table:table-cell ns41:value-type="float" table:style-name="ce56" office:value="1162" office:value-type="float">
            <text:p>1162</text:p>
          </table:table-cell>
          <table:table-cell ns41:value-type="float" table:style-name="ce60" office:value="880" office:value-type="float">
            <text:p>880</text:p>
          </table:table-cell>
          <table:table-cell ns41:value-type="float" table:style-name="ce49" office:value="225" office:value-type="float">
            <text:p>225</text:p>
          </table:table-cell>
          <table:table-cell ns41:value-type="float" table:style-name="ce49" office:value="296" office:value-type="float">
            <text:p>296</text:p>
          </table:table-cell>
          <table:table-cell ns41:value-type="float" table:style-name="ce49" office:value="936" office:value-type="float">
            <text:p>936</text:p>
          </table:table-cell>
          <table:table-cell ns41:value-type="float" table:style-name="ce49" office:value="583" office:value-type="float">
            <text:p>583</text:p>
          </table:table-cell>
          <table:table-cell ns41:value-type="float" office:value="1" table:style-name="ce49" table:number-columns-repeated="2" office:value-type="float">
            <text:p>1</text:p>
          </table:table-cell>
          <table:table-cell table:style-name="ce49"/>
          <table:table-cell ns41:value-type="float" table:style-name="ce49" office:value="4" office:value-type="float">
            <text:p>4</text:p>
          </table:table-cell>
          <table:table-cell ns41:value-type="float" table:style-name="ce49" office:value="757" office:value-type="float">
            <text:p>757</text:p>
          </table:table-cell>
          <table:table-cell ns41:value-type="float" table:style-name="ce49" office:value="589" office:value-type="float">
            <text:p>589</text:p>
          </table:table-cell>
          <table:table-cell ns41:value-type="float" table:style-name="ce49" office:value="254" office:value-type="float">
            <text:p>254</text:p>
          </table:table-cell>
          <table:table-cell ns41:value-type="float" table:style-name="ce49" office:value="170" office:value-type="float">
            <text:p>170</text:p>
          </table:table-cell>
          <table:table-cell ns41:value-type="float" table:style-name="ce49" office:value="151" office:value-type="float">
            <text:p>151</text:p>
          </table:table-cell>
          <table:table-cell ns41:value-type="float" table:style-name="ce49" office:value="121" office:value-type="float">
            <text:p>121</text:p>
          </table:table-cell>
          <table:table-cell ns41:value-type="float" table:style-name="ce49" office:value="79" office:value-type="float">
            <text:p>79</text:p>
          </table:table-cell>
          <table:table-cell ns41:value-type="float" table:style-name="ce49" office:value="101" office:value-type="float">
            <text:p>101</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52" office:value="1027" office:value-type="float">
            <text:p>1,027</text:p>
          </table:table-cell>
          <table:table-cell ns41:value-type="float" table:style-name="ce49" office:value="739" office:value-type="float">
            <text:p>739</text:p>
          </table:table-cell>
          <table:table-cell table:style-name="ce49"/>
          <table:table-cell ns41:value-type="float" table:style-name="ce49" office:value="2" office:value-type="float">
            <text:p>2</text:p>
          </table:table-cell>
          <table:table-cell ns41:value-type="float" table:style-name="ce49" office:value="25" office:value-type="float">
            <text:p>25</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41" office:value-type="float">
            <text:p>641</text:p>
          </table:table-cell>
          <table:table-cell ns41:value-type="float" table:style-name="ce49" office:value="481" office:value-type="float">
            <text:p>48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4" office:value-type="float">
            <text:p>4</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369" office:value-type="float">
            <text:p>369</text:p>
          </table:table-cell>
          <table:table-cell ns41:value-type="float" table:style-name="ce49" office:value="297" office:value-type="float">
            <text:p>297</text:p>
          </table:table-cell>
          <table:table-cell ns41:value-type="float" table:style-name="ce49" office:value="1" office:value-type="float">
            <text:p>1</text:p>
          </table:table-cell>
          <table:table-cell table:style-name="ce49" table:number-columns-repeated="5"/>
          <table:table-cell ns41:value-type="float" table:style-name="ce49" office:value="98" office:value-type="float">
            <text:p>98</text:p>
          </table:table-cell>
          <table:table-cell ns41:value-type="float" table:style-name="ce49" office:value="75" office:value-type="float">
            <text:p>7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3de Gesticht</text:p>
          </table:table-cell>
          <table:table-cell table:style-name="Default"/>
          <table:table-cell ns41:value-type="float" table:style-name="ce35" office:value="153" office:value-type="float">
            <text:p>153</text:p>
          </table:table-cell>
          <table:table-cell ns41:value-type="float" table:style-name="ce49" office:value="9" office:value-type="float">
            <text:p>9</text:p>
          </table:table-cell>
          <table:table-cell table:style-name="ce49"/>
          <table:table-cell ns41:value-type="float" table:style-name="ce49" office:value="163" office:value-type="float">
            <text:p>163</text:p>
          </table:table-cell>
          <table:table-cell ns41:value-type="float" table:style-name="ce57" office:value="1140" office:value-type="float">
            <text:p>1140</text:p>
          </table:table-cell>
          <table:table-cell ns41:value-type="float" table:style-name="ce61" office:value="990" office:value-type="float">
            <text:p>990</text:p>
          </table:table-cell>
          <table:table-cell ns41:value-type="float" table:style-name="ce49" office:value="356" office:value-type="float">
            <text:p>356</text:p>
          </table:table-cell>
          <table:table-cell ns41:value-type="float" table:style-name="ce49" office:value="391" office:value-type="float">
            <text:p>391</text:p>
          </table:table-cell>
          <table:table-cell ns41:value-type="float" table:style-name="ce49" office:value="781" office:value-type="float">
            <text:p>781</text:p>
          </table:table-cell>
          <table:table-cell ns41:value-type="float" table:style-name="ce49" office:value="596" office:value-type="float">
            <text:p>596</text:p>
          </table:table-cell>
          <table:table-cell ns41:value-type="float" office:value="3" table:style-name="ce49" table:number-columns-repeated="2" office:value-type="float">
            <text:p>3</text:p>
          </table:table-cell>
          <table:table-cell table:style-name="ce49"/>
          <table:table-cell ns41:value-type="float" table:style-name="ce49" office:value="6" office:value-type="float">
            <text:p>6</text:p>
          </table:table-cell>
          <table:table-cell ns41:value-type="float" table:style-name="ce49" office:value="744" office:value-type="float">
            <text:p>744</text:p>
          </table:table-cell>
          <table:table-cell ns41:value-type="float" table:style-name="ce49" office:value="653" office:value-type="float">
            <text:p>653</text:p>
          </table:table-cell>
          <table:table-cell ns41:value-type="float" table:style-name="ce49" office:value="289" office:value-type="float">
            <text:p>289</text:p>
          </table:table-cell>
          <table:table-cell ns41:value-type="float" table:style-name="ce49" office:value="221" office:value-type="float">
            <text:p>221</text:p>
          </table:table-cell>
          <table:table-cell ns41:value-type="float" table:style-name="ce49" office:value="107" office:value-type="float">
            <text:p>107</text:p>
          </table:table-cell>
          <table:table-cell ns41:value-type="float" table:style-name="ce49" office:value="116" office:value-type="float">
            <text:p>116</text:p>
          </table:table-cell>
          <table:table-cell ns41:value-type="float" table:style-name="ce49" office:value="119" office:value-type="float">
            <text:p>119</text:p>
          </table:table-cell>
          <table:table-cell ns41:value-type="float" table:style-name="ce49" office:value="92" office:value-type="float">
            <text:p>92</text:p>
          </table:table-cell>
          <table:table-cell ns41:value-type="float" table:style-name="ce49" office:value="36" office:value-type="float">
            <text:p>36</text:p>
          </table:table-cell>
          <table:table-cell ns41:value-type="float" table:style-name="ce49" office:value="22" office:value-type="float">
            <text:p>22</text:p>
          </table:table-cell>
          <table:table-cell ns41:value-type="float" table:style-name="ce49" office:value="943" office:value-type="float">
            <text:p>943</text:p>
          </table:table-cell>
          <table:table-cell ns41:value-type="float" table:style-name="ce49" office:value="844" office:value-type="float">
            <text:p>844</text:p>
          </table:table-cell>
          <table:table-cell ns41:value-type="float" office:value="1" table:style-name="ce49" table:number-columns-repeated="2" office:value-type="float">
            <text:p>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23" office:value-type="float">
            <text:p>23</text:p>
          </table:table-cell>
          <table:table-cell table:style-name="ce49"/>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721" office:value-type="float">
            <text:p>721</text:p>
          </table:table-cell>
          <table:table-cell ns41:value-type="float" table:style-name="ce49" office:value="653" office:value-type="float">
            <text:p>653</text:p>
          </table:table-cell>
          <table:table-cell table:style-name="ce49" table:number-columns-repeated="8"/>
          <table:table-cell ns41:value-type="float" table:style-name="ce49" office:value="46" office:value-type="float">
            <text:p>46</text:p>
          </table:table-cell>
          <table:table-cell ns41:value-type="float" table:style-name="ce49" office:value="21" office:value-type="float">
            <text:p>21</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344" office:value-type="float">
            <text:p>344</text:p>
          </table:table-cell>
          <table:table-cell ns41:value-type="float" table:style-name="ce49" office:value="302" office:value-type="float">
            <text:p>302</text:p>
          </table:table-cell>
          <table:table-cell ns41:value-type="float" table:style-name="ce49" office:value="2" office:value-type="float">
            <text:p>2</text:p>
          </table:table-cell>
          <table:table-cell table:style-name="ce49" table:number-columns-repeated="9"/>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94" office:value-type="float">
            <text:p>594</text:p>
          </table:table-cell>
          <table:table-cell ns41:value-type="float" table:style-name="ce49" office:value="31" office:value-type="float">
            <text:p>31</text:p>
          </table:table-cell>
          <table:table-cell table:style-name="ce49"/>
          <table:table-cell ns41:value-type="float" table:style-name="ce49" office:value="683" office:value-type="float">
            <text:p>683</text:p>
          </table:table-cell>
          <table:table-cell ns41:value-type="float" table:style-name="ce52" office:value="3864" office:value-type="float">
            <text:p>3,864</text:p>
          </table:table-cell>
          <table:table-cell ns41:value-type="float" table:style-name="ce52" office:value="3406" office:value-type="float">
            <text:p>3,406</text:p>
          </table:table-cell>
          <table:table-cell ns41:value-type="float" table:style-name="ce52" office:value="1366" office:value-type="float">
            <text:p>1,366</text:p>
          </table:table-cell>
          <table:table-cell ns41:value-type="float" table:style-name="ce52" office:value="1408" office:value-type="float">
            <text:p>1,408</text:p>
          </table:table-cell>
          <table:table-cell ns41:value-type="float" table:style-name="ce52" office:value="2494" office:value-type="float">
            <text:p>2,494</text:p>
          </table:table-cell>
          <table:table-cell ns41:value-type="float" table:style-name="ce52" office:value="1994" office:value-type="float">
            <text:p>1,994</text:p>
          </table:table-cell>
          <table:table-cell ns41:value-type="float" office:value="4" table:style-name="ce49" table:number-columns-repeated="2" office:value-type="float">
            <text:p>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52" office:value="2761" office:value-type="float">
            <text:p>2,761</text:p>
          </table:table-cell>
          <table:table-cell ns41:value-type="float" table:style-name="ce52" office:value="2461" office:value-type="float">
            <text:p>2,461</text:p>
          </table:table-cell>
          <table:table-cell ns41:value-type="float" table:style-name="ce49" office:value="798" office:value-type="float">
            <text:p>798</text:p>
          </table:table-cell>
          <table:table-cell ns41:value-type="float" table:style-name="ce49" office:value="646" office:value-type="float">
            <text:p>646</text:p>
          </table:table-cell>
          <table:table-cell ns41:value-type="float" table:style-name="ce49" office:value="305" office:value-type="float">
            <text:p>305</text:p>
          </table:table-cell>
          <table:table-cell ns41:value-type="float" table:style-name="ce49" office:value="299" office:value-type="float">
            <text:p>299</text:p>
          </table:table-cell>
          <table:table-cell ns41:value-type="float" table:style-name="ce49" office:value="692" office:value-type="float">
            <text:p>692</text:p>
          </table:table-cell>
          <table:table-cell ns41:value-type="float" table:style-name="ce49" office:value="650" office:value-type="float">
            <text:p>650</text:p>
          </table:table-cell>
          <table:table-cell ns41:value-type="float" table:style-name="ce49" office:value="217" office:value-type="float">
            <text:p>217</text:p>
          </table:table-cell>
          <table:table-cell ns41:value-type="float" table:style-name="ce49" office:value="172" office:value-type="float">
            <text:p>172</text:p>
          </table:table-cell>
          <table:table-cell ns41:value-type="float" table:style-name="ce52" office:value="2853" office:value-type="float">
            <text:p>2,853</text:p>
          </table:table-cell>
          <table:table-cell ns41:value-type="float" table:style-name="ce52" office:value="2514" office:value-type="float">
            <text:p>2,51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36" office:value-type="float">
            <text:p>36</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6" office:value-type="float">
            <text:p>6</text:p>
          </table:table-cell>
          <table:table-cell ns41:value-type="float" table:style-name="ce52" office:value="2533" office:value-type="float">
            <text:p>2,533</text:p>
          </table:table-cell>
          <table:table-cell ns41:value-type="float" table:style-name="ce52" office:value="2283" office:value-type="float">
            <text:p>2,283</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79" office:value-type="float">
            <text:p>79</text:p>
          </table:table-cell>
          <table:table-cell ns41:value-type="float" table:style-name="ce49" office:value="23" office:value-type="float">
            <text:p>23</text:p>
          </table:table-cell>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table:style-name="ce49" office:value="941" office:value-type="float">
            <text:p>941</text:p>
          </table:table-cell>
          <table:table-cell ns41:value-type="float" table:style-name="ce49" office:value="861" office:value-type="float">
            <text:p>861</text:p>
          </table:table-cell>
          <table:table-cell ns41:value-type="float" table:style-name="ce49" office:value="4" office:value-type="float">
            <text:p>4</text:p>
          </table:table-cell>
          <table:table-cell table:style-name="ce49" table:number-columns-repeated="5"/>
          <table:table-cell ns41:value-type="float" table:style-name="ce49" office:value="155" office:value-type="float">
            <text:p>155</text:p>
          </table:table-cell>
          <table:table-cell ns41:value-type="float" table:style-name="ce49" office:value="121" office:value-type="float">
            <text:p>12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Nijeveensche Dijk</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211" office:value-type="float">
            <text:p>211</text:p>
          </table:table-cell>
          <table:table-cell ns41:value-type="float" office:value="197" table:style-name="ce49" table:number-columns-repeated="2" office:value-type="float">
            <text:p>197</text:p>
          </table:table-cell>
          <table:table-cell ns41:value-type="float" table:style-name="ce49" office:value="186" office:value-type="float">
            <text:p>186</text:p>
          </table:table-cell>
          <table:table-cell ns41:value-type="float" table:style-name="ce49" office:value="14" office:value-type="float">
            <text:p>14</text:p>
          </table:table-cell>
          <table:table-cell ns41:value-type="float" table:style-name="ce49" office:value="11" office:value-type="float">
            <text:p>11</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office:value="64" table:style-name="ce49" table:number-columns-repeated="2" office:value-type="float">
            <text:p>64</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49" office:value-type="float">
            <text:p>149</text:p>
          </table:table-cell>
          <table:table-cell ns41:value-type="float" table:style-name="ce49" office:value="124" office:value-type="float">
            <text:p>124</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24" office:value-type="float">
            <text:p>24</text:p>
          </table:table-cell>
          <table:table-cell ns41:value-type="float" table:style-name="ce49" office:value="32" office:value-type="float">
            <text:p>32</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84" office:value-type="float">
            <text:p>184</text:p>
          </table:table-cell>
          <table:table-cell ns41:value-type="float" table:style-name="ce49" office:value="167" office:value-type="float">
            <text:p>167</text:p>
          </table:table-cell>
          <table:table-cell table:style-name="ce49" table:number-columns-repeated="20"/>
          <table:table-cell ns41:value-type="float" office:value="27" table:style-name="ce49" table:number-columns-repeated="2" office:value-type="float">
            <text:p>27</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Nijeveensche Bovenboer</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5" office:value-type="float">
            <text:p>35</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9" office:value-type="float">
            <text:p>99</text:p>
          </table:table-cell>
          <table:table-cell ns41:value-type="float" table:style-name="ce49" office:value="101" office:value-type="float">
            <text:p>101</text:p>
          </table:table-cell>
          <table:table-cell ns41:value-type="float" office:value="1" table:style-name="ce49" table:number-columns-repeated="3"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71" office:value-type="float">
            <text:p>71</text:p>
          </table:table-cell>
          <table:table-cell ns41:value-type="float" table:style-name="ce49" office:value="75" office:value-type="float">
            <text:p>75</text:p>
          </table:table-cell>
          <table:table-cell ns41:value-type="float" office:value="25" table:style-name="ce49" table:number-columns-repeated="2" office:value-type="float">
            <text:p>25</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81" office:value-type="float">
            <text:p>81</text:p>
          </table:table-cell>
          <table:table-cell ns41:value-type="float" table:style-name="ce49" office:value="85" office:value-type="float">
            <text:p>85</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0"/>
          <table:table-cell ns41:value-type="float" table:style-name="ce49" office:value="70" office:value-type="float">
            <text:p>70</text:p>
          </table:table-cell>
          <table:table-cell ns41:value-type="float" table:style-name="ce49" office:value="56" office:value-type="float">
            <text:p>56</text:p>
          </table:table-cell>
          <table:table-cell table:style-name="ce49" table:number-columns-repeated="20"/>
          <table:table-cell ns41:value-type="float" table:style-name="ce49" office:value="31" office:value-type="float">
            <text:p>31</text:p>
          </table:table-cell>
          <table:table-cell ns41:value-type="float" table:style-name="ce49" office:value="46" office:value-type="float">
            <text:p>4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Kolderveensche Dijk</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71" office:value-type="float">
            <text:p>71</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160" office:value-type="float">
            <text:p>160</text:p>
          </table:table-cell>
          <table:table-cell ns41:value-type="float" table:style-name="ce49" office:value="162" office:value-type="float">
            <text:p>162</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59" office:value-type="float">
            <text:p>59</text:p>
          </table:table-cell>
          <table:table-cell ns41:value-type="float" table:style-name="ce49" office:value="56" office:value-type="float">
            <text:p>56</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12" office:value-type="float">
            <text:p>112</text:p>
          </table:table-cell>
          <table:table-cell ns41:value-type="float" table:style-name="ce49" office:value="107" office:value-type="float">
            <text:p>107</text:p>
          </table:table-cell>
          <table:table-cell ns41:value-type="float" table:style-name="ce49" office:value="22" office:value-type="float">
            <text:p>22</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58" office:value-type="float">
            <text:p>158</text:p>
          </table:table-cell>
          <table:table-cell ns41:value-type="float" table:style-name="ce49" office:value="160" office:value-type="float">
            <text:p>160</text:p>
          </table:table-cell>
          <table:table-cell table:style-name="ce49" table:number-columns-repeated="20"/>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Kolderveensche Bovenboer</text:p>
          </table:table-cell>
          <table:table-cell table:style-name="Default"/>
          <table:table-cell ns41:value-type="float" table:style-name="ce35" office:value="76" office:value-type="float">
            <text:p>76</text:p>
          </table:table-cell>
          <table:table-cell ns41:value-type="float" table:style-name="ce49" office:value="1" office:value-type="float">
            <text:p>1</text:p>
          </table:table-cell>
          <table:table-cell table:style-name="ce49"/>
          <table:table-cell ns41:value-type="float" table:style-name="ce49" office:value="92" office:value-type="float">
            <text:p>92</text:p>
          </table:table-cell>
          <table:table-cell ns41:value-type="float" table:style-name="ce49" office:value="186" office:value-type="float">
            <text:p>186</text:p>
          </table:table-cell>
          <table:table-cell ns41:value-type="float" table:style-name="ce49" office:value="203" office:value-type="float">
            <text:p>203</text:p>
          </table:table-cell>
          <table:table-cell ns41:value-type="float" table:style-name="ce49" office:value="185" office:value-type="float">
            <text:p>185</text:p>
          </table:table-cell>
          <table:table-cell ns41:value-type="float" table:style-name="ce49" office:value="202" office:value-type="float">
            <text:p>20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20" office:value-type="float">
            <text:p>120</text:p>
          </table:table-cell>
          <table:table-cell ns41:value-type="float" table:style-name="ce49" office:value="127" office:value-type="float">
            <text:p>127</text:p>
          </table:table-cell>
          <table:table-cell ns41:value-type="float" office:value="58" table:style-name="ce49" table:number-columns-repeated="2" office:value-type="float">
            <text:p>58</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52" office:value-type="float">
            <text:p>152</text:p>
          </table:table-cell>
          <table:table-cell ns41:value-type="float" table:style-name="ce49" office:value="148" office:value-type="float">
            <text:p>148</text:p>
          </table:table-cell>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40" office:value-type="float">
            <text:p>40</text:p>
          </table:table-cell>
          <table:table-cell table:style-name="ce49" table:number-columns-repeated="10"/>
          <table:table-cell ns41:value-type="float" table:style-name="ce49" office:value="151" office:value-type="float">
            <text:p>151</text:p>
          </table:table-cell>
          <table:table-cell ns41:value-type="float" table:style-name="ce49" office:value="164" office:value-type="float">
            <text:p>164</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33" office:value-type="float">
            <text:p>33</text:p>
          </table:table-cell>
          <table:table-cell ns41:value-type="float" table:style-name="ce49" office:value="37" office:value-type="float">
            <text:p>3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6" office:value-type="float">
            <text:p>236</text:p>
          </table:table-cell>
          <table:table-cell ns41:value-type="float" table:style-name="ce49" office:value="8" office:value-type="float">
            <text:p>8</text:p>
          </table:table-cell>
          <table:table-cell table:style-name="ce49"/>
          <table:table-cell ns41:value-type="float" table:style-name="ce49" office:value="291" office:value-type="float">
            <text:p>291</text:p>
          </table:table-cell>
          <table:table-cell ns41:value-type="float" table:style-name="ce49" office:value="663" office:value-type="float">
            <text:p>663</text:p>
          </table:table-cell>
          <table:table-cell ns41:value-type="float" table:style-name="ce49" office:value="668" office:value-type="float">
            <text:p>668</text:p>
          </table:table-cell>
          <table:table-cell ns41:value-type="float" table:style-name="ce49" office:value="641" office:value-type="float">
            <text:p>641</text:p>
          </table:table-cell>
          <table:table-cell ns41:value-type="float" table:style-name="ce49" office:value="651" office:value-type="float">
            <text:p>651</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433" office:value-type="float">
            <text:p>433</text:p>
          </table:table-cell>
          <table:table-cell ns41:value-type="float" table:style-name="ce49" office:value="421" office:value-type="float">
            <text:p>421</text:p>
          </table:table-cell>
          <table:table-cell ns41:value-type="float" table:style-name="ce49" office:value="206" office:value-type="float">
            <text:p>206</text:p>
          </table:table-cell>
          <table:table-cell ns41:value-type="float" table:style-name="ce49" office:value="203" office:value-type="float">
            <text:p>203</text:p>
          </table:table-cell>
          <table:table-cell ns41:value-type="float" table:style-name="ce49" office:value="24" office:value-type="float">
            <text:p>24</text:p>
          </table:table-cell>
          <table:table-cell ns41:value-type="float" table:style-name="ce49" office:value="44" office:value-type="float">
            <text:p>44</text:p>
          </table:table-cell>
          <table:table-cell ns41:value-type="float" table:style-name="ce49" office:value="494" office:value-type="float">
            <text:p>494</text:p>
          </table:table-cell>
          <table:table-cell ns41:value-type="float" table:style-name="ce49" office:value="464" office:value-type="float">
            <text:p>464</text:p>
          </table:table-cell>
          <table:table-cell ns41:value-type="float" table:style-name="ce49" office:value="86" office:value-type="float">
            <text:p>86</text:p>
          </table:table-cell>
          <table:table-cell ns41:value-type="float" table:style-name="ce49" office:value="94" office:value-type="float">
            <text:p>94</text:p>
          </table:table-cell>
          <table:table-cell ns41:value-type="float" table:style-name="ce49" office:value="81" office:value-type="float">
            <text:p>81</text:p>
          </table:table-cell>
          <table:table-cell ns41:value-type="float" table:style-name="ce49" office:value="109" office:value-type="float">
            <text:p>109</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563" office:value-type="float">
            <text:p>563</text:p>
          </table:table-cell>
          <table:table-cell ns41:value-type="float" table:style-name="ce49" office:value="547" office:value-type="float">
            <text:p>547</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98" office:value-type="float">
            <text:p>98</text:p>
          </table:table-cell>
          <table:table-cell ns41:value-type="float" table:style-name="ce49" office:value="116" office:value-type="float">
            <text:p>116</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Dorp</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71" office:value-type="float">
            <text:p>71</text:p>
          </table:table-cell>
          <table:table-cell ns41:value-type="float" table:style-name="ce49" office:value="196" office:value-type="float">
            <text:p>196</text:p>
          </table:table-cell>
          <table:table-cell ns41:value-type="float" table:style-name="ce49" office:value="170" office:value-type="float">
            <text:p>170</text:p>
          </table:table-cell>
          <table:table-cell ns41:value-type="float" table:style-name="ce49" office:value="195" office:value-type="float">
            <text:p>195</text:p>
          </table:table-cell>
          <table:table-cell ns41:value-type="float" table:style-name="ce49" office:value="170" office:value-type="float">
            <text:p>17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32" office:value-type="float">
            <text:p>132</text:p>
          </table:table-cell>
          <table:table-cell ns41:value-type="float" table:style-name="ce49" office:value="113" office:value-type="float">
            <text:p>113</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2" office:value-type="float">
            <text:p>142</text:p>
          </table:table-cell>
          <table:table-cell ns41:value-type="float" table:style-name="ce49" office:value="115" office:value-type="float">
            <text:p>115</text:p>
          </table:table-cell>
          <table:table-cell ns41:value-type="float" table:style-name="ce49" office:value="42" office:value-type="float">
            <text:p>42</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189" office:value-type="float">
            <text:p>189</text:p>
          </table:table-cell>
          <table:table-cell ns41:value-type="float" table:style-name="ce49" office:value="163" office:value-type="float">
            <text:p>163</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Valthe</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32" office:value-type="float">
            <text:p>132</text:p>
          </table:table-cell>
          <table:table-cell ns41:value-type="float" table:style-name="ce49" office:value="108" office:value-type="float">
            <text:p>108</text:p>
          </table:table-cell>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6"/>
          <table:table-cell ns41:value-type="float" table:style-name="ce49" office:value="96" office:value-type="float">
            <text:p>96</text:p>
          </table:table-cell>
          <table:table-cell ns41:value-type="float" table:style-name="ce49" office:value="65" office:value-type="float">
            <text:p>65</text:p>
          </table:table-cell>
          <table:table-cell ns41:value-type="float" office:value="34" table:style-name="ce49" table:number-columns-repeated="2" office:value-type="float">
            <text:p>34</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86" office:value-type="float">
            <text:p>86</text:p>
          </table:table-cell>
          <table:table-cell ns41:value-type="float" table:style-name="ce49" office:value="73" office:value-type="float">
            <text:p>73</text:p>
          </table:table-cell>
          <table:table-cell ns41:value-type="float" table:style-name="ce49" office:value="42" office:value-type="float">
            <text:p>42</text:p>
          </table:table-cell>
          <table:table-cell ns41:value-type="float" table:style-name="ce49" office:value="35" office:value-type="float">
            <text:p>35</text:p>
          </table:table-cell>
          <table:table-cell table:style-name="ce49" table:number-columns-repeated="4"/>
          <table:table-cell ns41:value-type="float" table:style-name="ce49" office:value="4" office:value-type="float">
            <text:p>4</text:p>
          </table:table-cell>
          <table:table-cell table:style-name="ce49" table:number-columns-repeated="7"/>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Exloo</text:p>
          </table:table-cell>
          <table:table-cell table:style-name="Default"/>
          <table:table-cell ns41:value-type="float" table:style-name="ce35" office:value="93" office:value-type="float">
            <text:p>93</text:p>
          </table:table-cell>
          <table:table-cell ns41:value-type="float" table:style-name="ce49" office:value="2" office:value-type="float">
            <text:p>2</text:p>
          </table:table-cell>
          <table:table-cell table:style-name="ce49"/>
          <table:table-cell ns41:value-type="float" table:style-name="ce49" office:value="105" office:value-type="float">
            <text:p>105</text:p>
          </table:table-cell>
          <table:table-cell ns41:value-type="float" table:style-name="ce49" office:value="273" office:value-type="float">
            <text:p>273</text:p>
          </table:table-cell>
          <table:table-cell ns41:value-type="float" table:style-name="ce49" office:value="260" office:value-type="float">
            <text:p>260</text:p>
          </table:table-cell>
          <table:table-cell ns41:value-type="float" table:style-name="ce49" office:value="268" office:value-type="float">
            <text:p>268</text:p>
          </table:table-cell>
          <table:table-cell ns41:value-type="float" table:style-name="ce49" office:value="257" office:value-type="float">
            <text:p>257</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174" office:value-type="float">
            <text:p>174</text:p>
          </table:table-cell>
          <table:table-cell ns41:value-type="float" table:style-name="ce49" office:value="164" office:value-type="float">
            <text:p>16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206" office:value-type="float">
            <text:p>206</text:p>
          </table:table-cell>
          <table:table-cell ns41:value-type="float" table:style-name="ce49" office:value="183" office:value-type="float">
            <text:p>183</text:p>
          </table:table-cell>
          <table:table-cell ns41:value-type="float" table:style-name="ce49" office:value="51" office:value-type="float">
            <text:p>51</text:p>
          </table:table-cell>
          <table:table-cell ns41:value-type="float" table:style-name="ce49" office:value="72" office:value-type="float">
            <text:p>72</text:p>
          </table:table-cell>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251" office:value-type="float">
            <text:p>251</text:p>
          </table:table-cell>
          <table:table-cell ns41:value-type="float" table:style-name="ce49" office:value="238" office:value-type="float">
            <text:p>23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1" office:value-type="float">
            <text:p>21</text:p>
          </table:table-cell>
          <table:table-cell ns41:value-type="float" table:style-name="ce49" office:value="19" office:value-type="float">
            <text:p>19</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Exlooderveen</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7" office:value-type="float">
            <text:p>27</text:p>
          </table:table-cell>
          <table:table-cell ns41:value-type="float" table:style-name="ce49" office:value="80" office:value-type="float">
            <text:p>80</text:p>
          </table:table-cell>
          <table:table-cell ns41:value-type="float" table:style-name="ce49" office:value="54" office:value-type="float">
            <text:p>54</text:p>
          </table:table-cell>
          <table:table-cell ns41:value-type="float" table:style-name="ce49" office:value="75" office:value-type="float">
            <text:p>75</text:p>
          </table:table-cell>
          <table:table-cell ns41:value-type="float" table:style-name="ce49" office:value="51" office:value-type="float">
            <text:p>51</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7" office:value-type="float">
            <text:p>57</text:p>
          </table:table-cell>
          <table:table-cell ns41:value-type="float" table:style-name="ce49" office:value="32" office:value-type="float">
            <text:p>32</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8" office:value-type="float">
            <text:p>18</text:p>
          </table:table-cell>
          <table:table-cell ns41:value-type="float" table:style-name="ce49" office:value="33" office:value-type="float">
            <text:p>33</text:p>
          </table:table-cell>
          <table:table-cell ns41:value-type="float" table:style-name="ce49" office:value="20" office:value-type="float">
            <text:p>20</text:p>
          </table:table-cell>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70" office:value-type="float">
            <text:p>70</text:p>
          </table:table-cell>
          <table:table-cell ns41:value-type="float" table:style-name="ce49" office:value="44" office:value-type="float">
            <text:p>44</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Zandberg</text:p>
          </table:table-cell>
          <table:table-cell table:style-name="Default"/>
          <table:table-cell ns41:value-type="float" table:style-name="ce35" office:value="51" office:value-type="float">
            <text:p>51</text:p>
          </table:table-cell>
          <table:table-cell ns41:value-type="float" table:style-name="ce49" office:value="2" office:value-type="float">
            <text:p>2</text:p>
          </table:table-cell>
          <table:table-cell table:style-name="ce49"/>
          <table:table-cell ns41:value-type="float" table:style-name="ce49" office:value="58" office:value-type="float">
            <text:p>58</text:p>
          </table:table-cell>
          <table:table-cell ns41:value-type="float" table:style-name="ce49" office:value="148" office:value-type="float">
            <text:p>148</text:p>
          </table:table-cell>
          <table:table-cell ns41:value-type="float" table:style-name="ce49" office:value="138" office:value-type="float">
            <text:p>138</text:p>
          </table:table-cell>
          <table:table-cell ns41:value-type="float" table:style-name="ce49" office:value="145" office:value-type="float">
            <text:p>145</text:p>
          </table:table-cell>
          <table:table-cell ns41:value-type="float" table:style-name="ce49" office:value="135" office:value-type="float">
            <text:p>13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85" office:value-type="float">
            <text:p>85</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51" office:value-type="float">
            <text:p>51</text:p>
          </table:table-cell>
          <table:table-cell ns41:value-type="float" table:style-name="ce49" office:value="53" office:value-type="float">
            <text:p>53</text:p>
          </table:table-cell>
          <table:table-cell ns41:value-type="float" table:style-name="ce49" office:value="23" office:value-type="float">
            <text:p>23</text:p>
          </table:table-cell>
          <table:table-cell ns41:value-type="float" table:style-name="ce49" office:value="16" office:value-type="float">
            <text:p>16</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59" office:value-type="float">
            <text:p>59</text:p>
          </table:table-cell>
          <table:table-cell ns41:value-type="float" table:style-name="ce49" office:value="56" office:value-type="float">
            <text:p>56</text:p>
          </table:table-cell>
          <table:table-cell table:style-name="ce49" table:number-columns-repeated="6"/>
          <table:table-cell ns41:value-type="float" table:style-name="ce49" office:value="37" office:value-type="float">
            <text:p>37</text:p>
          </table:table-cell>
          <table:table-cell ns41:value-type="float" table:style-name="ce49" office:value="34" office:value-type="float">
            <text:p>34</text:p>
          </table:table-cell>
          <table:table-cell table:style-name="ce49" table:number-columns-repeated="22"/>
          <table:table-cell ns41:value-type="float" table:style-name="ce49" office:value="111" office:value-type="float">
            <text:p>111</text:p>
          </table:table-cell>
          <table:table-cell ns41:value-type="float" table:style-name="ce49" office:value="104" office:value-type="float">
            <text:p>10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Valtherv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0" office:value-type="float">
            <text:p>20</text:p>
          </table:table-cell>
          <table:table-cell ns41:value-type="float" table:style-name="ce49" office:value="47" office:value-type="float">
            <text:p>47</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43" office:value-type="float">
            <text:p>43</text:p>
          </table:table-cell>
          <table:table-cell table:style-name="ce49" table:number-columns-repeated="6"/>
          <table:table-cell ns41:value-type="float" table:style-name="ce49" office:value="28" office:value-type="float">
            <text:p>28</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5" office:value-type="float">
            <text:p>5</text:p>
          </table:table-cell>
          <table:table-cell ns41:value-type="float" office:value="17" table:style-name="ce49" table:number-columns-repeated="2" office:value-type="float">
            <text:p>17</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6"/>
          <table:table-cell ns41:value-type="float" table:style-name="ce49" office:value="17" office:value-type="float">
            <text:p>17</text:p>
          </table:table-cell>
          <table:table-cell ns41:value-type="float" table:style-name="ce49" office:value="15" office:value-type="float">
            <text:p>15</text:p>
          </table:table-cell>
          <table:table-cell table:style-name="ce49" table:number-columns-repeated="20"/>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91" office:value-type="float">
            <text:p>291</text:p>
          </table:table-cell>
          <table:table-cell ns41:value-type="float" table:style-name="ce49" office:value="8" office:value-type="float">
            <text:p>8</text:p>
          </table:table-cell>
          <table:table-cell table:style-name="ce49"/>
          <table:table-cell ns41:value-type="float" table:style-name="ce49" office:value="327" office:value-type="float">
            <text:p>327</text:p>
          </table:table-cell>
          <table:table-cell ns41:value-type="float" table:style-name="ce49" office:value="876" office:value-type="float">
            <text:p>876</text:p>
          </table:table-cell>
          <table:table-cell ns41:value-type="float" table:style-name="ce49" office:value="773" office:value-type="float">
            <text:p>773</text:p>
          </table:table-cell>
          <table:table-cell ns41:value-type="float" table:style-name="ce49" office:value="862" office:value-type="float">
            <text:p>862</text:p>
          </table:table-cell>
          <table:table-cell ns41:value-type="float" table:style-name="ce49" office:value="764" office:value-type="float">
            <text:p>764</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84" office:value-type="float">
            <text:p>584</text:p>
          </table:table-cell>
          <table:table-cell ns41:value-type="float" table:style-name="ce49" office:value="486" office:value-type="float">
            <text:p>486</text:p>
          </table:table-cell>
          <table:table-cell ns41:value-type="float" table:style-name="ce49" office:value="249" office:value-type="float">
            <text:p>249</text:p>
          </table:table-cell>
          <table:table-cell ns41:value-type="float" table:style-name="ce49" office:value="247" office:value-type="float">
            <text:p>24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516" office:value-type="float">
            <text:p>516</text:p>
          </table:table-cell>
          <table:table-cell ns41:value-type="float" table:style-name="ce49" office:value="452" office:value-type="float">
            <text:p>452</text:p>
          </table:table-cell>
          <table:table-cell ns41:value-type="float" table:style-name="ce49" office:value="199" office:value-type="float">
            <text:p>199</text:p>
          </table:table-cell>
          <table:table-cell ns41:value-type="float" table:style-name="ce49" office:value="196" office:value-type="float">
            <text:p>196</text:p>
          </table:table-cell>
          <table:table-cell ns41:value-type="float" table:style-name="ce49" office:value="63" office:value-type="float">
            <text:p>63</text:p>
          </table:table-cell>
          <table:table-cell ns41:value-type="float" table:style-name="ce49" office:value="53" office:value-type="float">
            <text:p>53</text:p>
          </table:table-cell>
          <table:table-cell table:style-name="ce49" table:number-columns-repeated="2"/>
          <table:table-cell ns41:value-type="float" table:style-name="ce49" office:value="98" office:value-type="float">
            <text:p>98</text:p>
          </table:table-cell>
          <table:table-cell ns41:value-type="float" table:style-name="ce49" office:value="71" office:value-type="float">
            <text:p>7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02" office:value-type="float">
            <text:p>602</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147" office:value-type="float">
            <text:p>147</text:p>
          </table:table-cell>
          <table:table-cell ns41:value-type="float" table:style-name="ce49" office:value="145" office:value-type="float">
            <text:p>14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Dorp</text:p>
          </table:table-cell>
          <table:table-cell table:style-name="Default"/>
          <table:table-cell ns41:value-type="float" table:style-name="ce35" office:value="32" office:value-type="float">
            <text:p>32</text:p>
          </table:table-cell>
          <table:table-cell ns41:value-type="float" table:style-name="ce49" office:value="5" office:value-type="float">
            <text:p>5</text:p>
          </table:table-cell>
          <table:table-cell table:style-name="ce49"/>
          <table:table-cell ns41:value-type="float" table:style-name="ce49" office:value="38" office:value-type="float">
            <text:p>38</text:p>
          </table:table-cell>
          <table:table-cell ns41:value-type="float" table:style-name="ce49" office:value="119" office:value-type="float">
            <text:p>119</text:p>
          </table:table-cell>
          <table:table-cell ns41:value-type="float" table:style-name="ce49" office:value="100" office:value-type="float">
            <text:p>100</text:p>
          </table:table-cell>
          <table:table-cell ns41:value-type="float" table:style-name="ce49" office:value="113" office:value-type="float">
            <text:p>113</text:p>
          </table:table-cell>
          <table:table-cell ns41:value-type="float" table:style-name="ce49" office:value="94" office:value-type="float">
            <text:p>94</text:p>
          </table:table-cell>
          <table:table-cell ns41:value-type="float" office:value="6" table:style-name="ce49" table:number-columns-repeated="2"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5" office:value-type="float">
            <text:p>85</text:p>
          </table:table-cell>
          <table:table-cell ns41:value-type="float" table:style-name="ce49" office:value="68" office:value-type="float">
            <text:p>68</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75" office:value-type="float">
            <text:p>75</text:p>
          </table:table-cell>
          <table:table-cell ns41:value-type="float" table:style-name="ce49" office:value="58" office:value-type="float">
            <text:p>58</text:p>
          </table:table-cell>
          <table:table-cell ns41:value-type="float" table:style-name="ce49" office:value="37" office:value-type="float">
            <text:p>37</text:p>
          </table:table-cell>
          <table:table-cell ns41:value-type="float" table:style-name="ce49" office:value="39" office:value-type="float">
            <text:p>39</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Heerlijkheid Klenk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number-columns-repeated="5"/>
          <table:table-cell ns41:value-type="float" table:style-name="ce49" office:value="14" office:value-type="float">
            <text:p>14</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8" office:value-type="float">
            <text:p>18</text:p>
          </table:table-cell>
          <table:table-cell ns41:value-type="float" table:style-name="ce49" office:value="12" office:value-type="float">
            <text:p>1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Buurtschap Gees</text:p>
          </table:table-cell>
          <table:table-cell table:style-name="Default"/>
          <table:table-cell ns41:value-type="float" table:style-name="ce35" office:value="72" office:value-type="float">
            <text:p>72</text:p>
          </table:table-cell>
          <table:table-cell ns41:value-type="float" table:style-name="ce49" office:value="3" office:value-type="float">
            <text:p>3</text:p>
          </table:table-cell>
          <table:table-cell table:style-name="ce49"/>
          <table:table-cell ns41:value-type="float" table:style-name="ce49" office:value="105" office:value-type="float">
            <text:p>105</text:p>
          </table:table-cell>
          <table:table-cell ns41:value-type="float" table:style-name="ce49" office:value="266" office:value-type="float">
            <text:p>266</text:p>
          </table:table-cell>
          <table:table-cell ns41:value-type="float" table:style-name="ce49" office:value="239" office:value-type="float">
            <text:p>239</text:p>
          </table:table-cell>
          <table:table-cell ns41:value-type="float" table:style-name="ce49" office:value="253" office:value-type="float">
            <text:p>253</text:p>
          </table:table-cell>
          <table:table-cell ns41:value-type="float" table:style-name="ce49" office:value="231" office:value-type="float">
            <text:p>231</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67" office:value-type="float">
            <text:p>167</text:p>
          </table:table-cell>
          <table:table-cell ns41:value-type="float" table:style-name="ce49" office:value="132" office:value-type="float">
            <text:p>132</text:p>
          </table:table-cell>
          <table:table-cell ns41:value-type="float" table:style-name="ce49" office:value="91" office:value-type="float">
            <text:p>91</text:p>
          </table:table-cell>
          <table:table-cell ns41:value-type="float" table:style-name="ce49" office:value="90" office:value-type="float">
            <text:p>90</text:p>
          </table:table-cell>
          <table:table-cell ns41:value-type="float" table:style-name="ce49" office:value="8" office:value-type="float">
            <text:p>8</text:p>
          </table:table-cell>
          <table:table-cell ns41:value-type="float" table:style-name="ce49" office:value="17" office:value-type="float">
            <text:p>17</text:p>
          </table:table-cell>
          <table:table-cell ns41:value-type="float" table:style-name="ce49" office:value="182" office:value-type="float">
            <text:p>182</text:p>
          </table:table-cell>
          <table:table-cell ns41:value-type="float" table:style-name="ce49" office:value="148" office:value-type="float">
            <text:p>148</text:p>
          </table:table-cell>
          <table:table-cell ns41:value-type="float" table:style-name="ce49" office:value="68" office:value-type="float">
            <text:p>68</text:p>
          </table:table-cell>
          <table:table-cell ns41:value-type="float" table:style-name="ce49" office:value="86" office:value-type="float">
            <text:p>86</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2" office:value-type="float">
            <text:p>12</text:p>
          </table:table-cell>
          <table:table-cell table:style-name="ce49" table:number-columns-repeated="7"/>
          <table:table-cell ns41:value-type="float" table:style-name="ce49" office:value="248" office:value-type="float">
            <text:p>248</text:p>
          </table:table-cell>
          <table:table-cell ns41:value-type="float" table:style-name="ce49" office:value="223" office:value-type="float">
            <text:p>223</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Buurtschap Zwinderen</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55" office:value-type="float">
            <text:p>55</text:p>
          </table:table-cell>
          <table:table-cell ns41:value-type="float" table:style-name="ce49" office:value="68" office:value-type="float">
            <text:p>68</text:p>
          </table:table-cell>
          <table:table-cell ns41:value-type="float" table:style-name="ce49" office:value="52" office:value-type="float">
            <text:p>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54" office:value-type="float">
            <text:p>54</text:p>
          </table:table-cell>
          <table:table-cell ns41:value-type="float" table:style-name="ce49" office:value="37" office:value-type="float">
            <text:p>37</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3" office:value-type="float">
            <text:p>3</text:p>
          </table:table-cell>
          <table:table-cell table:style-name="ce49"/>
          <table:table-cell ns41:value-type="float" table:style-name="ce49" office:value="53" office:value-type="float">
            <text:p>53</text:p>
          </table:table-cell>
          <table:table-cell ns41:value-type="float" table:style-name="ce49" office:value="41" office:value-type="float">
            <text:p>41</text:p>
          </table:table-cell>
          <table:table-cell ns41:value-type="float" table:style-name="ce49" office:value="19" office:value-type="float">
            <text:p>19</text:p>
          </table:table-cell>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11"/>
          <table:table-cell ns41:value-type="float" table:style-name="ce49" office:value="65" office:value-type="float">
            <text:p>65</text:p>
          </table:table-cell>
          <table:table-cell ns41:value-type="float" table:style-name="ce49" office:value="51" office:value-type="float">
            <text:p>51</text:p>
          </table:table-cell>
          <table:table-cell table:style-name="ce49" table:number-columns-repeated="20"/>
          <table:table-cell ns41:value-type="float" table:style-name="ce49" office:value="11" office:value-type="float">
            <text:p>11</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127" office:value-type="float">
            <text:p>127</text:p>
          </table:table-cell>
          <table:table-cell ns41:value-type="float" table:style-name="ce49" office:value="10" office:value-type="float">
            <text:p>10</text:p>
          </table:table-cell>
          <table:table-cell table:style-name="ce49"/>
          <table:table-cell ns41:value-type="float" table:style-name="ce49" office:value="170" office:value-type="float">
            <text:p>170</text:p>
          </table:table-cell>
          <table:table-cell ns41:value-type="float" table:style-name="ce49" office:value="479" office:value-type="float">
            <text:p>479</text:p>
          </table:table-cell>
          <table:table-cell ns41:value-type="float" table:style-name="ce49" office:value="406" office:value-type="float">
            <text:p>406</text:p>
          </table:table-cell>
          <table:table-cell ns41:value-type="float" table:style-name="ce49" office:value="450" office:value-type="float">
            <text:p>450</text:p>
          </table:table-cell>
          <table:table-cell ns41:value-type="float" table:style-name="ce49" office:value="389" office:value-type="float">
            <text:p>389</text:p>
          </table:table-cell>
          <table:table-cell ns41:value-type="float" table:style-name="ce49" office:value="27" office:value-type="float">
            <text:p>27</text:p>
          </table:table-cell>
          <table:table-cell ns41:value-type="float" table:style-name="ce49" office:value="15" office:value-type="float">
            <text:p>15</text:p>
          </table:table-cell>
          <table:table-cell ns41:value-type="float" office:value="2" table:style-name="ce49" table:number-columns-repeated="2" office:value-type="float">
            <text:p>2</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320" office:value-type="float">
            <text:p>320</text:p>
          </table:table-cell>
          <table:table-cell ns41:value-type="float" table:style-name="ce49" office:value="244" office:value-type="float">
            <text:p>244</text:p>
          </table:table-cell>
          <table:table-cell ns41:value-type="float" table:style-name="ce49" office:value="141" office:value-type="float">
            <text:p>141</text:p>
          </table:table-cell>
          <table:table-cell ns41:value-type="float" table:style-name="ce49" office:value="140" office:value-type="float">
            <text:p>140</text:p>
          </table:table-cell>
          <table:table-cell ns41:value-type="float" table:style-name="ce49" office:value="18" office:value-type="float">
            <text:p>18</text:p>
          </table:table-cell>
          <table:table-cell ns41:value-type="float" table:style-name="ce49" office:value="22" office:value-type="float">
            <text:p>22</text:p>
          </table:table-cell>
          <table:table-cell ns41:value-type="float" table:style-name="ce49" office:value="319" office:value-type="float">
            <text:p>319</text:p>
          </table:table-cell>
          <table:table-cell ns41:value-type="float" table:style-name="ce49" office:value="252" office:value-type="float">
            <text:p>252</text:p>
          </table:table-cell>
          <table:table-cell ns41:value-type="float" table:style-name="ce49" office:value="133" office:value-type="float">
            <text:p>133</text:p>
          </table:table-cell>
          <table:table-cell ns41:value-type="float" table:style-name="ce49" office:value="145" office:value-type="float">
            <text:p>145</text:p>
          </table:table-cell>
          <table:table-cell ns41:value-type="float" table:style-name="ce49" office:value="12" office:value-type="float">
            <text:p>12</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450" office:value-type="float">
            <text:p>450</text:p>
          </table:table-cell>
          <table:table-cell ns41:value-type="float" table:style-name="ce49" office:value="385" office:value-type="float">
            <text:p>385</text:p>
          </table:table-cell>
          <table:table-cell table:style-name="ce49" table:number-columns-repeated="20"/>
          <table:table-cell ns41:value-type="float" table:style-name="ce49" office:value="23" office:value-type="float">
            <text:p>23</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text:p>
          </table:table-cell>
          <table:table-cell table:style-name="Default"/>
          <table:table-cell ns41:value-type="float" table:style-name="ce35" office:value="190" office:value-type="float">
            <text:p>190</text:p>
          </table:table-cell>
          <table:table-cell ns41:value-type="float" table:style-name="ce49" office:value="6" office:value-type="float">
            <text:p>6</text:p>
          </table:table-cell>
          <table:table-cell table:style-name="ce49"/>
          <table:table-cell ns41:value-type="float" table:style-name="ce49" office:value="233" office:value-type="float">
            <text:p>233</text:p>
          </table:table-cell>
          <table:table-cell ns41:value-type="float" table:style-name="ce49" office:value="543" office:value-type="float">
            <text:p>543</text:p>
          </table:table-cell>
          <table:table-cell ns41:value-type="float" table:style-name="ce49" office:value="525" office:value-type="float">
            <text:p>525</text:p>
          </table:table-cell>
          <table:table-cell ns41:value-type="float" table:style-name="ce49" office:value="541" office:value-type="float">
            <text:p>541</text:p>
          </table:table-cell>
          <table:table-cell ns41:value-type="float" table:style-name="ce49" office:value="524" office:value-type="float">
            <text:p>52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335" office:value-type="float">
            <text:p>335</text:p>
          </table:table-cell>
          <table:table-cell ns41:value-type="float" table:style-name="ce49" office:value="310" office:value-type="float">
            <text:p>310</text:p>
          </table:table-cell>
          <table:table-cell ns41:value-type="float" table:style-name="ce49" office:value="175" office:value-type="float">
            <text:p>175</text:p>
          </table:table-cell>
          <table:table-cell ns41:value-type="float" table:style-name="ce49" office:value="174" office:value-type="float">
            <text:p>174</text:p>
          </table:table-cell>
          <table:table-cell ns41:value-type="float" table:style-name="ce49" office:value="33" office:value-type="float">
            <text:p>33</text:p>
          </table:table-cell>
          <table:table-cell ns41:value-type="float" table:style-name="ce49" office:value="41" office:value-type="float">
            <text:p>41</text:p>
          </table:table-cell>
          <table:table-cell ns41:value-type="float" table:style-name="ce49" office:value="422" office:value-type="float">
            <text:p>422</text:p>
          </table:table-cell>
          <table:table-cell ns41:value-type="float" table:style-name="ce49" office:value="398" office:value-type="float">
            <text:p>398</text:p>
          </table:table-cell>
          <table:table-cell ns41:value-type="float" table:style-name="ce49" office:value="59" office:value-type="float">
            <text:p>59</text:p>
          </table:table-cell>
          <table:table-cell ns41:value-type="float" table:style-name="ce49" office:value="70" office:value-type="float">
            <text:p>70</text:p>
          </table:table-cell>
          <table:table-cell ns41:value-type="float" table:style-name="ce49" office:value="51" office:value-type="float">
            <text:p>51</text:p>
          </table:table-cell>
          <table:table-cell ns41:value-type="float" table:style-name="ce49" office:value="57" office:value-type="float">
            <text:p>57</text:p>
          </table:table-cell>
          <table:table-cell table:style-name="ce49" table:number-columns-repeated="2"/>
          <table:table-cell ns41:value-type="float" table:style-name="ce49" office:value="10" office:value-type="float">
            <text:p>10</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526" office:value-type="float">
            <text:p>526</text:p>
          </table:table-cell>
          <table:table-cell ns41:value-type="float" table:style-name="ce49" office:value="511" office:value-type="float">
            <text:p>511</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 Diaconie-huiz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10" office:value-type="float">
            <text:p>10</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6"/>
          <table:table-cell ns41:value-type="float" table:style-name="ce49" office:value="16" office:value-type="float">
            <text:p>16</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23" office:value-type="float">
            <text:p>23</text:p>
          </table:table-cell>
          <table:table-cell ns41:value-type="float" table:style-name="ce49" office:value="25" office:value-type="float">
            <text:p>25</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 Schepen</text:p>
          </table:table-cell>
          <table:table-cell table:style-name="Default"/>
          <table:table-cell table:style-name="ce35"/>
          <table:table-cell table:style-name="ce49"/>
          <table:table-cell ns41:value-type="float" office:value="1" table:style-name="ce49" table:number-columns-repeated="4"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6"/>
          <table:table-cell ns41:value-type="float" office:value="1" table:style-name="ce49" table:number-columns-repeated="2" office:value-type="float">
            <text:p>1</text:p>
          </table:table-cell>
          <table:table-cell table:style-name="ce49" table:number-columns-repeated="10"/>
          <table:table-cell ns41:value-type="float" office:value="1" table:style-name="ce49" table:number-columns-repeated="2" office:value-type="float">
            <text:p>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Peizerhorst</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27" office:value-type="float">
            <text:p>27</text:p>
          </table:table-cell>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5"/>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Peizerwolt</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3" office:value-type="float">
            <text:p>2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272" office:value-type="float">
            <text:p>272</text:p>
          </table:table-cell>
          <table:table-cell ns41:value-type="float" table:style-name="ce49" office:value="650" office:value-type="float">
            <text:p>650</text:p>
          </table:table-cell>
          <table:table-cell ns41:value-type="float" table:style-name="ce49" office:value="619" office:value-type="float">
            <text:p>619</text:p>
          </table:table-cell>
          <table:table-cell ns41:value-type="float" table:style-name="ce49" office:value="647" office:value-type="float">
            <text:p>647</text:p>
          </table:table-cell>
          <table:table-cell ns41:value-type="float" table:style-name="ce49" office:value="617" office:value-type="float">
            <text:p>617</text:p>
          </table:table-cell>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table-cell ns41:value-type="float" table:style-name="ce49" office:value="2" office:value-type="float">
            <text:p>2</text:p>
          </table:table-cell>
          <table:table-cell ns41:value-type="float" table:style-name="ce49" office:value="406" office:value-type="float">
            <text:p>406</text:p>
          </table:table-cell>
          <table:table-cell ns41:value-type="float" table:style-name="ce49" office:value="367" office:value-type="float">
            <text:p>367</text:p>
          </table:table-cell>
          <table:table-cell ns41:value-type="float" table:style-name="ce49" office:value="205" office:value-type="float">
            <text:p>205</text:p>
          </table:table-cell>
          <table:table-cell ns41:value-type="float" table:style-name="ce49" office:value="203" office:value-type="float">
            <text:p>203</text:p>
          </table:table-cell>
          <table:table-cell ns41:value-type="float" table:style-name="ce49" office:value="39" office:value-type="float">
            <text:p>39</text:p>
          </table:table-cell>
          <table:table-cell ns41:value-type="float" table:style-name="ce49" office:value="49" office:value-type="float">
            <text:p>49</text:p>
          </table:table-cell>
          <table:table-cell ns41:value-type="float" table:style-name="ce49" office:value="510" office:value-type="float">
            <text:p>510</text:p>
          </table:table-cell>
          <table:table-cell ns41:value-type="float" table:style-name="ce49" office:value="475" office:value-type="float">
            <text:p>475</text:p>
          </table:table-cell>
          <table:table-cell ns41:value-type="float" table:style-name="ce49" office:value="68" office:value-type="float">
            <text:p>68</text:p>
          </table:table-cell>
          <table:table-cell ns41:value-type="float" table:style-name="ce49" office:value="77" office:value-type="float">
            <text:p>77</text:p>
          </table:table-cell>
          <table:table-cell ns41:value-type="float" table:style-name="ce49" office:value="60" office:value-type="float">
            <text:p>60</text:p>
          </table:table-cell>
          <table:table-cell ns41:value-type="float" table:style-name="ce49" office:value="67" office:value-type="float">
            <text:p>67</text:p>
          </table:table-cell>
          <table:table-cell table:style-name="ce49" table:number-columns-repeated="2"/>
          <table:table-cell ns41:value-type="float" table:style-name="ce49" office:value="11" office:value-type="float">
            <text:p>11</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632" office:value-type="float">
            <text:p>632</text:p>
          </table:table-cell>
          <table:table-cell ns41:value-type="float" table:style-name="ce49" office:value="605" office:value-type="float">
            <text:p>605</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Lievere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57" office:value-type="float">
            <text:p>57</text:p>
          </table:table-cell>
          <table:table-cell ns41:value-type="float" table:style-name="ce49" office:value="62" office:value-type="float">
            <text:p>62</text:p>
          </table:table-cell>
          <table:table-cell ns41:value-type="float" table:style-name="ce49" office:value="57" office:value-type="float">
            <text:p>57</text:p>
          </table:table-cell>
          <table:table-cell ns41:value-type="float" table:style-name="ce49" office:value="59" office:value-type="float">
            <text:p>59</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36" office:value-type="float">
            <text:p>36</text:p>
          </table:table-cell>
          <table:table-cell ns41:value-type="float" table:style-name="ce49" office:value="42" office:value-type="float">
            <text:p>42</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7" office:value-type="float">
            <text:p>17</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62" office:value-type="float">
            <text:p>6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Steenbergen</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40" office:value-type="float">
            <text:p>40</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table:style-name="ce49"/>
          <table:table-cell ns41:value-type="float" table:style-name="ce49" office:value="5" office:value-type="float">
            <text:p>5</text:p>
          </table:table-cell>
          <table:table-cell ns41:value-type="float" table:style-name="ce49" office:value="33" office:value-type="float">
            <text:p>33</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43" office:value-type="float">
            <text:p>43</text:p>
          </table:table-cell>
          <table:table-cell ns41:value-type="float" table:style-name="ce49" office:value="39" office:value-type="float">
            <text:p>3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Zult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1" office:value-type="float">
            <text:p>31</text:p>
          </table:table-cell>
          <table:table-cell ns41:value-type="float" table:style-name="ce49" office:value="41" office:value-type="float">
            <text:p>41</text:p>
          </table:table-cell>
          <table:table-cell ns41:value-type="float" table:style-name="ce49" office:value="31" office:value-type="float">
            <text:p>31</text:p>
          </table:table-cell>
          <table:table-cell ns41:value-type="float" table:style-name="ce49" office:value="1" office:value-type="float">
            <text:p>1</text:p>
          </table:table-cell>
          <table:table-cell table:style-name="ce49" table:number-columns-repeated="5"/>
          <table:table-cell ns41:value-type="float" table:style-name="ce49" office:value="30" office:value-type="float">
            <text:p>30</text:p>
          </table:table-cell>
          <table:table-cell ns41:value-type="float" table:style-name="ce49" office:value="17" office:value-type="float">
            <text:p>17</text:p>
          </table:table-cell>
          <table:table-cell ns41:value-type="float" office:value="12" table:style-name="ce49" table:number-columns-repeated="2" office:value-type="float">
            <text:p>12</text:p>
          </table:table-cell>
          <table:table-cell table:style-name="ce49"/>
          <table:table-cell ns41:value-type="float" table:style-name="ce49" office:value="2" office:value-type="float">
            <text:p>2</text:p>
          </table:table-cell>
          <table:table-cell ns41:value-type="float" table:style-name="ce49" office:value="37" office:value-type="float">
            <text:p>3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41" office:value-type="float">
            <text:p>41</text:p>
          </table:table-cell>
          <table:table-cell ns41:value-type="float" table:style-name="ce49" office:value="31" office:value-type="float">
            <text:p>31</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Terheil</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9" office:value-type="float">
            <text:p>49</text:p>
          </table:table-cell>
          <table:table-cell ns41:value-type="float" table:style-name="ce49" office:value="34" office:value-type="float">
            <text:p>34</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office:value="13" table:style-name="ce49" table:number-columns-repeated="2" office:value-type="float">
            <text:p>13</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10"/>
          <table:table-cell ns41:value-type="float" table:style-name="ce49" office:value="49" office:value-type="float">
            <text:p>49</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Nietap</text:p>
          </table:table-cell>
          <table:table-cell table:style-name="Default"/>
          <table:table-cell ns41:value-type="float" table:style-name="ce35" office:value="30" office:value-type="float">
            <text:p>30</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90" office:value-type="float">
            <text:p>90</text:p>
          </table:table-cell>
          <table:table-cell ns41:value-type="float" table:style-name="ce49" office:value="99" office:value-type="float">
            <text:p>99</text:p>
          </table:table-cell>
          <table:table-cell ns41:value-type="float" table:style-name="ce49" office:value="86" office:value-type="float">
            <text:p>86</text:p>
          </table:table-cell>
          <table:table-cell ns41:value-type="float" table:style-name="ce49" office:value="93" office:value-type="float">
            <text:p>93</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ns41:value-type="float" table:style-name="ce49" office:value="60" office:value-type="float">
            <text:p>60</text:p>
          </table:table-cell>
          <table:table-cell ns41:value-type="float" table:style-name="ce49" office:value="66" office:value-type="float">
            <text:p>66</text:p>
          </table:table-cell>
          <table:table-cell ns41:value-type="float" office:value="27" table:style-name="ce49" table:number-columns-repeated="2" office:value-type="float">
            <text:p>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5" office:value-type="float">
            <text:p>45</text:p>
          </table:table-cell>
          <table:table-cell ns41:value-type="float" table:style-name="ce49" office:value="52" office:value-type="float">
            <text:p>52</text:p>
          </table:table-cell>
          <table:table-cell ns41:value-type="float" office:value="4" table:style-name="ce49" table:number-columns-repeated="2" office:value-type="float">
            <text:p>4</text:p>
          </table:table-cell>
          <table:table-cell ns41:value-type="float" table:style-name="ce49" office:value="40" office:value-type="float">
            <text:p>40</text:p>
          </table:table-cell>
          <table:table-cell ns41:value-type="float" table:style-name="ce49" office:value="43" office:value-type="float">
            <text:p>4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8" office:value-type="float">
            <text:p>78</text:p>
          </table:table-cell>
          <table:table-cell ns41:value-type="float" table:style-name="ce49" office:value="92" office:value-type="float">
            <text:p>92</text:p>
          </table:table-cell>
          <table:table-cell table:style-name="ce49" table:number-columns-repeated="30"/>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Leutingewolde</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22" office:value-type="float">
            <text:p>22</text:p>
          </table:table-cell>
          <table:table-cell ns41:value-type="float" table:style-name="ce49" office:value="62" office:value-type="float">
            <text:p>62</text:p>
          </table:table-cell>
          <table:table-cell ns41:value-type="float" office:value="59" table:style-name="ce49" table:number-columns-repeated="3" office:value-type="float">
            <text:p>59</text:p>
          </table:table-cell>
          <table:table-cell ns41:value-type="float" table:style-name="ce49" office:value="3" office:value-type="float">
            <text:p>3</text:p>
          </table:table-cell>
          <table:table-cell table:style-name="ce49" table:number-columns-repeated="5"/>
          <table:table-cell ns41:value-type="float" table:style-name="ce49" office:value="44" office:value-type="float">
            <text:p>44</text:p>
          </table:table-cell>
          <table:table-cell ns41:value-type="float" table:style-name="ce49" office:value="38" office:value-type="float">
            <text:p>38</text:p>
          </table:table-cell>
          <table:table-cell ns41:value-type="float" office:value="17" table:style-name="ce49" table:number-columns-repeated="2" office:value-type="float">
            <text:p>17</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53" office:value-type="float">
            <text:p>53</text:p>
          </table:table-cell>
          <table:table-cell ns41:value-type="float" table:style-name="ce49" office:value="54" office:value-type="float">
            <text:p>5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58" office:value-type="float">
            <text:p>58</text:p>
          </table:table-cell>
          <table:table-cell ns41:value-type="float" table:style-name="ce49" office:value="57" office:value-type="float">
            <text:p>57</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Foxwolde</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4" office:value-type="float">
            <text:p>24</text:p>
          </table:table-cell>
          <table:table-cell ns41:value-type="float" table:style-name="ce49" office:value="68" office:value-type="float">
            <text:p>68</text:p>
          </table:table-cell>
          <table:table-cell ns41:value-type="float" table:style-name="ce49" office:value="57" office:value-type="float">
            <text:p>57</text:p>
          </table:table-cell>
          <table:table-cell ns41:value-type="float" table:style-name="ce49" office:value="66" office:value-type="float">
            <text:p>66</text:p>
          </table:table-cell>
          <table:table-cell ns41:value-type="float" table:style-name="ce49" office:value="56" office:value-type="float">
            <text:p>5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7" office:value-type="float">
            <text:p>47</text:p>
          </table:table-cell>
          <table:table-cell ns41:value-type="float" table:style-name="ce49" office:value="37" office:value-type="float">
            <text:p>37</text:p>
          </table:table-cell>
          <table:table-cell ns41:value-type="float" office:value="16" table:style-name="ce49" table:number-columns-repeated="2" office:value-type="float">
            <text:p>1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2" office:value-type="float">
            <text:p>52</text:p>
          </table:table-cell>
          <table:table-cell ns41:value-type="float" table:style-name="ce49" office:value="48" office:value-type="float">
            <text:p>48</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5" office:value-type="float">
            <text:p>65</text:p>
          </table:table-cell>
          <table:table-cell ns41:value-type="float" table:style-name="ce49" office:value="54" office:value-type="float">
            <text:p>5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Zuideinde</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66" office:value-type="float">
            <text:p>66</text:p>
          </table:table-cell>
          <table:table-cell ns41:value-type="float" table:style-name="ce49" office:value="177" office:value-type="float">
            <text:p>177</text:p>
          </table:table-cell>
          <table:table-cell ns41:value-type="float" table:style-name="ce49" office:value="159" office:value-type="float">
            <text:p>159</text:p>
          </table:table-cell>
          <table:table-cell ns41:value-type="float" table:style-name="ce49" office:value="172" office:value-type="float">
            <text:p>172</text:p>
          </table:table-cell>
          <table:table-cell ns41:value-type="float" table:style-name="ce49" office:value="159" office:value-type="float">
            <text:p>159</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0" office:value-type="float">
            <text:p>120</text:p>
          </table:table-cell>
          <table:table-cell ns41:value-type="float" table:style-name="ce49" office:value="100" office:value-type="float">
            <text:p>100</text:p>
          </table:table-cell>
          <table:table-cell ns41:value-type="float" table:style-name="ce49" office:value="48" office:value-type="float">
            <text:p>48</text:p>
          </table:table-cell>
          <table:table-cell ns41:value-type="float" table:style-name="ce49" office:value="49" office:value-type="float">
            <text:p>49</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5" office:value-type="float">
            <text:p>165</text:p>
          </table:table-cell>
          <table:table-cell ns41:value-type="float" table:style-name="ce49" office:value="147" office:value-type="float">
            <text:p>147</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8"/>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Oosteinde</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48" office:value-type="float">
            <text:p>48</text:p>
          </table:table-cell>
          <table:table-cell ns41:value-type="float" table:style-name="ce49" office:value="112" office:value-type="float">
            <text:p>112</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115" office:value-type="float">
            <text:p>115</text:p>
          </table:table-cell>
          <table:table-cell table:style-name="ce49"/>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ns41:value-type="float" table:style-name="ce49" office:value="63" office:value-type="float">
            <text:p>63</text:p>
          </table:table-cell>
          <table:table-cell ns41:value-type="float" table:style-name="ce49" office:value="69" office:value-type="float">
            <text:p>69</text:p>
          </table:table-cell>
          <table:table-cell ns41:value-type="float" office:value="40" table:style-name="ce49" table:number-columns-repeated="2" office:value-type="float">
            <text:p>40</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86" office:value-type="float">
            <text:p>86</text:p>
          </table:table-cell>
          <table:table-cell ns41:value-type="float" table:style-name="ce49" office:value="89" office:value-type="float">
            <text:p>89</text:p>
          </table:table-cell>
          <table:table-cell ns41:value-type="float" office:value="13" table:style-name="ce49" table:number-columns-repeated="2" office:value-type="float">
            <text:p>13</text:p>
          </table:table-cell>
          <table:table-cell ns41:value-type="float" table:style-name="ce49" office:value="11" office:value-type="float">
            <text:p>11</text:p>
          </table:table-cell>
          <table:table-cell ns41:value-type="float" table:style-name="ce49" office:value="14" office:value-type="float">
            <text:p>14</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5"/>
          <table:table-cell ns41:value-type="float" table:style-name="ce49" office:value="107" office:value-type="float">
            <text:p>107</text:p>
          </table:table-cell>
          <table:table-cell ns41:value-type="float" table:style-name="ce49" office:value="113" office:value-type="float">
            <text:p>113</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Westeinde</text:p>
          </table:table-cell>
          <table:table-cell table:style-name="Default"/>
          <table:table-cell ns41:value-type="float" table:style-name="ce35" office:value="49" office:value-type="float">
            <text:p>49</text:p>
          </table:table-cell>
          <table:table-cell table:style-name="ce49" table:number-columns-repeated="2"/>
          <table:table-cell ns41:value-type="float" table:style-name="ce49" office:value="64" office:value-type="float">
            <text:p>64</text:p>
          </table:table-cell>
          <table:table-cell ns41:value-type="float" table:style-name="ce49" office:value="141" office:value-type="float">
            <text:p>141</text:p>
          </table:table-cell>
          <table:table-cell ns41:value-type="float" table:style-name="ce49" office:value="134" office:value-type="float">
            <text:p>134</text:p>
          </table:table-cell>
          <table:table-cell ns41:value-type="float" table:style-name="ce49" office:value="141" office:value-type="float">
            <text:p>141</text:p>
          </table:table-cell>
          <table:table-cell ns41:value-type="float" table:style-name="ce49" office:value="134" office:value-type="float">
            <text:p>13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89" office:value-type="float">
            <text:p>89</text:p>
          </table:table-cell>
          <table:table-cell ns41:value-type="float" table:style-name="ce49" office:value="73" office:value-type="float">
            <text:p>7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41" office:value-type="float">
            <text:p>141</text:p>
          </table:table-cell>
          <table:table-cell ns41:value-type="float" table:style-name="ce49" office:value="132" office:value-type="float">
            <text:p>132</text:p>
          </table:table-cell>
          <table:table-cell table:style-name="ce49" table:number-columns-repeated="21"/>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wolde</text:p>
          </table:table-cell>
          <table:table-cell table:style-name="Default"/>
          <table:table-cell ns41:value-type="float" table:style-name="ce35" office:value="29" office:value-type="float">
            <text:p>29</text:p>
          </table:table-cell>
          <table:table-cell ns41:value-type="float" table:style-name="ce49" office:value="2" office:value-type="float">
            <text:p>2</text:p>
          </table:table-cell>
          <table:table-cell table:style-name="ce49"/>
          <table:table-cell ns41:value-type="float" table:style-name="ce49" office:value="33" office:value-type="float">
            <text:p>33</text:p>
          </table:table-cell>
          <table:table-cell ns41:value-type="float" table:style-name="ce49" office:value="75" office:value-type="float">
            <text:p>75</text:p>
          </table:table-cell>
          <table:table-cell ns41:value-type="float" table:style-name="ce49" office:value="69" office:value-type="float">
            <text:p>69</text:p>
          </table:table-cell>
          <table:table-cell ns41:value-type="float" table:style-name="ce49" office:value="73" office:value-type="float">
            <text:p>73</text:p>
          </table:table-cell>
          <table:table-cell ns41:value-type="float" table:style-name="ce49" office:value="68" office:value-type="float">
            <text:p>6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5" office:value-type="float">
            <text:p>45</text:p>
          </table:table-cell>
          <table:table-cell ns41:value-type="float" table:style-name="ce49" office:value="38" office:value-type="float">
            <text:p>38</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3" office:value-type="float">
            <text:p>73</text:p>
          </table:table-cell>
          <table:table-cell ns41:value-type="float" table:style-name="ce49" office:value="68" office:value-type="float">
            <text:p>68</text:p>
          </table:table-cell>
          <table:table-cell table:style-name="ce49" table:number-columns-repeated="12"/>
          <table:table-cell ns41:value-type="float" table:style-name="ce49" office:value="1" office:value-type="float">
            <text:p>1</text:p>
          </table:table-cell>
          <table:table-cell table:style-name="ce49" table:number-columns-repeated="11"/>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Sandbuir</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22" office:value-type="float">
            <text:p>22</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27" office:value-type="float">
            <text:p>27</text:p>
          </table:table-cell>
          <table:table-cell ns41:value-type="float" table:style-name="ce49" office:value="32" office:value-type="float">
            <text:p>32</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Matsloot</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25" office:value-type="float">
            <text:p>25</text:p>
          </table:table-cell>
          <table:table-cell ns41:value-type="float" table:style-name="ce49" office:value="34" office:value-type="float">
            <text:p>34</text:p>
          </table:table-cell>
          <table:table-cell ns41:value-type="float" table:style-name="ce49" office:value="24" office:value-type="float">
            <text:p>24</text:p>
          </table:table-cell>
          <table:table-cell ns41:value-type="float" table:style-name="ce49" office:value="33" office:value-type="float">
            <text:p>3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3" office:value-type="float">
            <text:p>1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table:style-name="ce49"/>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7" office:value-type="float">
            <text:p>17</text:p>
          </table:table-cell>
          <table:table-cell table:style-name="ce49" table:number-columns-repeated="1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1" office:value-type="float">
            <text:p>331</text:p>
          </table:table-cell>
          <table:table-cell ns41:value-type="float" table:style-name="ce49" office:value="11" office:value-type="float">
            <text:p>11</text:p>
          </table:table-cell>
          <table:table-cell table:style-name="ce49"/>
          <table:table-cell ns41:value-type="float" table:style-name="ce49" office:value="382" office:value-type="float">
            <text:p>382</text:p>
          </table:table-cell>
          <table:table-cell ns41:value-type="float" table:style-name="ce49" office:value="969" office:value-type="float">
            <text:p>969</text:p>
          </table:table-cell>
          <table:table-cell ns41:value-type="float" table:style-name="ce49" office:value="919" office:value-type="float">
            <text:p>919</text:p>
          </table:table-cell>
          <table:table-cell ns41:value-type="float" table:style-name="ce49" office:value="947" office:value-type="float">
            <text:p>947</text:p>
          </table:table-cell>
          <table:table-cell ns41:value-type="float" table:style-name="ce49" office:value="900" office:value-type="float">
            <text:p>90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table-cell ns41:value-type="float" office:value="4" table:style-name="ce49" table:number-columns-repeated="2" office:value-type="float">
            <text:p>4</text:p>
          </table:table-cell>
          <table:table-cell ns41:value-type="float" table:style-name="ce49" office:value="633" office:value-type="float">
            <text:p>633</text:p>
          </table:table-cell>
          <table:table-cell ns41:value-type="float" table:style-name="ce49" office:value="564" office:value-type="float">
            <text:p>564</text:p>
          </table:table-cell>
          <table:table-cell ns41:value-type="float" table:style-name="ce49" office:value="287" office:value-type="float">
            <text:p>287</text:p>
          </table:table-cell>
          <table:table-cell ns41:value-type="float" table:style-name="ce49" office:value="289" office:value-type="float">
            <text:p>289</text:p>
          </table:table-cell>
          <table:table-cell ns41:value-type="float" table:style-name="ce49" office:value="49" office:value-type="float">
            <text:p>49</text:p>
          </table:table-cell>
          <table:table-cell ns41:value-type="float" table:style-name="ce49" office:value="66" office:value-type="float">
            <text:p>66</text:p>
          </table:table-cell>
          <table:table-cell ns41:value-type="float" table:style-name="ce49" office:value="718" office:value-type="float">
            <text:p>718</text:p>
          </table:table-cell>
          <table:table-cell ns41:value-type="float" table:style-name="ce49" office:value="659" office:value-type="float">
            <text:p>659</text:p>
          </table:table-cell>
          <table:table-cell ns41:value-type="float" table:style-name="ce49" office:value="108" office:value-type="float">
            <text:p>108</text:p>
          </table:table-cell>
          <table:table-cell ns41:value-type="float" table:style-name="ce49" office:value="101" office:value-type="float">
            <text:p>101</text:p>
          </table:table-cell>
          <table:table-cell ns41:value-type="float" table:style-name="ce49" office:value="134" office:value-type="float">
            <text:p>134</text:p>
          </table:table-cell>
          <table:table-cell ns41:value-type="float" table:style-name="ce49" office:value="158" office:value-type="float">
            <text:p>158</text:p>
          </table:table-cell>
          <table:table-cell table:style-name="ce49" table:number-columns-repeated="2"/>
          <table:table-cell ns41:value-type="float" table:style-name="ce49" office:value="8" office:value-type="float">
            <text:p>8</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921" office:value-type="float">
            <text:p>921</text:p>
          </table:table-cell>
          <table:table-cell ns41:value-type="float" table:style-name="ce49" office:value="873" office:value-type="float">
            <text:p>873</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7" office:value-type="float">
            <text:p>17</text:p>
          </table:table-cell>
          <table:table-cell ns41:value-type="float" table:style-name="ce49" office:value="25" office:value-type="float">
            <text:p>25</text:p>
          </table:table-cell>
          <table:table-cell ns41:value-type="float" office:value="1" table:style-name="ce49" table:number-columns-repeated="4" office:value-type="float">
            <text:p>1</text:p>
          </table:table-cell>
          <table:table-cell table:style-name="ce49" table:number-columns-repeated="4"/>
          <table:table-cell ns41:value-type="float" table:style-name="ce49" office:value="24" office:value-type="float">
            <text:p>24</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Dorp</text:p>
          </table:table-cell>
          <table:table-cell table:style-name="Default"/>
          <table:table-cell ns41:value-type="float" table:style-name="ce35" office:value="108" office:value-type="float">
            <text:p>108</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35" office:value-type="float">
            <text:p>335</text:p>
          </table:table-cell>
          <table:table-cell ns41:value-type="float" table:style-name="ce49" office:value="330" office:value-type="float">
            <text:p>330</text:p>
          </table:table-cell>
          <table:table-cell ns41:value-type="float" table:style-name="ce49" office:value="310" office:value-type="float">
            <text:p>310</text:p>
          </table:table-cell>
          <table:table-cell ns41:value-type="float" table:style-name="ce49" office:value="314" office:value-type="float">
            <text:p>314</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06" office:value-type="float">
            <text:p>206</text:p>
          </table:table-cell>
          <table:table-cell ns41:value-type="float" table:style-name="ce49" office:value="192" office:value-type="float">
            <text:p>192</text:p>
          </table:table-cell>
          <table:table-cell ns41:value-type="float" table:style-name="ce49" office:value="113" office:value-type="float">
            <text:p>113</text:p>
          </table:table-cell>
          <table:table-cell ns41:value-type="float" table:style-name="ce49" office:value="114" office:value-type="float">
            <text:p>11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203" office:value-type="float">
            <text:p>203</text:p>
          </table:table-cell>
          <table:table-cell ns41:value-type="float" table:style-name="ce49" office:value="220" office:value-type="float">
            <text:p>220</text:p>
          </table:table-cell>
          <table:table-cell ns41:value-type="float" table:style-name="ce49" office:value="101" office:value-type="float">
            <text:p>101</text:p>
          </table:table-cell>
          <table:table-cell ns41:value-type="float" table:style-name="ce49" office:value="88" office:value-type="float">
            <text:p>88</text:p>
          </table:table-cell>
          <table:table-cell ns41:value-type="float" table:style-name="ce49" office:value="20" office:value-type="float">
            <text:p>20</text:p>
          </table:table-cell>
          <table:table-cell ns41:value-type="float" table:style-name="ce49" office:value="19" office:value-type="float">
            <text:p>19</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14" office:value-type="float">
            <text:p>314</text:p>
          </table:table-cell>
          <table:table-cell ns41:value-type="float" table:style-name="ce49" office:value="310" office:value-type="float">
            <text:p>31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Grollo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44" office:value-type="float">
            <text:p>144</text:p>
          </table:table-cell>
          <table:table-cell ns41:value-type="float" table:style-name="ce49" office:value="132" office:value-type="float">
            <text:p>132</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3"/>
          <table:table-cell ns41:value-type="float" table:style-name="ce49" office:value="90" office:value-type="float">
            <text:p>90</text:p>
          </table:table-cell>
          <table:table-cell ns41:value-type="float" table:style-name="ce49" office:value="98" office:value-type="float">
            <text:p>98</text:p>
          </table:table-cell>
          <table:table-cell ns41:value-type="float" office:value="40" table:style-name="ce49" table:number-columns-repeated="2" office:value-type="float">
            <text:p>4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5" office:value-type="float">
            <text:p>85</text:p>
          </table:table-cell>
          <table:table-cell ns41:value-type="float" table:style-name="ce49" office:value="107" office:value-type="float">
            <text:p>107</text:p>
          </table:table-cell>
          <table:table-cell ns41:value-type="float" table:style-name="ce49" office:value="45" office:value-type="float">
            <text:p>45</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6" office:value-type="float">
            <text:p>136</text:p>
          </table:table-cell>
          <table:table-cell ns41:value-type="float" table:style-name="ce49" office:value="144" office:value-type="float">
            <text:p>144</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Schoonloo</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51" office:value-type="float">
            <text:p>51</text:p>
          </table:table-cell>
          <table:table-cell ns41:value-type="float" table:style-name="ce49" office:value="37" office:value-type="float">
            <text:p>37</text:p>
          </table:table-cell>
          <table:table-cell ns41:value-type="float" table:style-name="ce49" office:value="46" office:value-type="float">
            <text:p>46</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table:style-name="ce49" table:number-columns-repeated="3"/>
          <table:table-cell ns41:value-type="float" table:style-name="ce49" office:value="36" office:value-type="float">
            <text:p>3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table-cell ns41:value-type="float" table:style-name="ce49" office:value="29" office:value-type="float">
            <text:p>29</text:p>
          </table:table-cell>
          <table:table-cell ns41:value-type="float" office:value="21" table:style-name="ce49" table:number-columns-repeated="2" office:value-type="float">
            <text:p>21</text:p>
          </table:table-cell>
          <table:table-cell ns41:value-type="float" table:style-name="ce49" office:value="16" office:value-type="float">
            <text:p>16</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1" office:value-type="float">
            <text:p>51</text:p>
          </table:table-cell>
          <table:table-cell ns41:value-type="float" table:style-name="ce49" office:value="37" office:value-type="float">
            <text:p>3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Amen</text:p>
          </table:table-cell>
          <table:table-cell table:style-name="Default"/>
          <table:table-cell ns41:value-type="float" table:style-name="ce35" office:value="7" office:value-type="float">
            <text:p>7</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26" office:value-type="float">
            <text:p>26</text:p>
          </table:table-cell>
          <table:table-cell ns41:value-type="float" table:style-name="ce49" office:value="23" office:value-type="float">
            <text:p>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Ekehaar</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15" office:value-type="float">
            <text:p>15</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Eleveld en Eldersloo</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13" office:value-type="float">
            <text:p>13</text:p>
          </table:table-cell>
          <table:table-cell ns41:value-type="float" table:style-name="ce49" office:value="3" office:value-type="float">
            <text:p>3</text:p>
          </table:table-cell>
          <table:table-cell table:style-name="ce49" table:number-columns-repeated="5"/>
          <table:table-cell ns41:value-type="float" office:value="9" table:style-name="ce49" table:number-columns-repeated="2" office:value-type="float">
            <text:p>9</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2"/>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Nijlan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8" office:value-type="float">
            <text:p>8</text:p>
          </table:table-cell>
          <table:table-cell ns41:value-type="float" table:style-name="ce49" office:value="22" office:value-type="float">
            <text:p>22</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7" office:value-type="float">
            <text:p>27</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4" office:value-type="float">
            <text:p>14</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22" office:value-type="float">
            <text:p>22</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Duurs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0" office:value-type="float">
            <text:p>20</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11"/>
          <table:table-cell ns41:value-type="float" table:style-name="ce49" office:value="42" office:value-type="float">
            <text:p>42</text:p>
          </table:table-cell>
          <table:table-cell ns41:value-type="float" table:style-name="ce49" office:value="25" office:value-type="float">
            <text:p>25</text:p>
          </table:table-cell>
          <table:table-cell table:style-name="ce49" table:number-columns-repeated="20"/>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Balloo</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1" office:value-type="float">
            <text:p>51</text:p>
          </table:table-cell>
          <table:table-cell ns41:value-type="float" table:style-name="ce49" office:value="132" office:value-type="float">
            <text:p>132</text:p>
          </table:table-cell>
          <table:table-cell ns41:value-type="float" table:style-name="ce49" office:value="114" office:value-type="float">
            <text:p>114</text:p>
          </table:table-cell>
          <table:table-cell ns41:value-type="float" table:style-name="ce49" office:value="125" office:value-type="float">
            <text:p>125</text:p>
          </table:table-cell>
          <table:table-cell ns41:value-type="float" table:style-name="ce49" office:value="105" office:value-type="float">
            <text:p>105</text:p>
          </table:table-cell>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4"/>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43" office:value-type="float">
            <text:p>43</text:p>
          </table:table-cell>
          <table:table-cell ns41:value-type="float" table:style-name="ce49" office:value="44" office:value-type="float">
            <text:p>44</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42" office:value-type="float">
            <text:p>4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28" office:value-type="float">
            <text:p>128</text:p>
          </table:table-cell>
          <table:table-cell ns41:value-type="float" table:style-name="ce49" office:value="110" office:value-type="float">
            <text:p>110</text:p>
          </table:table-cell>
          <table:table-cell table:style-name="ce49" table:number-columns-repeated="20"/>
          <table:table-cell ns41:value-type="float" office:value="2" table:style-name="ce49" table:number-columns-repeated="4"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5" office:value-type="float">
            <text:p>235</text:p>
          </table:table-cell>
          <table:table-cell ns41:value-type="float" table:style-name="ce49" office:value="6" office:value-type="float">
            <text:p>6</text:p>
          </table:table-cell>
          <table:table-cell table:style-name="ce49"/>
          <table:table-cell ns41:value-type="float" table:style-name="ce49" office:value="290" office:value-type="float">
            <text:p>290</text:p>
          </table:table-cell>
          <table:table-cell ns41:value-type="float" table:style-name="ce49" office:value="780" office:value-type="float">
            <text:p>780</text:p>
          </table:table-cell>
          <table:table-cell ns41:value-type="float" table:style-name="ce49" office:value="736" office:value-type="float">
            <text:p>736</text:p>
          </table:table-cell>
          <table:table-cell ns41:value-type="float" table:style-name="ce49" office:value="721" office:value-type="float">
            <text:p>721</text:p>
          </table:table-cell>
          <table:table-cell ns41:value-type="float" table:style-name="ce49" office:value="702" office:value-type="float">
            <text:p>702</text:p>
          </table:table-cell>
          <table:table-cell ns41:value-type="float" table:style-name="ce49" office:value="48" office:value-type="float">
            <text:p>48</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510" office:value-type="float">
            <text:p>510</text:p>
          </table:table-cell>
          <table:table-cell ns41:value-type="float" table:style-name="ce49" office:value="458" office:value-type="float">
            <text:p>458</text:p>
          </table:table-cell>
          <table:table-cell ns41:value-type="float" table:style-name="ce49" office:value="238" office:value-type="float">
            <text:p>238</text:p>
          </table:table-cell>
          <table:table-cell ns41:value-type="float" table:style-name="ce49" office:value="239" office:value-type="float">
            <text:p>239</text:p>
          </table:table-cell>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488" office:value-type="float">
            <text:p>488</text:p>
          </table:table-cell>
          <table:table-cell ns41:value-type="float" table:style-name="ce49" office:value="494" office:value-type="float">
            <text:p>494</text:p>
          </table:table-cell>
          <table:table-cell ns41:value-type="float" table:style-name="ce49" office:value="241" office:value-type="float">
            <text:p>241</text:p>
          </table:table-cell>
          <table:table-cell ns41:value-type="float" table:style-name="ce49" office:value="210" office:value-type="float">
            <text:p>210</text:p>
          </table:table-cell>
          <table:table-cell ns41:value-type="float" table:style-name="ce49" office:value="33" office:value-type="float">
            <text:p>33</text:p>
          </table:table-cell>
          <table:table-cell ns41:value-type="float" table:style-name="ce49" office:value="29" office:value-type="float">
            <text:p>29</text:p>
          </table:table-cell>
          <table:table-cell table:style-name="ce49"/>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752" office:value-type="float">
            <text:p>752</text:p>
          </table:table-cell>
          <table:table-cell ns41:value-type="float" table:style-name="ce49" office:value="708" office:value-type="float">
            <text:p>708</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6" office:value-type="float">
            <text:p>6</text:p>
          </table:table-cell>
          <table:table-cell ns41:value-type="float" office:value="9" table:style-name="ce49" table:number-columns-repeated="2" office:value-type="float">
            <text:p>9</text:p>
          </table:table-cell>
          <table:table-cell ns41:value-type="float" table:style-name="ce49" office:value="6" office:value-type="float">
            <text:p>6</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Gijsselte</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3"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Hees.</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6"/>
          <table:table-cell ns41:value-type="float" table:style-name="ce49" office:value="21" office:value-type="float">
            <text:p>21</text:p>
          </table:table-cell>
          <table:table-cell ns41:value-type="float" table:style-name="ce49" office:value="15" office:value-type="float">
            <text:p>15</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Oldenhaven</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35" office:value-type="float">
            <text:p>35</text:p>
          </table:table-cell>
          <table:table-cell ns41:value-type="float" table:style-name="ce49" office:value="53" office:value-type="float">
            <text:p>53</text:p>
          </table:table-cell>
          <table:table-cell ns41:value-type="float" table:style-name="ce49" office:value="33" office:value-type="float">
            <text:p>33</text:p>
          </table:table-cell>
          <table:table-cell ns41:value-type="float" table:style-name="ce49" office:value="49" office:value-type="float">
            <text:p>49</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35" office:value-type="float">
            <text:p>35</text:p>
          </table:table-cell>
          <table:table-cell ns41:value-type="float" office:value="14" table:style-name="ce49" table:number-columns-repeated="2" office:value-type="float">
            <text:p>1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8" office:value-type="float">
            <text:p>28</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10"/>
          <table:table-cell ns41:value-type="float" table:style-name="ce49" office:value="34" office:value-type="float">
            <text:p>34</text:p>
          </table:table-cell>
          <table:table-cell ns41:value-type="float" table:style-name="ce49" office:value="52" office:value-type="float">
            <text:p>52</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de Wijd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2" office:value-type="float">
            <text:p>2</text:p>
          </table:table-cell>
          <table:table-cell table:style-name="ce49"/>
          <table:table-cell ns41:value-type="float" table:style-name="ce49" office:value="4" office:value-type="float">
            <text:p>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3" office:value-type="float">
            <text:p>3</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rmweiden</text:p>
          </table:table-cell>
          <table:table-cell table:style-name="Default"/>
          <table:table-cell ns41:value-type="float" table:style-name="ce35" office:value="45" office:value-type="float">
            <text:p>45</text:p>
          </table:table-cell>
          <table:table-cell table:style-name="ce49" table:number-columns-repeated="2"/>
          <table:table-cell ns41:value-type="float" table:style-name="ce49" office:value="50" office:value-type="float">
            <text:p>50</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7" office:value-type="float">
            <text:p>117</text:p>
          </table:table-cell>
          <table:table-cell ns41:value-type="float" table:style-name="ce49" office:value="94" office:value-type="float">
            <text:p>9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50" office:value-type="float">
            <text:p>50</text:p>
          </table:table-cell>
          <table:table-cell ns41:value-type="float" table:style-name="ce49" office:value="42" office:value-type="float">
            <text:p>42</text:p>
          </table:table-cell>
          <table:table-cell ns41:value-type="float" table:style-name="ce49" office:value="41" office:value-type="float">
            <text:p>41</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86" office:value-type="float">
            <text:p>86</text:p>
          </table:table-cell>
          <table:table-cell ns41:value-type="float" table:style-name="ce49" office:value="67" office:value-type="float">
            <text:p>67</text:p>
          </table:table-cell>
          <table:table-cell ns41:value-type="float" table:style-name="ce49" office:value="28" office:value-type="float">
            <text:p>28</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table:style-name="ce49" office:value="116" office:value-type="float">
            <text:p>116</text:p>
          </table:table-cell>
          <table:table-cell ns41:value-type="float" table:style-name="ce49" office:value="94" office:value-type="float">
            <text:p>94</text:p>
          </table:table-cell>
          <table:table-cell table:style-name="ce49" table:number-columns-repeated="3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het Dorp</text:p>
          </table:table-cell>
          <table:table-cell table:style-name="Default"/>
          <table:table-cell ns41:value-type="float" table:style-name="ce35" office:value="134" office:value-type="float">
            <text:p>134</text:p>
          </table:table-cell>
          <table:table-cell ns41:value-type="float" table:style-name="ce49" office:value="4" office:value-type="float">
            <text:p>4</text:p>
          </table:table-cell>
          <table:table-cell table:style-name="ce49"/>
          <table:table-cell ns41:value-type="float" table:style-name="ce49" office:value="180" office:value-type="float">
            <text:p>180</text:p>
          </table:table-cell>
          <table:table-cell ns41:value-type="float" table:style-name="ce49" office:value="413" office:value-type="float">
            <text:p>413</text:p>
          </table:table-cell>
          <table:table-cell ns41:value-type="float" table:style-name="ce49" office:value="398" office:value-type="float">
            <text:p>398</text:p>
          </table:table-cell>
          <table:table-cell ns41:value-type="float" table:style-name="ce49" office:value="410" office:value-type="float">
            <text:p>410</text:p>
          </table:table-cell>
          <table:table-cell ns41:value-type="float" table:style-name="ce49" office:value="392" office:value-type="float">
            <text:p>392</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263" office:value-type="float">
            <text:p>263</text:p>
          </table:table-cell>
          <table:table-cell ns41:value-type="float" table:style-name="ce49" office:value="226" office:value-type="float">
            <text:p>226</text:p>
          </table:table-cell>
          <table:table-cell ns41:value-type="float" table:style-name="ce49" office:value="133" office:value-type="float">
            <text:p>133</text:p>
          </table:table-cell>
          <table:table-cell ns41:value-type="float" table:style-name="ce49" office:value="135" office:value-type="float">
            <text:p>135</text:p>
          </table:table-cell>
          <table:table-cell ns41:value-type="float" table:style-name="ce49" office:value="17" office:value-type="float">
            <text:p>17</text:p>
          </table:table-cell>
          <table:table-cell ns41:value-type="float" table:style-name="ce49" office:value="37" office:value-type="float">
            <text:p>37</text:p>
          </table:table-cell>
          <table:table-cell ns41:value-type="float" table:style-name="ce49" office:value="310" office:value-type="float">
            <text:p>310</text:p>
          </table:table-cell>
          <table:table-cell ns41:value-type="float" table:style-name="ce49" office:value="285" office:value-type="float">
            <text:p>285</text:p>
          </table:table-cell>
          <table:table-cell ns41:value-type="float" table:style-name="ce49" office:value="72" office:value-type="float">
            <text:p>7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94" office:value-type="float">
            <text:p>394</text:p>
          </table:table-cell>
          <table:table-cell ns41:value-type="float" table:style-name="ce49" office:value="375" office:value-type="float">
            <text:p>375</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nholt</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5"/>
          <table:table-cell ns41:value-type="float" table:style-name="ce49" office:value="7" office:value-type="float">
            <text:p>7</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office:value="6" table:style-name="ce49" table:number-columns-repeated="2" office:value-type="float">
            <text:p>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Kralo</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6"/>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Nui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3" office:value-type="float">
            <text:p>2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11" office:value-type="float">
            <text:p>11</text:p>
          </table:table-cell>
          <table:table-cell table:style-name="ce49" table:number-columns-repeated="6"/>
          <table:table-cell ns41:value-type="float" table:style-name="ce49" office:value="18" office:value-type="float">
            <text:p>18</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Pesse</text:p>
          </table:table-cell>
          <table:table-cell table:style-name="Default"/>
          <table:table-cell ns41:value-type="float" table:style-name="ce35" office:value="31" office:value-type="float">
            <text:p>31</text:p>
          </table:table-cell>
          <table:table-cell ns41:value-type="float" table:style-name="ce49" office:value="2" office:value-type="float">
            <text:p>2</text:p>
          </table:table-cell>
          <table:table-cell table:style-name="ce49"/>
          <table:table-cell ns41:value-type="float" table:style-name="ce49" office:value="36" office:value-type="float">
            <text:p>36</text:p>
          </table:table-cell>
          <table:table-cell ns41:value-type="float" table:style-name="ce49" office:value="109" office:value-type="float">
            <text:p>109</text:p>
          </table:table-cell>
          <table:table-cell ns41:value-type="float" table:style-name="ce49" office:value="85" office:value-type="float">
            <text:p>85</text:p>
          </table:table-cell>
          <table:table-cell ns41:value-type="float" table:style-name="ce49" office:value="105" office:value-type="float">
            <text:p>105</text:p>
          </table:table-cell>
          <table:table-cell ns41:value-type="float" table:style-name="ce49" office:value="82" office:value-type="float">
            <text:p>8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79" office:value-type="float">
            <text:p>79</text:p>
          </table:table-cell>
          <table:table-cell ns41:value-type="float" table:style-name="ce49" office:value="53" office:value-type="float">
            <text:p>53</text:p>
          </table:table-cell>
          <table:table-cell ns41:value-type="float" office:value="26" table:style-name="ce49" table:number-columns-repeated="2" office:value-type="float">
            <text:p>2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4" office:value-type="float">
            <text:p>74</text:p>
          </table:table-cell>
          <table:table-cell ns41:value-type="float" table:style-name="ce49" office:value="53" office:value-type="float">
            <text:p>53</text:p>
          </table:table-cell>
          <table:table-cell ns41:value-type="float" table:style-name="ce49" office:value="31" office:value-type="float">
            <text:p>31</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85" office:value-type="float">
            <text:p>85</text:p>
          </table:table-cell>
          <table:table-cell table:style-name="ce49" table:number-columns-repeated="13"/>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Stuifzant</text:p>
          </table:table-cell>
          <table:table-cell table:style-name="Default"/>
          <table:table-cell ns41:value-type="float" table:style-name="ce35" office:value="51" office:value-type="float">
            <text:p>51</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1" office:value-type="float">
            <text:p>141</text:p>
          </table:table-cell>
          <table:table-cell ns41:value-type="float" table:style-name="ce49" office:value="125" office:value-type="float">
            <text:p>125</text:p>
          </table:table-cell>
          <table:table-cell ns41:value-type="float" table:style-name="ce49" office:value="133" office:value-type="float">
            <text:p>133</text:p>
          </table:table-cell>
          <table:table-cell ns41:value-type="float" table:style-name="ce49" office:value="120" office:value-type="float">
            <text:p>120</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96" office:value-type="float">
            <text:p>96</text:p>
          </table:table-cell>
          <table:table-cell ns41:value-type="float" table:style-name="ce49" office:value="72" office:value-type="float">
            <text:p>72</text:p>
          </table:table-cell>
          <table:table-cell ns41:value-type="float" table:style-name="ce49" office:value="43" office:value-type="float">
            <text:p>43</text:p>
          </table:table-cell>
          <table:table-cell ns41:value-type="float" table:style-name="ce49" office:value="42" office:value-type="float">
            <text:p>42</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66" office:value-type="float">
            <text:p>66</text:p>
          </table:table-cell>
          <table:table-cell ns41:value-type="float" table:style-name="ce49" office:value="58" office:value-type="float">
            <text:p>58</text:p>
          </table:table-cell>
          <table:table-cell ns41:value-type="float" table:style-name="ce49" office:value="67" office:value-type="float">
            <text:p>67</text:p>
          </table:table-cell>
          <table:table-cell ns41:value-type="float" table:style-name="ce49" office:value="62" office:value-type="float">
            <text:p>62</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123" office:value-type="float">
            <text:p>123</text:p>
          </table:table-cell>
          <table:table-cell ns41:value-type="float" table:style-name="ce49" office:value="104" office:value-type="float">
            <text:p>104</text:p>
          </table:table-cell>
          <table:table-cell table:style-name="ce49" table:number-columns-repeated="20"/>
          <table:table-cell ns41:value-type="float" table:style-name="ce49" office:value="18" office:value-type="float">
            <text:p>18</text:p>
          </table:table-cell>
          <table:table-cell ns41:value-type="float" table:style-name="ce49" office:value="21"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Fluitenberg</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6" office:value-type="float">
            <text:p>16</text:p>
          </table:table-cell>
          <table:table-cell ns41:value-type="float" table:style-name="ce49" office:value="43" office:value-type="float">
            <text:p>43</text:p>
          </table:table-cell>
          <table:table-cell ns41:value-type="float" table:style-name="ce49" office:value="35" office:value-type="float">
            <text:p>35</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8" office:value-type="float">
            <text:p>28</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6" office:value-type="float">
            <text:p>36</text:p>
          </table:table-cell>
          <table:table-cell ns41:value-type="float" table:style-name="ce49" office:value="31" office:value-type="float">
            <text:p>31</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Kalenberg</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5" office:value-type="float">
            <text:p>5</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1"/>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Echten</text:p>
          </table:table-cell>
          <table:table-cell table:style-name="Default"/>
          <table:table-cell ns41:value-type="float" table:style-name="ce35" office:value="28" office:value-type="float">
            <text:p>28</text:p>
          </table:table-cell>
          <table:table-cell ns41:value-type="float" table:style-name="ce49" office:value="2" office:value-type="float">
            <text:p>2</text:p>
          </table:table-cell>
          <table:table-cell table:style-name="ce49"/>
          <table:table-cell ns41:value-type="float" table:style-name="ce49" office:value="32" office:value-type="float">
            <text:p>32</text:p>
          </table:table-cell>
          <table:table-cell ns41:value-type="float" table:style-name="ce49" office:value="96" office:value-type="float">
            <text:p>96</text:p>
          </table:table-cell>
          <table:table-cell ns41:value-type="float" table:style-name="ce49" office:value="95" office:value-type="float">
            <text:p>95</text:p>
          </table:table-cell>
          <table:table-cell ns41:value-type="float" table:style-name="ce49" office:value="90" office:value-type="float">
            <text:p>90</text:p>
          </table:table-cell>
          <table:table-cell ns41:value-type="float" table:style-name="ce49" office:value="92" office:value-type="float">
            <text:p>92</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2"/>
          <table:table-cell ns41:value-type="float" office:value="1" table:style-name="ce49" table:number-columns-repeated="2" office:value-type="float">
            <text:p>1</text:p>
          </table:table-cell>
          <table:table-cell ns41:value-type="float" office:value="65" table:style-name="ce49" table:number-columns-repeated="2" office:value-type="float">
            <text:p>6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6" office:value-type="float">
            <text:p>46</text:p>
          </table:table-cell>
          <table:table-cell ns41:value-type="float" table:style-name="ce49" office:value="59" office:value-type="float">
            <text:p>5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85" office:value-type="float">
            <text:p>85</text:p>
          </table:table-cell>
          <table:table-cell ns41:value-type="float" table:style-name="ce49" office:value="91" office:value-type="float">
            <text:p>91</text:p>
          </table:table-cell>
          <table:table-cell ns41:value-type="float" table:style-name="ce49" office:value="1" office:value-type="float">
            <text:p>1</text:p>
          </table:table-cell>
          <table:table-cell table:style-name="ce49" table:number-columns-repeated="19"/>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Rheebruggen</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4"/>
          <table:table-cell ns41:value-type="float" table:style-name="ce49" office:value="8" office:value-type="float">
            <text:p>8</text:p>
          </table:table-cell>
          <table:table-cell ns41:value-type="float" table:style-name="ce49" office:value="9" office:value-type="float">
            <text:p>9</text:p>
          </table:table-cell>
          <table:table-cell ns41:value-type="float" office:value="2" table:style-name="ce49" table:number-columns-repeated="2" office:value-type="float">
            <text:p>2</text:p>
          </table:table-cell>
          <table:table-cell table:style-name="ce49"/>
          <table:table-cell ns41:value-type="float" office:value="2" table:style-name="ce49" table:number-columns-repeated="2" office:value-type="float">
            <text:p>2</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2"/>
          <table:table-cell ns41:value-type="float" table:style-name="ce49" office:value="10" office:value-type="float">
            <text:p>10</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nsen</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88" office:value-type="float">
            <text:p>88</text:p>
          </table:table-cell>
          <table:table-cell ns41:value-type="float" table:style-name="ce49" office:value="71" office:value-type="float">
            <text:p>71</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4"/>
          <table:table-cell ns41:value-type="float" table:style-name="ce49" office:value="68" office:value-type="float">
            <text:p>68</text:p>
          </table:table-cell>
          <table:table-cell ns41:value-type="float" table:style-name="ce49" office:value="46" office:value-type="float">
            <text:p>46</text:p>
          </table:table-cell>
          <table:table-cell ns41:value-type="float" office:value="18" table:style-name="ce49" table:number-columns-repeated="2" office:value-type="float">
            <text:p>18</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70" office:value-type="float">
            <text:p>70</text:p>
          </table:table-cell>
          <table:table-cell ns41:value-type="float" table:style-name="ce49" office:value="52" office:value-type="float">
            <text:p>52</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88" office:value-type="float">
            <text:p>88</text:p>
          </table:table-cell>
          <table:table-cell ns41:value-type="float" table:style-name="ce49" office:value="71" office:value-type="float">
            <text:p>7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69" office:value-type="float">
            <text:p>369</text:p>
          </table:table-cell>
          <table:table-cell ns41:value-type="float" table:style-name="ce49" office:value="10" office:value-type="float">
            <text:p>10</text:p>
          </table:table-cell>
          <table:table-cell table:style-name="ce49"/>
          <table:table-cell ns41:value-type="float" table:style-name="ce49" office:value="440" office:value-type="float">
            <text:p>440</text:p>
          </table:table-cell>
          <table:table-cell ns41:value-type="float" table:style-name="ce52" office:value="1164" office:value-type="float">
            <text:p>1,164</text:p>
          </table:table-cell>
          <table:table-cell ns41:value-type="float" table:style-name="ce52" office:value="1056" office:value-type="float">
            <text:p>1,056</text:p>
          </table:table-cell>
          <table:table-cell ns41:value-type="float" table:style-name="ce52" office:value="1130" office:value-type="float">
            <text:p>1,130</text:p>
          </table:table-cell>
          <table:table-cell ns41:value-type="float" table:style-name="ce52" office:value="1025" office:value-type="float">
            <text:p>1,025</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772" office:value-type="float">
            <text:p>772</text:p>
          </table:table-cell>
          <table:table-cell ns41:value-type="float" table:style-name="ce49" office:value="628" office:value-type="float">
            <text:p>628</text:p>
          </table:table-cell>
          <table:table-cell ns41:value-type="float" table:style-name="ce49" office:value="347" office:value-type="float">
            <text:p>347</text:p>
          </table:table-cell>
          <table:table-cell ns41:value-type="float" table:style-name="ce49" office:value="345" office:value-type="float">
            <text:p>345</text:p>
          </table:table-cell>
          <table:table-cell ns41:value-type="float" table:style-name="ce49" office:value="45" office:value-type="float">
            <text:p>45</text:p>
          </table:table-cell>
          <table:table-cell ns41:value-type="float" table:style-name="ce49" office:value="83" office:value-type="float">
            <text:p>83</text:p>
          </table:table-cell>
          <table:table-cell ns41:value-type="float" table:style-name="ce49" office:value="765" office:value-type="float">
            <text:p>765</text:p>
          </table:table-cell>
          <table:table-cell ns41:value-type="float" table:style-name="ce49" office:value="698" office:value-type="float">
            <text:p>698</text:p>
          </table:table-cell>
          <table:table-cell ns41:value-type="float" table:style-name="ce49" office:value="323" office:value-type="float">
            <text:p>323</text:p>
          </table:table-cell>
          <table:table-cell ns41:value-type="float" table:style-name="ce49" office:value="305" office:value-type="float">
            <text:p>305</text:p>
          </table:table-cell>
          <table:table-cell ns41:value-type="float" table:style-name="ce49" office:value="68" office:value-type="float">
            <text:p>68</text:p>
          </table:table-cell>
          <table:table-cell ns41:value-type="float" table:style-name="ce49" office:value="51" office:value-type="float">
            <text:p>5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52" office:value="1100" office:value-type="float">
            <text:p>1,100</text:p>
          </table:table-cell>
          <table:table-cell ns41:value-type="float" table:style-name="ce49" office:value="997" office:value-type="float">
            <text:p>997</text:p>
          </table:table-cell>
          <table:table-cell ns41:value-type="float" table:style-name="ce49" office:value="1" office:value-type="float">
            <text:p>1</text:p>
          </table:table-cell>
          <table:table-cell table:style-name="ce49" table:number-columns-repeated="7"/>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5" office:value-type="float">
            <text:p>45</text:p>
          </table:table-cell>
          <table:table-cell ns41:value-type="float" table:style-name="ce49" office:value="43" office:value-type="float">
            <text:p>4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Oosteinde</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0" office:value-type="float">
            <text:p>110</text:p>
          </table:table-cell>
          <table:table-cell ns41:value-type="float" table:style-name="ce49" office:value="89" office:value-type="float">
            <text:p>89</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7" office:value-type="float">
            <text:p>87</text:p>
          </table:table-cell>
          <table:table-cell ns41:value-type="float" table:style-name="ce49" office:value="67" office:value-type="float">
            <text:p>67</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87" office:value-type="float">
            <text:p>87</text:p>
          </table:table-cell>
          <table:table-cell ns41:value-type="float" table:style-name="ce49" office:value="62" office:value-type="float">
            <text:p>62</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4" office:value-type="float">
            <text:p>114</text:p>
          </table:table-cell>
          <table:table-cell ns41:value-type="float" table:style-name="ce49" office:value="92" office:value-type="float">
            <text:p>92</text:p>
          </table:table-cell>
          <table:table-cell table:style-name="ce49" table:number-columns-repeated="20"/>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Ruige Kluft</text:p>
          </table:table-cell>
          <table:table-cell table:style-name="Default"/>
          <table:table-cell ns41:value-type="float" table:style-name="ce35" office:value="46" office:value-type="float">
            <text:p>46</text:p>
          </table:table-cell>
          <table:table-cell table:style-name="ce49" table:number-columns-repeated="2"/>
          <table:table-cell ns41:value-type="float" table:style-name="ce49" office:value="47" office:value-type="float">
            <text:p>47</text:p>
          </table:table-cell>
          <table:table-cell ns41:value-type="float" table:style-name="ce49" office:value="123" office:value-type="float">
            <text:p>123</text:p>
          </table:table-cell>
          <table:table-cell ns41:value-type="float" table:style-name="ce49" office:value="126" office:value-type="float">
            <text:p>126</text:p>
          </table:table-cell>
          <table:table-cell ns41:value-type="float" table:style-name="ce49" office:value="118" office:value-type="float">
            <text:p>118</text:p>
          </table:table-cell>
          <table:table-cell ns41:value-type="float" table:style-name="ce49" office:value="116" office:value-type="float">
            <text:p>116</text:p>
          </table:table-cell>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89" office:value-type="float">
            <text:p>89</text:p>
          </table:table-cell>
          <table:table-cell ns41:value-type="float" table:style-name="ce49" office:value="81" office:value-type="float">
            <text:p>81</text:p>
          </table:table-cell>
          <table:table-cell ns41:value-type="float" table:style-name="ce49" office:value="23" office:value-type="float">
            <text:p>23</text:p>
          </table:table-cell>
          <table:table-cell ns41:value-type="float" table:style-name="ce49" office:value="31" office:value-type="float">
            <text:p>31</text:p>
          </table:table-cell>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2" office:value-type="float">
            <text:p>102</text:p>
          </table:table-cell>
          <table:table-cell ns41:value-type="float" table:style-name="ce49" office:value="105" office:value-type="float">
            <text:p>105</text:p>
          </table:table-cell>
          <table:table-cell table:style-name="ce49" table:number-columns-repeated="20"/>
          <table:table-cell ns41:value-type="float" office:value="21" table:style-name="ce49" table:number-columns-repeated="2"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Kale Kluft</text:p>
          </table:table-cell>
          <table:table-cell table:style-name="Default"/>
          <table:table-cell ns41:value-type="float" table:style-name="ce35" office:value="61" office:value-type="float">
            <text:p>61</text:p>
          </table:table-cell>
          <table:table-cell ns41:value-type="float" table:style-name="ce49" office:value="3" office:value-type="float">
            <text:p>3</text:p>
          </table:table-cell>
          <table:table-cell table:style-name="ce49"/>
          <table:table-cell ns41:value-type="float" table:style-name="ce49" office:value="64" office:value-type="float">
            <text:p>64</text:p>
          </table:table-cell>
          <table:table-cell ns41:value-type="float" table:style-name="ce49" office:value="155" office:value-type="float">
            <text:p>155</text:p>
          </table:table-cell>
          <table:table-cell ns41:value-type="float" table:style-name="ce49" office:value="153" office:value-type="float">
            <text:p>153</text:p>
          </table:table-cell>
          <table:table-cell ns41:value-type="float" office:value="148" table:style-name="ce49" table:number-columns-repeated="2" office:value-type="float">
            <text:p>148</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4"/>
          <table:table-cell ns41:value-type="float" table:style-name="ce49" office:value="100" office:value-type="float">
            <text:p>100</text:p>
          </table:table-cell>
          <table:table-cell ns41:value-type="float" table:style-name="ce49" office:value="92" office:value-type="float">
            <text:p>92</text:p>
          </table:table-cell>
          <table:table-cell ns41:value-type="float" office:value="51" table:style-name="ce49" table:number-columns-repeated="2" office:value-type="float">
            <text:p>51</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115" office:value-type="float">
            <text:p>115</text:p>
          </table:table-cell>
          <table:table-cell ns41:value-type="float" table:style-name="ce49" office:value="118" office:value-type="float">
            <text:p>118</text:p>
          </table:table-cell>
          <table:table-cell ns41:value-type="float" table:style-name="ce49" office:value="33" office:value-type="float">
            <text:p>33</text:p>
          </table:table-cell>
          <table:table-cell ns41:value-type="float" table:style-name="ce49" office:value="28" office:value-type="float">
            <text:p>28</text:p>
          </table:table-cell>
          <table:table-cell ns41:value-type="float" office:value="7" table:style-name="ce49" table:number-columns-repeated="2" office:value-type="float">
            <text:p>7</text:p>
          </table:table-cell>
          <table:table-cell table:style-name="ce49" table:number-columns-repeated="10"/>
          <table:table-cell ns41:value-type="float" table:style-name="ce49" office:value="136" office:value-type="float">
            <text:p>136</text:p>
          </table:table-cell>
          <table:table-cell ns41:value-type="float" table:style-name="ce49" office:value="134" office:value-type="float">
            <text:p>134</text:p>
          </table:table-cell>
          <table:table-cell table:style-name="ce49" table:number-columns-repeated="2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Dijkhuizen</text:p>
          </table:table-cell>
          <table:table-cell table:style-name="Default"/>
          <table:table-cell ns41:value-type="float" table:style-name="ce35" office:value="76" office:value-type="float">
            <text:p>76</text:p>
          </table:table-cell>
          <table:table-cell ns41:value-type="float" table:style-name="ce49" office:value="3" office:value-type="float">
            <text:p>3</text:p>
          </table:table-cell>
          <table:table-cell table:style-name="ce49"/>
          <table:table-cell ns41:value-type="float" table:style-name="ce49" office:value="77" office:value-type="float">
            <text:p>77</text:p>
          </table:table-cell>
          <table:table-cell ns41:value-type="float" table:style-name="ce49" office:value="190" office:value-type="float">
            <text:p>190</text:p>
          </table:table-cell>
          <table:table-cell ns41:value-type="float" table:style-name="ce49" office:value="166" office:value-type="float">
            <text:p>166</text:p>
          </table:table-cell>
          <table:table-cell ns41:value-type="float" table:style-name="ce49" office:value="178" office:value-type="float">
            <text:p>178</text:p>
          </table:table-cell>
          <table:table-cell ns41:value-type="float" table:style-name="ce49" office:value="163" office:value-type="float">
            <text:p>163</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office:value="60" table:style-name="ce49" table:number-columns-repeated="2" office:value-type="float">
            <text:p>60</text:p>
          </table:table-cell>
          <table:table-cell ns41:value-type="float" table:style-name="ce49" office:value="13" office:value-type="float">
            <text:p>13</text:p>
          </table:table-cell>
          <table:table-cell ns41:value-type="float" table:style-name="ce49" office:value="11" office:value-type="float">
            <text:p>11</text:p>
          </table:table-cell>
          <table:table-cell ns41:value-type="float" table:style-name="ce49" office:value="119" office:value-type="float">
            <text:p>119</text:p>
          </table:table-cell>
          <table:table-cell ns41:value-type="float" table:style-name="ce49" office:value="104" office:value-type="float">
            <text:p>104</text:p>
          </table:table-cell>
          <table:table-cell ns41:value-type="float" table:style-name="ce49" office:value="44" office:value-type="float">
            <text:p>44</text:p>
          </table:table-cell>
          <table:table-cell ns41:value-type="float" table:style-name="ce49" office:value="46" office:value-type="float">
            <text:p>46</text:p>
          </table:table-cell>
          <table:table-cell ns41:value-type="float" table:style-name="ce49" office:value="25" office:value-type="float">
            <text:p>25</text:p>
          </table:table-cell>
          <table:table-cell ns41:value-type="float" table:style-name="ce49" office:value="16" office:value-type="float">
            <text:p>16</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9" office:value-type="float">
            <text:p>169</text:p>
          </table:table-cell>
          <table:table-cell ns41:value-type="float" table:style-name="ce49" office:value="146" office:value-type="float">
            <text:p>146</text:p>
          </table:table-cell>
          <table:table-cell table:style-name="ce49" table:number-columns-repeated="20"/>
          <table:table-cell ns41:value-type="float" table:style-name="ce49" office:value="21" office:value-type="float">
            <text:p>21</text:p>
          </table:table-cell>
          <table:table-cell ns41:value-type="float" table:style-name="ce49" office:value="20" office:value-type="float">
            <text:p>2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Buiterhuiz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6"/>
          <table:table-cell ns41:value-type="float" table:style-name="ce49" office:value="13" office:value-type="float">
            <text:p>13</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office:value="1" table:style-name="ce49" table:number-columns-repeated="2" office:value-type="float">
            <text:p>1</text:p>
          </table:table-cell>
          <table:table-cell ns41:value-type="float" table:style-name="ce49" office:value="18" office:value-type="float">
            <text:p>18</text:p>
          </table:table-cell>
          <table:table-cell ns41:value-type="float" table:style-name="ce49" office:value="11" office:value-type="float">
            <text:p>11</text:p>
          </table:table-cell>
          <table:table-cell table:style-name="ce49"/>
          <table:table-cell ns41:value-type="float" table:style-name="ce49" office:value="3" office:value-type="float">
            <text:p>3</text:p>
          </table:table-cell>
          <table:table-cell table:style-name="ce49" table:number-columns-repeated="12"/>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Blijdenstein</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2" office:value-type="float">
            <text:p>12</text:p>
          </table:table-cell>
          <table:table-cell ns41:value-type="float" office:value="11" table:style-name="ce49" table:number-columns-repeated="3" office:value-type="float">
            <text:p>11</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Kraal</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5" office:value-type="float">
            <text:p>15</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1" office:value-type="float">
            <text:p>11</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table:style-name="ce49"/>
          <table:table-cell ns41:value-type="float" table:style-name="ce49" office:value="3" office:value-type="float">
            <text:p>3</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office:value="15" table:style-name="ce49" table:number-columns-repeated="2" office:value-type="float">
            <text:p>15</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Haagswold</text:p>
          </table:table-cell>
          <table:table-cell table:style-name="Default"/>
          <table:table-cell ns41:value-type="float" table:style-name="ce35" office:value="24" office:value-type="float">
            <text:p>24</text:p>
          </table:table-cell>
          <table:table-cell ns41:value-type="float" table:style-name="ce49" office:value="3" office:value-type="float">
            <text:p>3</text:p>
          </table:table-cell>
          <table:table-cell table:style-name="ce49"/>
          <table:table-cell ns41:value-type="float" table:style-name="ce49" office:value="25" office:value-type="float">
            <text:p>25</text:p>
          </table:table-cell>
          <table:table-cell ns41:value-type="float" table:style-name="ce49" office:value="52" office:value-type="float">
            <text:p>52</text:p>
          </table:table-cell>
          <table:table-cell ns41:value-type="float" table:style-name="ce49" office:value="56" office:value-type="float">
            <text:p>56</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office:value="3" table:style-name="ce49" table:number-columns-repeated="2" office:value-type="float">
            <text:p>3</text:p>
          </table:table-cell>
          <table:table-cell table:style-name="ce49" table:number-columns-repeated="4"/>
          <table:table-cell ns41:value-type="float" office:value="36" table:style-name="ce49" table:number-columns-repeated="2" office:value-type="float">
            <text:p>36</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1" office:value-type="float">
            <text:p>51</text:p>
          </table:table-cell>
          <table:table-cell ns41:value-type="float" table:style-name="ce49" office:value="54" office:value-type="float">
            <text:p>54</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Tweelo</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23" office:value-type="float">
            <text:p>23</text:p>
          </table:table-cell>
          <table:table-cell ns41:value-type="float" table:style-name="ce49" office:value="54" office:value-type="float">
            <text:p>54</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52" office:value-type="float">
            <text:p>52</text:p>
          </table:table-cell>
          <table:table-cell table:style-name="ce49" table:number-columns-repeated="6"/>
          <table:table-cell ns41:value-type="float" table:style-name="ce49" office:value="35" office:value-type="float">
            <text:p>35</text:p>
          </table:table-cell>
          <table:table-cell ns41:value-type="float" table:style-name="ce49" office:value="24" office:value-type="float">
            <text:p>24</text:p>
          </table:table-cell>
          <table:table-cell ns41:value-type="float" office:value="18" table:style-name="ce49" table:number-columns-repeated="2" office:value-type="float">
            <text:p>18</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49" office:value-type="float">
            <text:p>49</text:p>
          </table:table-cell>
          <table:table-cell ns41:value-type="float" table:style-name="ce49" office:value="50" office:value-type="float">
            <text:p>50</text:p>
          </table:table-cell>
          <table:table-cell table:style-name="ce49" table:number-columns-repeated="20"/>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Broekhuizen</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4" office:value-type="float">
            <text:p>34</text:p>
          </table:table-cell>
          <table:table-cell ns41:value-type="float" table:style-name="ce49" office:value="106" office:value-type="float">
            <text:p>106</text:p>
          </table:table-cell>
          <table:table-cell ns41:value-type="float" table:style-name="ce49" office:value="99" office:value-type="float">
            <text:p>99</text:p>
          </table:table-cell>
          <table:table-cell ns41:value-type="float" table:style-name="ce49" office:value="98" office:value-type="float">
            <text:p>98</text:p>
          </table:table-cell>
          <table:table-cell ns41:value-type="float" table:style-name="ce49" office:value="88" office:value-type="float">
            <text:p>88</text:p>
          </table:table-cell>
          <table:table-cell ns41:value-type="float" table:style-name="ce49" office:value="8" office:value-type="float">
            <text:p>8</text:p>
          </table:table-cell>
          <table:table-cell ns41:value-type="float" table:style-name="ce49" office:value="11" office:value-type="float">
            <text:p>11</text:p>
          </table:table-cell>
          <table:table-cell table:style-name="ce49" table:number-columns-repeated="4"/>
          <table:table-cell ns41:value-type="float" table:style-name="ce49" office:value="75" office:value-type="float">
            <text:p>75</text:p>
          </table:table-cell>
          <table:table-cell ns41:value-type="float" table:style-name="ce49" office:value="68" office:value-type="float">
            <text:p>68</text:p>
          </table:table-cell>
          <table:table-cell ns41:value-type="float" office:value="29" table:style-name="ce49" table:number-columns-repeated="2" office:value-type="float">
            <text:p>29</text:p>
          </table:table-cell>
          <table:table-cell ns41:value-type="float" office:value="2" table:style-name="ce49" table:number-columns-repeated="2" office:value-type="float">
            <text:p>2</text:p>
          </table:table-cell>
          <table:table-cell ns41:value-type="float" table:style-name="ce49" office:value="83" office:value-type="float">
            <text:p>83</text:p>
          </table:table-cell>
          <table:table-cell ns41:value-type="float" table:style-name="ce49" office:value="61" office:value-type="float">
            <text:p>61</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10"/>
          <table:table-cell ns41:value-type="float" table:style-name="ce49" office:value="92" office:value-type="float">
            <text:p>92</text:p>
          </table:table-cell>
          <table:table-cell ns41:value-type="float" table:style-name="ce49" office:value="89" office:value-type="float">
            <text:p>89</text:p>
          </table:table-cell>
          <table:table-cell table:style-name="ce49" table:number-columns-repeated="20"/>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Weerwill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04" office:value-type="float">
            <text:p>104</text:p>
          </table:table-cell>
          <table:table-cell ns41:value-type="float" table:style-name="ce49" office:value="90" office:value-type="float">
            <text:p>90</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1" office:value-type="float">
            <text:p>71</text:p>
          </table:table-cell>
          <table:table-cell ns41:value-type="float" table:style-name="ce49" office:value="49" office:value-type="float">
            <text:p>49</text:p>
          </table:table-cell>
          <table:table-cell ns41:value-type="float" office:value="33" table:style-name="ce49" table:number-columns-repeated="2" office:value-type="float">
            <text:p>33</text:p>
          </table:table-cell>
          <table:table-cell table:style-name="ce49"/>
          <table:table-cell ns41:value-type="float" table:style-name="ce49" office:value="8" office:value-type="float">
            <text:p>8</text:p>
          </table:table-cell>
          <table:table-cell ns41:value-type="float" table:style-name="ce49" office:value="71" office:value-type="float">
            <text:p>71</text:p>
          </table:table-cell>
          <table:table-cell ns41:value-type="float" table:style-name="ce49" office:value="57" office:value-type="float">
            <text:p>57</text:p>
          </table:table-cell>
          <table:table-cell ns41:value-type="float" table:style-name="ce49" office:value="26" office:value-type="float">
            <text:p>26</text:p>
          </table:table-cell>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5" office:value-type="float">
            <text:p>15</text:p>
          </table:table-cell>
          <table:table-cell table:style-name="ce49" table:number-columns-repeated="10"/>
          <table:table-cell ns41:value-type="float" table:style-name="ce49" office:value="56" office:value-type="float">
            <text:p>56</text:p>
          </table:table-cell>
          <table:table-cell ns41:value-type="float" table:style-name="ce49" office:value="47" office:value-type="float">
            <text:p>47</text:p>
          </table:table-cell>
          <table:table-cell table:style-name="ce49" table:number-columns-repeated="20"/>
          <table:table-cell ns41:value-type="float" table:style-name="ce49" office:value="48" office:value-type="float">
            <text:p>48</text:p>
          </table:table-cell>
          <table:table-cell ns41:value-type="float" table:style-name="ce49" office:value="43" office:value-type="float">
            <text:p>4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56" office:value-type="float">
            <text:p>356</text:p>
          </table:table-cell>
          <table:table-cell ns41:value-type="float" table:style-name="ce49" office:value="14" office:value-type="float">
            <text:p>14</text:p>
          </table:table-cell>
          <table:table-cell table:style-name="ce49"/>
          <table:table-cell ns41:value-type="float" table:style-name="ce49" office:value="364" office:value-type="float">
            <text:p>364</text:p>
          </table:table-cell>
          <table:table-cell ns41:value-type="float" table:style-name="ce49" office:value="949" office:value-type="float">
            <text:p>949</text:p>
          </table:table-cell>
          <table:table-cell ns41:value-type="float" table:style-name="ce49" office:value="880" office:value-type="float">
            <text:p>880</text:p>
          </table:table-cell>
          <table:table-cell ns41:value-type="float" table:style-name="ce49" office:value="903" office:value-type="float">
            <text:p>903</text:p>
          </table:table-cell>
          <table:table-cell ns41:value-type="float" table:style-name="ce49" office:value="838" office:value-type="float">
            <text:p>838</text:p>
          </table:table-cell>
          <table:table-cell ns41:value-type="float" table:style-name="ce49" office:value="46" office:value-type="float">
            <text:p>46</text:p>
          </table:table-cell>
          <table:table-cell ns41:value-type="float" table:style-name="ce49" office:value="42" office:value-type="float">
            <text:p>4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35" office:value-type="float">
            <text:p>635</text:p>
          </table:table-cell>
          <table:table-cell ns41:value-type="float" table:style-name="ce49" office:value="538" office:value-type="float">
            <text:p>538</text:p>
          </table:table-cell>
          <table:table-cell ns41:value-type="float" office:value="281" table:style-name="ce49" table:number-columns-repeated="2" office:value-type="float">
            <text:p>281</text:p>
          </table:table-cell>
          <table:table-cell ns41:value-type="float" table:style-name="ce49" office:value="33" office:value-type="float">
            <text:p>33</text:p>
          </table:table-cell>
          <table:table-cell ns41:value-type="float" table:style-name="ce49" office:value="61" office:value-type="float">
            <text:p>61</text:p>
          </table:table-cell>
          <table:table-cell ns41:value-type="float" table:style-name="ce49" office:value="682" office:value-type="float">
            <text:p>682</text:p>
          </table:table-cell>
          <table:table-cell ns41:value-type="float" table:style-name="ce49" office:value="581" office:value-type="float">
            <text:p>581</text:p>
          </table:table-cell>
          <table:table-cell ns41:value-type="float" table:style-name="ce49" office:value="199" office:value-type="float">
            <text:p>199</text:p>
          </table:table-cell>
          <table:table-cell ns41:value-type="float" table:style-name="ce49" office:value="229" office:value-type="float">
            <text:p>229</text:p>
          </table:table-cell>
          <table:table-cell ns41:value-type="float" table:style-name="ce49" office:value="64" office:value-type="float">
            <text:p>64</text:p>
          </table:table-cell>
          <table:table-cell ns41:value-type="float" table:style-name="ce49" office:value="70" office:value-type="float">
            <text:p>70</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814" office:value-type="float">
            <text:p>814</text:p>
          </table:table-cell>
          <table:table-cell ns41:value-type="float" table:style-name="ce49" office:value="757" office:value-type="float">
            <text:p>757</text:p>
          </table:table-cell>
          <table:table-cell table:style-name="ce49" table:number-columns-repeated="20"/>
          <table:table-cell ns41:value-type="float" table:style-name="ce49" office:value="133" office:value-type="float">
            <text:p>133</text:p>
          </table:table-cell>
          <table:table-cell ns41:value-type="float" table:style-name="ce49" office:value="123" office:value-type="float">
            <text:p>123</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Noord-Sleen</text:p>
          </table:table-cell>
          <table:table-cell table:style-name="Default"/>
          <table:table-cell ns41:value-type="float" table:style-name="ce35" office:value="60" office:value-type="float">
            <text:p>60</text:p>
          </table:table-cell>
          <table:table-cell ns41:value-type="float" table:style-name="ce49" office:value="1" office:value-type="float">
            <text:p>1</text:p>
          </table:table-cell>
          <table:table-cell table:style-name="ce49"/>
          <table:table-cell ns41:value-type="float" table:style-name="ce49" office:value="61" office:value-type="float">
            <text:p>61</text:p>
          </table:table-cell>
          <table:table-cell ns41:value-type="float" table:style-name="ce49" office:value="182" office:value-type="float">
            <text:p>182</text:p>
          </table:table-cell>
          <table:table-cell ns41:value-type="float" table:style-name="ce49" office:value="141" office:value-type="float">
            <text:p>141</text:p>
          </table:table-cell>
          <table:table-cell ns41:value-type="float" table:style-name="ce49" office:value="178" office:value-type="float">
            <text:p>178</text:p>
          </table:table-cell>
          <table:table-cell ns41:value-type="float" table:style-name="ce49" office:value="141" office:value-type="float">
            <text:p>141</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26" office:value-type="float">
            <text:p>126</text:p>
          </table:table-cell>
          <table:table-cell ns41:value-type="float" table:style-name="ce49" office:value="83" office:value-type="float">
            <text:p>83</text:p>
          </table:table-cell>
          <table:table-cell ns41:value-type="float" office:value="46" table:style-name="ce49" table:number-columns-repeated="2" office:value-type="float">
            <text:p>46</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9" office:value-type="float">
            <text:p>109</text:p>
          </table:table-cell>
          <table:table-cell ns41:value-type="float" table:style-name="ce49" office:value="69" office:value-type="float">
            <text:p>69</text:p>
          </table:table-cell>
          <table:table-cell ns41:value-type="float" table:style-name="ce49" office:value="64" office:value-type="float">
            <text:p>64</text:p>
          </table:table-cell>
          <table:table-cell ns41:value-type="float" table:style-name="ce49" office:value="68" office:value-type="float">
            <text:p>68</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35" office:value-type="float">
            <text:p>135</text:p>
          </table:table-cell>
          <table:table-cell table:style-name="ce49" table:number-columns-repeated="20"/>
          <table:table-cell ns41:value-type="float" table:style-name="ce49" office:value="14" office:value-type="float">
            <text:p>14</text:p>
          </table:table-cell>
          <table:table-cell ns41:value-type="float" table:style-name="ce49" office:value="6" office:value-type="float">
            <text:p>6</text:p>
          </table:table-cell>
          <table:table-cell table:style-name="ce49" table:number-columns-repeated="8"/>
          <table:table-cell ns41:value-type="float" table:style-name="ce49" office:value="20" office:value-type="float">
            <text:p>20</text:p>
          </table:table-cell>
          <table:table-cell ns41:value-type="float" table:style-name="ce49" office:value="15" office:value-type="float">
            <text:p>1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Het Dorp</text:p>
          </table:table-cell>
          <table:table-cell table:style-name="Default"/>
          <table:table-cell ns41:value-type="float" table:style-name="ce35" office:value="70" office:value-type="float">
            <text:p>70</text:p>
          </table:table-cell>
          <table:table-cell ns41:value-type="float" table:style-name="ce49" office:value="2" office:value-type="float">
            <text:p>2</text:p>
          </table:table-cell>
          <table:table-cell table:style-name="ce49"/>
          <table:table-cell ns41:value-type="float" table:style-name="ce49" office:value="77" office:value-type="float">
            <text:p>77</text:p>
          </table:table-cell>
          <table:table-cell ns41:value-type="float" table:style-name="ce49" office:value="188" office:value-type="float">
            <text:p>188</text:p>
          </table:table-cell>
          <table:table-cell ns41:value-type="float" table:style-name="ce49" office:value="168" office:value-type="float">
            <text:p>168</text:p>
          </table:table-cell>
          <table:table-cell ns41:value-type="float" table:style-name="ce49" office:value="183" office:value-type="float">
            <text:p>183</text:p>
          </table:table-cell>
          <table:table-cell ns41:value-type="float" table:style-name="ce49" office:value="161" office:value-type="float">
            <text:p>16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4" office:value-type="float">
            <text:p>114</text:p>
          </table:table-cell>
          <table:table-cell ns41:value-type="float" table:style-name="ce49" office:value="93" office:value-type="float">
            <text:p>93</text:p>
          </table:table-cell>
          <table:table-cell ns41:value-type="float" table:style-name="ce49" office:value="61" office:value-type="float">
            <text:p>61</text:p>
          </table:table-cell>
          <table:table-cell ns41:value-type="float" table:style-name="ce49" office:value="60" office:value-type="float">
            <text:p>60</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26" office:value-type="float">
            <text:p>126</text:p>
          </table:table-cell>
          <table:table-cell ns41:value-type="float" table:style-name="ce49" office:value="102" office:value-type="float">
            <text:p>102</text:p>
          </table:table-cell>
          <table:table-cell ns41:value-type="float" table:style-name="ce49" office:value="44" office:value-type="float">
            <text:p>44</text:p>
          </table:table-cell>
          <table:table-cell ns41:value-type="float" table:style-name="ce49" office:value="59" office:value-type="float">
            <text:p>59</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52" office:value-type="float">
            <text:p>152</text:p>
          </table:table-cell>
          <table:table-cell table:style-name="ce49" table:number-columns-repeated="9"/>
          <table:table-cell ns41:value-type="float" table:style-name="ce49" office:value="1" office:value-type="float">
            <text:p>1</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Dephoor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3" office:value-type="float">
            <text:p>3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8" office:value-type="float">
            <text:p>28</text:p>
          </table:table-cell>
          <table:table-cell ns41:value-type="float" table:style-name="ce49" office:value="17" office:value-type="float">
            <text:p>17</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4"/>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43" office:value-type="float">
            <text:p>43</text:p>
          </table:table-cell>
          <table:table-cell ns41:value-type="float" table:style-name="ce49" office:value="32" office:value-type="float">
            <text:p>3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Erm</text:p>
          </table:table-cell>
          <table:table-cell table:style-name="Default"/>
          <table:table-cell ns41:value-type="float" table:style-name="ce35" office:value="84" office:value-type="float">
            <text:p>84</text:p>
          </table:table-cell>
          <table:table-cell ns41:value-type="float" table:style-name="ce49" office:value="1" office:value-type="float">
            <text:p>1</text:p>
          </table:table-cell>
          <table:table-cell table:style-name="ce49"/>
          <table:table-cell ns41:value-type="float" table:style-name="ce49" office:value="88" office:value-type="float">
            <text:p>88</text:p>
          </table:table-cell>
          <table:table-cell ns41:value-type="float" table:style-name="ce49" office:value="235" office:value-type="float">
            <text:p>235</text:p>
          </table:table-cell>
          <table:table-cell ns41:value-type="float" table:style-name="ce49" office:value="208" office:value-type="float">
            <text:p>208</text:p>
          </table:table-cell>
          <table:table-cell ns41:value-type="float" table:style-name="ce49" office:value="228" office:value-type="float">
            <text:p>228</text:p>
          </table:table-cell>
          <table:table-cell ns41:value-type="float" table:style-name="ce49" office:value="202" office:value-type="float">
            <text:p>202</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50" office:value-type="float">
            <text:p>150</text:p>
          </table:table-cell>
          <table:table-cell ns41:value-type="float" table:style-name="ce49" office:value="124" office:value-type="float">
            <text:p>124</text:p>
          </table:table-cell>
          <table:table-cell ns41:value-type="float" office:value="67" table:style-name="ce49" table:number-columns-repeated="2" office:value-type="float">
            <text:p>6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60" office:value-type="float">
            <text:p>160</text:p>
          </table:table-cell>
          <table:table-cell ns41:value-type="float" table:style-name="ce49" office:value="146" office:value-type="float">
            <text:p>146</text:p>
          </table:table-cell>
          <table:table-cell ns41:value-type="float" table:style-name="ce49" office:value="64" office:value-type="float">
            <text:p>64</text:p>
          </table:table-cell>
          <table:table-cell ns41:value-type="float" table:style-name="ce49" office:value="59" office:value-type="float">
            <text:p>59</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227" office:value-type="float">
            <text:p>227</text:p>
          </table:table-cell>
          <table:table-cell ns41:value-type="float" table:style-name="ce49" office:value="204" office:value-type="float">
            <text:p>204</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Hool en 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8" office:value-type="float">
            <text:p>18</text:p>
          </table:table-cell>
          <table:table-cell ns41:value-type="float" table:style-name="ce49" office:value="42" office:value-type="float">
            <text:p>42</text:p>
          </table:table-cell>
          <table:table-cell ns41:value-type="float" table:style-name="ce49" office:value="36" office:value-type="float">
            <text:p>36</text:p>
          </table:table-cell>
          <table:table-cell ns41:value-type="float" table:style-name="ce49" office:value="35" office:value-type="float">
            <text:p>35</text:p>
          </table:table-cell>
          <table:table-cell ns41:value-type="float" table:style-name="ce49" office:value="36" office:value-type="float">
            <text:p>36</text:p>
          </table:table-cell>
          <table:table-cell ns41:value-type="float" table:style-name="ce49" office:value="7" office:value-type="float">
            <text:p>7</text:p>
          </table:table-cell>
          <table:table-cell table:style-name="ce49" table:number-columns-repeated="5"/>
          <table:table-cell ns41:value-type="float" table:style-name="ce49" office:value="26" office:value-type="float">
            <text:p>26</text:p>
          </table:table-cell>
          <table:table-cell ns41:value-type="float" table:style-name="ce49" office:value="20" office:value-type="float">
            <text:p>20</text:p>
          </table:table-cell>
          <table:table-cell ns41:value-type="float" office:value="12" table:style-name="ce49" table:number-columns-repeated="2" office:value-type="float">
            <text:p>12</text:p>
          </table:table-cell>
          <table:table-cell ns41:value-type="float" office:value="4" table:style-name="ce49" table:number-columns-repeated="2" office:value-type="float">
            <text:p>4</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42" office:value-type="float">
            <text:p>42</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48" office:value-type="float">
            <text:p>248</text:p>
          </table:table-cell>
          <table:table-cell ns41:value-type="float" table:style-name="ce49" office:value="4" office:value-type="float">
            <text:p>4</text:p>
          </table:table-cell>
          <table:table-cell table:style-name="ce49"/>
          <table:table-cell ns41:value-type="float" table:style-name="ce49" office:value="261" office:value-type="float">
            <text:p>261</text:p>
          </table:table-cell>
          <table:table-cell ns41:value-type="float" table:style-name="ce49" office:value="691" office:value-type="float">
            <text:p>691</text:p>
          </table:table-cell>
          <table:table-cell ns41:value-type="float" table:style-name="ce49" office:value="587" office:value-type="float">
            <text:p>587</text:p>
          </table:table-cell>
          <table:table-cell ns41:value-type="float" table:style-name="ce49" office:value="668" office:value-type="float">
            <text:p>668</text:p>
          </table:table-cell>
          <table:table-cell ns41:value-type="float" table:style-name="ce49" office:value="573" office:value-type="float">
            <text:p>573</text:p>
          </table:table-cell>
          <table:table-cell ns41:value-type="float" table:style-name="ce49" office:value="22" office:value-type="float">
            <text:p>22</text:p>
          </table:table-cell>
          <table:table-cell ns41:value-type="float" table:style-name="ce49" office:value="14" office:value-type="float">
            <text:p>14</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444" office:value-type="float">
            <text:p>444</text:p>
          </table:table-cell>
          <table:table-cell ns41:value-type="float" table:style-name="ce49" office:value="337" office:value-type="float">
            <text:p>337</text:p>
          </table:table-cell>
          <table:table-cell ns41:value-type="float" table:style-name="ce49" office:value="201" office:value-type="float">
            <text:p>201</text:p>
          </table:table-cell>
          <table:table-cell ns41:value-type="float" table:style-name="ce49" office:value="200" office:value-type="float">
            <text:p>200</text:p>
          </table:table-cell>
          <table:table-cell ns41:value-type="float" table:style-name="ce49" office:value="46" office:value-type="float">
            <text:p>46</text:p>
          </table:table-cell>
          <table:table-cell ns41:value-type="float" table:style-name="ce49" office:value="50" office:value-type="float">
            <text:p>50</text:p>
          </table:table-cell>
          <table:table-cell ns41:value-type="float" table:style-name="ce49" office:value="445" office:value-type="float">
            <text:p>445</text:p>
          </table:table-cell>
          <table:table-cell ns41:value-type="float" table:style-name="ce49" office:value="354" office:value-type="float">
            <text:p>354</text:p>
          </table:table-cell>
          <table:table-cell ns41:value-type="float" table:style-name="ce49" office:value="203" office:value-type="float">
            <text:p>203</text:p>
          </table:table-cell>
          <table:table-cell ns41:value-type="float" table:style-name="ce49" office:value="215" office:value-type="float">
            <text:p>215</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28" office:value-type="float">
            <text:p>28</text:p>
          </table:table-cell>
          <table:table-cell ns41:value-type="float" table:style-name="ce49" office:value="5" office:value-type="float">
            <text:p>5</text:p>
          </table:table-cell>
          <table:table-cell table:style-name="ce49" table:number-columns-repeated="6"/>
          <table:table-cell ns41:value-type="float" table:style-name="ce49" office:value="648" office:value-type="float">
            <text:p>648</text:p>
          </table:table-cell>
          <table:table-cell ns41:value-type="float" table:style-name="ce49" office:value="559" office:value-type="float">
            <text:p>559</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A Buurtschap Kloosterveen</text:p>
          </table:table-cell>
          <table:table-cell table:style-name="Default"/>
          <table:table-cell ns41:value-type="float" table:style-name="ce35" office:value="258" office:value-type="float">
            <text:p>258</text:p>
          </table:table-cell>
          <table:table-cell ns41:value-type="float" table:style-name="ce49" office:value="6" office:value-type="float">
            <text:p>6</text:p>
          </table:table-cell>
          <table:table-cell table:style-name="ce49"/>
          <table:table-cell ns41:value-type="float" table:style-name="ce49" office:value="350" office:value-type="float">
            <text:p>350</text:p>
          </table:table-cell>
          <table:table-cell ns41:value-type="float" table:style-name="ce49" office:value="784" office:value-type="float">
            <text:p>784</text:p>
          </table:table-cell>
          <table:table-cell ns41:value-type="float" table:style-name="ce49" office:value="863" office:value-type="float">
            <text:p>863</text:p>
          </table:table-cell>
          <table:table-cell ns41:value-type="float" table:style-name="ce49" office:value="755" office:value-type="float">
            <text:p>755</text:p>
          </table:table-cell>
          <table:table-cell ns41:value-type="float" table:style-name="ce49" office:value="835" office:value-type="float">
            <text:p>835</text:p>
          </table:table-cell>
          <table:table-cell ns41:value-type="float" table:style-name="ce49" office:value="29" office:value-type="float">
            <text:p>29</text:p>
          </table:table-cell>
          <table:table-cell ns41:value-type="float" table:style-name="ce49" office:value="27" office:value-type="float">
            <text:p>27</text:p>
          </table:table-cell>
          <table:table-cell table:style-name="ce49"/>
          <table:table-cell ns41:value-type="float" table:style-name="ce49" office:value="1" office:value-type="float">
            <text:p>1</text:p>
          </table:table-cell>
          <table:table-cell ns41:value-type="float" table:style-name="ce49" office:value="22" office:value-type="float">
            <text:p>22</text:p>
          </table:table-cell>
          <table:table-cell ns41:value-type="float" table:style-name="ce49" office:value="8" office:value-type="float">
            <text:p>8</text:p>
          </table:table-cell>
          <table:table-cell ns41:value-type="float" table:style-name="ce49" office:value="475" office:value-type="float">
            <text:p>475</text:p>
          </table:table-cell>
          <table:table-cell ns41:value-type="float" table:style-name="ce49" office:value="526" office:value-type="float">
            <text:p>526</text:p>
          </table:table-cell>
          <table:table-cell ns41:value-type="float" table:style-name="ce49" office:value="275" office:value-type="float">
            <text:p>275</text:p>
          </table:table-cell>
          <table:table-cell ns41:value-type="float" table:style-name="ce49" office:value="277" office:value-type="float">
            <text:p>277</text:p>
          </table:table-cell>
          <table:table-cell ns41:value-type="float" table:style-name="ce49" office:value="34" office:value-type="float">
            <text:p>34</text:p>
          </table:table-cell>
          <table:table-cell ns41:value-type="float" table:style-name="ce49" office:value="60" office:value-type="float">
            <text:p>60</text:p>
          </table:table-cell>
          <table:table-cell ns41:value-type="float" table:style-name="ce49" office:value="529" office:value-type="float">
            <text:p>529</text:p>
          </table:table-cell>
          <table:table-cell ns41:value-type="float" table:style-name="ce49" office:value="577" office:value-type="float">
            <text:p>577</text:p>
          </table:table-cell>
          <table:table-cell ns41:value-type="float" table:style-name="ce49" office:value="107" office:value-type="float">
            <text:p>107</text:p>
          </table:table-cell>
          <table:table-cell ns41:value-type="float" table:style-name="ce49" office:value="96" office:value-type="float">
            <text:p>96</text:p>
          </table:table-cell>
          <table:table-cell ns41:value-type="float" table:style-name="ce49" office:value="140" office:value-type="float">
            <text:p>140</text:p>
          </table:table-cell>
          <table:table-cell ns41:value-type="float" table:style-name="ce49" office:value="186" office:value-type="float">
            <text:p>186</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553" office:value-type="float">
            <text:p>553</text:p>
          </table:table-cell>
          <table:table-cell ns41:value-type="float" table:style-name="ce49" office:value="611" office:value-type="float">
            <text:p>611</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167" office:value-type="float">
            <text:p>167</text:p>
          </table:table-cell>
          <table:table-cell ns41:value-type="float" table:style-name="ce49" office:value="189" office:value-type="float">
            <text:p>189</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6"/>
          <table:table-cell ns41:value-type="float" table:style-name="ce49" office:value="47" office:value-type="float">
            <text:p>47</text:p>
          </table:table-cell>
          <table:table-cell ns41:value-type="float" table:style-name="ce49" office:value="55" office:value-type="float">
            <text:p>5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A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6"/>
          <table:table-cell ns41:value-type="float" table:style-name="ce49" office:value="10" office:value-type="float">
            <text:p>10</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number-columns-repeated="10"/>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B Buurtschap Bovensmelde</text:p>
          </table:table-cell>
          <table:table-cell table:style-name="Default"/>
          <table:table-cell ns41:value-type="float" table:style-name="ce35" office:value="161" office:value-type="float">
            <text:p>161</text:p>
          </table:table-cell>
          <table:table-cell ns41:value-type="float" table:style-name="ce49" office:value="4" office:value-type="float">
            <text:p>4</text:p>
          </table:table-cell>
          <table:table-cell table:style-name="ce49"/>
          <table:table-cell ns41:value-type="float" table:style-name="ce49" office:value="205" office:value-type="float">
            <text:p>205</text:p>
          </table:table-cell>
          <table:table-cell ns41:value-type="float" table:style-name="ce49" office:value="526" office:value-type="float">
            <text:p>526</text:p>
          </table:table-cell>
          <table:table-cell ns41:value-type="float" table:style-name="ce49" office:value="551" office:value-type="float">
            <text:p>551</text:p>
          </table:table-cell>
          <table:table-cell ns41:value-type="float" table:style-name="ce49" office:value="516" office:value-type="float">
            <text:p>516</text:p>
          </table:table-cell>
          <table:table-cell ns41:value-type="float" table:style-name="ce49" office:value="541" office:value-type="float">
            <text:p>541</text:p>
          </table:table-cell>
          <table:table-cell ns41:value-type="float" office:value="10" table:style-name="ce49" table:number-columns-repeated="2" office:value-type="float">
            <text:p>10</text:p>
          </table:table-cell>
          <table:table-cell table:style-name="ce49" table:number-columns-repeated="2"/>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343" office:value-type="float">
            <text:p>343</text:p>
          </table:table-cell>
          <table:table-cell ns41:value-type="float" table:style-name="ce49" office:value="349" office:value-type="float">
            <text:p>349</text:p>
          </table:table-cell>
          <table:table-cell ns41:value-type="float" office:value="176" table:style-name="ce49" table:number-columns-repeated="2" office:value-type="float">
            <text:p>176</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51" office:value-type="float">
            <text:p>351</text:p>
          </table:table-cell>
          <table:table-cell ns41:value-type="float" table:style-name="ce49" office:value="339" office:value-type="float">
            <text:p>339</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95" office:value-type="float">
            <text:p>95</text:p>
          </table:table-cell>
          <table:table-cell ns41:value-type="float" table:style-name="ce49" office:value="141" office:value-type="float">
            <text:p>141</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446" office:value-type="float">
            <text:p>446</text:p>
          </table:table-cell>
          <table:table-cell ns41:value-type="float" table:style-name="ce49" office:value="477" office:value-type="float">
            <text:p>477</text:p>
          </table:table-cell>
          <table:table-cell table:style-name="ce49" table:number-columns-repeated="8"/>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6" office:value-type="float">
            <text:p>66</text:p>
          </table:table-cell>
          <table:table-cell ns41:value-type="float" table:style-name="ce49" office:value="59" office:value-type="float">
            <text:p>59</text:p>
          </table:table-cell>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C Buurtschap Hijkersmilde</text:p>
          </table:table-cell>
          <table:table-cell table:style-name="Default"/>
          <table:table-cell ns41:value-type="float" table:style-name="ce35" office:value="150" office:value-type="float">
            <text:p>150</text:p>
          </table:table-cell>
          <table:table-cell ns41:value-type="float" table:style-name="ce49" office:value="6" office:value-type="float">
            <text:p>6</text:p>
          </table:table-cell>
          <table:table-cell table:style-name="ce49"/>
          <table:table-cell ns41:value-type="float" table:style-name="ce49" office:value="218" office:value-type="float">
            <text:p>218</text:p>
          </table:table-cell>
          <table:table-cell ns41:value-type="float" table:style-name="ce49" office:value="512" office:value-type="float">
            <text:p>512</text:p>
          </table:table-cell>
          <table:table-cell ns41:value-type="float" table:style-name="ce49" office:value="504" office:value-type="float">
            <text:p>504</text:p>
          </table:table-cell>
          <table:table-cell ns41:value-type="float" table:style-name="ce49" office:value="490" office:value-type="float">
            <text:p>490</text:p>
          </table:table-cell>
          <table:table-cell ns41:value-type="float" table:style-name="ce49" office:value="475" office:value-type="float">
            <text:p>475</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11" office:value-type="float">
            <text:p>11</text:p>
          </table:table-cell>
          <table:table-cell ns41:value-type="float" table:style-name="ce49" office:value="333" office:value-type="float">
            <text:p>333</text:p>
          </table:table-cell>
          <table:table-cell ns41:value-type="float" table:style-name="ce49" office:value="295" office:value-type="float">
            <text:p>295</text:p>
          </table:table-cell>
          <table:table-cell ns41:value-type="float" table:style-name="ce49" office:value="162" office:value-type="float">
            <text:p>162</text:p>
          </table:table-cell>
          <table:table-cell ns41:value-type="float" table:style-name="ce49" office:value="173" office:value-type="float">
            <text:p>173</text:p>
          </table:table-cell>
          <table:table-cell ns41:value-type="float" table:style-name="ce49" office:value="17" office:value-type="float">
            <text:p>17</text:p>
          </table:table-cell>
          <table:table-cell ns41:value-type="float" table:style-name="ce49" office:value="36" office:value-type="float">
            <text:p>36</text:p>
          </table:table-cell>
          <table:table-cell ns41:value-type="float" table:style-name="ce49" office:value="340" office:value-type="float">
            <text:p>340</text:p>
          </table:table-cell>
          <table:table-cell ns41:value-type="float" table:style-name="ce49" office:value="288" office:value-type="float">
            <text:p>288</text:p>
          </table:table-cell>
          <table:table-cell ns41:value-type="float" table:style-name="ce49" office:value="68" office:value-type="float">
            <text:p>68</text:p>
          </table:table-cell>
          <table:table-cell ns41:value-type="float" table:style-name="ce49" office:value="92" office:value-type="float">
            <text:p>92</text:p>
          </table:table-cell>
          <table:table-cell ns41:value-type="float" table:style-name="ce49" office:value="93" office:value-type="float">
            <text:p>93</text:p>
          </table:table-cell>
          <table:table-cell ns41:value-type="float" table:style-name="ce49" office:value="119" office:value-type="float">
            <text:p>119</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12" office:value-type="float">
            <text:p>412</text:p>
          </table:table-cell>
          <table:table-cell ns41:value-type="float" table:style-name="ce49" office:value="400" office:value-type="float">
            <text:p>400</text:p>
          </table:table-cell>
          <table:table-cell table:style-name="ce49" table:number-columns-repeated="8"/>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69" office:value-type="float">
            <text:p>69</text:p>
          </table:table-cell>
          <table:table-cell ns41:value-type="float" table:style-name="ce49" office:value="68" office:value-type="float">
            <text:p>68</text:p>
          </table:table-cell>
          <table:table-cell ns41:value-type="float" office:value="7" table:style-name="ce49" table:number-columns-repeated="2" office:value-type="float">
            <text:p>7</text:p>
          </table:table-cell>
          <table:table-cell table:style-name="ce49" table:number-columns-repeated="6"/>
          <table:table-cell ns41:value-type="float" table:style-name="ce49" office:value="19" office:value-type="float">
            <text:p>19</text:p>
          </table:table-cell>
          <table:table-cell ns41:value-type="float" table:style-name="ce49" office:value="23" office:value-type="float">
            <text:p>2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20" office:value-type="string">
            <text:p><text:span text:style-name="T1"><text:a xlink:type="simple" xlink:href="#Eerste gedeelte.A371">Wijk C Militairen (Infanterie)</text:a></text:span></text:p>
          </table:table-cell>
          <table:table-cell table:style-name="Default"/>
          <table:table-cell table:style-name="ce35"/>
          <table:table-cell table:style-name="ce49" table:number-columns-repeated="3"/>
          <table:table-cell ns41:value-type="float" table:style-name="ce49" office:value="30" office:value-type="float">
            <text:p>30</text:p>
          </table:table-cell>
          <table:table-cell table:style-name="ce49" table:number-columns-repeated="5"/>
          <table:table-cell ns41:value-type="float" table:style-name="ce49" office:value="30" office:value-type="float">
            <text:p>30</text:p>
          </table:table-cell>
          <table:table-cell table:style-name="ce49" table:number-columns-repeated="3"/>
          <table:table-cell ns41:value-type="float" table:style-name="ce49" office:value="30" office:value-type="float">
            <text:p>30</text:p>
          </table:table-cell>
          <table:table-cell table:style-name="ce49" table:number-columns-repeated="9"/>
          <table:table-cell ns41:value-type="float" table:style-name="ce49" office:value="29" office:value-type="float">
            <text:p>29</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table:style-name="ce49"/>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Schepen</text:p>
          </table:table-cell>
          <table:table-cell table:style-name="Default"/>
          <table:table-cell table:style-name="ce35"/>
          <table:table-cell table:style-name="ce49"/>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52" office:value-type="float">
            <text:p>52</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31" office:value-type="float">
            <text:p>31</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2" office:value-type="float">
            <text:p>2</text:p>
          </table:table-cell>
          <table:table-cell table:style-name="ce49" table:number-columns-repeated="2"/>
          <table:table-cell ns41:value-type="float" table:style-name="ce49" office:value="34" office:value-type="float">
            <text:p>34</text:p>
          </table:table-cell>
          <table:table-cell ns41:value-type="float" table:style-name="ce49" office:value="22" office:value-type="float">
            <text:p>22</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table:style-name="ce49"/>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2" office:value-type="float">
            <text:p>1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35" office:value-type="float">
            <text:p>35</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H.S. Buurtschap Hoogersmilde</text:p>
          </table:table-cell>
          <table:table-cell table:style-name="Default"/>
          <table:table-cell ns41:value-type="float" table:style-name="ce42" office:value="106" office:value-type="float">
            <text:p>106</text:p>
          </table:table-cell>
          <table:table-cell ns41:value-type="float" table:style-name="ce49" office:value="2" office:value-type="float">
            <text:p>2</text:p>
          </table:table-cell>
          <table:table-cell table:style-name="ce49"/>
          <table:table-cell ns41:value-type="float" table:style-name="ce49" office:value="119" office:value-type="float">
            <text:p>119</text:p>
          </table:table-cell>
          <table:table-cell ns41:value-type="float" table:style-name="ce49" office:value="301" office:value-type="float">
            <text:p>301</text:p>
          </table:table-cell>
          <table:table-cell ns41:value-type="float" table:style-name="ce49" office:value="289" office:value-type="float">
            <text:p>289</text:p>
          </table:table-cell>
          <table:table-cell ns41:value-type="float" table:style-name="ce49" office:value="300" office:value-type="float">
            <text:p>300</text:p>
          </table:table-cell>
          <table:table-cell ns41:value-type="float" table:style-name="ce49" office:value="288" office:value-type="float">
            <text:p>288</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82" office:value-type="float">
            <text:p>182</text:p>
          </table:table-cell>
          <table:table-cell ns41:value-type="float" office:value="86" table:style-name="ce49" table:number-columns-repeated="2" office:value-type="float">
            <text:p>86</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36" office:value-type="float">
            <text:p>236</text:p>
          </table:table-cell>
          <table:table-cell ns41:value-type="float" table:style-name="ce49" office:value="206" office:value-type="float">
            <text:p>206</text:p>
          </table:table-cell>
          <table:table-cell ns41:value-type="float" table:style-name="ce49" office:value="44" office:value-type="float">
            <text:p>44</text:p>
          </table:table-cell>
          <table:table-cell ns41:value-type="float" table:style-name="ce49" office:value="64" office:value-type="float">
            <text:p>64</text:p>
          </table:table-cell>
          <table:table-cell ns41:value-type="float" office:value="19" table:style-name="ce49" table:number-columns-repeated="2" office:value-type="float">
            <text:p>19</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271" office:value-type="float">
            <text:p>271</text:p>
          </table:table-cell>
          <table:table-cell ns41:value-type="float" table:style-name="ce49" office:value="255" office:value-type="float">
            <text:p>255</text:p>
          </table:table-cell>
          <table:table-cell table:style-name="ce49" table:number-columns-repeated="20"/>
          <table:table-cell ns41:value-type="float" table:style-name="ce49" office:value="30" office:value-type="float">
            <text:p>30</text:p>
          </table:table-cell>
          <table:table-cell ns41:value-type="float" table:style-name="ce49" office:value="34" office:value-type="float">
            <text:p>3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676" office:value-type="float">
            <text:p>676</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918" office:value-type="float">
            <text:p>918</text:p>
          </table:table-cell>
          <table:table-cell ns41:value-type="float" table:style-name="ce52" office:value="2219" office:value-type="float">
            <text:p>2,219</text:p>
          </table:table-cell>
          <table:table-cell ns41:value-type="float" table:style-name="ce52" office:value="2272" office:value-type="float">
            <text:p>2,272</text:p>
          </table:table-cell>
          <table:table-cell ns41:value-type="float" table:style-name="ce52" office:value="2115" office:value-type="float">
            <text:p>2,115</text:p>
          </table:table-cell>
          <table:table-cell ns41:value-type="float" table:style-name="ce52" office:value="2198" office:value-type="float">
            <text:p>2,198</text:p>
          </table:table-cell>
          <table:table-cell ns41:value-type="float" table:style-name="ce49" office:value="64" office:value-type="float">
            <text:p>64</text:p>
          </table:table-cell>
          <table:table-cell ns41:value-type="float" table:style-name="ce49" office:value="66" office:value-type="float">
            <text:p>66</text:p>
          </table:table-cell>
          <table:table-cell ns41:value-type="float" table:style-name="ce49" office:value="40" office:value-type="float">
            <text:p>40</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42" office:value-type="float">
            <text:p>42</text:p>
          </table:table-cell>
          <table:table-cell ns41:value-type="float" table:style-name="ce52" office:value="1424" office:value-type="float">
            <text:p>1,424</text:p>
          </table:table-cell>
          <table:table-cell ns41:value-type="float" table:style-name="ce52" office:value="1387" office:value-type="float">
            <text:p>1,387</text:p>
          </table:table-cell>
          <table:table-cell ns41:value-type="float" table:style-name="ce49" office:value="717" office:value-type="float">
            <text:p>717</text:p>
          </table:table-cell>
          <table:table-cell ns41:value-type="float" table:style-name="ce49" office:value="730" office:value-type="float">
            <text:p>730</text:p>
          </table:table-cell>
          <table:table-cell ns41:value-type="float" table:style-name="ce49" office:value="78" office:value-type="float">
            <text:p>78</text:p>
          </table:table-cell>
          <table:table-cell ns41:value-type="float" table:style-name="ce49" office:value="155" office:value-type="float">
            <text:p>155</text:p>
          </table:table-cell>
          <table:table-cell ns41:value-type="float" table:style-name="ce52" office:value="1491" office:value-type="float">
            <text:p>1,491</text:p>
          </table:table-cell>
          <table:table-cell ns41:value-type="float" table:style-name="ce52" office:value="1441" office:value-type="float">
            <text:p>1,441</text:p>
          </table:table-cell>
          <table:table-cell ns41:value-type="float" table:style-name="ce49" office:value="302" office:value-type="float">
            <text:p>302</text:p>
          </table:table-cell>
          <table:table-cell ns41:value-type="float" table:style-name="ce49" office:value="335" office:value-type="float">
            <text:p>335</text:p>
          </table:table-cell>
          <table:table-cell ns41:value-type="float" table:style-name="ce49" office:value="397" office:value-type="float">
            <text:p>397</text:p>
          </table:table-cell>
          <table:table-cell ns41:value-type="float" table:style-name="ce49" office:value="483" office:value-type="float">
            <text:p>483</text:p>
          </table:table-cell>
          <table:table-cell ns41:value-type="float" table:style-name="ce49" office:value="1" office:value-type="float">
            <text:p>1</text:p>
          </table:table-cell>
          <table:table-cell table:style-name="ce49"/>
          <table:table-cell ns41:value-type="float" table:style-name="ce49" office:value="11" office:value-type="float">
            <text:p>11</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52" office:value="1764" office:value-type="float">
            <text:p>1,764</text:p>
          </table:table-cell>
          <table:table-cell ns41:value-type="float" table:style-name="ce52" office:value="1806" office:value-type="float">
            <text:p>1,806</text:p>
          </table:table-cell>
          <table:table-cell ns41:value-type="float" table:style-name="ce49" office:value="1" office:value-type="float">
            <text:p>1</text:p>
          </table:table-cell>
          <table:table-cell table:style-name="ce49" table:number-columns-repeated="7"/>
          <table:table-cell ns41:value-type="float" table:style-name="ce49" office:value="5" office:value-type="float">
            <text:p>5</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4" office:value-type="float">
            <text:p>4</text:p>
          </table:table-cell>
          <table:table-cell table:style-name="ce49" table:number-columns-repeated="6"/>
          <table:table-cell ns41:value-type="float" table:style-name="ce49" office:value="336" office:value-type="float">
            <text:p>336</text:p>
          </table:table-cell>
          <table:table-cell ns41:value-type="float" table:style-name="ce49" office:value="351" office:value-type="float">
            <text:p>351</text:p>
          </table:table-cell>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6"/>
          <table:table-cell ns41:value-type="float" table:style-name="ce49" office:value="66" office:value-type="float">
            <text:p>66</text:p>
          </table:table-cell>
          <table:table-cell ns41:value-type="float" table:style-name="ce49" office:value="78" office:value-type="float">
            <text:p>7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Buurtschap Nijensleek</text:p>
          </table:table-cell>
          <table:table-cell table:style-name="Default"/>
          <table:table-cell ns41:value-type="float" table:style-name="ce35" office:value="65" office:value-type="float">
            <text:p>65</text:p>
          </table:table-cell>
          <table:table-cell ns41:value-type="float" table:style-name="ce49" office:value="1" office:value-type="float">
            <text:p>1</text:p>
          </table:table-cell>
          <table:table-cell table:style-name="ce49"/>
          <table:table-cell ns41:value-type="float" table:style-name="ce49" office:value="79" office:value-type="float">
            <text:p>79</text:p>
          </table:table-cell>
          <table:table-cell ns41:value-type="float" table:style-name="ce49" office:value="206" office:value-type="float">
            <text:p>206</text:p>
          </table:table-cell>
          <table:table-cell ns41:value-type="float" table:style-name="ce49" office:value="181" office:value-type="float">
            <text:p>181</text:p>
          </table:table-cell>
          <table:table-cell ns41:value-type="float" table:style-name="ce49" office:value="200" office:value-type="float">
            <text:p>200</text:p>
          </table:table-cell>
          <table:table-cell ns41:value-type="float" table:style-name="ce49" office:value="174" office:value-type="float">
            <text:p>17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40" office:value-type="float">
            <text:p>140</text:p>
          </table:table-cell>
          <table:table-cell ns41:value-type="float" table:style-name="ce49" office:value="113" office:value-type="float">
            <text:p>113</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3" office:value-type="float">
            <text:p>133</text:p>
          </table:table-cell>
          <table:table-cell ns41:value-type="float" table:style-name="ce49" office:value="111" office:value-type="float">
            <text:p>111</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55" office:value-type="float">
            <text:p>55</text:p>
          </table:table-cell>
          <table:table-cell ns41:value-type="float" table:style-name="ce49" office:value="53" office:value-type="float">
            <text:p>53</text:p>
          </table:table-cell>
          <table:table-cell table:style-name="ce49" table:number-columns-repeated="10"/>
          <table:table-cell ns41:value-type="float" table:style-name="ce49" office:value="192" office:value-type="float">
            <text:p>192</text:p>
          </table:table-cell>
          <table:table-cell ns41:value-type="float" table:style-name="ce49" office:value="169" office:value-type="float">
            <text:p>169</text:p>
          </table:table-cell>
          <table:table-cell table:style-name="ce49" table:number-columns-repeated="20"/>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Het Dorp</text:p>
          </table:table-cell>
          <table:table-cell table:style-name="Default"/>
          <table:table-cell ns41:value-type="float" table:style-name="ce35" office:value="69" office:value-type="float">
            <text:p>69</text:p>
          </table:table-cell>
          <table:table-cell ns41:value-type="float" table:style-name="ce49" office:value="2" office:value-type="float">
            <text:p>2</text:p>
          </table:table-cell>
          <table:table-cell table:style-name="ce49"/>
          <table:table-cell ns41:value-type="float" table:style-name="ce49" office:value="86" office:value-type="float">
            <text:p>86</text:p>
          </table:table-cell>
          <table:table-cell ns41:value-type="float" table:style-name="ce49" office:value="208" office:value-type="float">
            <text:p>208</text:p>
          </table:table-cell>
          <table:table-cell ns41:value-type="float" table:style-name="ce49" office:value="191" office:value-type="float">
            <text:p>191</text:p>
          </table:table-cell>
          <table:table-cell ns41:value-type="float" table:style-name="ce49" office:value="198" office:value-type="float">
            <text:p>198</text:p>
          </table:table-cell>
          <table:table-cell ns41:value-type="float" table:style-name="ce49" office:value="183" office:value-type="float">
            <text:p>183</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2"/>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30" office:value-type="float">
            <text:p>130</text:p>
          </table:table-cell>
          <table:table-cell ns41:value-type="float" table:style-name="ce49" office:value="115" office:value-type="float">
            <text:p>115</text:p>
          </table:table-cell>
          <table:table-cell ns41:value-type="float" table:style-name="ce49" office:value="62" office:value-type="float">
            <text:p>62</text:p>
          </table:table-cell>
          <table:table-cell ns41:value-type="float" table:style-name="ce49" office:value="63" office:value-type="float">
            <text:p>63</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29" office:value-type="float">
            <text:p>129</text:p>
          </table:table-cell>
          <table:table-cell ns41:value-type="float" table:style-name="ce49" office:value="116" office:value-type="float">
            <text:p>116</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38" office:value-type="float">
            <text:p>38</text:p>
          </table:table-cell>
          <table:table-cell ns41:value-type="float" table:style-name="ce49" office:value="46" office:value-type="float">
            <text:p>46</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92" office:value-type="float">
            <text:p>192</text:p>
          </table:table-cell>
          <table:table-cell ns41:value-type="float" table:style-name="ce49" office:value="182" office:value-type="float">
            <text:p>1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6"/>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Buurtschap Doldersum</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7" office:value-type="float">
            <text:p>17</text:p>
          </table:table-cell>
          <table:table-cell ns41:value-type="float" table:style-name="ce49" office:value="49" office:value-type="float">
            <text:p>49</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27" office:value-type="float">
            <text:p>27</text:p>
          </table:table-cell>
          <table:table-cell ns41:value-type="float" office:value="14" table:style-name="ce49" table:number-columns-repeated="2" office:value-type="float">
            <text:p>14</text:p>
          </table:table-cell>
          <table:table-cell ns41:value-type="float" table:style-name="ce49" office:value="2" office:value-type="float">
            <text:p>2</text:p>
          </table:table-cell>
          <table:table-cell table:style-name="ce49"/>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10"/>
          <table:table-cell ns41:value-type="float" table:style-name="ce49" office:value="49" office:value-type="float">
            <text:p>49</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Frederiksoord</text:p>
          </table:table-cell>
          <table:table-cell table:style-name="Default"/>
          <table:table-cell ns41:value-type="float" table:style-name="ce35" office:value="201" office:value-type="float">
            <text:p>201</text:p>
          </table:table-cell>
          <table:table-cell ns41:value-type="float" table:style-name="ce49" office:value="3" office:value-type="float">
            <text:p>3</text:p>
          </table:table-cell>
          <table:table-cell table:style-name="ce49"/>
          <table:table-cell ns41:value-type="float" table:style-name="ce49" office:value="205" office:value-type="float">
            <text:p>205</text:p>
          </table:table-cell>
          <table:table-cell ns41:value-type="float" table:style-name="ce49" office:value="604" office:value-type="float">
            <text:p>604</text:p>
          </table:table-cell>
          <table:table-cell ns41:value-type="float" table:style-name="ce49" office:value="607" office:value-type="float">
            <text:p>607</text:p>
          </table:table-cell>
          <table:table-cell ns41:value-type="float" table:style-name="ce49" office:value="525" office:value-type="float">
            <text:p>525</text:p>
          </table:table-cell>
          <table:table-cell ns41:value-type="float" table:style-name="ce49" office:value="542" office:value-type="float">
            <text:p>542</text:p>
          </table:table-cell>
          <table:table-cell ns41:value-type="float" table:style-name="ce49" office:value="75" office:value-type="float">
            <text:p>75</text:p>
          </table:table-cell>
          <table:table-cell ns41:value-type="float" table:style-name="ce49" office:value="64" office:value-type="float">
            <text:p>6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411" office:value-type="float">
            <text:p>411</text:p>
          </table:table-cell>
          <table:table-cell ns41:value-type="float" table:style-name="ce49" office:value="403" office:value-type="float">
            <text:p>403</text:p>
          </table:table-cell>
          <table:table-cell ns41:value-type="float" table:style-name="ce49" office:value="169" office:value-type="float">
            <text:p>169</text:p>
          </table:table-cell>
          <table:table-cell ns41:value-type="float" table:style-name="ce49" office:value="166" office:value-type="float">
            <text:p>166</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188" office:value-type="float">
            <text:p>188</text:p>
          </table:table-cell>
          <table:table-cell ns41:value-type="float" table:style-name="ce49" office:value="186" office:value-type="float">
            <text:p>186</text:p>
          </table:table-cell>
          <table:table-cell ns41:value-type="float" table:style-name="ce49" office:value="19" office:value-type="float">
            <text:p>19</text:p>
          </table:table-cell>
          <table:table-cell ns41:value-type="float" table:style-name="ce49" office:value="26" office:value-type="float">
            <text:p>26</text:p>
          </table:table-cell>
          <table:table-cell ns41:value-type="float" table:style-name="ce49" office:value="379" office:value-type="float">
            <text:p>379</text:p>
          </table:table-cell>
          <table:table-cell ns41:value-type="float" table:style-name="ce49" office:value="388" office:value-type="float">
            <text:p>388</text:p>
          </table:table-cell>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425" office:value-type="float">
            <text:p>425</text:p>
          </table:table-cell>
          <table:table-cell ns41:value-type="float" table:style-name="ce49" office:value="439" office:value-type="float">
            <text:p>439</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7"/>
          <table:table-cell ns41:value-type="float" table:style-name="ce49" office:value="144" office:value-type="float">
            <text:p>144</text:p>
          </table:table-cell>
          <table:table-cell ns41:value-type="float" table:style-name="ce49" office:value="145" office:value-type="float">
            <text:p>145</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51" office:value-type="float">
            <text:p>351</text:p>
          </table:table-cell>
          <table:table-cell ns41:value-type="float" table:style-name="ce49" office:value="7" office:value-type="float">
            <text:p>7</text:p>
          </table:table-cell>
          <table:table-cell table:style-name="ce49"/>
          <table:table-cell ns41:value-type="float" table:style-name="ce49" office:value="387" office:value-type="float">
            <text:p>387</text:p>
          </table:table-cell>
          <table:table-cell ns41:value-type="float" table:style-name="ce52" office:value="1067" office:value-type="float">
            <text:p>1,067</text:p>
          </table:table-cell>
          <table:table-cell ns41:value-type="float" table:style-name="ce52" office:value="1020" office:value-type="float">
            <text:p>1,020</text:p>
          </table:table-cell>
          <table:table-cell ns41:value-type="float" table:style-name="ce49" office:value="968" office:value-type="float">
            <text:p>968</text:p>
          </table:table-cell>
          <table:table-cell ns41:value-type="float" table:style-name="ce49" office:value="938" office:value-type="float">
            <text:p>938</text:p>
          </table:table-cell>
          <table:table-cell ns41:value-type="float" table:style-name="ce49" office:value="95" office:value-type="float">
            <text:p>95</text:p>
          </table:table-cell>
          <table:table-cell ns41:value-type="float" table:style-name="ce49" office:value="81" office:value-type="float">
            <text:p>81</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714" office:value-type="float">
            <text:p>714</text:p>
          </table:table-cell>
          <table:table-cell ns41:value-type="float" table:style-name="ce49" office:value="658" office:value-type="float">
            <text:p>658</text:p>
          </table:table-cell>
          <table:table-cell ns41:value-type="float" table:style-name="ce49" office:value="302" office:value-type="float">
            <text:p>302</text:p>
          </table:table-cell>
          <table:table-cell ns41:value-type="float" table:style-name="ce49" office:value="301" office:value-type="float">
            <text:p>301</text:p>
          </table:table-cell>
          <table:table-cell ns41:value-type="float" table:style-name="ce49" office:value="51" office:value-type="float">
            <text:p>51</text:p>
          </table:table-cell>
          <table:table-cell ns41:value-type="float" table:style-name="ce49" office:value="61" office:value-type="float">
            <text:p>61</text:p>
          </table:table-cell>
          <table:table-cell ns41:value-type="float" table:style-name="ce49" office:value="476" office:value-type="float">
            <text:p>476</text:p>
          </table:table-cell>
          <table:table-cell ns41:value-type="float" table:style-name="ce49" office:value="437" office:value-type="float">
            <text:p>437</text:p>
          </table:table-cell>
          <table:table-cell ns41:value-type="float" table:style-name="ce49" office:value="89" office:value-type="float">
            <text:p>89</text:p>
          </table:table-cell>
          <table:table-cell ns41:value-type="float" table:style-name="ce49" office:value="83" office:value-type="float">
            <text:p>83</text:p>
          </table:table-cell>
          <table:table-cell ns41:value-type="float" table:style-name="ce49" office:value="480" office:value-type="float">
            <text:p>480</text:p>
          </table:table-cell>
          <table:table-cell ns41:value-type="float" table:style-name="ce49" office:value="493" office:value-type="float">
            <text:p>493</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858" office:value-type="float">
            <text:p>858</text:p>
          </table:table-cell>
          <table:table-cell ns41:value-type="float" table:style-name="ce49" office:value="831" office:value-type="float">
            <text:p>831</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5"/>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160" office:value-type="float">
            <text:p>160</text:p>
          </table:table-cell>
          <table:table-cell ns41:value-type="float" table:style-name="ce49" office:value="157" office:value-type="float">
            <text:p>157</text:p>
          </table:table-cell>
          <table:table-cell table:style-name="ce49" table:number-columns-repeated="6"/>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Dorp</text:p>
          </table:table-cell>
          <table:table-cell table:style-name="Default"/>
          <table:table-cell ns41:value-type="float" table:style-name="ce35" office:value="84" office:value-type="float">
            <text:p>84</text:p>
          </table:table-cell>
          <table:table-cell ns41:value-type="float" table:style-name="ce49" office:value="4" office:value-type="float">
            <text:p>4</text:p>
          </table:table-cell>
          <table:table-cell table:style-name="ce49"/>
          <table:table-cell ns41:value-type="float" table:style-name="ce49" office:value="92" office:value-type="float">
            <text:p>92</text:p>
          </table:table-cell>
          <table:table-cell ns41:value-type="float" table:style-name="ce49" office:value="229" office:value-type="float">
            <text:p>229</text:p>
          </table:table-cell>
          <table:table-cell ns41:value-type="float" table:style-name="ce49" office:value="200" office:value-type="float">
            <text:p>200</text:p>
          </table:table-cell>
          <table:table-cell ns41:value-type="float" table:style-name="ce49" office:value="221" office:value-type="float">
            <text:p>221</text:p>
          </table:table-cell>
          <table:table-cell ns41:value-type="float" table:style-name="ce49" office:value="200" office:value-type="float">
            <text:p>200</text:p>
          </table:table-cell>
          <table:table-cell ns41:value-type="float" table:style-name="ce49" office:value="8" office:value-type="float">
            <text:p>8</text:p>
          </table:table-cell>
          <table:table-cell table:style-name="ce49" table:number-columns-repeated="3"/>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50" office:value-type="float">
            <text:p>150</text:p>
          </table:table-cell>
          <table:table-cell ns41:value-type="float" table:style-name="ce49" office:value="114" office:value-type="float">
            <text:p>114</text:p>
          </table:table-cell>
          <table:table-cell ns41:value-type="float" office:value="65" table:style-name="ce49" table:number-columns-repeated="2" office:value-type="float">
            <text:p>65</text:p>
          </table:table-cell>
          <table:table-cell ns41:value-type="float" table:style-name="ce49" office:value="14" office:value-type="float">
            <text:p>14</text:p>
          </table:table-cell>
          <table:table-cell ns41:value-type="float" table:style-name="ce49" office:value="21" office:value-type="float">
            <text:p>21</text:p>
          </table:table-cell>
          <table:table-cell ns41:value-type="float" table:style-name="ce49" office:value="140" office:value-type="float">
            <text:p>140</text:p>
          </table:table-cell>
          <table:table-cell ns41:value-type="float" table:style-name="ce49" office:value="134" office:value-type="float">
            <text:p>134</text:p>
          </table:table-cell>
          <table:table-cell ns41:value-type="float" table:style-name="ce49" office:value="56" office:value-type="float">
            <text:p>56</text:p>
          </table:table-cell>
          <table:table-cell ns41:value-type="float" table:style-name="ce49" office:value="45" office:value-type="float">
            <text:p>45</text:p>
          </table:table-cell>
          <table:table-cell ns41:value-type="float" table:style-name="ce49" office:value="29" office:value-type="float">
            <text:p>29</text:p>
          </table:table-cell>
          <table:table-cell ns41:value-type="float" table:style-name="ce49" office:value="20" office:value-type="float">
            <text:p>20</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21" office:value-type="float">
            <text:p>221</text:p>
          </table:table-cell>
          <table:table-cell ns41:value-type="float" table:style-name="ce49" office:value="198" office:value-type="float">
            <text:p>19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Donderen</text:p>
          </table:table-cell>
          <table:table-cell table:style-name="Default"/>
          <table:table-cell ns41:value-type="float" table:style-name="ce35" office:value="57" office:value-type="float">
            <text:p>57</text:p>
          </table:table-cell>
          <table:table-cell ns41:value-type="float" table:style-name="ce49" office:value="2" office:value-type="float">
            <text:p>2</text:p>
          </table:table-cell>
          <table:table-cell table:style-name="ce49"/>
          <table:table-cell ns41:value-type="float" table:style-name="ce49" office:value="59" office:value-type="float">
            <text:p>59</text:p>
          </table:table-cell>
          <table:table-cell ns41:value-type="float" table:style-name="ce49" office:value="138" office:value-type="float">
            <text:p>138</text:p>
          </table:table-cell>
          <table:table-cell ns41:value-type="float" table:style-name="ce49" office:value="140" office:value-type="float">
            <text:p>140</text:p>
          </table:table-cell>
          <table:table-cell ns41:value-type="float" table:style-name="ce49" office:value="132" office:value-type="float">
            <text:p>132</text:p>
          </table:table-cell>
          <table:table-cell ns41:value-type="float" table:style-name="ce49" office:value="135" office:value-type="float">
            <text:p>135</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6" office:value-type="float">
            <text:p>86</text:p>
          </table:table-cell>
          <table:table-cell ns41:value-type="float" table:style-name="ce49" office:value="83" office:value-type="float">
            <text:p>83</text:p>
          </table:table-cell>
          <table:table-cell ns41:value-type="float" office:value="44" table:style-name="ce49" table:number-columns-repeated="2" office:value-type="float">
            <text:p>4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49" office:value="87" office:value-type="float">
            <text:p>87</text:p>
          </table:table-cell>
          <table:table-cell ns41:value-type="float" table:style-name="ce49" office:value="93" office:value-type="float">
            <text:p>93</text:p>
          </table:table-cell>
          <table:table-cell ns41:value-type="float" table:style-name="ce49" office:value="38" office:value-type="float">
            <text:p>38</text:p>
          </table:table-cell>
          <table:table-cell ns41:value-type="float" table:style-name="ce49" office:value="35" office:value-type="float">
            <text:p>35</text:p>
          </table:table-cell>
          <table:table-cell ns41:value-type="float" table:style-name="ce49" office:value="10" office:value-type="float">
            <text:p>10</text:p>
          </table:table-cell>
          <table:table-cell ns41:value-type="float" table:style-name="ce49" office:value="11" office:value-type="float">
            <text:p>1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35" office:value-type="float">
            <text:p>135</text:p>
          </table:table-cell>
          <table:table-cell ns41:value-type="float" table:style-name="ce49" office:value="137" office:value-type="float">
            <text:p>137</text:p>
          </table:table-cell>
          <table:table-cell table:style-name="ce49" table:number-columns-repeated="8"/>
          <table:table-cell ns41:value-type="float" table:style-name="ce49" office:value="2" office:value-type="float">
            <text:p>2</text:p>
          </table:table-cell>
          <table:table-cell table:style-name="ce49" table:number-columns-repeated="21"/>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Bunne</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46" office:value-type="float">
            <text:p>46</text:p>
          </table:table-cell>
          <table:table-cell ns41:value-type="float" table:style-name="ce49" office:value="44" office:value-type="float">
            <text:p>44</text:p>
          </table:table-cell>
          <table:table-cell ns41:value-type="float" table:style-name="ce49" office:value="42" office:value-type="float">
            <text:p>42</text:p>
          </table:table-cell>
          <table:table-cell ns41:value-type="float" table:style-name="ce49" office:value="44" office:value-type="float">
            <text:p>44</text:p>
          </table:table-cell>
          <table:table-cell ns41:value-type="float" table:style-name="ce49" office:value="4" office:value-type="float">
            <text:p>4</text:p>
          </table:table-cell>
          <table:table-cell table:style-name="ce49" table:number-columns-repeated="5"/>
          <table:table-cell ns41:value-type="float" table:style-name="ce49" office:value="34" office:value-type="float">
            <text:p>34</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table:style-name="ce49"/>
          <table:table-cell ns41:value-type="float" table:style-name="ce49" office:value="6" office:value-type="float">
            <text:p>6</text:p>
          </table:table-cell>
          <table:table-cell ns41:value-type="float" table:style-name="ce49" office:value="32" office:value-type="float">
            <text:p>32</text:p>
          </table:table-cell>
          <table:table-cell ns41:value-type="float" table:style-name="ce49" office:value="40" office:value-type="float">
            <text:p>40</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table:style-name="ce49" table:number-columns-repeated="11"/>
          <table:table-cell ns41:value-type="float" table:style-name="ce49" office:value="42" office:value-type="float">
            <text:p>42</text:p>
          </table:table-cell>
          <table:table-cell ns41:value-type="float" table:style-name="ce49" office:value="39" office:value-type="float">
            <text:p>39</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Win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34" office:value-type="float">
            <text:p>34</text:p>
          </table:table-cell>
          <table:table-cell ns41:value-type="float" table:style-name="ce49" office:value="30" office:value-type="float">
            <text:p>30</text:p>
          </table:table-cell>
          <table:table-cell ns41:value-type="float" table:style-name="ce49" office:value="2" office:value-type="float">
            <text:p>2</text:p>
          </table:table-cell>
          <table:table-cell table:style-name="ce49" table:number-columns-repeated="5"/>
          <table:table-cell ns41:value-type="float" table:style-name="ce49" office:value="27" office:value-type="float">
            <text:p>27</text:p>
          </table:table-cell>
          <table:table-cell ns41:value-type="float" table:style-name="ce49" office:value="20" office:value-type="float">
            <text:p>20</text:p>
          </table:table-cell>
          <table:table-cell ns41:value-type="float" office:value="7" table:style-name="ce49" table:number-columns-repeated="2" office:value-type="float">
            <text:p>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27" office:value-type="float">
            <text:p>27</text:p>
          </table:table-cell>
          <table:table-cell ns41:value-type="float" table:style-name="ce49" office:value="24" office:value-type="float">
            <text:p>24</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36" office:value-type="float">
            <text:p>36</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IJde</text:p>
          </table:table-cell>
          <table:table-cell table:style-name="Default"/>
          <table:table-cell ns41:value-type="float" table:style-name="ce35" office:value="47" office:value-type="float">
            <text:p>47</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23" office:value-type="float">
            <text:p>123</text:p>
          </table:table-cell>
          <table:table-cell ns41:value-type="float" table:style-name="ce49" office:value="127" office:value-type="float">
            <text:p>127</text:p>
          </table:table-cell>
          <table:table-cell ns41:value-type="float" table:style-name="ce49" office:value="118" office:value-type="float">
            <text:p>118</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74" office:value-type="float">
            <text:p>74</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office:value="9" table:style-name="ce49" table:number-columns-repeated="2" office:value-type="float">
            <text:p>9</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7" office:value-type="float">
            <text:p>137</text:p>
          </table:table-cell>
          <table:table-cell ns41:value-type="float" table:style-name="ce49" office:value="123" office:value-type="float">
            <text:p>1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de Pu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office:value="4" table:style-name="ce49" table:number-columns-repeated="2" office:value-type="float">
            <text:p>4</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10"/>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Fijnaarl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17" office:value-type="float">
            <text:p>117</text:p>
          </table:table-cell>
          <table:table-cell ns41:value-type="float" table:style-name="ce49" office:value="113" office:value-type="float">
            <text:p>113</text:p>
          </table:table-cell>
          <table:table-cell ns41:value-type="float" table:style-name="ce49" office:value="112" office:value-type="float">
            <text:p>112</text:p>
          </table:table-cell>
          <table:table-cell ns41:value-type="float" table:style-name="ce49" office:value="111" office:value-type="float">
            <text:p>11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68" office:value-type="float">
            <text:p>68</text:p>
          </table:table-cell>
          <table:table-cell ns41:value-type="float" table:style-name="ce49" office:value="37" office:value-type="float">
            <text:p>37</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73" office:value-type="float">
            <text:p>73</text:p>
          </table:table-cell>
          <table:table-cell ns41:value-type="float" table:style-name="ce49" office:value="85" office:value-type="float">
            <text:p>85</text:p>
          </table:table-cell>
          <table:table-cell ns41:value-type="float" table:style-name="ce49" office:value="33" office:value-type="float">
            <text:p>33</text:p>
          </table:table-cell>
          <table:table-cell ns41:value-type="float" table:style-name="ce49" office:value="26" office:value-type="float">
            <text:p>26</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table:style-name="ce49" table:number-columns-repeated="7"/>
          <table:table-cell ns41:value-type="float" table:style-name="ce49" office:value="117" office:value-type="float">
            <text:p>117</text:p>
          </table:table-cell>
          <table:table-cell ns41:value-type="float" table:style-name="ce49" office:value="113" office:value-type="float">
            <text:p>1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egse</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1" office:value-type="float">
            <text:p>11</text:p>
          </table:table-cell>
          <table:table-cell ns41:value-type="float" table:style-name="ce49" office:value="38" office:value-type="float">
            <text:p>38</text:p>
          </table:table-cell>
          <table:table-cell ns41:value-type="float" table:style-name="ce49" office:value="22" office:value-type="float">
            <text:p>22</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6" office:value-type="float">
            <text:p>6</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office:value="8" table:style-name="ce49" table:number-columns-repeated="2" office:value-type="float">
            <text:p>8</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Oude Molen</text:p>
          </table:table-cell>
          <table:table-cell table:style-name="Default"/>
          <table:table-cell ns41:value-type="float" table:style-name="ce35" office:value="3" office:value-type="float">
            <text:p>3</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6" office:value-type="float">
            <text:p>16</text:p>
          </table:table-cell>
          <table:table-cell ns41:value-type="float" table:style-name="ce49" office:value="8" office:value-type="float">
            <text:p>8</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table:style-name="ce49" office:value="13" office:value-type="float">
            <text:p>13</text:p>
          </table:table-cell>
          <table:table-cell ns41:value-type="float" table:style-name="ce49" office:value="5" office:value-type="float">
            <text:p>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3" office:value-type="float">
            <text:p>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11"/>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Taarlo</text:p>
          </table:table-cell>
          <table:table-cell table:style-name="Default"/>
          <table:table-cell ns41:value-type="float" table:style-name="ce35" office:value="10" office:value-type="float">
            <text:p>10</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8" office:value-type="float">
            <text:p>28</text:p>
          </table:table-cell>
          <table:table-cell ns41:value-type="float" table:style-name="ce49" office:value="20" office:value-type="float">
            <text:p>20</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Ubbena</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office:value="4" table:style-name="ce49" table:number-columns-repeated="3"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ijen</text:p>
          </table:table-cell>
          <table:table-cell table:style-name="Default"/>
          <table:table-cell ns41:value-type="float" table:style-name="ce35" office:value="41" office:value-type="float">
            <text:p>41</text:p>
          </table:table-cell>
          <table:table-cell ns41:value-type="float" table:style-name="ce49" office:value="1" office:value-type="float">
            <text:p>1</text:p>
          </table:table-cell>
          <table:table-cell table:style-name="ce49"/>
          <table:table-cell ns41:value-type="float" table:style-name="ce49" office:value="41" office:value-type="float">
            <text:p>41</text:p>
          </table:table-cell>
          <table:table-cell ns41:value-type="float" table:style-name="ce49" office:value="110" office:value-type="float">
            <text:p>110</text:p>
          </table:table-cell>
          <table:table-cell ns41:value-type="float" table:style-name="ce49" office:value="101" office:value-type="float">
            <text:p>101</text:p>
          </table:table-cell>
          <table:table-cell ns41:value-type="float" table:style-name="ce49" office:value="107" office:value-type="float">
            <text:p>107</text:p>
          </table:table-cell>
          <table:table-cell ns41:value-type="float" table:style-name="ce49" office:value="98" office:value-type="float">
            <text:p>98</text:p>
          </table:table-cell>
          <table:table-cell ns41:value-type="float" office:value="3" table:style-name="ce49" table:number-columns-repeated="2" office:value-type="float">
            <text:p>3</text:p>
          </table:table-cell>
          <table:table-cell table:style-name="ce49" table:number-columns-repeated="4"/>
          <table:table-cell ns41:value-type="float" table:style-name="ce49" office:value="77" office:value-type="float">
            <text:p>77</text:p>
          </table:table-cell>
          <table:table-cell ns41:value-type="float" table:style-name="ce49" office:value="69" office:value-type="float">
            <text:p>69</text:p>
          </table:table-cell>
          <table:table-cell ns41:value-type="float" office:value="26" table:style-name="ce49" table:number-columns-repeated="2" office:value-type="float">
            <text:p>2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83" office:value-type="float">
            <text:p>83</text:p>
          </table:table-cell>
          <table:table-cell ns41:value-type="float" office:value="17" table:style-name="ce49" table:number-columns-repeated="2" office:value-type="float">
            <text:p>17</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0"/>
          <table:table-cell ns41:value-type="float" table:style-name="ce49" office:value="110" office:value-type="float">
            <text:p>110</text:p>
          </table:table-cell>
          <table:table-cell ns41:value-type="float" table:style-name="ce49" office:value="101" office:value-type="float">
            <text:p>10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Rhe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office:value="9" table:style-name="ce49" table:number-columns-repeated="2" office:value-type="float">
            <text:p>9</text:p>
          </table:table-cell>
          <table:table-cell ns41:value-type="float" table:style-name="ce49" office:value="8" office:value-type="float">
            <text:p>8</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5"/>
          <table:table-cell ns41:value-type="float" table:style-name="ce49" office:value="7" office:value-type="float">
            <text:p>7</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Ter Aave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4" office:value-type="float">
            <text:p>14</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ns41:value-type="float" office:value="4" table:style-name="ce49" table:number-columns-repeated="2" office:value-type="float">
            <text:p>4</text:p>
          </table:table-cell>
          <table:table-cell table:style-name="ce49" table:number-columns-repeated="20"/>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ijerve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 office:value-type="float">
            <text:p>1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office:value="1" table:style-name="ce49" table:number-columns-repeated="3" office:value-type="float">
            <text:p>1</text:p>
          </table:table-cell>
          <table:table-cell ns41:value-type="float" table:style-name="ce49" office:value="15" office:value-type="float">
            <text:p>15</text:p>
          </table:table-cell>
          <table:table-cell ns41:value-type="float" table:style-name="ce49" office:value="18" office:value-type="float">
            <text:p>18</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5" office:value-type="float">
            <text:p>335</text:p>
          </table:table-cell>
          <table:table-cell ns41:value-type="float" table:style-name="ce49" office:value="12" office:value-type="float">
            <text:p>12</text:p>
          </table:table-cell>
          <table:table-cell table:style-name="ce49"/>
          <table:table-cell ns41:value-type="float" table:style-name="ce49" office:value="350" office:value-type="float">
            <text:p>350</text:p>
          </table:table-cell>
          <table:table-cell ns41:value-type="float" table:style-name="ce49" office:value="956" office:value-type="float">
            <text:p>956</text:p>
          </table:table-cell>
          <table:table-cell ns41:value-type="float" table:style-name="ce49" office:value="864" office:value-type="float">
            <text:p>864</text:p>
          </table:table-cell>
          <table:table-cell ns41:value-type="float" table:style-name="ce49" office:value="906" office:value-type="float">
            <text:p>906</text:p>
          </table:table-cell>
          <table:table-cell ns41:value-type="float" table:style-name="ce49" office:value="845" office:value-type="float">
            <text:p>845</text:p>
          </table:table-cell>
          <table:table-cell ns41:value-type="float" table:style-name="ce49" office:value="50" office:value-type="float">
            <text:p>50</text:p>
          </table:table-cell>
          <table:table-cell ns41:value-type="float" table:style-name="ce49" office:value="19" office:value-type="float">
            <text:p>19</text:p>
          </table:table-cell>
          <table:table-cell table:style-name="ce49" table:number-columns-repeated="2"/>
          <table:table-cell ns41:value-type="float" office:value="7" table:style-name="ce49" table:number-columns-repeated="2" office:value-type="float">
            <text:p>7</text:p>
          </table:table-cell>
          <table:table-cell ns41:value-type="float" table:style-name="ce49" office:value="643" office:value-type="float">
            <text:p>643</text:p>
          </table:table-cell>
          <table:table-cell ns41:value-type="float" table:style-name="ce49" office:value="529" office:value-type="float">
            <text:p>529</text:p>
          </table:table-cell>
          <table:table-cell ns41:value-type="float" table:style-name="ce49" office:value="266" office:value-type="float">
            <text:p>266</text:p>
          </table:table-cell>
          <table:table-cell ns41:value-type="float" table:style-name="ce49" office:value="263" office:value-type="float">
            <text:p>263</text:p>
          </table:table-cell>
          <table:table-cell ns41:value-type="float" table:style-name="ce49" office:value="47" office:value-type="float">
            <text:p>47</text:p>
          </table:table-cell>
          <table:table-cell ns41:value-type="float" table:style-name="ce49" office:value="72" office:value-type="float">
            <text:p>72</text:p>
          </table:table-cell>
          <table:table-cell ns41:value-type="float" table:style-name="ce49" office:value="614" office:value-type="float">
            <text:p>614</text:p>
          </table:table-cell>
          <table:table-cell ns41:value-type="float" table:style-name="ce49" office:value="601" office:value-type="float">
            <text:p>601</text:p>
          </table:table-cell>
          <table:table-cell ns41:value-type="float" table:style-name="ce49" office:value="252" office:value-type="float">
            <text:p>252</text:p>
          </table:table-cell>
          <table:table-cell ns41:value-type="float" table:style-name="ce49" office:value="213" office:value-type="float">
            <text:p>213</text:p>
          </table:table-cell>
          <table:table-cell ns41:value-type="float" table:style-name="ce49" office:value="76" office:value-type="float">
            <text:p>76</text:p>
          </table:table-cell>
          <table:table-cell ns41:value-type="float" table:style-name="ce49" office:value="48" office:value-type="float">
            <text:p>48</text:p>
          </table:table-cell>
          <table:table-cell table:style-name="ce49" table:number-columns-repeated="2"/>
          <table:table-cell ns41:value-type="float" table:style-name="ce49" office:value="12" office:value-type="float">
            <text:p>1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924" office:value-type="float">
            <text:p>924</text:p>
          </table:table-cell>
          <table:table-cell ns41:value-type="float" table:style-name="ce49" office:value="838" office:value-type="float">
            <text:p>838</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Dorp</text:p>
          </table:table-cell>
          <table:table-cell table:style-name="Default"/>
          <table:table-cell ns41:value-type="float" table:style-name="ce35" office:value="65" office:value-type="float">
            <text:p>65</text:p>
          </table:table-cell>
          <table:table-cell ns41:value-type="float" table:style-name="ce49" office:value="2" office:value-type="float">
            <text:p>2</text:p>
          </table:table-cell>
          <table:table-cell table:style-name="ce49"/>
          <table:table-cell ns41:value-type="float" table:style-name="ce49" office:value="81" office:value-type="float">
            <text:p>81</text:p>
          </table:table-cell>
          <table:table-cell ns41:value-type="float" table:style-name="ce49" office:value="231" office:value-type="float">
            <text:p>231</text:p>
          </table:table-cell>
          <table:table-cell ns41:value-type="float" table:style-name="ce49" office:value="207" office:value-type="float">
            <text:p>207</text:p>
          </table:table-cell>
          <table:table-cell ns41:value-type="float" table:style-name="ce49" office:value="221" office:value-type="float">
            <text:p>221</text:p>
          </table:table-cell>
          <table:table-cell ns41:value-type="float" table:style-name="ce49" office:value="206" office:value-type="float">
            <text:p>206</text:p>
          </table:table-cell>
          <table:table-cell ns41:value-type="float" table:style-name="ce49" office:value="9" office:value-type="float">
            <text:p>9</text:p>
          </table:table-cell>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table:style-name="ce49"/>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9" office:value-type="float">
            <text:p>69</text:p>
          </table:table-cell>
          <table:table-cell ns41:value-type="float" table:style-name="ce49" office:value="68" office:value-type="float">
            <text:p>68</text:p>
          </table:table-cell>
          <table:table-cell ns41:value-type="float" table:style-name="ce49" office:value="14" office:value-type="float">
            <text:p>14</text:p>
          </table:table-cell>
          <table:table-cell ns41:value-type="float" table:style-name="ce49" office:value="11" office:value-type="float">
            <text:p>11</text:p>
          </table:table-cell>
          <table:table-cell ns41:value-type="float" table:style-name="ce49" office:value="160" office:value-type="float">
            <text:p>160</text:p>
          </table:table-cell>
          <table:table-cell ns41:value-type="float" table:style-name="ce49" office:value="144" office:value-type="float">
            <text:p>144</text:p>
          </table:table-cell>
          <table:table-cell ns41:value-type="float" table:style-name="ce49" office:value="46" office:value-type="float">
            <text:p>46</text:p>
          </table:table-cell>
          <table:table-cell ns41:value-type="float" table:style-name="ce49" office:value="49" office:value-type="float">
            <text:p>49</text:p>
          </table:table-cell>
          <table:table-cell ns41:value-type="float" table:style-name="ce49" office:value="14" office:value-type="float">
            <text:p>14</text:p>
          </table:table-cell>
          <table:table-cell ns41:value-type="float" table:style-name="ce49" office:value="13" office:value-type="float">
            <text:p>13</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76" office:value-type="float">
            <text:p>176</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23" office:value-type="float">
            <text:p>23</text:p>
          </table:table-cell>
          <table:table-cell ns41:value-type="float" table:style-name="ce49" office:value="29" office:value-type="float">
            <text:p>2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Zwiggelt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92" office:value-type="float">
            <text:p>92</text:p>
          </table:table-cell>
          <table:table-cell ns41:value-type="float" table:style-name="ce49" office:value="100" office:value-type="float">
            <text:p>100</text:p>
          </table:table-cell>
          <table:table-cell ns41:value-type="float" table:style-name="ce49" office:value="92" office:value-type="float">
            <text:p>9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59" office:value-type="float">
            <text:p>59</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5" office:value-type="float">
            <text:p>65</text:p>
          </table:table-cell>
          <table:table-cell ns41:value-type="float" table:style-name="ce49" office:value="56" office:value-type="float">
            <text:p>56</text:p>
          </table:table-cell>
          <table:table-cell ns41:value-type="float" table:style-name="ce49" office:value="32" office:value-type="float">
            <text:p>32</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94" office:value-type="float">
            <text:p>94</text:p>
          </table:table-cell>
          <table:table-cell ns41:value-type="float" table:style-name="ce49" office:value="85" office:value-type="float">
            <text:p>85</text:p>
          </table:table-cell>
          <table:table-cell table:style-name="ce49" table:number-columns-repeated="20"/>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Elp</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29" office:value-type="float">
            <text:p>129</text:p>
          </table:table-cell>
          <table:table-cell ns41:value-type="float" table:style-name="ce49" office:value="105" office:value-type="float">
            <text:p>105</text:p>
          </table:table-cell>
          <table:table-cell ns41:value-type="float" table:style-name="ce49" office:value="129" office:value-type="float">
            <text:p>129</text:p>
          </table:table-cell>
          <table:table-cell ns41:value-type="float" table:style-name="ce49" office:value="104" office:value-type="float">
            <text:p>104</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35" office:value-type="float">
            <text:p>35</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6" office:value-type="float">
            <text:p>106</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24" office:value-type="float">
            <text:p>24</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2" office:value-type="float">
            <text:p>102</text:p>
          </table:table-cell>
          <table:table-cell ns41:value-type="float" table:style-name="ce49" office:value="82" office:value-type="float">
            <text:p>82</text:p>
          </table:table-cell>
          <table:table-cell table:style-name="ce49" table:number-columns-repeated="20"/>
          <table:table-cell ns41:value-type="float" table:style-name="ce49" office:value="27" office:value-type="float">
            <text:p>27</text:p>
          </table:table-cell>
          <table:table-cell ns41:value-type="float" table:style-name="ce49" office:value="23" office:value-type="float">
            <text:p>2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Orvelt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2" office:value-type="float">
            <text:p>22</text:p>
          </table:table-cell>
          <table:table-cell ns41:value-type="float" table:style-name="ce49" office:value="74" office:value-type="float">
            <text:p>74</text:p>
          </table:table-cell>
          <table:table-cell ns41:value-type="float" table:style-name="ce49" office:value="69" office:value-type="float">
            <text:p>69</text:p>
          </table:table-cell>
          <table:table-cell ns41:value-type="float" table:style-name="ce49" office:value="74" office:value-type="float">
            <text:p>74</text:p>
          </table:table-cell>
          <table:table-cell ns41:value-type="float" table:style-name="ce49" office:value="69" office:value-type="float">
            <text:p>69</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 office:value-type="float">
            <text:p>1</text:p>
          </table:table-cell>
          <table:table-cell table:style-name="ce49" table:number-columns-repeated="11"/>
          <table:table-cell ns41:value-type="float" table:style-name="ce49" office:value="67" office:value-type="float">
            <text:p>67</text:p>
          </table:table-cell>
          <table:table-cell ns41:value-type="float" table:style-name="ce49" office:value="61" office:value-type="float">
            <text:p>61</text:p>
          </table:table-cell>
          <table:table-cell table:style-name="ce49" table:number-columns-repeated="2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Gavm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8" office:value-type="float">
            <text:p>18</text:p>
          </table:table-cell>
          <table:table-cell ns41:value-type="float" table:style-name="ce49" office:value="57" office:value-type="float">
            <text:p>57</text:p>
          </table:table-cell>
          <table:table-cell ns41:value-type="float" table:style-name="ce49" office:value="49" office:value-type="float">
            <text:p>49</text:p>
          </table:table-cell>
          <table:table-cell ns41:value-type="float" table:style-name="ce49" office:value="57" office:value-type="float">
            <text:p>57</text:p>
          </table:table-cell>
          <table:table-cell ns41:value-type="float" table:style-name="ce49" office:value="49" office:value-type="float">
            <text:p>49</text:p>
          </table:table-cell>
          <table:table-cell table:style-name="ce49" table:number-columns-repeated="6"/>
          <table:table-cell ns41:value-type="float" table:style-name="ce49" office:value="38" office:value-type="float">
            <text:p>38</text:p>
          </table:table-cell>
          <table:table-cell ns41:value-type="float" table:style-name="ce49" office:value="30" office:value-type="float">
            <text:p>30</text:p>
          </table:table-cell>
          <table:table-cell ns41:value-type="float" office:value="17" table:style-name="ce49" table:number-columns-repeated="2" office:value-type="float">
            <text:p>17</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12"/>
          <table:table-cell ns41:value-type="float" table:style-name="ce49" office:value="54" office:value-type="float">
            <text:p>54</text:p>
          </table:table-cell>
          <table:table-cell ns41:value-type="float" table:style-name="ce49" office:value="43" office:value-type="float">
            <text:p>43</text:p>
          </table:table-cell>
          <table:table-cell table:style-name="ce49" table:number-columns-repeated="20"/>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alinge</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6"/>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2" office:value-type="float">
            <text:p>2</text:p>
          </table:table-cell>
          <table:table-cell table:style-name="ce49"/>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25" office:value-type="float">
            <text:p>25</text:p>
          </table:table-cell>
          <table:table-cell ns41:value-type="float" table:style-name="ce49" office:value="18" office:value-type="float">
            <text:p>18</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Mant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22" office:value-type="float">
            <text:p>22</text:p>
          </table:table-cell>
          <table:table-cell ns41:value-type="float" table:style-name="ce49" office:value="49" office:value-type="float">
            <text:p>49</text:p>
          </table:table-cell>
          <table:table-cell ns41:value-type="float" table:style-name="ce49" office:value="52" office:value-type="float">
            <text:p>52</text:p>
          </table:table-cell>
          <table:table-cell ns41:value-type="float" table:style-name="ce49" office:value="49" office:value-type="float">
            <text:p>49</text:p>
          </table:table-cell>
          <table:table-cell ns41:value-type="float" table:style-name="ce49" office:value="52" office:value-type="float">
            <text:p>52</text:p>
          </table:table-cell>
          <table:table-cell table:style-name="ce49" table:number-columns-repeated="6"/>
          <table:table-cell ns41:value-type="float" table:style-name="ce49" office:value="25" office:value-type="float">
            <text:p>25</text:p>
          </table:table-cell>
          <table:table-cell ns41:value-type="float" table:style-name="ce49" office:value="31" office:value-type="float">
            <text:p>31</text:p>
          </table:table-cell>
          <table:table-cell ns41:value-type="float" office:value="20" table:style-name="ce49" table:number-columns-repeated="2" office:value-type="float">
            <text:p>20</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41" office:value-type="float">
            <text:p>41</text:p>
          </table:table-cell>
          <table:table-cell ns41:value-type="float" table:style-name="ce49" office:value="44" office:value-type="float">
            <text:p>44</text:p>
          </table:table-cell>
          <table:table-cell ns41:value-type="float" office:value="8" table:style-name="ce49" table:number-columns-repeated="2" office:value-type="float">
            <text:p>8</text:p>
          </table:table-cell>
          <table:table-cell table:style-name="ce49" table:number-columns-repeated="12"/>
          <table:table-cell ns41:value-type="float" table:style-name="ce49" office:value="41" office:value-type="float">
            <text:p>41</text:p>
          </table:table-cell>
          <table:table-cell ns41:value-type="float" table:style-name="ce49" office:value="40" office:value-type="float">
            <text:p>40</text:p>
          </table:table-cell>
          <table:table-cell table:style-name="ce49" table:number-columns-repeated="20"/>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runting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6"/>
          <table:table-cell ns41:value-type="float" table:style-name="ce49" office:value="15" office:value-type="float">
            <text:p>15</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2"/>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Eurs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8" office:value-type="float">
            <text:p>48</text:p>
          </table:table-cell>
          <table:table-cell ns41:value-type="float" table:style-name="ce49" office:value="29" office:value-type="float">
            <text:p>29</text:p>
          </table:table-cell>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6"/>
          <table:table-cell ns41:value-type="float" table:style-name="ce49" office:value="34" office:value-type="float">
            <text:p>34</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38" office:value-type="float">
            <text:p>38</text:p>
          </table:table-cell>
          <table:table-cell ns41:value-type="float" table:style-name="ce49" office:value="17" office:value-type="float">
            <text:p>17</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ork en Broekve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6"/>
          <table:table-cell ns41:value-type="float" table:style-name="ce49" office:value="11" office:value-type="float">
            <text:p>11</text:p>
          </table:table-cell>
          <table:table-cell ns41:value-type="float" table:style-name="ce49" office:value="15" office:value-type="float">
            <text:p>15</text:p>
          </table:table-cell>
          <table:table-cell ns41:value-type="float" office:value="5" table:style-name="ce49" table:number-columns-repeated="2" office:value-type="float">
            <text:p>5</text:p>
          </table:table-cell>
          <table:table-cell table:style-name="ce49" table:number-columns-repeated="4"/>
          <table:table-cell ns41:value-type="float" table:style-name="ce49" office:value="14" office:value-type="float">
            <text:p>14</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13" office:value-type="float">
            <text:p>13</text:p>
          </table:table-cell>
          <table:table-cell ns41:value-type="float" table:style-name="ce49" office:value="18" office:value-type="float">
            <text:p>18</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7" office:value-type="float">
            <text:p>217</text:p>
          </table:table-cell>
          <table:table-cell ns41:value-type="float" table:style-name="ce49" office:value="5" office:value-type="float">
            <text:p>5</text:p>
          </table:table-cell>
          <table:table-cell table:style-name="ce49"/>
          <table:table-cell ns41:value-type="float" table:style-name="ce49" office:value="259" office:value-type="float">
            <text:p>259</text:p>
          </table:table-cell>
          <table:table-cell ns41:value-type="float" table:style-name="ce49" office:value="754" office:value-type="float">
            <text:p>754</text:p>
          </table:table-cell>
          <table:table-cell ns41:value-type="float" table:style-name="ce49" office:value="663" office:value-type="float">
            <text:p>663</text:p>
          </table:table-cell>
          <table:table-cell ns41:value-type="float" table:style-name="ce49" office:value="744" office:value-type="float">
            <text:p>744</text:p>
          </table:table-cell>
          <table:table-cell ns41:value-type="float" table:style-name="ce49" office:value="661" office:value-type="float">
            <text:p>661</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488" office:value-type="float">
            <text:p>488</text:p>
          </table:table-cell>
          <table:table-cell ns41:value-type="float" table:style-name="ce49" office:value="410" office:value-type="float">
            <text:p>410</text:p>
          </table:table-cell>
          <table:table-cell ns41:value-type="float" office:value="223" table:style-name="ce49" table:number-columns-repeated="2" office:value-type="float">
            <text:p>223</text:p>
          </table:table-cell>
          <table:table-cell ns41:value-type="float" table:style-name="ce49" office:value="43" office:value-type="float">
            <text:p>43</text:p>
          </table:table-cell>
          <table:table-cell ns41:value-type="float" table:style-name="ce49" office:value="30" office:value-type="float">
            <text:p>30</text:p>
          </table:table-cell>
          <table:table-cell ns41:value-type="float" table:style-name="ce49" office:value="534" office:value-type="float">
            <text:p>534</text:p>
          </table:table-cell>
          <table:table-cell ns41:value-type="float" table:style-name="ce49" office:value="444" office:value-type="float">
            <text:p>444</text:p>
          </table:table-cell>
          <table:table-cell ns41:value-type="float" table:style-name="ce49" office:value="184" office:value-type="float">
            <text:p>184</text:p>
          </table:table-cell>
          <table:table-cell ns41:value-type="float" table:style-name="ce49" office:value="198" office:value-type="float">
            <text:p>198</text:p>
          </table:table-cell>
          <table:table-cell ns41:value-type="float" table:style-name="ce49" office:value="25" office:value-type="float">
            <text:p>25</text:p>
          </table:table-cell>
          <table:table-cell ns41:value-type="float" table:style-name="ce49" office:value="20" office:value-type="float">
            <text:p>20</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665" office:value-type="float">
            <text:p>665</text:p>
          </table:table-cell>
          <table:table-cell ns41:value-type="float" table:style-name="ce49" office:value="571" office:value-type="float">
            <text:p>571</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table:style-name="ce49" office:value="78" office:value-type="float">
            <text:p>78</text:p>
          </table:table-cell>
          <table:table-cell ns41:value-type="float" table:style-name="ce49" office:value="89" office:value-type="float">
            <text:p>8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tapel</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2" office:value-type="float">
            <text:p>112</text:p>
          </table:table-cell>
          <table:table-cell ns41:value-type="float" table:style-name="ce49" office:value="108" office:value-type="float">
            <text:p>108</text:p>
          </table:table-cell>
          <table:table-cell ns41:value-type="float" office:value="7" table:style-name="ce49" table:number-columns-repeated="2" office:value-type="float">
            <text:p>7</text:p>
          </table:table-cell>
          <table:table-cell table:style-name="ce49" table:number-columns-repeated="3"/>
          <table:table-cell ns41:value-type="float" table:style-name="ce49" office:value="1" office:value-type="float">
            <text:p>1</text:p>
          </table:table-cell>
          <table:table-cell ns41:value-type="float" table:style-name="ce49" office:value="72" office:value-type="float">
            <text:p>72</text:p>
          </table:table-cell>
          <table:table-cell ns41:value-type="float" table:style-name="ce49" office:value="70" office:value-type="float">
            <text:p>70</text:p>
          </table:table-cell>
          <table:table-cell ns41:value-type="float" office:value="39" table:style-name="ce49" table:number-columns-repeated="2" office:value-type="float">
            <text:p>3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0" office:value-type="float">
            <text:p>80</text:p>
          </table:table-cell>
          <table:table-cell ns41:value-type="float" table:style-name="ce49" office:value="71" office:value-type="float">
            <text:p>71</text:p>
          </table:table-cell>
          <table:table-cell ns41:value-type="float" table:style-name="ce49" office:value="18" office:value-type="float">
            <text:p>1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10"/>
          <table:table-cell ns41:value-type="float" table:style-name="ce49" office:value="118" office:value-type="float">
            <text:p>118</text:p>
          </table:table-cell>
          <table:table-cell ns41:value-type="float" table:style-name="ce49" office:value="114" office:value-type="float">
            <text:p>114</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Het Dorp</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45" office:value-type="float">
            <text:p>145</text:p>
          </table:table-cell>
          <table:table-cell ns41:value-type="float" office:value="316" table:style-name="ce49" table:number-columns-repeated="2" office:value-type="float">
            <text:p>316</text:p>
          </table:table-cell>
          <table:table-cell ns41:value-type="float" table:style-name="ce49" office:value="314" office:value-type="float">
            <text:p>314</text:p>
          </table:table-cell>
          <table:table-cell ns41:value-type="float" table:style-name="ce49" office:value="311" office:value-type="float">
            <text:p>311</text:p>
          </table:table-cell>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90" office:value-type="float">
            <text:p>190</text:p>
          </table:table-cell>
          <table:table-cell ns41:value-type="float" table:style-name="ce49" office:value="178" office:value-type="float">
            <text:p>178</text:p>
          </table:table-cell>
          <table:table-cell ns41:value-type="float" table:style-name="ce49" office:value="111" office:value-type="float">
            <text:p>111</text:p>
          </table:table-cell>
          <table:table-cell ns41:value-type="float" table:style-name="ce49" office:value="113" office:value-type="float">
            <text:p>113</text:p>
          </table:table-cell>
          <table:table-cell ns41:value-type="float" table:style-name="ce49" office:value="15" office:value-type="float">
            <text:p>15</text:p>
          </table:table-cell>
          <table:table-cell ns41:value-type="float" table:style-name="ce49" office:value="25" office:value-type="float">
            <text:p>25</text:p>
          </table:table-cell>
          <table:table-cell ns41:value-type="float" table:style-name="ce49" office:value="229" office:value-type="float">
            <text:p>229</text:p>
          </table:table-cell>
          <table:table-cell ns41:value-type="float" table:style-name="ce49" office:value="207" office:value-type="float">
            <text:p>207</text:p>
          </table:table-cell>
          <table:table-cell ns41:value-type="float" table:style-name="ce49" office:value="39" office:value-type="float">
            <text:p>39</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53" office:value-type="float">
            <text:p>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309" office:value-type="float">
            <text:p>309</text:p>
          </table:table-cell>
          <table:table-cell ns41:value-type="float" table:style-name="ce49" office:value="313" office:value-type="float">
            <text:p>313</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chiphorst</text:p>
          </table:table-cell>
          <table:table-cell table:style-name="Default"/>
          <table:table-cell ns41:value-type="float" table:style-name="ce35" office:value="56" office:value-type="float">
            <text:p>56</text:p>
          </table:table-cell>
          <table:table-cell ns41:value-type="float" table:style-name="ce49" office:value="3" office:value-type="float">
            <text:p>3</text:p>
          </table:table-cell>
          <table:table-cell table:style-name="ce49"/>
          <table:table-cell ns41:value-type="float" table:style-name="ce49" office:value="72" office:value-type="float">
            <text:p>72</text:p>
          </table:table-cell>
          <table:table-cell ns41:value-type="float" table:style-name="ce49" office:value="188" office:value-type="float">
            <text:p>188</text:p>
          </table:table-cell>
          <table:table-cell ns41:value-type="float" table:style-name="ce49" office:value="173" office:value-type="float">
            <text:p>173</text:p>
          </table:table-cell>
          <table:table-cell ns41:value-type="float" table:style-name="ce49" office:value="182" office:value-type="float">
            <text:p>182</text:p>
          </table:table-cell>
          <table:table-cell ns41:value-type="float" table:style-name="ce49" office:value="166" office:value-type="float">
            <text:p>166</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122" office:value-type="float">
            <text:p>122</text:p>
          </table:table-cell>
          <table:table-cell ns41:value-type="float" table:style-name="ce49" office:value="106" office:value-type="float">
            <text:p>106</text:p>
          </table:table-cell>
          <table:table-cell ns41:value-type="float" office:value="56" table:style-name="ce49" table:number-columns-repeated="2" office:value-type="float">
            <text:p>56</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office:value="36" table:style-name="ce49" table:number-columns-repeated="2" office:value-type="float">
            <text:p>36</text:p>
          </table:table-cell>
          <table:table-cell ns41:value-type="float" table:style-name="ce49" office:value="27" office:value-type="float">
            <text:p>27</text:p>
          </table:table-cell>
          <table:table-cell ns41:value-type="float" table:style-name="ce49" office:value="37" office:value-type="float">
            <text:p>37</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78" office:value-type="float">
            <text:p>178</text:p>
          </table:table-cell>
          <table:table-cell ns41:value-type="float" table:style-name="ce49" office:value="159" office:value-type="float">
            <text:p>159</text:p>
          </table:table-cell>
          <table:table-cell table:style-name="ce49" table:number-columns-repeated="20"/>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Os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9" office:value-type="float">
            <text:p>19</text:p>
          </table:table-cell>
          <table:table-cell ns41:value-type="float" table:style-name="ce49" office:value="57" office:value-type="float">
            <text:p>57</text:p>
          </table:table-cell>
          <table:table-cell ns41:value-type="float" table:style-name="ce49" office:value="47" office:value-type="float">
            <text:p>47</text:p>
          </table:table-cell>
          <table:table-cell ns41:value-type="float" table:style-name="ce49" office:value="52" office:value-type="float">
            <text:p>5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4"/>
          <table:table-cell ns41:value-type="float" table:style-name="ce49" office:value="39" office:value-type="float">
            <text:p>39</text:p>
          </table:table-cell>
          <table:table-cell ns41:value-type="float" table:style-name="ce49" office:value="31" office:value-type="float">
            <text:p>31</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office:value="4" table:style-name="ce49" table:number-columns-repeated="2" office:value-type="float">
            <text:p>4</text:p>
          </table:table-cell>
          <table:table-cell table:style-name="ce49" table:number-columns-repeated="10"/>
          <table:table-cell ns41:value-type="float" table:style-name="ce49" office:value="57" office:value-type="float">
            <text:p>57</text:p>
          </table:table-cell>
          <table:table-cell ns41:value-type="float" table:style-name="ce49" office:value="47" office:value-type="float">
            <text:p>4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Zuidkoekanje</text:p>
          </table:table-cell>
          <table:table-cell table:style-name="Default"/>
          <table:table-cell ns41:value-type="float" table:style-name="ce35" office:value="40" office:value-type="float">
            <text:p>40</text:p>
          </table:table-cell>
          <table:table-cell table:style-name="ce49" table:number-columns-repeated="2"/>
          <table:table-cell ns41:value-type="float" table:style-name="ce49" office:value="46" office:value-type="float">
            <text:p>46</text:p>
          </table:table-cell>
          <table:table-cell ns41:value-type="float" table:style-name="ce49" office:value="128" office:value-type="float">
            <text:p>128</text:p>
          </table:table-cell>
          <table:table-cell ns41:value-type="float" table:style-name="ce49" office:value="123" office:value-type="float">
            <text:p>123</text:p>
          </table:table-cell>
          <table:table-cell ns41:value-type="float" table:style-name="ce49" office:value="113" office:value-type="float">
            <text:p>113</text:p>
          </table:table-cell>
          <table:table-cell ns41:value-type="float" table:style-name="ce49" office:value="116" office:value-type="float">
            <text:p>116</text:p>
          </table:table-cell>
          <table:table-cell ns41:value-type="float" table:style-name="ce49" office:value="15" office:value-type="float">
            <text:p>15</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9" office:value-type="float">
            <text:p>79</text:p>
          </table:table-cell>
          <table:table-cell ns41:value-type="float" office:value="36" table:style-name="ce49" table:number-columns-repeated="2" office:value-type="float">
            <text:p>36</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87" office:value-type="float">
            <text:p>87</text:p>
          </table:table-cell>
          <table:table-cell ns41:value-type="float" table:style-name="ce49" office:value="85" office:value-type="float">
            <text:p>85</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7" office:value-type="float">
            <text:p>17</text:p>
          </table:table-cell>
          <table:table-cell table:style-name="ce49" table:number-columns-repeated="8"/>
          <table:table-cell ns41:value-type="float" table:style-name="ce49" office:value="1" office:value-type="float">
            <text:p>1</text:p>
          </table:table-cell>
          <table:table-cell table:style-name="ce49"/>
          <table:table-cell ns41:value-type="float" office:value="107" table:style-name="ce49" table:number-columns-repeated="2" office:value-type="float">
            <text:p>107</text:p>
          </table:table-cell>
          <table:table-cell table:style-name="ce49" table:number-columns-repeated="20"/>
          <table:table-cell ns41:value-type="float" table:style-name="ce49" office:value="17" office:value-type="float">
            <text:p>17</text:p>
          </table:table-cell>
          <table:table-cell ns41:value-type="float" table:style-name="ce49" office:value="9" office:value-type="float">
            <text:p>9</text:p>
          </table:table-cell>
          <table:table-cell table:style-name="ce49" table:number-columns-repeated="12"/>
          <table:table-cell ns41:value-type="float" table:style-name="ce49" office:value="4" office:value-type="float">
            <text:p>4</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Noordkoekanje</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94" office:value-type="float">
            <text:p>94</text:p>
          </table:table-cell>
          <table:table-cell ns41:value-type="float" table:style-name="ce49" office:value="222" office:value-type="float">
            <text:p>222</text:p>
          </table:table-cell>
          <table:table-cell ns41:value-type="float" table:style-name="ce49" office:value="214" office:value-type="float">
            <text:p>214</text:p>
          </table:table-cell>
          <table:table-cell ns41:value-type="float" table:style-name="ce49" office:value="208" office:value-type="float">
            <text:p>208</text:p>
          </table:table-cell>
          <table:table-cell ns41:value-type="float" table:style-name="ce49" office:value="205" office:value-type="float">
            <text:p>205</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48" office:value-type="float">
            <text:p>148</text:p>
          </table:table-cell>
          <table:table-cell ns41:value-type="float" table:style-name="ce49" office:value="126" office:value-type="float">
            <text:p>126</text:p>
          </table:table-cell>
          <table:table-cell ns41:value-type="float" table:style-name="ce49" office:value="69" office:value-type="float">
            <text:p>69</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39" office:value-type="float">
            <text:p>139</text:p>
          </table:table-cell>
          <table:table-cell ns41:value-type="float" table:style-name="ce49" office:value="118" office:value-type="float">
            <text:p>118</text:p>
          </table:table-cell>
          <table:table-cell ns41:value-type="float" table:style-name="ce49" office:value="65" office:value-type="float">
            <text:p>65</text:p>
          </table:table-cell>
          <table:table-cell ns41:value-type="float" table:style-name="ce49" office:value="72" office:value-type="float">
            <text:p>72</text:p>
          </table:table-cell>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8"/>
          <table:table-cell ns41:value-type="float" table:style-name="ce49" office:value="3" office:value-type="float">
            <text:p>3</text:p>
          </table:table-cell>
          <table:table-cell table:style-name="ce49"/>
          <table:table-cell ns41:value-type="float" table:style-name="ce49" office:value="163" office:value-type="float">
            <text:p>163</text:p>
          </table:table-cell>
          <table:table-cell ns41:value-type="float" table:style-name="ce49" office:value="159" office:value-type="float">
            <text:p>159</text:p>
          </table:table-cell>
          <table:table-cell table:style-name="ce49" table:number-columns-repeated="20"/>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1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07" office:value-type="float">
            <text:p>307</text:p>
          </table:table-cell>
          <table:table-cell ns41:value-type="float" table:style-name="ce49" office:value="6" office:value-type="float">
            <text:p>6</text:p>
          </table:table-cell>
          <table:table-cell table:style-name="ce49"/>
          <table:table-cell ns41:value-type="float" table:style-name="ce49" office:value="425" office:value-type="float">
            <text:p>425</text:p>
          </table:table-cell>
          <table:table-cell ns41:value-type="float" table:style-name="ce52" office:value="1030" office:value-type="float">
            <text:p>1,030</text:p>
          </table:table-cell>
          <table:table-cell ns41:value-type="float" table:style-name="ce49" office:value="988" office:value-type="float">
            <text:p>988</text:p>
          </table:table-cell>
          <table:table-cell ns41:value-type="float" table:style-name="ce49" office:value="981" office:value-type="float">
            <text:p>981</text:p>
          </table:table-cell>
          <table:table-cell ns41:value-type="float" table:style-name="ce49" office:value="951" office:value-type="float">
            <text:p>951</text:p>
          </table:table-cell>
          <table:table-cell ns41:value-type="float" table:style-name="ce49" office:value="49" office:value-type="float">
            <text:p>49</text:p>
          </table:table-cell>
          <table:table-cell ns41:value-type="float" table:style-name="ce49" office:value="37" office:value-type="float">
            <text:p>3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57" office:value-type="float">
            <text:p>657</text:p>
          </table:table-cell>
          <table:table-cell ns41:value-type="float" table:style-name="ce49" office:value="590" office:value-type="float">
            <text:p>590</text:p>
          </table:table-cell>
          <table:table-cell ns41:value-type="float" table:style-name="ce49" office:value="326" office:value-type="float">
            <text:p>326</text:p>
          </table:table-cell>
          <table:table-cell ns41:value-type="float" table:style-name="ce49" office:value="329" office:value-type="float">
            <text:p>329</text:p>
          </table:table-cell>
          <table:table-cell ns41:value-type="float" table:style-name="ce49" office:value="47" office:value-type="float">
            <text:p>47</text:p>
          </table:table-cell>
          <table:table-cell ns41:value-type="float" table:style-name="ce49" office:value="69" office:value-type="float">
            <text:p>69</text:p>
          </table:table-cell>
          <table:table-cell ns41:value-type="float" table:style-name="ce49" office:value="696" office:value-type="float">
            <text:p>696</text:p>
          </table:table-cell>
          <table:table-cell ns41:value-type="float" table:style-name="ce49" office:value="613" office:value-type="float">
            <text:p>613</text:p>
          </table:table-cell>
          <table:table-cell ns41:value-type="float" table:style-name="ce49" office:value="198" office:value-type="float">
            <text:p>198</text:p>
          </table:table-cell>
          <table:table-cell ns41:value-type="float" table:style-name="ce49" office:value="220" office:value-type="float">
            <text:p>220</text:p>
          </table:table-cell>
          <table:table-cell ns41:value-type="float" table:style-name="ce49" office:value="121" office:value-type="float">
            <text:p>121</text:p>
          </table:table-cell>
          <table:table-cell ns41:value-type="float" table:style-name="ce49" office:value="153" office:value-type="float">
            <text:p>1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932" office:value-type="float">
            <text:p>932</text:p>
          </table:table-cell>
          <table:table-cell ns41:value-type="float" table:style-name="ce49" office:value="899" office:value-type="float">
            <text:p>89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90" office:value-type="float">
            <text:p>90</text:p>
          </table:table-cell>
          <table:table-cell ns41:value-type="float" table:style-name="ce49" office:value="80" office:value-type="float">
            <text:p>8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5" office:value-type="float">
            <text:p>5</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1</text:p>
          </table:table-cell>
          <table:table-cell table:style-name="Default"/>
          <table:table-cell ns41:value-type="float" table:style-name="ce35" office:value="54" office:value-type="float">
            <text:p>54</text:p>
          </table:table-cell>
          <table:table-cell table:style-name="ce49" table:number-columns-repeated="2"/>
          <table:table-cell ns41:value-type="float" table:style-name="ce49" office:value="60" office:value-type="float">
            <text:p>60</text:p>
          </table:table-cell>
          <table:table-cell ns41:value-type="float" table:style-name="ce49" office:value="143" office:value-type="float">
            <text:p>143</text:p>
          </table:table-cell>
          <table:table-cell ns41:value-type="float" table:style-name="ce49" office:value="140" office:value-type="float">
            <text:p>140</text:p>
          </table:table-cell>
          <table:table-cell ns41:value-type="float" table:style-name="ce49" office:value="136" office:value-type="float">
            <text:p>136</text:p>
          </table:table-cell>
          <table:table-cell ns41:value-type="float" table:style-name="ce49" office:value="134" office:value-type="float">
            <text:p>134</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90" office:value-type="float">
            <text:p>90</text:p>
          </table:table-cell>
          <table:table-cell ns41:value-type="float" table:style-name="ce49" office:value="86" office:value-type="float">
            <text:p>86</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office:value="26" table:style-name="ce49" table:number-columns-repeated="2" office:value-type="float">
            <text:p>26</text:p>
          </table:table-cell>
          <table:table-cell ns41:value-type="float" table:style-name="ce49" office:value="33" office:value-type="float">
            <text:p>33</text:p>
          </table:table-cell>
          <table:table-cell ns41:value-type="float" table:style-name="ce49" office:value="32" office:value-type="float">
            <text:p>32</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4" office:value-type="float">
            <text:p>134</text:p>
          </table:table-cell>
          <table:table-cell ns41:value-type="float" table:style-name="ce49" office:value="130" office:value-type="float">
            <text:p>130</text:p>
          </table:table-cell>
          <table:table-cell table:style-name="ce49" table:number-columns-repeated="8"/>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2</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54" office:value-type="float">
            <text:p>54</text:p>
          </table:table-cell>
          <table:table-cell ns41:value-type="float" table:style-name="ce49" office:value="106" office:value-type="float">
            <text:p>106</text:p>
          </table:table-cell>
          <table:table-cell ns41:value-type="float" table:style-name="ce49" office:value="104" office:value-type="float">
            <text:p>104</text:p>
          </table:table-cell>
          <table:table-cell ns41:value-type="float" table:style-name="ce49" office:value="105" office:value-type="float">
            <text:p>105</text:p>
          </table:table-cell>
          <table:table-cell ns41:value-type="float" table:style-name="ce49" office:value="103" office:value-type="float">
            <text:p>10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1" office:value-type="float">
            <text:p>61</text:p>
          </table:table-cell>
          <table:table-cell ns41:value-type="float" table:style-name="ce49" office:value="62" office:value-type="float">
            <text:p>62</text:p>
          </table:table-cell>
          <table:table-cell ns41:value-type="float" table:style-name="ce49" office:value="35" office:value-type="float">
            <text:p>35</text:p>
          </table:table-cell>
          <table:table-cell ns41:value-type="float" table:style-name="ce49" office:value="34" office:value-type="float">
            <text:p>34</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73" office:value-type="float">
            <text:p>73</text:p>
          </table:table-cell>
          <table:table-cell ns41:value-type="float" table:style-name="ce49" office:value="70" office:value-type="float">
            <text:p>70</text:p>
          </table:table-cell>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21" office:value-type="float">
            <text:p>2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6" office:value-type="float">
            <text:p>106</text:p>
          </table:table-cell>
          <table:table-cell ns41:value-type="float" table:style-name="ce49" office:value="104" office:value-type="float">
            <text:p>10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3</text:p>
          </table:table-cell>
          <table:table-cell table:style-name="Default"/>
          <table:table-cell ns41:value-type="float" table:style-name="ce35" office:value="39" office:value-type="float">
            <text:p>39</text:p>
          </table:table-cell>
          <table:table-cell table:style-name="ce49" table:number-columns-repeated="2"/>
          <table:table-cell ns41:value-type="float" table:style-name="ce49" office:value="49" office:value-type="float">
            <text:p>49</text:p>
          </table:table-cell>
          <table:table-cell ns41:value-type="float" table:style-name="ce49" office:value="104" office:value-type="float">
            <text:p>104</text:p>
          </table:table-cell>
          <table:table-cell ns41:value-type="float" table:style-name="ce49" office:value="89" office:value-type="float">
            <text:p>89</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66" office:value-type="float">
            <text:p>66</text:p>
          </table:table-cell>
          <table:table-cell ns41:value-type="float" table:style-name="ce49" office:value="43" office:value-type="float">
            <text:p>43</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7" office:value-type="float">
            <text:p>7</text:p>
          </table:table-cell>
          <table:table-cell ns41:value-type="float" table:style-name="ce49" office:value="14" office:value-type="float">
            <text:p>14</text:p>
          </table:table-cell>
          <table:table-cell ns41:value-type="float" table:style-name="ce49" office:value="78" office:value-type="float">
            <text:p>78</text:p>
          </table:table-cell>
          <table:table-cell ns41:value-type="float" table:style-name="ce49" office:value="68" office:value-type="float">
            <text:p>68</text:p>
          </table:table-cell>
          <table:table-cell ns41:value-type="float" table:style-name="ce49" office:value="20" office:value-type="float">
            <text:p>2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104" office:value-type="float">
            <text:p>104</text:p>
          </table:table-cell>
          <table:table-cell ns41:value-type="float" table:style-name="ce49" office:value="89" office:value-type="float">
            <text:p>8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4</text:p>
          </table:table-cell>
          <table:table-cell table:style-name="Default"/>
          <table:table-cell ns41:value-type="float" table:style-name="ce35" office:value="54" office:value-type="float">
            <text:p>54</text:p>
          </table:table-cell>
          <table:table-cell ns41:value-type="float" table:style-name="ce49" office:value="3" office:value-type="float">
            <text:p>3</text:p>
          </table:table-cell>
          <table:table-cell table:style-name="ce49"/>
          <table:table-cell ns41:value-type="float" table:style-name="ce49" office:value="56" office:value-type="float">
            <text:p>56</text:p>
          </table:table-cell>
          <table:table-cell ns41:value-type="float" table:style-name="ce49" office:value="123" office:value-type="float">
            <text:p>123</text:p>
          </table:table-cell>
          <table:table-cell ns41:value-type="float" table:style-name="ce49" office:value="147" office:value-type="float">
            <text:p>147</text:p>
          </table:table-cell>
          <table:table-cell ns41:value-type="float" table:style-name="ce49" office:value="117" office:value-type="float">
            <text:p>117</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table-cell ns41:value-type="float" table:style-name="ce49" office:value="73" office:value-type="float">
            <text:p>73</text:p>
          </table:table-cell>
          <table:table-cell ns41:value-type="float" table:style-name="ce49" office:value="91" office:value-type="float">
            <text:p>91</text:p>
          </table:table-cell>
          <table:table-cell ns41:value-type="float" table:style-name="ce49" office:value="45" office:value-type="float">
            <text:p>45</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69" office:value-type="float">
            <text:p>69</text:p>
          </table:table-cell>
          <table:table-cell ns41:value-type="float" table:style-name="ce49" office:value="87" office:value-type="float">
            <text:p>8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30" office:value-type="float">
            <text:p>30</text:p>
          </table:table-cell>
          <table:table-cell ns41:value-type="float" table:style-name="ce49" office:value="38" office:value-type="float">
            <text:p>38</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2" office:value-type="float">
            <text:p>122</text:p>
          </table:table-cell>
          <table:table-cell ns41:value-type="float" table:style-name="ce49" office:value="146" office:value-type="float">
            <text:p>146</text:p>
          </table:table-cell>
          <table:table-cell table:style-name="ce49" table:number-columns-repeated="21"/>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4 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6"/>
          <table:table-cell ns41:value-type="float" table:style-name="ce49" office:value="6" office:value-type="float">
            <text:p>6</text:p>
          </table:table-cell>
          <table:table-cell ns41:value-type="float" table:style-name="ce49" office:value="10" office:value-type="float">
            <text:p>10</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ns41:value-type="float" table:style-name="ce49" office:value="4" office:value-type="float">
            <text:p>4</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Buurtschap Blankensloot</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5 Buurtschap Midlaren</text:p>
          </table:table-cell>
          <table:table-cell table:style-name="Default"/>
          <table:table-cell ns41:value-type="float" table:style-name="ce35" office:value="12" office:value-type="float">
            <text:p>1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5" office:value-type="float">
            <text:p>25</text:p>
          </table:table-cell>
          <table:table-cell ns41:value-type="float" table:style-name="ce49" office:value="18" office:value-type="float">
            <text:p>18</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10"/>
          <table:table-cell ns41:value-type="float" table:style-name="ce49" office:value="38" office:value-type="float">
            <text:p>38</text:p>
          </table:table-cell>
          <table:table-cell ns41:value-type="float" table:style-name="ce49" office:value="33" office:value-type="float">
            <text:p>3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5 Buurtschap Midlaren Schepen</text:p>
          </table:table-cell>
          <table:table-cell table:style-name="Default"/>
          <table:table-cell table:style-name="ce35"/>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number-columns-repeated="6"/>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6 Buurtschap Groev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0" office:value-type="float">
            <text:p>20</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6" office:value-type="float">
            <text:p>26</text:p>
          </table:table-cell>
          <table:table-cell ns41:value-type="float" office:value="14" table:style-name="ce49" table:number-columns-repeated="2" office:value-type="float">
            <text:p>14</text:p>
          </table:table-cell>
          <table:table-cell ns41:value-type="float" office:value="1" table:style-name="ce49" table:number-columns-repeated="2" office:value-type="float">
            <text:p>1</text:p>
          </table:table-cell>
          <table:table-cell ns41:value-type="float" table:style-name="ce49" office:value="31" office:value-type="float">
            <text:p>31</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office:value="38" table:style-name="ce49" table:number-columns-repeated="2" office:value-type="float">
            <text:p>38</text:p>
          </table:table-cell>
          <table:table-cell table:style-name="ce49" table:number-columns-repeated="22"/>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7 Buurtschap Zuidlaarderveen</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4" office:value-type="float">
            <text:p>44</text:p>
          </table:table-cell>
          <table:table-cell ns41:value-type="float" table:style-name="ce49" office:value="136" office:value-type="float">
            <text:p>136</text:p>
          </table:table-cell>
          <table:table-cell ns41:value-type="float" table:style-name="ce49" office:value="113" office:value-type="float">
            <text:p>113</text:p>
          </table:table-cell>
          <table:table-cell ns41:value-type="float" table:style-name="ce49" office:value="131" office:value-type="float">
            <text:p>131</text:p>
          </table:table-cell>
          <table:table-cell ns41:value-type="float" table:style-name="ce49" office:value="110" office:value-type="float">
            <text:p>110</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table:style-name="ce49"/>
          <table:table-cell ns41:value-type="float" table:style-name="ce49" office:value="97" office:value-type="float">
            <text:p>97</text:p>
          </table:table-cell>
          <table:table-cell ns41:value-type="float" table:style-name="ce49" office:value="70" office:value-type="float">
            <text:p>70</text:p>
          </table:table-cell>
          <table:table-cell ns41:value-type="float" office:value="35" table:style-name="ce49" table:number-columns-repeated="2" office:value-type="float">
            <text:p>35</text:p>
          </table:table-cell>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80" office:value-type="float">
            <text:p>80</text:p>
          </table:table-cell>
          <table:table-cell ns41:value-type="float" table:style-name="ce49" office:value="66" office:value-type="float">
            <text:p>66</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26" office:value-type="float">
            <text:p>126</text:p>
          </table:table-cell>
          <table:table-cell ns41:value-type="float" table:style-name="ce49" office:value="108" office:value-type="float">
            <text:p>10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8"/>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67" office:value-type="float">
            <text:p>267</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06" office:value-type="float">
            <text:p>306</text:p>
          </table:table-cell>
          <table:table-cell ns41:value-type="float" table:style-name="ce49" office:value="723" office:value-type="float">
            <text:p>723</text:p>
          </table:table-cell>
          <table:table-cell ns41:value-type="float" table:style-name="ce49" office:value="697" office:value-type="float">
            <text:p>697</text:p>
          </table:table-cell>
          <table:table-cell ns41:value-type="float" table:style-name="ce49" office:value="698" office:value-type="float">
            <text:p>698</text:p>
          </table:table-cell>
          <table:table-cell ns41:value-type="float" table:style-name="ce49" office:value="678" office:value-type="float">
            <text:p>678</text:p>
          </table:table-cell>
          <table:table-cell ns41:value-type="float" table:style-name="ce49" office:value="23" office:value-type="float">
            <text:p>23</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462" office:value-type="float">
            <text:p>462</text:p>
          </table:table-cell>
          <table:table-cell ns41:value-type="float" table:style-name="ce49" office:value="416" office:value-type="float">
            <text:p>416</text:p>
          </table:table-cell>
          <table:table-cell ns41:value-type="float" table:style-name="ce49" office:value="227" office:value-type="float">
            <text:p>227</text:p>
          </table:table-cell>
          <table:table-cell ns41:value-type="float" table:style-name="ce49" office:value="225" office:value-type="float">
            <text:p>225</text:p>
          </table:table-cell>
          <table:table-cell ns41:value-type="float" table:style-name="ce49" office:value="34" office:value-type="float">
            <text:p>34</text:p>
          </table:table-cell>
          <table:table-cell ns41:value-type="float" table:style-name="ce49" office:value="56" office:value-type="float">
            <text:p>56</text:p>
          </table:table-cell>
          <table:table-cell ns41:value-type="float" table:style-name="ce49" office:value="454" office:value-type="float">
            <text:p>454</text:p>
          </table:table-cell>
          <table:table-cell ns41:value-type="float" table:style-name="ce49" office:value="438" office:value-type="float">
            <text:p>438</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153" office:value-type="float">
            <text:p>153</text:p>
          </table:table-cell>
          <table:table-cell ns41:value-type="float" table:style-name="ce49" office:value="156" office:value-type="float">
            <text:p>156</text:p>
          </table:table-cell>
          <table:table-cell table:style-name="ce49" table:number-columns-repeated="2"/>
          <table:table-cell ns41:value-type="float" table:style-name="ce49" office:value="11" office:value-type="float">
            <text:p>11</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74" office:value-type="float">
            <text:p>674</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ten Arlo</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4"/>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table:style-name="ce49"/>
          <table:table-cell ns41:value-type="float" office:value="29" table:style-name="ce49" table:number-columns-repeated="2" office:value-type="float">
            <text:p>29</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ubbing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4"/>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office:value="5" table:style-name="ce49" table:number-columns-repeated="2" office:value-type="float">
            <text:p>5</text:p>
          </table:table-cell>
          <table:table-cell table:style-name="ce49"/>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Steenbergen</text:p>
            <office:annotation>
              <text:p>http://purl.org/linked-data/sdmx/2009/dimension#refArea=http://www.gemeentegeschiedenis.nl/amco/10731</text:p>
            </office:annotation>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2" office:value-type="float">
            <text:p>22</text:p>
          </table:table-cell>
          <table:table-cell ns41:value-type="float" table:style-name="ce49" office:value="68" office:value-type="float">
            <text:p>68</text:p>
          </table:table-cell>
          <table:table-cell ns41:value-type="float" table:style-name="ce49" office:value="51" office:value-type="float">
            <text:p>51</text:p>
          </table:table-cell>
          <table:table-cell ns41:value-type="float" table:style-name="ce49" office:value="66" office:value-type="float">
            <text:p>66</text:p>
          </table:table-cell>
          <table:table-cell ns41:value-type="float" table:style-name="ce49" office:value="47" office:value-type="float">
            <text:p>47</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48" office:value-type="float">
            <text:p>48</text:p>
          </table:table-cell>
          <table:table-cell ns41:value-type="float" table:style-name="ce49" office:value="32" office:value-type="float">
            <text:p>32</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33" office:value-type="float">
            <text:p>33</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50" office:value-type="float">
            <text:p>5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Kerkenbosch</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74" office:value-type="float">
            <text:p>174</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56" office:value-type="float">
            <text:p>15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92" office:value-type="float">
            <text:p>92</text:p>
          </table:table-cell>
          <table:table-cell ns41:value-type="float" office:value="62" table:style-name="ce49" table:number-columns-repeated="2" office:value-type="float">
            <text:p>62</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111" office:value-type="float">
            <text:p>111</text:p>
          </table:table-cell>
          <table:table-cell ns41:value-type="float" table:style-name="ce49" office:value="109" office:value-type="float">
            <text:p>109</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21" office:value-type="float">
            <text:p>21</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table:style-name="ce49"/>
          <table:table-cell ns41:value-type="float" table:style-name="ce49" office:value="160" office:value-type="float">
            <text:p>160</text:p>
          </table:table-cell>
          <table:table-cell ns41:value-type="float" table:style-name="ce49" office:value="156" office:value-type="float">
            <text:p>156</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table:style-name="ce49" table:number-columns-repeated="6"/>
          <table:table-cell ns41:value-type="float" table:style-name="ce49" office:value="12" office:value-type="float">
            <text:p>12</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Schotterhuizen</text:p>
          </table:table-cell>
          <table:table-cell table:style-name="Default"/>
          <table:table-cell ns41:value-type="float" table:style-name="ce35" office:value="27" office:value-type="float">
            <text:p>27</text:p>
          </table:table-cell>
          <table:table-cell table:style-name="ce49" table:number-columns-repeated="2"/>
          <table:table-cell ns41:value-type="float" table:style-name="ce49" office:value="32" office:value-type="float">
            <text:p>32</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80" office:value-type="float">
            <text:p>80</text:p>
          </table:table-cell>
          <table:table-cell ns41:value-type="float" table:style-name="ce49" office:value="67" office:value-type="float">
            <text:p>6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38" office:value-type="float">
            <text:p>38</text:p>
          </table:table-cell>
          <table:table-cell ns41:value-type="float" office:value="25" table:style-name="ce49" table:number-columns-repeated="2" office:value-type="float">
            <text:p>25</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9"/>
          <table:table-cell ns41:value-type="float" table:style-name="ce49" office:value="1" office:value-type="float">
            <text:p>1</text:p>
          </table:table-cell>
          <table:table-cell ns41:value-type="float" table:style-name="ce49" office:value="76" office:value-type="float">
            <text:p>76</text:p>
          </table:table-cell>
          <table:table-cell ns41:value-type="float" table:style-name="ce49" office:value="63" office:value-type="float">
            <text:p>63</text:p>
          </table:table-cell>
          <table:table-cell table:style-name="ce49" table:number-columns-repeated="20"/>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ind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office:value="20" table:style-name="ce49" table:number-columns-repeated="2" office:value-type="float">
            <text:p>20</text:p>
          </table:table-cell>
          <table:table-cell ns41:value-type="float" office:value="7" table:style-name="ce49" table:number-columns-repeated="2" office:value-type="float">
            <text:p>7</text:p>
          </table:table-cell>
          <table:table-cell table:style-name="ce49"/>
          <table:table-cell ns41:value-type="float" table:style-name="ce49" office:value="3" office:value-type="float">
            <text:p>3</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Nold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7" office:value-type="float">
            <text:p>7</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23" office:value-type="float">
            <text:p>23</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7" office:value-type="float">
            <text:p>17</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1"/>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Drentsche Reest</text:p>
          </table:table-cell>
          <table:table-cell table:style-name="Default"/>
          <table:table-cell ns41:value-type="float" table:style-name="ce35" office:value="61" office:value-type="float">
            <text:p>61</text:p>
          </table:table-cell>
          <table:table-cell table:style-name="ce49" table:number-columns-repeated="2"/>
          <table:table-cell ns41:value-type="float" table:style-name="ce49" office:value="63" office:value-type="float">
            <text:p>63</text:p>
          </table:table-cell>
          <table:table-cell ns41:value-type="float" table:style-name="ce49" office:value="188" office:value-type="float">
            <text:p>188</text:p>
          </table:table-cell>
          <table:table-cell ns41:value-type="float" table:style-name="ce49" office:value="154" office:value-type="float">
            <text:p>154</text:p>
          </table:table-cell>
          <table:table-cell ns41:value-type="float" table:style-name="ce49" office:value="181" office:value-type="float">
            <text:p>181</text:p>
          </table:table-cell>
          <table:table-cell ns41:value-type="float" table:style-name="ce49" office:value="152" office:value-type="float">
            <text:p>152</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26" office:value-type="float">
            <text:p>126</text:p>
          </table:table-cell>
          <table:table-cell ns41:value-type="float" table:style-name="ce49" office:value="91" office:value-type="float">
            <text:p>91</text:p>
          </table:table-cell>
          <table:table-cell ns41:value-type="float" office:value="60" table:style-name="ce49" table:number-columns-repeated="2" office:value-type="float">
            <text:p>6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3" office:value-type="float">
            <text:p>103</text:p>
          </table:table-cell>
          <table:table-cell ns41:value-type="float" table:style-name="ce49" office:value="71" office:value-type="float">
            <text:p>71</text:p>
          </table:table-cell>
          <table:table-cell ns41:value-type="float" table:style-name="ce49" office:value="22" office:value-type="float">
            <text:p>22</text:p>
          </table:table-cell>
          <table:table-cell ns41:value-type="float" table:style-name="ce49" office:value="26" office:value-type="float">
            <text:p>26</text:p>
          </table:table-cell>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64" office:value-type="float">
            <text:p>164</text:p>
          </table:table-cell>
          <table:table-cell ns41:value-type="float" table:style-name="ce49" office:value="127" office:value-type="float">
            <text:p>127</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5" office:value-type="float">
            <text:p>15</text:p>
          </table:table-cell>
          <table:table-cell ns41:value-type="float" table:style-name="ce49" office:value="20" office:value-type="float">
            <text:p>20</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Rabbing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ildenberg</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table-cell ns41:value-type="float" office:value="2" table:style-name="ce49" table:number-columns-repeated="2" office:value-type="float">
            <text:p>2</text:p>
          </table:table-cell>
          <table:table-cell table:style-name="ce49" table:number-columns-repeated="11"/>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Pieperij</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4"/>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Bloemberg</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office:value="1" table:style-name="ce49" table:number-columns-repeated="2" office:value-type="float">
            <text:p>1</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Veeningen</text:p>
          </table:table-cell>
          <table:table-cell table:style-name="Default"/>
          <table:table-cell ns41:value-type="float" table:style-name="ce35" office:value="26" office:value-type="float">
            <text:p>26</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91" office:value-type="float">
            <text:p>91</text:p>
          </table:table-cell>
          <table:table-cell ns41:value-type="float" table:style-name="ce49" office:value="81" office:value-type="float">
            <text:p>81</text:p>
          </table:table-cell>
          <table:table-cell ns41:value-type="float" table:style-name="ce49" office:value="87" office:value-type="float">
            <text:p>87</text:p>
          </table:table-cell>
          <table:table-cell ns41:value-type="float" table:style-name="ce49" office:value="79" office:value-type="float">
            <text:p>79</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7" office:value-type="float">
            <text:p>57</text:p>
          </table:table-cell>
          <table:table-cell ns41:value-type="float" table:style-name="ce49" office:value="51" office:value-type="float">
            <text:p>51</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54" table:style-name="ce49" table:number-columns-repeated="2" office:value-type="float">
            <text:p>54</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0" office:value-type="float">
            <text:p>10</text:p>
          </table:table-cell>
          <table:table-cell table:style-name="ce49" table:number-columns-repeated="10"/>
          <table:table-cell ns41:value-type="float" table:style-name="ce49" office:value="87" office:value-type="float">
            <text:p>87</text:p>
          </table:table-cell>
          <table:table-cell ns41:value-type="float" table:style-name="ce49" office:value="79" office:value-type="float">
            <text:p>79</text:p>
          </table:table-cell>
          <table:table-cell table:style-name="ce49" table:number-columns-repeated="1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immenhov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32" office:value-type="float">
            <text:p>32</text:p>
          </table:table-cell>
          <table:table-cell ns41:value-type="float" table:style-name="ce49" office:value="27" office:value-type="float">
            <text:p>2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7" office:value-type="float">
            <text:p>1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Bazui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5" office:value-type="float">
            <text:p>15</text:p>
          </table:table-cell>
          <table:table-cell ns41:value-type="float" table:style-name="ce49" office:value="7" office:value-type="float">
            <text:p>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Drogt</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8" office:value-type="float">
            <text:p>28</text:p>
          </table:table-cell>
          <table:table-cell ns41:value-type="float" table:style-name="ce49" office:value="68" office:value-type="float">
            <text:p>68</text:p>
          </table:table-cell>
          <table:table-cell ns41:value-type="float" table:style-name="ce49" office:value="58" office:value-type="float">
            <text:p>58</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41" office:value-type="float">
            <text:p>41</text:p>
          </table:table-cell>
          <table:table-cell ns41:value-type="float" table:style-name="ce49" office:value="32" office:value-type="float">
            <text:p>32</text:p>
          </table:table-cell>
          <table:table-cell ns41:value-type="float" office:value="22" table:style-name="ce49" table:number-columns-repeated="2" office:value-type="float">
            <text:p>22</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35" office:value-type="float">
            <text:p>35</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8" office:value-type="float">
            <text:p>68</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esterveld</text:p>
            <office:annotation>
              <text:p>http://purl.org/linked-data/sdmx/2009/dimension#refArea=http://www.gemeentegeschiedenis.nl/amco/10186</text:p>
            </office:annotation>
          </table:table-cell>
          <table:table-cell table:style-name="Default"/>
          <table:table-cell ns41:value-type="float" table:style-name="ce35" office:value="34" office:value-type="float">
            <text:p>34</text:p>
          </table:table-cell>
          <table:table-cell table:style-name="ce49" table:number-columns-repeated="2"/>
          <table:table-cell ns41:value-type="float" table:style-name="ce49" office:value="38" office:value-type="float">
            <text:p>38</text:p>
          </table:table-cell>
          <table:table-cell ns41:value-type="float" table:style-name="ce49" office:value="84" office:value-type="float">
            <text:p>84</text:p>
          </table:table-cell>
          <table:table-cell ns41:value-type="float" table:style-name="ce49" office:value="86" office:value-type="float">
            <text:p>86</text:p>
          </table:table-cell>
          <table:table-cell ns41:value-type="float" table:style-name="ce49" office:value="81" office:value-type="float">
            <text:p>81</text:p>
          </table:table-cell>
          <table:table-cell ns41:value-type="float" table:style-name="ce49" office:value="84" office:value-type="float">
            <text:p>84</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48" office:value-type="float">
            <text:p>48</text:p>
          </table:table-cell>
          <table:table-cell ns41:value-type="float" table:style-name="ce49" office:value="51" office:value-type="float">
            <text:p>51</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office:value="57" table:style-name="ce49" table:number-columns-repeated="2" office:value-type="float">
            <text:p>57</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8"/>
          <table:table-cell ns41:value-type="float" office:value="1" table:style-name="ce49" table:number-columns-repeated="2" office:value-type="float">
            <text:p>1</text:p>
          </table:table-cell>
          <table:table-cell ns41:value-type="float" table:style-name="ce49" office:value="78" office:value-type="float">
            <text:p>78</text:p>
          </table:table-cell>
          <table:table-cell ns41:value-type="float" table:style-name="ce49" office:value="75" office:value-type="float">
            <text:p>75</text:p>
          </table:table-cell>
          <table:table-cell table:style-name="ce49" table:number-columns-repeated="20"/>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esterveld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agevee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3" office:value-type="float">
            <text:p>43</text:p>
          </table:table-cell>
          <table:table-cell table:style-name="ce49"/>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9" office:value-type="float">
            <text:p>29</text:p>
          </table:table-cell>
          <table:table-cell ns41:value-type="float" table:style-name="ce49" office:value="24" office:value-type="float">
            <text:p>24</text:p>
          </table:table-cell>
          <table:table-cell ns41:value-type="float" office:value="16" table:style-name="ce49" table:number-columns-repeated="2" office:value-type="float">
            <text:p>1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10"/>
          <table:table-cell ns41:value-type="float" table:style-name="ce49" office:value="44" office:value-type="float">
            <text:p>44</text:p>
          </table:table-cell>
          <table:table-cell ns41:value-type="float" table:style-name="ce49" office:value="40" office:value-type="float">
            <text:p>40</text:p>
          </table:table-cell>
          <table:table-cell table:style-name="ce49" table:number-columns-repeated="20"/>
          <table:table-cell ns41:value-type="float" office:value="4" table:style-name="ce49" table:number-columns-repeated="2"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Nijstad</text:p>
          </table:table-cell>
          <table:table-cell table:style-name="Default"/>
          <table:table-cell ns41:value-type="float" table:style-name="ce35" office:value="20" office:value-type="float">
            <text:p>20</text:p>
          </table:table-cell>
          <table:table-cell table:style-name="ce49" table:number-columns-repeated="2"/>
          <table:table-cell ns41:value-type="float" table:style-name="ce49" office:value="23" office:value-type="float">
            <text:p>23</text:p>
          </table:table-cell>
          <table:table-cell ns41:value-type="float" table:style-name="ce49" office:value="57" office:value-type="float">
            <text:p>57</text:p>
          </table:table-cell>
          <table:table-cell ns41:value-type="float" table:style-name="ce49" office:value="53" office:value-type="float">
            <text:p>53</text:p>
          </table:table-cell>
          <table:table-cell ns41:value-type="float" table:style-name="ce49" office:value="57" office:value-type="float">
            <text:p>57</text:p>
          </table:table-cell>
          <table:table-cell ns41:value-type="float" table:style-name="ce49" office:value="53" office:value-type="float">
            <text:p>53</text:p>
          </table:table-cell>
          <table:table-cell table:style-name="ce49" table:number-columns-repeated="6"/>
          <table:table-cell ns41:value-type="float" table:style-name="ce49" office:value="35" office:value-type="float">
            <text:p>35</text:p>
          </table:table-cell>
          <table:table-cell ns41:value-type="float" table:style-name="ce49" office:value="30" office:value-type="float">
            <text:p>30</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5" office:value-type="float">
            <text:p>15</text:p>
          </table:table-cell>
          <table:table-cell ns41:value-type="float" table:style-name="ce49" office:value="21" office:value-type="float">
            <text:p>2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3" office:value-type="float">
            <text:p>53</text:p>
          </table:table-cell>
          <table:table-cell ns41:value-type="float" table:style-name="ce49" office:value="48" office:value-type="float">
            <text:p>48</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Kerkenveld</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table:style-name="ce49" table:number-columns-repeated="4"/>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31" office:value-type="float">
            <text:p>31</text:p>
          </table:table-cell>
          <table:table-cell ns41:value-type="float" office:value="16" table:style-name="ce49" table:number-columns-repeated="2" office:value-type="float">
            <text:p>16</text:p>
          </table:table-cell>
          <table:table-cell table:style-name="ce49"/>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27" office:value-type="float">
            <text:p>27</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44" office:value-type="float">
            <text:p>44</text:p>
          </table:table-cell>
          <table:table-cell ns41:value-type="float" table:style-name="ce49" office:value="47" office:value-type="float">
            <text:p>47</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49" office:value-type="float">
            <text:p>349</text:p>
          </table:table-cell>
          <table:table-cell ns41:value-type="float" table:style-name="ce49" office:value="4" office:value-type="float">
            <text:p>4</text:p>
          </table:table-cell>
          <table:table-cell table:style-name="ce49"/>
          <table:table-cell ns41:value-type="float" table:style-name="ce49" office:value="409" office:value-type="float">
            <text:p>409</text:p>
          </table:table-cell>
          <table:table-cell ns41:value-type="float" table:style-name="ce52" office:value="1142" office:value-type="float">
            <text:p>1,142</text:p>
          </table:table-cell>
          <table:table-cell ns41:value-type="float" table:style-name="ce52" office:value="1006" office:value-type="float">
            <text:p>1,006</text:p>
          </table:table-cell>
          <table:table-cell ns41:value-type="float" table:style-name="ce52" office:value="1098" office:value-type="float">
            <text:p>1,098</text:p>
          </table:table-cell>
          <table:table-cell ns41:value-type="float" table:style-name="ce49" office:value="974" office:value-type="float">
            <text:p>974</text:p>
          </table:table-cell>
          <table:table-cell ns41:value-type="float" table:style-name="ce49" office:value="42" office:value-type="float">
            <text:p>42</text:p>
          </table:table-cell>
          <table:table-cell ns41:value-type="float" table:style-name="ce49" office:value="30" office:value-type="float">
            <text:p>30</text:p>
          </table:table-cell>
          <table:table-cell ns41:value-type="float" office:value="2" table:style-name="ce49" table:number-columns-repeated="2" office:value-type="float">
            <text:p>2</text:p>
          </table:table-cell>
          <table:table-cell ns41:value-type="float" table:style-name="ce49" office:value="28" office:value-type="float">
            <text:p>28</text:p>
          </table:table-cell>
          <table:table-cell ns41:value-type="float" table:style-name="ce49" office:value="16" office:value-type="float">
            <text:p>16</text:p>
          </table:table-cell>
          <table:table-cell ns41:value-type="float" table:style-name="ce49" office:value="741" office:value-type="float">
            <text:p>741</text:p>
          </table:table-cell>
          <table:table-cell ns41:value-type="float" table:style-name="ce49" office:value="599" office:value-type="float">
            <text:p>599</text:p>
          </table:table-cell>
          <table:table-cell ns41:value-type="float" table:style-name="ce49" office:value="358" office:value-type="float">
            <text:p>358</text:p>
          </table:table-cell>
          <table:table-cell ns41:value-type="float" table:style-name="ce49" office:value="360" office:value-type="float">
            <text:p>360</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705" office:value-type="float">
            <text:p>705</text:p>
          </table:table-cell>
          <table:table-cell ns41:value-type="float" table:style-name="ce49" office:value="618" office:value-type="float">
            <text:p>618</text:p>
          </table:table-cell>
          <table:table-cell ns41:value-type="float" table:style-name="ce49" office:value="243" office:value-type="float">
            <text:p>243</text:p>
          </table:table-cell>
          <table:table-cell ns41:value-type="float" table:style-name="ce49" office:value="233" office:value-type="float">
            <text:p>233</text:p>
          </table:table-cell>
          <table:table-cell ns41:value-type="float" table:style-name="ce49" office:value="180" office:value-type="float">
            <text:p>180</text:p>
          </table:table-cell>
          <table:table-cell ns41:value-type="float" table:style-name="ce49" office:value="151" office:value-type="float">
            <text:p>151</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52" office:value="1077" office:value-type="float">
            <text:p>1,077</text:p>
          </table:table-cell>
          <table:table-cell ns41:value-type="float" table:style-name="ce49" office:value="941" office:value-type="float">
            <text:p>941</text:p>
          </table:table-cell>
          <table:table-cell table:style-name="ce49" table:number-columns-repeated="8"/>
          <table:table-cell ns41:value-type="float" table:style-name="ce49" office:value="4" office:value-type="float">
            <text:p>4</text:p>
          </table:table-cell>
          <table:table-cell table:style-name="ce49" table:number-columns-repeated="3"/>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6"/>
          <table:table-cell ns41:value-type="float" table:style-name="ce49" office:value="49" office:value-type="float">
            <text:p>49</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Dorp</text:p>
          </table:table-cell>
          <table:table-cell table:style-name="Default"/>
          <table:table-cell ns41:value-type="float" table:style-name="ce35" office:value="36" office:value-type="float">
            <text:p>36</text:p>
          </table:table-cell>
          <table:table-cell ns41:value-type="float" table:style-name="ce49" office:value="2" office:value-type="float">
            <text:p>2</text:p>
          </table:table-cell>
          <table:table-cell table:style-name="ce49"/>
          <table:table-cell ns41:value-type="float" table:style-name="ce49" office:value="45" office:value-type="float">
            <text:p>45</text:p>
          </table:table-cell>
          <table:table-cell ns41:value-type="float" table:style-name="ce49" office:value="136" office:value-type="float">
            <text:p>136</text:p>
          </table:table-cell>
          <table:table-cell ns41:value-type="float" table:style-name="ce49" office:value="101" office:value-type="float">
            <text:p>101</text:p>
          </table:table-cell>
          <table:table-cell ns41:value-type="float" table:style-name="ce49" office:value="136" office:value-type="float">
            <text:p>136</text:p>
          </table:table-cell>
          <table:table-cell ns41:value-type="float" table:style-name="ce49" office:value="100" office:value-type="float">
            <text:p>10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62" office:value-type="float">
            <text:p>62</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100" office:value-type="float">
            <text:p>100</text:p>
          </table:table-cell>
          <table:table-cell ns41:value-type="float" table:style-name="ce49" office:value="62" office:value-type="float">
            <text:p>62</text:p>
          </table:table-cell>
          <table:table-cell ns41:value-type="float" table:style-name="ce49" office:value="26" office:value-type="float">
            <text:p>26</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5" office:value-type="float">
            <text:p>125</text:p>
          </table:table-cell>
          <table:table-cell ns41:value-type="float" table:style-name="ce49" office:value="94" office:value-type="float">
            <text:p>94</text:p>
          </table:table-cell>
          <table:table-cell table:style-name="ce49" table:number-columns-repeated="2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Benneveld</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30" office:value-type="float">
            <text:p>30</text:p>
          </table:table-cell>
          <table:table-cell ns41:value-type="float" table:style-name="ce49" office:value="85" office:value-type="float">
            <text:p>85</text:p>
          </table:table-cell>
          <table:table-cell ns41:value-type="float" table:style-name="ce49" office:value="86" office:value-type="float">
            <text:p>86</text:p>
          </table:table-cell>
          <table:table-cell ns41:value-type="float" table:style-name="ce49" office:value="85" office:value-type="float">
            <text:p>85</text:p>
          </table:table-cell>
          <table:table-cell ns41:value-type="float" table:style-name="ce49" office:value="86" office:value-type="float">
            <text:p>86</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5" office:value-type="float">
            <text:p>55</text:p>
          </table:table-cell>
          <table:table-cell ns41:value-type="float" table:style-name="ce49" office:value="56" office:value-type="float">
            <text:p>56</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48" office:value-type="float">
            <text:p>48</text:p>
          </table:table-cell>
          <table:table-cell ns41:value-type="float" table:style-name="ce49" office:value="52" office:value-type="float">
            <text:p>52</text:p>
          </table:table-cell>
          <table:table-cell ns41:value-type="float" table:style-name="ce49" office:value="30" office:value-type="float">
            <text:p>30</text:p>
          </table:table-cell>
          <table:table-cell ns41:value-type="float" table:style-name="ce49" office:value="33" office:value-type="float">
            <text:p>33</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73" office:value-type="float">
            <text:p>73</text:p>
          </table:table-cell>
          <table:table-cell ns41:value-type="float" table:style-name="ce49" office:value="74" office:value-type="float">
            <text:p>74</text:p>
          </table:table-cell>
          <table:table-cell table:style-name="ce49" table:number-columns-repeated="20"/>
          <table:table-cell ns41:value-type="float" office:value="12" table:style-name="ce49" table:number-columns-repeated="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Aalden</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6" office:value-type="float">
            <text:p>66</text:p>
          </table:table-cell>
          <table:table-cell ns41:value-type="float" table:style-name="ce49" office:value="48" office:value-type="float">
            <text:p>48</text:p>
          </table:table-cell>
          <table:table-cell ns41:value-type="float" table:style-name="ce49" office:value="66" office:value-type="float">
            <text:p>66</text:p>
          </table:table-cell>
          <table:table-cell ns41:value-type="float" table:style-name="ce49" office:value="48" office:value-type="float">
            <text:p>48</text:p>
          </table:table-cell>
          <table:table-cell table:style-name="ce49" table:number-columns-repeated="6"/>
          <table:table-cell ns41:value-type="float" table:style-name="ce49" office:value="44" office:value-type="float">
            <text:p>44</text:p>
          </table:table-cell>
          <table:table-cell ns41:value-type="float" table:style-name="ce49" office:value="30" office:value-type="float">
            <text:p>30</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29" office:value-type="float">
            <text:p>29</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number-columns-repeated="11"/>
          <table:table-cell ns41:value-type="float" table:style-name="ce49" office:value="54" office:value-type="float">
            <text:p>54</text:p>
          </table:table-cell>
          <table:table-cell ns41:value-type="float" table:style-name="ce49" office:value="37" office:value-type="float">
            <text:p>37</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Meppen</text:p>
          </table:table-cell>
          <table:table-cell table:style-name="Default"/>
          <table:table-cell ns41:value-type="float" table:style-name="ce35" office:value="33" office:value-type="float">
            <text:p>33</text:p>
          </table:table-cell>
          <table:table-cell table:style-name="ce49" table:number-columns-repeated="2"/>
          <table:table-cell ns41:value-type="float" table:style-name="ce49" office:value="45" office:value-type="float">
            <text:p>45</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7" office:value-type="float">
            <text:p>117</text:p>
          </table:table-cell>
          <table:table-cell ns41:value-type="float" table:style-name="ce49" office:value="115" office:value-type="float">
            <text:p>115</text:p>
          </table:table-cell>
          <table:table-cell ns41:value-type="float" table:style-name="ce49" office:value="2" office:value-type="float">
            <text:p>2</text:p>
          </table:table-cell>
          <table:table-cell table:style-name="ce49" table:number-columns-repeated="5"/>
          <table:table-cell ns41:value-type="float" table:style-name="ce49" office:value="80" office:value-type="float">
            <text:p>80</text:p>
          </table:table-cell>
          <table:table-cell ns41:value-type="float" table:style-name="ce49" office:value="71" office:value-type="float">
            <text:p>71</text:p>
          </table:table-cell>
          <table:table-cell ns41:value-type="float" office:value="30" table:style-name="ce49" table:number-columns-repeated="2" office:value-type="float">
            <text:p>30</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table:style-name="ce49" office:value="75" office:value-type="float">
            <text:p>75</text:p>
          </table:table-cell>
          <table:table-cell ns41:value-type="float" table:style-name="ce49" office:value="77" office:value-type="float">
            <text:p>77</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office:value="4" table:style-name="ce49" table:number-columns-repeated="2" office:value-type="float">
            <text:p>4</text:p>
          </table:table-cell>
          <table:table-cell table:style-name="ce49" table:number-columns-repeated="10"/>
          <table:table-cell ns41:value-type="float" office:value="85" table:style-name="ce49" table:number-columns-repeated="2" office:value-type="float">
            <text:p>85</text:p>
          </table:table-cell>
          <table:table-cell table:style-name="ce49" table:number-columns-repeated="20"/>
          <table:table-cell ns41:value-type="float" office:value="27" table:style-name="ce49" table:number-columns-repeated="2" office:value-type="float">
            <text:p>27</text:p>
          </table:table-cell>
          <table:table-cell table:style-name="ce49" table:number-columns-repeated="8"/>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Wesup</text:p>
          </table:table-cell>
          <table:table-cell table:style-name="Default"/>
          <table:table-cell ns41:value-type="float" table:style-name="ce35" office:value="24" office:value-type="float">
            <text:p>24</text:p>
          </table:table-cell>
          <table:table-cell table:style-name="ce49" table:number-columns-repeated="2"/>
          <table:table-cell ns41:value-type="float" table:style-name="ce49" office:value="35" office:value-type="float">
            <text:p>35</text:p>
          </table:table-cell>
          <table:table-cell ns41:value-type="float" table:style-name="ce49" office:value="105" office:value-type="float">
            <text:p>105</text:p>
          </table:table-cell>
          <table:table-cell ns41:value-type="float" table:style-name="ce49" office:value="93" office:value-type="float">
            <text:p>93</text:p>
          </table:table-cell>
          <table:table-cell ns41:value-type="float" table:style-name="ce49" office:value="103" office:value-type="float">
            <text:p>103</text:p>
          </table:table-cell>
          <table:table-cell ns41:value-type="float" table:style-name="ce49" office:value="92" office:value-type="float">
            <text:p>92</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69" office:value-type="float">
            <text:p>69</text:p>
          </table:table-cell>
          <table:table-cell ns41:value-type="float" table:style-name="ce49" office:value="58" office:value-type="float">
            <text:p>58</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2" office:value-type="float">
            <text:p>52</text:p>
          </table:table-cell>
          <table:table-cell ns41:value-type="float" table:style-name="ce49" office:value="40" office:value-type="float">
            <text:p>40</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table:style-name="ce49" table:number-columns-repeated="7"/>
          <table:table-cell ns41:value-type="float" table:style-name="ce49" office:value="105" office:value-type="float">
            <text:p>105</text:p>
          </table:table-cell>
          <table:table-cell ns41:value-type="float" table:style-name="ce49" office:value="93" office:value-type="float">
            <text:p>93</text:p>
          </table:table-cell>
          <table:table-cell table:style-name="ce49" table:number-columns-repeated="35"/>
          <table:table-cell table:style-name="ce80"/>
          <table:table-cell table:style-name="ce91" table:number-columns-repeated="4"/>
          <table:table-cell table:number-columns-repeated="943"/>
        </table:table-row>
        <table:table-row table:style-name="ro5">
          <table:table-cell ns41:value-type="string" table:style-name="ce9" office:value-type="string">
            <text:p>ZWEELO.</text:p>
            <office:annotation>
              <text:p>http://purl.org/linked-data/sdmx/2009/dimension#refArea=http://www.gemeentegeschiedenis.nl/amco/108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43" office:value="133" office:value-type="float">
            <text:p>133</text:p>
          </table:table-cell>
          <table:table-cell ns41:value-type="float" table:style-name="ce50" office:value="3" office:value-type="float">
            <text:p>3</text:p>
          </table:table-cell>
          <table:table-cell table:style-name="ce50"/>
          <table:table-cell ns41:value-type="float" table:style-name="ce50" office:value="175" office:value-type="float">
            <text:p>175</text:p>
          </table:table-cell>
          <table:table-cell ns41:value-type="float" table:style-name="ce50" office:value="511" office:value-type="float">
            <text:p>511</text:p>
          </table:table-cell>
          <table:table-cell ns41:value-type="float" table:style-name="ce50" office:value="443" office:value-type="float">
            <text:p>443</text:p>
          </table:table-cell>
          <table:table-cell ns41:value-type="float" table:style-name="ce50" office:value="507" office:value-type="float">
            <text:p>507</text:p>
          </table:table-cell>
          <table:table-cell ns41:value-type="float" table:style-name="ce50" office:value="441" office:value-type="float">
            <text:p>441</text:p>
          </table:table-cell>
          <table:table-cell ns41:value-type="float" table:style-name="ce50" office:value="4" office:value-type="float">
            <text:p>4</text:p>
          </table:table-cell>
          <table:table-cell ns41:value-type="float" table:style-name="ce50" office:value="2" office:value-type="float">
            <text:p>2</text:p>
          </table:table-cell>
          <table:table-cell table:style-name="ce50" table:number-columns-repeated="2"/>
          <table:table-cell ns41:value-type="float" table:style-name="ce50" office:value="2" office:value-type="float">
            <text:p>2</text:p>
          </table:table-cell>
          <table:table-cell table:style-name="ce50"/>
          <table:table-cell ns41:value-type="float" table:style-name="ce50" office:value="345" office:value-type="float">
            <text:p>345</text:p>
          </table:table-cell>
          <table:table-cell ns41:value-type="float" table:style-name="ce50" office:value="277" office:value-type="float">
            <text:p>277</text:p>
          </table:table-cell>
          <table:table-cell ns41:value-type="float" table:style-name="ce50" office:value="134" office:value-type="float">
            <text:p>134</text:p>
          </table:table-cell>
          <table:table-cell ns41:value-type="float" table:style-name="ce50" office:value="136" office:value-type="float">
            <text:p>136</text:p>
          </table:table-cell>
          <table:table-cell ns41:value-type="float" table:style-name="ce50" office:value="32" office:value-type="float">
            <text:p>32</text:p>
          </table:table-cell>
          <table:table-cell ns41:value-type="float" table:style-name="ce50" office:value="30" office:value-type="float">
            <text:p>30</text:p>
          </table:table-cell>
          <table:table-cell ns41:value-type="float" table:style-name="ce50" office:value="322" office:value-type="float">
            <text:p>322</text:p>
          </table:table-cell>
          <table:table-cell ns41:value-type="float" table:style-name="ce50" office:value="260" office:value-type="float">
            <text:p>260</text:p>
          </table:table-cell>
          <table:table-cell ns41:value-type="float" table:style-name="ce50" office:value="163" office:value-type="float">
            <text:p>163</text:p>
          </table:table-cell>
          <table:table-cell ns41:value-type="float" table:style-name="ce50" office:value="173" office:value-type="float">
            <text:p>173</text:p>
          </table:table-cell>
          <table:table-cell ns41:value-type="float" table:style-name="ce50" office:value="17" office:value-type="float">
            <text:p>17</text:p>
          </table:table-cell>
          <table:table-cell ns41:value-type="float" table:style-name="ce50" office:value="10" office:value-type="float">
            <text:p>10</text:p>
          </table:table-cell>
          <table:table-cell table:style-name="ce50" table:number-columns-repeated="2"/>
          <table:table-cell ns41:value-type="float" table:style-name="ce50" office:value="9" office:value-type="float">
            <text:p>9</text:p>
          </table:table-cell>
          <table:table-cell table:style-name="ce50" table:number-columns-repeated="7"/>
          <table:table-cell ns41:value-type="float" table:style-name="ce50" office:value="442" office:value-type="float">
            <text:p>442</text:p>
          </table:table-cell>
          <table:table-cell ns41:value-type="float" table:style-name="ce50" office:value="383" office:value-type="float">
            <text:p>383</text:p>
          </table:table-cell>
          <table:table-cell table:style-name="ce50" table:number-columns-repeated="20"/>
          <table:table-cell ns41:value-type="float" table:style-name="ce50" office:value="62" office:value-type="float">
            <text:p>62</text:p>
          </table:table-cell>
          <table:table-cell ns41:value-type="float" table:style-name="ce50" office:value="57" office:value-type="float">
            <text:p>57</text:p>
          </table:table-cell>
          <table:table-cell table:style-name="ce50" table:number-columns-repeated="8"/>
          <table:table-cell ns41:value-type="float" table:style-name="ce50" office:value="7" office:value-type="float">
            <text:p>7</text:p>
          </table:table-cell>
          <table:table-cell ns41:value-type="float" table:style-name="ce50" office:value="3" office:value-type="float">
            <text:p>3</text:p>
          </table:table-cell>
          <table:table-cell table:style-name="ce50" table:number-columns-repeated="3"/>
          <table:table-cell table:style-name="ce81"/>
          <table:table-cell table:style-name="ce91" table:number-columns-repeated="4"/>
          <table:table-cell table:number-columns-repeated="943"/>
        </table:table-row>
        <table:table-row table:style-name="ro5">
          <table:table-cell table:number-columns-repeated="1024"/>
        </table:table-row>
        <table:table-row table:style-name="ro4">
          <table:table-cell ns41:value-type="string" table:style-name="ce11" office:value-type="string">
            <text:p>1. Hieronder vier mannen en drie vrouwen behoorende tot de burgerlijke bevolking.</text:p>
          </table:table-cell>
          <table:table-cell table:style-name="ce22" table:number-columns-repeated="75"/>
          <table:table-cell table:style-name="ce82"/>
          <table:table-cell table:number-columns-repeated="947"/>
        </table:table-row>
        <table:table-row table:style-name="ro4">
          <table:table-cell ns41:value-type="string" table:style-name="ce12" office:value-type="string">
            <text:p>2. Hieronder eene Fransche kostschool met twee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3.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4. Hieronder eene kostschool zonder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5. Hieronder drie hut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6.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7. Hieronder 81 gewone kolonisten, 671 weezen, vondelingen en verlaten kinderen, 31 hulpbehoevende en 50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8. Hieronder 78 gewone kolonisten, 702 weezen, vondelingen en verlaten kinderen, 33 hulpbehoevende en 6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9. Hieronder 23 gewone kolonisten, 139 veteranen met hunne gezinnen, 919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0. Hieronder 22 gewone kolonisten, 201 behoorende tot de gezinnen der veteranen, 557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1. Hieronder 194 gewone kolonisten, 13 hoevenaars, 74 veteranen met hunne gezinnen, 77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2. Hieronder 202 gewone kolonisten, 13 hoevenaars, 99 behoorende tot de gezinnen der veteranen, 594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3. Bij de ingezetenen in nachtkwartier.</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4. Hieronder eene hut.</text:p>
          </table:table-cell>
          <table:table-cell table:style-name="ce23" table:number-columns-repeated="75"/>
          <table:table-cell table:style-name="ce83"/>
          <table:table-cell table:number-columns-repeated="947"/>
        </table:table-row>
        <table:table-row table:style-name="ro5">
          <table:table-cell table:style-name="ce13"/>
          <table:table-cell table:style-name="ce24" table:number-columns-repeated="75"/>
          <table:table-cell table:style-name="ce84"/>
          <table:table-cell table:number-columns-repeated="947"/>
        </table:table-row>
        <table:table-row table:style-name="ro4" table:number-rows-repeated="813">
          <table:table-cell table:number-columns-repeated="1024"/>
        </table:table-row>
        <table:table-row table:style-name="ro4">
          <table:table-cell table:style-name="Default" table:number-columns-repeated="27"/>
          <table:table-cell table:style-name="ce72"/>
          <table:table-cell table:style-name="Default"/>
          <table:table-cell table:style-name="ce73"/>
          <table:table-cell table:number-columns-repeated="994"/>
        </table:table-row>
        <table:table-row table:style-name="ro4" table:number-rows-repeated="1047388">
          <table:table-cell table:number-columns-repeated="1024"/>
        </table:table-row>
        <table:table-row table:style-name="ro4">
          <table:table-cell table:number-columns-repeated="1024"/>
        </table:table-row>
      </table:table>
      <table:table table:style-name="ta2" table:name="Opmerkingen">
        <table:table-column table:style-name="co14" table:default-cell-style-name="Default" table:number-columns-repeated="2"/>
        <table:table-column table:style-name="co17" table:default-cell-style-name="ce10"/>
        <table:table-column table:style-name="co18" table:default-cell-style-name="ce10"/>
        <table:table-column table:style-name="co14" table:default-cell-style-name="Default" table:number-columns-repeated="1020"/>
        <table:table-row table:style-name="ro4" table:number-rows-repeated="3">
          <table:table-cell table:number-columns-repeated="1024"/>
        </table:table-row>
        <table:table-row table:style-name="ro4">
          <table:table-cell ns41:value-type="string" table:style-name="ce104" office:value-type="string">
            <text:p>Editregel</text:p>
          </table:table-cell>
          <table:table-cell ns41:value-type="string" table:style-name="ce104" office:value-type="string">
            <text:p>Deel telling</text:p>
          </table:table-cell>
          <table:table-cell ns41:value-type="string" table:style-name="ce104" office:value-type="string">
            <text:p>Rolnummer</text:p>
          </table:table-cell>
          <table:table-cell ns41:value-type="string" table:style-name="ce104" office:value-type="string">
            <text:p>Noten en opmerkingen</text:p>
          </table:table-cell>
          <table:table-cell table:style-name="ce104" table:number-columns-repeated="4"/>
          <table:table-cell table:number-columns-repeated="1016"/>
        </table:table-row>
        <table:table-row table:style-name="ro4">
          <table:table-cell table:style-name="ce105" table:number-columns-repeated="8">
            <office:annotation>
              <text:p>http://purl.org/linked-data/sdmx/2009/dimension#refArea=http://www.gemeentegeschiedenis.nl/amco/11170</text:p>
            </office:annotation>
          </table:table-cell>
          <table:table-cell table:number-columns-repeated="1016"/>
        </table:table-row>
        <table:table-row table:style-name="ro4" table:number-rows-repeated="3">
          <table:table-cell table:number-columns-repeated="1024"/>
        </table:table-row>
        <table:table-row table:style-name="ro4">
          <table:table-cell ns41:value-type="float" table:style-name="ce106" office:value="5892" office:value-type="float">
            <text:p>589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3" office:value-type="float">
            <text:p>589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4" office:value-type="float">
            <text:p>589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5" office:value-type="float">
            <text:p>589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041 <text:s/>Hieronder vier mannen en drie vrouwen behoorende tot de burgerlijke bevolking.</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896" office:value-type="float">
            <text:p>5896</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7" office:value-type="float">
            <text:p>5897</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8" office:value-type="float">
            <text:p>5898</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9" office:value-type="float">
            <text:p>5899</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0" office:value-type="float">
            <text:p>5900</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1" office:value-type="float">
            <text:p>5901</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2" office:value-type="float">
            <text:p>5902</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3" office:value-type="float">
            <text:p>5903</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4" office:value-type="float">
            <text:p>5904</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5" office:value-type="float">
            <text:p>5905</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6" office:value-type="float">
            <text:p>5906</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7" office:value-type="float">
            <text:p>5907</text:p>
            <office:annotation>
              <text:p>http://purl.org/linked-data/sdmx/2009/dimension#refArea=http://www.gemeentegeschiedenis.nl/amco/10522</text:p>
            </office:annotation>
          </table:table-cell>
          <table:table-cell ns41:value-type="string" table:style-name="ce10" office:value-type="string">
            <text:p>Dr-1edl</text:p>
            <office:annotation>
              <text:p>http://purl.org/linked-data/sdmx/2009/dimension#refArea=http://www.gemeentegeschiedenis.nl/amco/1137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8" office:value-type="float">
            <text:p>5908</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9" office:value-type="float">
            <text:p>5909</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0" office:value-type="float">
            <text:p>5910</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1" office:value-type="float">
            <text:p>5911</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2" office:value-type="float">
            <text:p>5912</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3" office:value-type="float">
            <text:p>5913</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4" office:value-type="float">
            <text:p>5914</text:p>
            <office:annotation>
              <text:p>http://purl.org/linked-data/sdmx/2009/dimension#refArea=http://www.gemeentegeschiedenis.nl/amco/1052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5" office:value-type="float">
            <text:p>5915</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6" office:value-type="float">
            <text:p>5916</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7" office:value-type="float">
            <text:p>5917</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8" office:value-type="float">
            <text:p>5918</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9" office:value-type="float">
            <text:p>5919</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0" office:value-type="float">
            <text:p>5920</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1" office:value-type="float">
            <text:p>5921</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2" office:value-type="float">
            <text:p>5922</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3" office:value-type="float">
            <text:p>5923</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4" office:value-type="float">
            <text:p>5924</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5" office:value-type="float">
            <text:p>5925</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6" office:value-type="float">
            <text:p>5926</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7" office:value-type="float">
            <text:p>5927</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8" office:value-type="float">
            <text:p>5928</text:p>
            <office:annotation>
              <text:p>http://purl.org/linked-data/sdmx/2009/dimension#refArea=http://www.gemeentegeschiedenis.nl/amco/10383</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9" office:value-type="float">
            <text:p>5929</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0" office:value-type="float">
            <text:p>5930</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1" office:value-type="float">
            <text:p>5931</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2" office:value-type="float">
            <text:p>5932</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3" office:value-type="float">
            <text:p>5933</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4" office:value-type="float">
            <text:p>5934</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5" office:value-type="float">
            <text:p>5935</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42 <text:s/>Hieronder eene Fransche kostschool met twee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6" office:value-type="float">
            <text:p>5936</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53 <text:s/>Hieronder een huis van bewaring zonder gevangen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7" office:value-type="float">
            <text:p>5937</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8" office:value-type="float">
            <text:p>5938</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9" office:value-type="float">
            <text:p>5939</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0" office:value-type="float">
            <text:p>5940</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1" office:value-type="float">
            <text:p>5941</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2" office:value-type="float">
            <text:p>5942</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3" office:value-type="float">
            <text:p>5943</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4" office:value-type="float">
            <text:p>5944</text:p>
            <office:annotation>
              <text:p>http://purl.org/linked-data/sdmx/2009/dimension#refArea=http://www.gemeentegeschiedenis.nl/amco/1120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5" office:value-type="float">
            <text:p>594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6" office:value-type="float">
            <text:p>594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7" office:value-type="float">
            <text:p>594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8" office:value-type="float">
            <text:p>594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9" office:value-type="float">
            <text:p>594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0" office:value-type="float">
            <text:p>595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1" office:value-type="float">
            <text:p>595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2" office:value-type="float">
            <text:p>595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3" office:value-type="float">
            <text:p>595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4" office:value-type="float">
            <text:p>595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5" office:value-type="float">
            <text:p>595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6" office:value-type="float">
            <text:p>5956</text:p>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7" office:value-type="float">
            <text:p>5957</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8" office:value-type="float">
            <text:p>5958</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60: er staat 0. Dit moet zijn 1.</text:p>
          </table:table-cell>
          <table:table-cell table:number-columns-repeated="1018"/>
        </table:table-row>
        <table:table-row table:style-name="ro4">
          <table:table-cell ns41:value-type="float" table:style-name="ce106" office:value="5959" office:value-type="float">
            <text:p>5959</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0" office:value-type="float">
            <text:p>5960</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1" office:value-type="float">
            <text:p>5961</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2" office:value-type="float">
            <text:p>5962</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3" office:value-type="float">
            <text:p>5963</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4" office:value-type="float">
            <text:p>5964</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5" office:value-type="float">
            <text:p>5965</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6" office:value-type="float">
            <text:p>5966</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7" office:value-type="float">
            <text:p>5967</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8" office:value-type="float">
            <text:p>5968</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9" office:value-type="float">
            <text:p>5969</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0" office:value-type="float">
            <text:p>5970</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1" office:value-type="float">
            <text:p>5971</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2" office:value-type="float">
            <text:p>5972</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3" office:value-type="float">
            <text:p>5973</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4" office:value-type="float">
            <text:p>5974</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5" office:value-type="float">
            <text:p>5975</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V tot kolom AN. De gegevens zijn 2 kolommen opgeschoven. Dit is hersteld.</text:p>
          </table:table-cell>
          <table:table-cell table:number-columns-repeated="1018"/>
        </table:table-row>
        <table:table-row table:style-name="ro4">
          <table:table-cell ns41:value-type="float" table:style-name="ce106" office:value="5976" office:value-type="float">
            <text:p>5976</text:p>
            <office:annotation>
              <text:p>http://purl.org/linked-data/sdmx/2009/dimension#refArea=http://www.gemeentegeschiedenis.nl/amco/105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7" office:value-type="float">
            <text:p>5977</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8" office:value-type="float">
            <text:p>5978</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9" office:value-type="float">
            <text:p>5979</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4">
          <table:table-cell ns41:value-type="float" table:style-name="ce106" office:value="5980" office:value-type="float">
            <text:p>5980</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1" office:value-type="float">
            <text:p>5981</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2" office:value-type="float">
            <text:p>5982</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3" office:value-type="float">
            <text:p>5983</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4" office:value-type="float">
            <text:p>5984</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85" office:value-type="float">
            <text:p>5985</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AA: er staat 1. Dit moet zijn 0.</text:p>
          </table:table-cell>
          <table:table-cell table:number-columns-repeated="1018"/>
        </table:table-row>
        <table:table-row table:style-name="ro4">
          <table:table-cell ns41:value-type="float" table:style-name="ce106" office:value="5986" office:value-type="float">
            <text:p>5986</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7" office:value-type="float">
            <text:p>5987</text:p>
            <office:annotation>
              <text:p>http://purl.org/linked-data/sdmx/2009/dimension#refArea=http://www.gemeentegeschiedenis.nl/amco/1044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8" office:value-type="float">
            <text:p>5988</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9" office:value-type="float">
            <text:p>5989</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0" office:value-type="float">
            <text:p>5990</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1" office:value-type="float">
            <text:p>5991</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2" office:value-type="float">
            <text:p>5992</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93" office:value-type="float">
            <text:p>5993</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4" office:value-type="float">
            <text:p>5994</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5" office:value-type="float">
            <text:p>5995</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6" office:value-type="float">
            <text:p>5996</text:p>
            <office:annotation>
              <text:p>http://purl.org/linked-data/sdmx/2009/dimension#refArea=http://www.gemeentegeschiedenis.nl/amco/1100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7" office:value-type="float">
            <text:p>5997</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8" office:value-type="float">
            <text:p>5998</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9" office:value-type="float">
            <text:p>5999</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0" office:value-type="float">
            <text:p>6000</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1" office:value-type="float">
            <text:p>6001</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2" office:value-type="float">
            <text:p>6002</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3" office:value-type="float">
            <text:p>6003</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4" office:value-type="float">
            <text:p>6004</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5" office:value-type="float">
            <text:p>6005</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6" office:value-type="float">
            <text:p>6006</text:p>
            <office:annotation>
              <text:p>http://purl.org/linked-data/sdmx/2009/dimension#refArea=http://www.gemeentegeschiedenis.nl/amco/1041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7" office:value-type="float">
            <text:p>6007</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008" office:value-type="float">
            <text:p>6008</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9" office:value-type="float">
            <text:p>6009</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0" office:value-type="float">
            <text:p>6010</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1" office:value-type="float">
            <text:p>6011</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2" office:value-type="float">
            <text:p>6012</text:p>
            <office:annotation>
              <text:p>http://purl.org/linked-data/sdmx/2009/dimension#refArea=http://www.gemeentegeschiedenis.nl/amco/10331</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3" office:value-type="float">
            <text:p>6013</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251 <text:s/>Hieronder eene kostschool zonder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14" office:value-type="float">
            <text:p>6014</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5" office:value-type="float">
            <text:p>6015</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6" office:value-type="float">
            <text:p>6016</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7" office:value-type="float">
            <text:p>6017</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8" office:value-type="float">
            <text:p>6018</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9" office:value-type="float">
            <text:p>6019</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0" office:value-type="float">
            <text:p>6020</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1" office:value-type="float">
            <text:p>6021</text:p>
            <office:annotation>
              <text:p>http://purl.org/linked-data/sdmx/2009/dimension#refArea=http://www.gemeentegeschiedenis.nl/amco/1062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2" office:value-type="float">
            <text:p>6022</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3" office:value-type="float">
            <text:p>6023</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4" office:value-type="float">
            <text:p>6024</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5" office:value-type="float">
            <text:p>6025</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6" office:value-type="float">
            <text:p>6026</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7" office:value-type="float">
            <text:p>6027</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8" office:value-type="float">
            <text:p>6028</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9" office:value-type="float">
            <text:p>6029</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0" office:value-type="float">
            <text:p>6030</text:p>
            <office:annotation>
              <text:p>http://purl.org/linked-data/sdmx/2009/dimension#refArea=http://www.gemeentegeschiedenis.nl/amco/1118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ns41:value-type="string" table:style-name="TL_20_Metadata" office:value-type="string">
            <text:p>3801940006010422 <text:s/>Hieronder drie hutt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31" office:value-type="float">
            <text:p>6031</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2" office:value-type="float">
            <text:p>6032</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442 <text:s/>Hieronder drie hutten.</text:p>
          </table:table-cell>
          <table:table-cell ns41:value-type="string" table:style-name="ce10" office:value-type="string">
            <text:p>x</text:p>
          </table:table-cell>
          <table:table-cell ns41:value-type="string" table:style-name="ce10" office:value-type="string">
            <text:p>Kolom 1 niet opgenomen</text:p>
          </table:table-cell>
          <table:table-cell table:number-columns-repeated="1018"/>
        </table:table-row>
        <table:table-row table:style-name="ro4">
          <table:table-cell ns41:value-type="float" table:style-name="ce106" office:value="6033" office:value-type="float">
            <text:p>6033</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4" office:value-type="float">
            <text:p>6034</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5" office:value-type="float">
            <text:p>6035</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6" office:value-type="float">
            <text:p>6036</text:p>
            <office:annotation>
              <text:p>http://purl.org/linked-data/sdmx/2009/dimension#refArea=http://www.gemeentegeschiedenis.nl/amco/1109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7" office:value-type="float">
            <text:p>6037</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8" office:value-type="float">
            <text:p>6038</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9" office:value-type="float">
            <text:p>6039</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0" office:value-type="float">
            <text:p>6040</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1" office:value-type="float">
            <text:p>6041</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2" office:value-type="float">
            <text:p>6042</text:p>
            <office:annotation>
              <text:p>http://purl.org/linked-data/sdmx/2009/dimension#refArea=http://www.gemeentegeschiedenis.nl/amco/10506</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3" office:value-type="float">
            <text:p>6043</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4" office:value-type="float">
            <text:p>6044</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5" office:value-type="float">
            <text:p>6045</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6" office:value-type="float">
            <text:p>6046</text:p>
            <office:annotation>
              <text:p>http://purl.org/linked-data/sdmx/2009/dimension#refArea=http://www.gemeentegeschiedenis.nl/amco/10186</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7" office:value-type="float">
            <text:p>6047</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8" office:value-type="float">
            <text:p>6048</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9" office:value-type="float">
            <text:p>6049</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0" office:value-type="float">
            <text:p>6050</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1" office:value-type="float">
            <text:p>6051</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2" office:value-type="float">
            <text:p>6052</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3" office:value-type="float">
            <text:p>6053</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4" office:value-type="float">
            <text:p>6054</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5" office:value-type="float">
            <text:p>6055</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231 <text:s/>Hieronder een huis van bewaring zonder gevangenen.</text:p>
          </table:table-cell>
          <table:table-cell ns41:value-type="string" table:style-name="ce10" office:value-type="string">
            <text:p>x</text:p>
          </table:table-cell>
          <table:table-cell ns41:value-type="string" table:style-name="ce10" office:value-type="string">
            <text:p>Kolom 1 12-jan moet zijn 12/1</text:p>
          </table:table-cell>
          <table:table-cell table:number-columns-repeated="1018"/>
        </table:table-row>
        <table:table-row table:style-name="ro4">
          <table:table-cell ns41:value-type="float" table:style-name="ce106" office:value="6056" office:value-type="float">
            <text:p>6056</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7" office:value-type="float">
            <text:p>6057</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8" office:value-type="float">
            <text:p>6058</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9" office:value-type="float">
            <text:p>6059</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0" office:value-type="float">
            <text:p>6060</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1" office:value-type="float">
            <text:p>6061</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Bronfout in kolom 1: "Bewoonde huizen". De gedrukte bron geeft 1137. Optelling van de kolomdata geeft 1125.</text:p>
          </table:table-cell>
          <table:table-cell table:number-columns-repeated="1017"/>
        </table:table-row>
        <table:table-row table:style-name="ro4">
          <table:table-cell ns41:value-type="float" table:style-name="ce106" office:value="6062" office:value-type="float">
            <text:p>6062</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3" office:value-type="float">
            <text:p>6063</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4" office:value-type="float">
            <text:p>6064</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5" office:value-type="float">
            <text:p>6065</text:p>
            <office:annotation>
              <text:p>http://purl.org/linked-data/sdmx/2009/dimension#refArea=http://www.gemeentegeschiedenis.nl/amco/1083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6" office:value-type="float">
            <text:p>6066</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7" office:value-type="float">
            <text:p>6067</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8" office:value-type="float">
            <text:p>6068</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9" office:value-type="float">
            <text:p>6069</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72 <text:s/>Hieronder 81 gewone kolonisten, 671 weezen, vondelingen en verlaten kinderen, 31 hulpbehoevende en 50 bedelaars-kolonisten.</text:p>
          </table:table-cell>
          <table:table-cell ns41:value-type="string" table:style-name="ce10" office:value-type="string">
            <text:p>3801950008010373 <text:s/>Hieronder 78 gewone kolonisten, 702 weezen, vondelingen en verlaten kinderen, 33 hulpbehoevende en 66 bedelaars-kolonisten.</text:p>
          </table:table-cell>
          <table:table-cell table:number-columns-repeated="1019"/>
        </table:table-row>
        <table:table-row table:style-name="ro4">
          <table:table-cell ns41:value-type="float" table:style-name="ce106" office:value="6070" office:value-type="float">
            <text:p>6070</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84 <text:s/>Hieronder 23 gewone kolonisten, 139 veteranen met hunne gezinnen, 919 om straf in de kolonie.</text:p>
          </table:table-cell>
          <table:table-cell ns41:value-type="string" table:style-name="ce10" office:value-type="string">
            <text:p>3801950008010385 <text:s/>Hieronder 22 gewone kolonisten, 201 behoorende tot de gezinnen der veteranen, 557 om straf in de kolonie.</text:p>
          </table:table-cell>
          <table:table-cell table:number-columns-repeated="1019"/>
        </table:table-row>
        <table:table-row table:style-name="ro4">
          <table:table-cell ns41:value-type="float" table:style-name="ce106" office:value="6071" office:value-type="float">
            <text:p>6071</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96 <text:s/>Hieronder 194 gewone kolonisten, 13 hoevenaars, 74 veteranen met hunne gezinnen, 776 bedelaars-kolonisten.</text:p>
          </table:table-cell>
          <table:table-cell ns41:value-type="string" table:style-name="ce10" office:value-type="string">
            <text:p>3801950008010397 <text:s/>Hieronder 202 gewone kolonisten, 13 hoevenaars, 99 behoorende tot de gezinnen der veteranen, 594 bedelaars-kolonisten.</text:p>
          </table:table-cell>
          <table:table-cell table:number-columns-repeated="1019"/>
        </table:table-row>
        <table:table-row table:style-name="ro4">
          <table:table-cell ns41:value-type="float" table:style-name="ce106" office:value="6072" office:value-type="float">
            <text:p>6072</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3" office:value-type="float">
            <text:p>6073</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4" office:value-type="float">
            <text:p>6074</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5" office:value-type="float">
            <text:p>6075</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6" office:value-type="float">
            <text:p>6076</text:p>
            <office:annotation>
              <text:p>http://purl.org/linked-data/sdmx/2009/dimension#refArea=http://www.gemeentegeschiedenis.nl/amco/1060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7" office:value-type="float">
            <text:p>6077</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8" office:value-type="float">
            <text:p>6078</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9" office:value-type="float">
            <text:p>6079</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0" office:value-type="float">
            <text:p>6080</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4: er staat 71. Dit moet zijn 72.</text:p>
          </table:table-cell>
          <table:table-cell table:number-columns-repeated="1018"/>
        </table:table-row>
        <table:table-row table:style-name="ro4">
          <table:table-cell ns41:value-type="float" table:style-name="ce106" office:value="6081" office:value-type="float">
            <text:p>6081</text:p>
            <office:annotation>
              <text:p>http://purl.org/linked-data/sdmx/2009/dimension#refArea=http://www.gemeentegeschiedenis.nl/amco/1077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2" office:value-type="float">
            <text:p>6082</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3" office:value-type="float">
            <text:p>6083</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4" office:value-type="float">
            <text:p>6084</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5" office:value-type="float">
            <text:p>6085</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6" office:value-type="float">
            <text:p>6086</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7" office:value-type="float">
            <text:p>6087</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8" office:value-type="float">
            <text:p>6088</text:p>
            <office:annotation>
              <text:p>http://purl.org/linked-data/sdmx/2009/dimension#refArea=http://www.gemeentegeschiedenis.nl/amco/113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9" office:value-type="float">
            <text:p>6089</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90" office:value-type="float">
            <text:p>6090</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6: er staat 87. Dit moet zijn 57.</text:p>
          </table:table-cell>
          <table:table-cell table:number-columns-repeated="1018"/>
        </table:table-row>
        <table:table-row table:style-name="ro4">
          <table:table-cell ns41:value-type="float" table:style-name="ce106" office:value="6091" office:value-type="float">
            <text:p>6091</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2" office:value-type="float">
            <text:p>6092</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3" office:value-type="float">
            <text:p>6093</text:p>
            <office:annotation>
              <text:p>http://purl.org/linked-data/sdmx/2009/dimension#refArea=http://www.gemeentegeschiedenis.nl/amco/1049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4" office:value-type="float">
            <text:p>6094</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5" office:value-type="float">
            <text:p>6095</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6" office:value-type="float">
            <text:p>6096</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7" office:value-type="float">
            <text:p>6097</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8" office:value-type="float">
            <text:p>6098</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9" office:value-type="float">
            <text:p>6099</text:p>
            <office:annotation>
              <text:p>http://purl.org/linked-data/sdmx/2009/dimension#refArea=http://www.gemeentegeschiedenis.nl/amco/10501</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0" office:value-type="float">
            <text:p>6100</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1" office:value-type="float">
            <text:p>6101</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2" office:value-type="float">
            <text:p>6102</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3" office:value-type="float">
            <text:p>6103</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60: er staat 3. Dit moet zijn 5.</text:p>
          </table:table-cell>
          <table:table-cell table:number-columns-repeated="1018"/>
        </table:table-row>
        <table:table-row table:style-name="ro4">
          <table:table-cell ns41:value-type="float" table:style-name="ce106" office:value="6104" office:value-type="float">
            <text:p>6104</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51: er staat 1. Dit moet zijn 0. Kolom 52: er staat 0. Dit moet zijn 1.</text:p>
          </table:table-cell>
          <table:table-cell table:number-columns-repeated="1018"/>
        </table:table-row>
        <table:table-row table:style-name="ro4">
          <table:table-cell ns41:value-type="float" table:style-name="ce106" office:value="6105" office:value-type="float">
            <text:p>6105</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6" office:value-type="float">
            <text:p>6106</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7" office:value-type="float">
            <text:p>6107</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8" office:value-type="float">
            <text:p>6108</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9" office:value-type="float">
            <text:p>6109</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AJ: er staat 6. Dit moet zijn 8.</text:p>
          </table:table-cell>
          <table:table-cell table:number-columns-repeated="1018"/>
        </table:table-row>
        <table:table-row table:style-name="ro4">
          <table:table-cell ns41:value-type="float" table:style-name="ce106" office:value="6110" office:value-type="float">
            <text:p>6110</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1" office:value-type="float">
            <text:p>6111</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2" office:value-type="float">
            <text:p>6112</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3" office:value-type="float">
            <text:p>6113</text:p>
            <office:annotation>
              <text:p>http://purl.org/linked-data/sdmx/2009/dimension#refArea=http://www.gemeentegeschiedenis.nl/amco/1069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4" office:value-type="float">
            <text:p>6114</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5" office:value-type="float">
            <text:p>6115</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6" office:value-type="float">
            <text:p>6116</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7" office:value-type="float">
            <text:p>6117</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8" office:value-type="float">
            <text:p>6118</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9" office:value-type="float">
            <text:p>6119</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20" office:value-type="float">
            <text:p>6120</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1" office:value-type="float">
            <text:p>6121</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2" office:value-type="float">
            <text:p>6122</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F: Oldenhoven moet zijn Oldenhaven</text:p>
          </table:table-cell>
          <table:table-cell table:number-columns-repeated="1018"/>
        </table:table-row>
        <table:table-row table:style-name="ro4">
          <table:table-cell ns41:value-type="float" table:style-name="ce106" office:value="6123" office:value-type="float">
            <text:p>6123</text:p>
            <office:annotation>
              <text:p>http://purl.org/linked-data/sdmx/2009/dimension#refArea=http://www.gemeentegeschiedenis.nl/amco/1047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4" office:value-type="float">
            <text:p>6124</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O: er staat 91. Dit moet zijn 94.</text:p>
          </table:table-cell>
          <table:table-cell table:number-columns-repeated="1018"/>
        </table:table-row>
        <table:table-row table:style-name="ro4">
          <table:table-cell ns41:value-type="float" table:style-name="ce106" office:value="6125" office:value-type="float">
            <text:p>6125</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6" office:value-type="float">
            <text:p>6126</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7" office:value-type="float">
            <text:p>6127</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8" office:value-type="float">
            <text:p>6128</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9" office:value-type="float">
            <text:p>6129</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0" office:value-type="float">
            <text:p>6130</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1" office:value-type="float">
            <text:p>6131</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2" office:value-type="float">
            <text:p>6132</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59: er staat 10. Dit moet zijn 3. Kolom 60 er staat 4. Dit moet zijn 3.</text:p>
          </table:table-cell>
          <table:table-cell table:number-columns-repeated="1018"/>
        </table:table-row>
        <table:table-row table:style-name="ro4">
          <table:table-cell ns41:value-type="float" table:style-name="ce106" office:value="6133" office:value-type="float">
            <text:p>6133</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4" office:value-type="float">
            <text:p>6134</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5" office:value-type="float">
            <text:p>6135</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6" office:value-type="float">
            <text:p>6136</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7" office:value-type="float">
            <text:p>6137</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 Kolom AJ: er staat 0. Dit moet zijn 1.</text:p>
          </table:table-cell>
          <table:table-cell table:number-columns-repeated="1018"/>
        </table:table-row>
        <table:table-row table:style-name="ro4">
          <table:table-cell ns41:value-type="float" table:style-name="ce106" office:value="6138" office:value-type="float">
            <text:p>6138</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39" office:value-type="float">
            <text:p>6139</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0" office:value-type="float">
            <text:p>6140</text:p>
            <office:annotation>
              <text:p>http://purl.org/linked-data/sdmx/2009/dimension#refArea=http://www.gemeentegeschiedenis.nl/amco/1062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1" office:value-type="float">
            <text:p>614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2" office:value-type="float">
            <text:p>614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3" office:value-type="float">
            <text:p>614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4" office:value-type="float">
            <text:p>614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5" office:value-type="float">
            <text:p>614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6" office:value-type="float">
            <text:p>614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7" office:value-type="float">
            <text:p>614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8" office:value-type="float">
            <text:p>614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9" office:value-type="float">
            <text:p>614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gegevens moeten wellicht een regel lager staan.</text:p>
          </table:table-cell>
          <table:table-cell table:number-columns-repeated="1017"/>
        </table:table-row>
        <table:table-row table:style-name="ro4">
          <table:table-cell ns41:value-type="float" table:style-name="ce106" office:value="6150" office:value-type="float">
            <text:p>615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text:p>
          </table:table-cell>
          <table:table-cell table:number-columns-repeated="1017"/>
        </table:table-row>
        <table:table-row table:style-name="ro4">
          <table:table-cell ns41:value-type="float" table:style-name="ce106" office:value="6151" office:value-type="float">
            <text:p>615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 </text:p>
          </table:table-cell>
          <table:table-cell table:number-columns-repeated="1017"/>
        </table:table-row>
        <table:table-row table:style-name="ro4">
          <table:table-cell ns41:value-type="float" table:style-name="ce106" office:value="6152" office:value-type="float">
            <text:p>6152</text:p>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3" office:value-type="float">
            <text:p>6153</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4" office:value-type="float">
            <text:p>6154</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5" office:value-type="float">
            <text:p>6155</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6" office:value-type="float">
            <text:p>6156</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7" office:value-type="float">
            <text:p>6157</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8" office:value-type="float">
            <text:p>6158</text:p>
            <office:annotation>
              <text:p>http://purl.org/linked-data/sdmx/2009/dimension#refArea=http://www.gemeentegeschiedenis.nl/amco/1048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9" office:value-type="float">
            <text:p>6159</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51 <text:s/>Bij de ingezetenen in nachtkwartier.</text:p>
          </table:table-cell>
          <table:table-cell ns41:value-type="string" table:style-name="ce10" office:value-type="string">
            <text:p>x</text:p>
          </table:table-cell>
          <table:table-cell ns41:value-type="string" table:style-name="ce10" office:value-type="string">
            <text:p>Kolom 61: er staat 0. Dit moet zijn 7. Kolom 62: er staat 7. Dit moet zijn 0.</text:p>
          </table:table-cell>
          <table:table-cell table:number-columns-repeated="1018"/>
        </table:table-row>
        <table:table-row table:style-name="ro4">
          <table:table-cell ns41:value-type="float" table:style-name="ce106" office:value="6160" office:value-type="float">
            <text:p>6160</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35: er staat 0. Dit moet zijn 1; Kolom 48: er staat 0. Dit moet zijn 1.</text:p>
          </table:table-cell>
          <table:table-cell table:number-columns-repeated="1018"/>
        </table:table-row>
        <table:table-row table:style-name="ro4">
          <table:table-cell ns41:value-type="float" table:style-name="ce106" office:value="6161" office:value-type="float">
            <text:p>6161</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72 <text:s/>Hieronder eene hut.</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162" office:value-type="float">
            <text:p>6162</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3" office:value-type="float">
            <text:p>6163</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4" office:value-type="float">
            <text:p>6164</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5" office:value-type="float">
            <text:p>6165</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6" office:value-type="float">
            <text:p>6166</text:p>
            <office:annotation>
              <text:p>http://purl.org/linked-data/sdmx/2009/dimension#refArea=http://www.gemeentegeschiedenis.nl/amco/11033</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7" office:value-type="float">
            <text:p>6167</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8" office:value-type="float">
            <text:p>6168</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9" office:value-type="float">
            <text:p>6169</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0" office:value-type="float">
            <text:p>6170</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1" office:value-type="float">
            <text:p>6171</text:p>
            <office:annotation>
              <text:p>http://purl.org/linked-data/sdmx/2009/dimension#refArea=http://www.gemeentegeschiedenis.nl/amco/111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2" office:value-type="float">
            <text:p>6172</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3" office:value-type="float">
            <text:p>6173</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4" office:value-type="float">
            <text:p>6174</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5" office:value-type="float">
            <text:p>6175</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7: er staat 31. Dit moet zijn 32. Kolom 19: er staat 1. Dit moet zijn 2.</text:p>
          </table:table-cell>
          <table:table-cell table:number-columns-repeated="1018"/>
        </table:table-row>
        <table:table-row table:style-name="ro4">
          <table:table-cell ns41:value-type="float" table:style-name="ce106" office:value="6176" office:value-type="float">
            <text:p>6176</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7" office:value-type="float">
            <text:p>6177</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8" office:value-type="float">
            <text:p>6178</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9" office:value-type="float">
            <text:p>6179</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0" office:value-type="float">
            <text:p>6180</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1" office:value-type="float">
            <text:p>6181</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2" office:value-type="float">
            <text:p>6182</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3" office:value-type="float">
            <text:p>6183</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4" office:value-type="float">
            <text:p>6184</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 er staat 131. Dit moet zijn 231.</text:p>
          </table:table-cell>
          <table:table-cell table:number-columns-repeated="1018"/>
        </table:table-row>
        <table:table-row table:style-name="ro4">
          <table:table-cell ns41:value-type="float" table:style-name="ce106" office:value="6185" office:value-type="float">
            <text:p>6185</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6" office:value-type="float">
            <text:p>6186</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7" office:value-type="float">
            <text:p>6187</text:p>
            <office:annotation>
              <text:p>http://purl.org/linked-data/sdmx/2009/dimension#refArea=http://www.gemeentegeschiedenis.nl/amco/1063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Van kolom 12 tot kolom 27 staan de gegevens in de verkeerde kolom.</text:p>
          </table:table-cell>
          <table:table-cell table:number-columns-repeated="1018"/>
        </table:table-row>
        <table:table-row table:style-name="ro4">
          <table:table-cell ns41:value-type="float" table:style-name="ce106" office:value="6188" office:value-type="float">
            <text:p>6188</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9" office:value-type="float">
            <text:p>6189</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0" office:value-type="float">
            <text:p>6190</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1" office:value-type="float">
            <text:p>6191</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16: er staat 21. Dit moet zijn 11.</text:p>
          </table:table-cell>
          <table:table-cell table:number-columns-repeated="1018"/>
        </table:table-row>
        <table:table-row table:style-name="ro4">
          <table:table-cell ns41:value-type="float" table:style-name="ce106" office:value="6192" office:value-type="float">
            <text:p>6192</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3" office:value-type="float">
            <text:p>6193</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4" office:value-type="float">
            <text:p>6194</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5" office:value-type="float">
            <text:p>6195</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6" office:value-type="float">
            <text:p>6196</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62: er staat 0. Dit moet zijn 1.</text:p>
          </table:table-cell>
          <table:table-cell table:number-columns-repeated="1018"/>
        </table:table-row>
        <table:table-row table:style-name="ro4">
          <table:table-cell ns41:value-type="float" table:style-name="ce106" office:value="6197" office:value-type="float">
            <text:p>6197</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8" office:value-type="float">
            <text:p>6198</text:p>
            <office:annotation>
              <text:p>http://purl.org/linked-data/sdmx/2009/dimension#refArea=http://www.gemeentegeschiedenis.nl/amco/11095</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9" office:value-type="float">
            <text:p>619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0" office:value-type="float">
            <text:p>620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1" office:value-type="float">
            <text:p>620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2" office:value-type="float">
            <text:p>620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3" office:value-type="float">
            <text:p>620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4" office:value-type="float">
            <text:p>620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5" office:value-type="float">
            <text:p>6205</text:p>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6" office:value-type="float">
            <text:p>6206</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7" office:value-type="float">
            <text:p>6207</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8" office:value-type="float">
            <text:p>6208</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9" office:value-type="float">
            <text:p>6209</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0" office:value-type="float">
            <text:p>6210</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1" office:value-type="float">
            <text:p>6211</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2" office:value-type="float">
            <text:p>6212</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21: er staat 434. Dit moet zijn 454.</text:p>
          </table:table-cell>
          <table:table-cell table:number-columns-repeated="1018"/>
        </table:table-row>
        <table:table-row table:style-name="ro4">
          <table:table-cell ns41:value-type="float" table:style-name="ce106" office:value="6213" office:value-type="float">
            <text:p>6213</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4" office:value-type="float">
            <text:p>6214</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5" office:value-type="float">
            <text:p>6215</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6" office:value-type="float">
            <text:p>6216</text:p>
            <office:annotation>
              <text:p>http://purl.org/linked-data/sdmx/2009/dimension#refArea=http://www.gemeentegeschiedenis.nl/amco/1000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0: er staat 1. Dit moet zijn 0. Kolom 52: er staat 0. Dit moet zijn 1.</text:p>
          </table:table-cell>
          <table:table-cell table:number-columns-repeated="1018"/>
        </table:table-row>
        <table:table-row table:style-name="ro4">
          <table:table-cell ns41:value-type="float" table:style-name="ce106" office:value="6217" office:value-type="float">
            <text:p>621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9: er staat 0. Dit moet zijn 6. Kolom 60: er staat 6. Dit moet zijn 5. Kolom 61: er staat 5. Dit moet zijn 0.</text:p>
          </table:table-cell>
          <table:table-cell table:number-columns-repeated="1018"/>
        </table:table-row>
        <table:table-row table:style-name="ro4">
          <table:table-cell ns41:value-type="float" table:style-name="ce106" office:value="6218" office:value-type="float">
            <text:p>6218</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9" office:value-type="float">
            <text:p>6219</text:p>
            <office:annotation>
              <text:p>http://purl.org/linked-data/sdmx/2009/dimension#refArea=http://www.gemeentegeschiedenis.nl/amco/10262</text:p>
            </office:annotation>
          </table:table-cell>
          <table:table-cell ns41:value-type="string" table:style-name="ce10" office:value-type="string">
            <text:p>Dr-1edl</text:p>
            <office:annotation>
              <text:p>http://purl.org/linked-data/sdmx/2009/dimension#refArea=http://www.gemeentegeschiedenis.nl/amco/1073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0" office:value-type="float">
            <text:p>6220</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221" office:value-type="float">
            <text:p>6221</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2" office:value-type="float">
            <text:p>6222</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3" office:value-type="float">
            <text:p>6223</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4" office:value-type="float">
            <text:p>6224</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5" office:value-type="float">
            <text:p>6225</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6" office:value-type="float">
            <text:p>6226</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7" office:value-type="float">
            <text:p>622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8" office:value-type="float">
            <text:p>6228</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9" office:value-type="float">
            <text:p>6229</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0" office:value-type="float">
            <text:p>6230</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1" office:value-type="float">
            <text:p>6231</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2" office:value-type="float">
            <text:p>6232</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3" office:value-type="float">
            <text:p>6233</text:p>
            <office:annotation>
              <text:p>http://purl.org/linked-data/sdmx/2009/dimension#refArea=http://www.gemeentegeschiedenis.nl/amco/10262</text:p>
            </office:annotation>
          </table:table-cell>
          <table:table-cell ns41:value-type="string" table:style-name="ce10" office:value-type="string">
            <text:p>Dr-1edl</text:p>
            <office:annotation>
              <text:p>http://purl.org/linked-data/sdmx/2009/dimension#refArea=http://www.gemeentegeschiedenis.nl/amco/10186</text:p>
            </office:annotation>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4" office:value-type="float">
            <text:p>6234</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5" office:value-type="float">
            <text:p>6235</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6" office:value-type="float">
            <text:p>6236</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7" office:value-type="float">
            <text:p>623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8" office:value-type="float">
            <text:p>6238</text:p>
            <office:annotation>
              <text:p>http://purl.org/linked-data/sdmx/2009/dimension#refArea=http://www.gemeentegeschiedenis.nl/amco/1026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4">
          <table:table-cell ns41:value-type="float" table:style-name="ce106" office:value="6239" office:value-type="float">
            <text:p>6239</text:p>
            <office:annotation>
              <text:p>http://purl.org/linked-data/sdmx/2009/dimension#refArea=http://www.gemeentegeschiedenis.nl/amco/1087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40" office:value-type="float">
            <text:p>6240</text:p>
            <office:annotation>
              <text:p>http://purl.org/linked-data/sdmx/2009/dimension#refArea=http://www.gemeentegeschiedenis.nl/amco/1087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ns41:value-type="string" table:style-name="ce10" office:value-type="string">
            <text:p>Kolom 59: er staat 82. Dit moet zijn 62.</text:p>
          </table:table-cell>
          <table:table-cell table:number-columns-repeated="1018"/>
        </table:table-row>
        <table:table-row table:style-name="ro4" table:number-rows-repeated="104821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 </number:text>
      <number:number number:grouping="true" number:decimal-places="0" number:min-integer-digits="1"/>
    </number:number-style>
    <number:number-style style:name="N112">
      <number:text>€ </number:text>
      <number:number number:grouping="true" number:decimal-places="0" number:min-integer-digits="1"/>
      <number:text>-</number:text>
      <style:map style:condition="value()&gt;=0" style:apply-style-name="N112P0"/>
    </number:number-style>
    <number:number-style style:volatile="true" style:name="N113P0">
      <number:text>€ </number:text>
      <number:number number:grouping="true" number:decimal-places="0" number:min-integer-digits="1"/>
    </number:number-style>
    <number:number-style style:name="N113">
      <style:text-properties fo:color="#ff0000"/>
      <number:text>€ </number:text>
      <number:number number:grouping="true" number:decimal-places="0" number:min-integer-digits="1"/>
      <number:text>-</number:text>
      <style:map style:condition="value()&gt;=0" style:apply-style-name="N113P0"/>
    </number:number-style>
    <number:number-style style:volatile="true" style:name="N115P0">
      <number:text>€ </number:text>
      <number:number number:grouping="true" number:decimal-places="2" number:min-integer-digits="1"/>
    </number:number-style>
    <number:number-style style:name="N115">
      <number:text>€ </number:text>
      <number:number number:grouping="true" number:decimal-places="2" number:min-integer-digits="1"/>
      <number:text>-</number:text>
      <style:map style:condition="value()&gt;=0" style:apply-style-name="N115P0"/>
    </number:number-style>
    <number:number-style style:volatile="true" style:name="N116P0">
      <number:text>€ </number:text>
      <number:number number:grouping="true" number:decimal-places="2" number:min-integer-digits="1"/>
    </number:number-style>
    <number:number-style style:name="N116">
      <style:text-properties fo:color="#ff0000"/>
      <number:text>€ </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 </number:text>
      <number:number number:grouping="true" number:decimal-places="0" number:min-integer-digits="1"/>
    </number:number-style>
    <number:number-style style:volatile="true" style:name="N127P1">
      <number:text> € </number:text>
      <number:number number:grouping="true" number:decimal-places="0" number:min-integer-digits="1"/>
      <number:text>-</number:text>
    </number:number-style>
    <number:number-style style:volatile="true" style:name="N127P2">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 </number:text>
      <number:number number:grouping="true" number:decimal-places="2" number:min-integer-digits="1"/>
    </number:number-style>
    <number:number-style style:volatile="true" style:name="N134P1">
      <number:text> € </number:text>
      <number:number number:grouping="true" number:decimal-places="2" number:min-integer-digits="1"/>
      <number:text>-</number:text>
    </number:number-style>
    <number:number-style style:volatile="true" style:name="N134P2">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fl </number:text>
      <number:number number:grouping="true" number:decimal-places="0" number:min-integer-digits="1"/>
    </number:number-style>
    <number:number-style style:name="N140">
      <number:text>fl </number:text>
      <number:number number:grouping="true" number:decimal-places="0" number:min-integer-digits="1"/>
      <number:text>-</number:text>
      <style:map style:condition="value()&gt;=0" style:apply-style-name="N140P0"/>
    </number:number-style>
    <number:number-style style:volatile="true" style:name="N141P0">
      <number:text>fl </number:text>
      <number:number number:grouping="true" number:decimal-places="0" number:min-integer-digits="1"/>
    </number:number-style>
    <number:number-style style:name="N141">
      <style:text-properties fo:color="#ff0000"/>
      <number:text>fl </number:text>
      <number:number number:grouping="true" number:decimal-places="0" number:min-integer-digits="1"/>
      <number:text>-</number:text>
      <style:map style:condition="value()&gt;=0" style:apply-style-name="N141P0"/>
    </number:number-style>
    <number:number-style style:volatile="true" style:name="N143P0">
      <number:text>fl </number:text>
      <number:number number:grouping="true" number:decimal-places="2" number:min-integer-digits="1"/>
    </number:number-style>
    <number:number-style style:name="N143">
      <number:text>fl </number:text>
      <number:number number:grouping="true" number:decimal-places="2"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number-style>
    <number:number-style style:name="N144">
      <style:text-properties fo:color="#ff0000"/>
      <number:text>fl </number:text>
      <number:number number:grouping="true" number:decimal-places="2" number:min-integer-digits="1"/>
      <number:text>-</number:text>
      <style:map style:condition="value()&gt;=0" style:apply-style-name="N144P0"/>
    </number:number-style>
    <number:number-style style:volatile="true" style:name="N148P0">
      <number:text> fl </number:text>
      <number:number number:grouping="true" number:decimal-places="0" number:min-integer-digits="1"/>
    </number:number-style>
    <number:number-style style:volatile="true" style:name="N148P1">
      <number:text> fl </number:text>
      <number:number number:grouping="true" number:decimal-places="0" number:min-integer-digits="1"/>
      <number:text>-</number:text>
    </number:number-style>
    <number:number-style style:volatile="true" style:name="N148P2">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2P0">
      <number:text> fl </number:text>
      <number:number number:grouping="true" number:decimal-places="2" number:min-integer-digits="1"/>
    </number:number-style>
    <number:number-style style:volatile="true" style:name="N152P1">
      <number:text> fl </number:text>
      <number:number number:grouping="true" number:decimal-places="2" number:min-integer-digits="1"/>
      <number:text>-</number:text>
    </number:number-style>
    <number:number-style style:volatile="true" style:name="N152P2">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8:09.37568890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15T11:03:24</meta:creation-date>
    <dc:creator>Yamit</dc:creator>
    <dc:date>2004-12-16T15:27:54</dc:date>
    <meta:document-statistic meta:object-count="0" meta:cell-count="11717" meta:table-count="2"/>
    <meta:generator>ODFPY/1.3.5</meta:generator>
  </office:meta>
</office:document-meta>
</file>